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400000004202A8EFAE04BCB5E7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1" svg:font-family="Symbol" style:font-adornments="Normal" style:font-charset="x-symbol"/>
    <style:font-face style:name="Symbol" svg:font-family="Symbol"/>
    <style:font-face style:name="Times New Roman1" svg:font-family="'Times New Roman'" style:font-adornments="Normal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6.03mm"/>
    </style:style>
    <style:style style:name="co3" style:family="table-column">
      <style:table-column-properties fo:break-before="auto" style:column-width="50.04mm"/>
    </style:style>
    <style:style style:name="co4" style:family="table-column">
      <style:table-column-properties fo:break-before="auto" style:column-width="52.76mm"/>
    </style:style>
    <style:style style:name="co5" style:family="table-column">
      <style:table-column-properties fo:break-before="auto" style:column-width="47.63mm"/>
    </style:style>
    <style:style style:name="co6" style:family="table-column">
      <style:table-column-properties fo:break-before="auto" style:column-width="19.56mm"/>
    </style:style>
    <style:style style:name="co7" style:family="table-column">
      <style:table-column-properties fo:break-before="auto" style:column-width="35.4mm"/>
    </style:style>
    <style:style style:name="co8" style:family="table-column">
      <style:table-column-properties fo:break-before="auto" style:column-width="33.88mm"/>
    </style:style>
    <style:style style:name="co9" style:family="table-column">
      <style:table-column-properties fo:break-before="auto" style:column-width="30.59mm"/>
    </style:style>
    <style:style style:name="co10" style:family="table-column">
      <style:table-column-properties fo:break-before="auto" style:column-width="23.28mm"/>
    </style:style>
    <style:style style:name="co11" style:family="table-column">
      <style:table-column-properties fo:break-before="auto" style:column-width="49.46mm"/>
    </style:style>
    <style:style style:name="co12" style:family="table-column">
      <style:table-column-properties fo:break-before="auto" style:column-width="37.43mm"/>
    </style:style>
    <style:style style:name="co13" style:family="table-column">
      <style:table-column-properties fo:break-before="auto" style:column-width="36.3mm"/>
    </style:style>
    <style:style style:name="co14" style:family="table-column">
      <style:table-column-properties fo:break-before="auto" style:column-width="46.64mm"/>
    </style:style>
    <style:style style:name="co15" style:family="table-column">
      <style:table-column-properties fo:break-before="auto" style:column-width="27.57mm"/>
    </style:style>
    <style:style style:name="co16" style:family="table-column">
      <style:table-column-properties fo:break-before="auto" style:column-width="31.31mm"/>
    </style:style>
    <style:style style:name="co17" style:family="table-column">
      <style:table-column-properties fo:break-before="auto" style:column-width="32.97mm"/>
    </style:style>
    <style:style style:name="co18" style:family="table-column">
      <style:table-column-properties fo:break-before="auto" style:column-width="8.11mm"/>
    </style:style>
    <style:style style:name="co19" style:family="table-column">
      <style:table-column-properties fo:break-before="auto" style:column-width="17.64mm"/>
    </style:style>
    <style:style style:name="co20" style:family="table-column">
      <style:table-column-properties fo:break-before="auto" style:column-width="11.85mm"/>
    </style:style>
    <style:style style:name="co21" style:family="table-column">
      <style:table-column-properties fo:break-before="auto" style:column-width="10.5mm"/>
    </style:style>
    <style:style style:name="co22" style:family="table-column">
      <style:table-column-properties fo:break-before="auto" style:column-width="19mm"/>
    </style:style>
    <style:style style:name="co23" style:family="table-column">
      <style:table-column-properties fo:break-before="auto" style:column-width="16.62mm"/>
    </style:style>
    <style:style style:name="co24" style:family="table-column">
      <style:table-column-properties fo:break-before="auto" style:column-width="11.52mm"/>
    </style:style>
    <style:style style:name="co25" style:family="table-column">
      <style:table-column-properties fo:break-before="auto" style:column-width="13.9mm"/>
    </style:style>
    <style:style style:name="co26" style:family="table-column">
      <style:table-column-properties fo:break-before="auto" style:column-width="5.73mm"/>
    </style:style>
    <style:style style:name="co27" style:family="table-column">
      <style:table-column-properties fo:break-before="auto" style:column-width="7.09mm"/>
    </style:style>
    <style:style style:name="co28" style:family="table-column">
      <style:table-column-properties fo:break-before="auto" style:column-width="7.78mm"/>
    </style:style>
    <style:style style:name="co29" style:family="table-column">
      <style:table-column-properties fo:break-before="auto" style:column-width="15.95mm"/>
    </style:style>
    <style:style style:name="co30" style:family="table-column">
      <style:table-column-properties fo:break-before="auto" style:column-width="12.88mm"/>
    </style:style>
    <style:style style:name="co31" style:family="table-column">
      <style:table-column-properties fo:break-before="auto" style:column-width="14.23mm"/>
    </style:style>
    <style:style style:name="co32" style:family="table-column">
      <style:table-column-properties fo:break-before="auto" style:column-width="19.05mm"/>
    </style:style>
    <style:style style:name="co33" style:family="table-column">
      <style:table-column-properties fo:break-before="auto" style:column-width="23.81mm"/>
    </style:style>
    <style:style style:name="ro1" style:family="table-row">
      <style:table-row-properties style:row-height="7.41mm" fo:break-before="auto" style:use-optimal-row-height="true"/>
    </style:style>
    <style:style style:name="ro2" style:family="table-row">
      <style:table-row-properties style:row-height="6.12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6.35mm" fo:break-before="auto" style:use-optimal-row-height="true"/>
    </style:style>
    <style:style style:name="ro5" style:family="table-row">
      <style:table-row-properties style:row-height="11.94mm" fo:break-before="auto" style:use-optimal-row-height="true"/>
    </style:style>
    <style:style style:name="ro6" style:family="table-row">
      <style:table-row-properties style:row-height="4.52mm" fo:break-before="auto" style:use-optimal-row-height="true"/>
    </style:style>
    <style:style style:name="ro7" style:family="table-row">
      <style:table-row-properties style:row-height="12.8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number-style style:name="N1">
      <number:number number:decimal-places="0" loext:min-decimal-places="0" number:min-integer-digits="1"/>
    </number:number-style>
    <number:number-style style:name="N3">
      <number:number number:decimal-places="0" loext:min-decimal-places="0" number:min-integer-digits="1" number:grouping="true"/>
    </number:number-style>
    <number:text-style style:name="N100">
      <number:text-content/>
    </number:text-style>
    <number:number-style style:name="N10000" number:language="fr" number:country="FR">
      <number:number number:min-integer-digits="1"/>
    </number:number-style>
    <number:boolean-style style:name="N10099" number:language="fr" number:country="FR">
      <number:boolean/>
    </number:boolean-style>
    <style:style style:name="ce5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center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7" style:family="table-cell" style:parent-style-name="Default">
      <style:table-cell-properties style:cell-protect="protected formula-hidden" style:print-content="true"/>
      <style:text-properties style:font-name="Comic Sans MS" fo:font-size="12pt" style:font-size-asian="12pt" style:font-size-complex="12pt"/>
    </style:style>
    <style:style style:name="ce8" style:family="table-cell" style:parent-style-name="Default">
      <style:table-cell-properties style:cell-protect="protected formula-hidden" style:print-content="true"/>
      <style:text-properties style:font-name="Comic Sans MS"/>
    </style:style>
    <style:style style:name="ce9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start" fo:margin-left="0mm"/>
      <style:text-properties style:font-name="Comic Sans MS" fo:font-size="12pt" style:font-size-asian="12pt" style:font-size-complex="12pt"/>
    </style:style>
    <style:style style:name="ce10" style:family="table-cell" style:parent-style-name="Default">
      <style:table-cell-properties fo:background-color="#000000" style:cell-protect="protected formula-hidden" style:print-content="true"/>
      <style:text-properties fo:color="#ffffff" style:font-name="Comic Sans MS" fo:font-size="14pt" style:font-size-asian="14pt" style:font-size-complex="14pt"/>
    </style:style>
    <style:style style:name="ce11" style:family="table-cell" style:parent-style-name="Default">
      <style:table-cell-properties fo:background-color="#000000" style:cell-protect="protected formula-hidden" style:print-content="true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13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Comic Sans MS" fo:font-size="14pt" style:font-size-asian="14pt" style:font-size-complex="14pt"/>
    </style:style>
    <style:style style:name="ce14" style:family="table-cell" style:parent-style-name="Default" style:data-style-name="N10099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fo:color="#ffffff" style:font-name="Comic Sans MS" fo:font-size="14pt" style:font-size-asian="14pt" style:font-size-complex="14pt"/>
    </style:style>
    <style:style style:name="ce21" style:family="table-cell" style:parent-style-name="Default" style:data-style-name="N10099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style:font-name="Comic Sans MS" fo:font-size="14pt" style:font-size-asian="14pt" style:font-size-complex="14pt"/>
    </style:style>
    <style:style style:name="ce22" style:family="table-cell" style:parent-style-name="Default">
      <style:table-cell-properties style:cell-protect="protected formula-hidden" style:print-content="true"/>
      <style:text-properties style:font-name="Comic Sans MS" fo:font-size="14pt" fo:font-weight="bold" style:font-size-asian="14pt" style:font-weight-asian="bold" style:font-size-complex="14pt" style:font-weight-complex="bold"/>
    </style:style>
    <style:style style:name="ce23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Comic Sans MS" fo:font-size="14pt" style:font-size-asian="14pt" style:font-size-complex="14pt"/>
    </style:style>
    <style:style style:name="ce24" style:family="table-cell" style:parent-style-name="Default">
      <style:text-properties style:font-name="Comic Sans MS" fo:font-size="14pt" style:font-size-asian="14pt" style:font-size-complex="14pt"/>
    </style:style>
    <style:style style:name="ce28" style:family="table-cell" style:parent-style-name="Default">
      <style:text-properties style:font-name="Comic Sans MS" fo:font-size="14pt" fo:font-weight="bold" style:font-size-asian="14pt" style:font-weight-asian="bold" style:font-size-complex="14pt" style:font-weight-complex="bold"/>
    </style:style>
    <style:style style:name="ce30" style:family="table-cell" style:parent-style-name="Default">
      <style:text-properties style:font-name="Comic Sans MS"/>
    </style:style>
    <style:style style:name="ce78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8pt" fo:font-weight="bold" style:font-size-asian="28pt" style:font-weight-asian="bold" style:font-size-complex="28pt" style:font-weight-complex="bold"/>
    </style:style>
    <style:style style:name="ce2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80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12" style:family="table-cell" style:parent-style-name="Default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</style:style>
    <style:style style:name="ce15" style:family="table-cell" style:parent-style-name="Default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</style:style>
    <style:style style:name="ce16" style:family="table-cell" style:parent-style-name="Default">
      <style:table-cell-properties style:cell-protect="protected formula-hidden" style:print-content="true"/>
      <style:text-properties style:font-name="Times New Roman" fo:font-size="28pt" style:font-size-asian="28pt" style:font-size-complex="28pt"/>
    </style:style>
    <style:style style:name="ce20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85" style:family="table-cell" style:parent-style-name="Default">
      <style:table-cell-properties style:cell-protect="protected formula-hidden" style:print-content="true"/>
    </style:style>
    <style:style style:name="ce41" style:family="table-cell" style:parent-style-name="Default" style:data-style-name="N125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42" style:family="table-cell" style:parent-style-name="Default" style:data-style-name="N125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45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31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93" style:family="table-cell" style:parent-style-name="Default" style:data-style-name="N3">
      <style:table-cell-properties fo:background-color="#808080" style:cell-protect="none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94" style:family="table-cell" style:parent-style-name="Default">
      <style:table-cell-properties fo:background-color="#808080" style:cell-protect="none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104" style:family="table-cell" style:parent-style-name="Default" style:data-style-name="N10099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44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E4]=&quot;FAUX&quot;))" style:apply-style-name="FAUX" style:base-cell-address="'%'.E4"/>
      <style:map style:condition="is-true-formula(IF([.$E4]=&quot;VRAI&quot;))" style:apply-style-name="VRAI" style:base-cell-address="'%'.E4"/>
    </style:style>
    <style:style style:name="ce47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E4]=&quot;FAUX&quot;))" style:apply-style-name="FAUX" style:base-cell-address="'%'.E4"/>
      <style:map style:condition="is-true-formula(IF([.$E4]=&quot;VRAI&quot;))" style:apply-style-name="VRAI" style:base-cell-address="'%'.E4"/>
    </style:style>
    <style:style style:name="ce50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E4]=&quot;FAUX&quot;))" style:apply-style-name="FAUX" style:base-cell-address="'%'.E4"/>
      <style:map style:condition="is-true-formula(IF([.$E4]=&quot;VRAI&quot;))" style:apply-style-name="VRAI" style:base-cell-address="'%'.E4"/>
    </style:style>
    <style:style style:name="ce51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E4]=&quot;FAUX&quot;))" style:apply-style-name="FAUX" style:base-cell-address="'%'.E4"/>
      <style:map style:condition="is-true-formula(IF([.$E4]=&quot;VRAI&quot;))" style:apply-style-name="VRAI" style:base-cell-address="'%'.E4"/>
    </style:style>
    <style:style style:name="ce54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E4]=&quot;FAUX&quot;))" style:apply-style-name="FAUX" style:base-cell-address="'%'.E4"/>
      <style:map style:condition="is-true-formula(IF([.$E4]=&quot;VRAI&quot;))" style:apply-style-name="VRAI" style:base-cell-address="'%'.E4"/>
    </style:style>
    <style:style style:name="ce58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E4]=&quot;FAUX&quot;))" style:apply-style-name="FAUX" style:base-cell-address="'%'.E4"/>
      <style:map style:condition="is-true-formula(IF([.$E4]=&quot;VRAI&quot;))" style:apply-style-name="VRAI" style:base-cell-address="'%'.E4"/>
    </style:style>
    <style:style style:name="ce59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E4]=&quot;FAUX&quot;))" style:apply-style-name="FAUX" style:base-cell-address="'%'.E4"/>
      <style:map style:condition="is-true-formula(IF([.$E4]=&quot;VRAI&quot;))" style:apply-style-name="VRAI" style:base-cell-address="'%'.E4"/>
    </style:style>
    <style:style style:name="ce60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E4]=&quot;FAUX&quot;))" style:apply-style-name="FAUX" style:base-cell-address="'%'.E4"/>
      <style:map style:condition="is-true-formula(IF([.$E4]=&quot;VRAI&quot;))" style:apply-style-name="VRAI" style:base-cell-address="'%'.E4"/>
    </style:style>
    <style:style style:name="ce61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E4]=&quot;FAUX&quot;))" style:apply-style-name="FAUX" style:base-cell-address="'%'.E4"/>
      <style:map style:condition="is-true-formula(IF([.$E4]=&quot;VRAI&quot;))" style:apply-style-name="VRAI" style:base-cell-address="'%'.E4"/>
    </style:style>
    <style:style style:name="ce63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E4]=&quot;FAUX&quot;))" style:apply-style-name="FAUX" style:base-cell-address="'%'.E4"/>
      <style:map style:condition="is-true-formula(IF([.$E4]=&quot;VRAI&quot;))" style:apply-style-name="VRAI" style:base-cell-address="'%'.E4"/>
    </style:style>
    <style:style style:name="ce27" style:family="table-cell" style:parent-style-name="Default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65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E4]=&quot;FAUX&quot;))" style:apply-style-name="FAUX" style:base-cell-address="'%'.E4"/>
      <style:map style:condition="is-true-formula(IF([.$E4]=&quot;VRAI&quot;))" style:apply-style-name="VRAI" style:base-cell-address="'%'.E4"/>
    </style:style>
    <style:style style:name="ce66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E4]=&quot;FAUX&quot;))" style:apply-style-name="FAUX" style:base-cell-address="'%'.E4"/>
      <style:map style:condition="is-true-formula(IF([.$E4]=&quot;VRAI&quot;))" style:apply-style-name="VRAI" style:base-cell-address="'%'.E4"/>
    </style:style>
    <style:style style:name="ce67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E4]=&quot;FAUX&quot;))" style:apply-style-name="FAUX" style:base-cell-address="'%'.E4"/>
      <style:map style:condition="is-true-formula(IF([.$E4]=&quot;VRAI&quot;))" style:apply-style-name="VRAI" style:base-cell-address="'%'.E4"/>
    </style:style>
    <style:style style:name="ce68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E4]=&quot;FAUX&quot;))" style:apply-style-name="FAUX" style:base-cell-address="'%'.E4"/>
      <style:map style:condition="is-true-formula(IF([.$E4]=&quot;VRAI&quot;))" style:apply-style-name="VRAI" style:base-cell-address="'%'.E4"/>
    </style:style>
    <style:style style:name="ce69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E4]=&quot;FAUX&quot;))" style:apply-style-name="FAUX" style:base-cell-address="'%'.E4"/>
      <style:map style:condition="is-true-formula(IF([.$E4]=&quot;VRAI&quot;))" style:apply-style-name="VRAI" style:base-cell-address="'%'.E4"/>
    </style:style>
    <style:style style:name="ce70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E4]=&quot;FAUX&quot;))" style:apply-style-name="FAUX" style:base-cell-address="'%'.E4"/>
      <style:map style:condition="is-true-formula(IF([.$E4]=&quot;VRAI&quot;))" style:apply-style-name="VRAI" style:base-cell-address="'%'.E4"/>
    </style:style>
    <style:style style:name="ce71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E4]=&quot;FAUX&quot;))" style:apply-style-name="FAUX" style:base-cell-address="'%'.E4"/>
      <style:map style:condition="is-true-formula(IF([.$E4]=&quot;VRAI&quot;))" style:apply-style-name="VRAI" style:base-cell-address="'%'.E4"/>
    </style:style>
    <style:style style:name="ce72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E4]=&quot;FAUX&quot;))" style:apply-style-name="FAUX" style:base-cell-address="'%'.E4"/>
      <style:map style:condition="is-true-formula(IF([.$E4]=&quot;VRAI&quot;))" style:apply-style-name="VRAI" style:base-cell-address="'%'.E4"/>
    </style:style>
    <style:style style:name="ce74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E4]=&quot;FAUX&quot;))" style:apply-style-name="FAUX" style:base-cell-address="'%'.E4"/>
      <style:map style:condition="is-true-formula(IF([.$E4]=&quot;VRAI&quot;))" style:apply-style-name="VRAI" style:base-cell-address="'%'.E4"/>
    </style:style>
    <style:style style:name="ce75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E4]=&quot;FAUX&quot;))" style:apply-style-name="FAUX" style:base-cell-address="'%'.E4"/>
      <style:map style:condition="is-true-formula(IF([.$E4]=&quot;VRAI&quot;))" style:apply-style-name="VRAI" style:base-cell-address="'%'.E4"/>
    </style:style>
    <style:style style:name="ce36" style:family="table-cell" style:parent-style-name="Default" style:data-style-name="N10099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37" style:family="table-cell" style:parent-style-name="Default" style:data-style-name="N123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36pt" style:font-size-asian="36pt" style:font-size-complex="36pt"/>
    </style:style>
    <style:style style:name="ce40" style:family="table-cell" style:parent-style-name="Default" style:data-style-name="N123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3" style:family="table-cell" style:parent-style-name="Default">
      <style:table-cell-properties style:cell-protect="protected formula-hidden" style:print-content="true"/>
    </style:style>
    <style:style style:name="ce29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7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8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62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Symbol" fo:font-size="28pt" style:font-name-asian="Symbol" style:font-size-asian="28pt" style:font-name-complex="Symbol" style:font-size-complex="28pt"/>
    </style:style>
    <style:style style:name="ce25" style:family="table-cell" style:parent-style-name="Default" style:data-style-name="N0">
      <style:table-cell-properties fo:background-color="#808080" style:cell-protect="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26" style:family="table-cell" style:parent-style-name="Default" style:data-style-name="N0">
      <style:table-cell-properties style:cell-protect="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19" style:family="table-cell" style:parent-style-name="Default" style:data-style-name="N10000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86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D4]=&quot;FAUX&quot;))" style:apply-style-name="FAUX" style:base-cell-address="'% --&gt; x'.D4"/>
      <style:map style:condition="is-true-formula(IF([.$D4]=&quot;VRAI&quot;))" style:apply-style-name="VRAI" style:base-cell-address="'% --&gt; x'.D4"/>
    </style:style>
    <style:style style:name="ce192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D4]=&quot;FAUX&quot;))" style:apply-style-name="FAUX" style:base-cell-address="'% --&gt; x'.D4"/>
      <style:map style:condition="is-true-formula(IF([.$D4]=&quot;VRAI&quot;))" style:apply-style-name="VRAI" style:base-cell-address="'% --&gt; x'.D4"/>
    </style:style>
    <style:style style:name="ce193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D4]=&quot;FAUX&quot;))" style:apply-style-name="FAUX" style:base-cell-address="'% --&gt; x'.D4"/>
      <style:map style:condition="is-true-formula(IF([.$D4]=&quot;VRAI&quot;))" style:apply-style-name="VRAI" style:base-cell-address="'% --&gt; x'.D4"/>
    </style:style>
    <style:style style:name="ce89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D4]=&quot;FAUX&quot;))" style:apply-style-name="FAUX" style:base-cell-address="'% --&gt; x'.D4"/>
      <style:map style:condition="is-true-formula(IF([.$D4]=&quot;VRAI&quot;))" style:apply-style-name="VRAI" style:base-cell-address="'% --&gt; x'.D4"/>
    </style:style>
    <style:style style:name="ce90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D4]=&quot;FAUX&quot;))" style:apply-style-name="FAUX" style:base-cell-address="'% --&gt; x'.D4"/>
      <style:map style:condition="is-true-formula(IF([.$D4]=&quot;VRAI&quot;))" style:apply-style-name="VRAI" style:base-cell-address="'% --&gt; x'.D4"/>
    </style:style>
    <style:style style:name="ce196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D4]=&quot;FAUX&quot;))" style:apply-style-name="FAUX" style:base-cell-address="'% --&gt; x'.D4"/>
      <style:map style:condition="is-true-formula(IF([.$D4]=&quot;VRAI&quot;))" style:apply-style-name="VRAI" style:base-cell-address="'% --&gt; x'.D4"/>
    </style:style>
    <style:style style:name="ce197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D4]=&quot;FAUX&quot;))" style:apply-style-name="FAUX" style:base-cell-address="'% --&gt; x'.D4"/>
      <style:map style:condition="is-true-formula(IF([.$D4]=&quot;VRAI&quot;))" style:apply-style-name="VRAI" style:base-cell-address="'% --&gt; x'.D4"/>
    </style:style>
    <style:style style:name="ce98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D4]=&quot;FAUX&quot;))" style:apply-style-name="FAUX" style:base-cell-address="'% --&gt; x'.D4"/>
      <style:map style:condition="is-true-formula(IF([.$D4]=&quot;VRAI&quot;))" style:apply-style-name="VRAI" style:base-cell-address="'% --&gt; x'.D4"/>
    </style:style>
    <style:style style:name="ce100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D4]=&quot;FAUX&quot;))" style:apply-style-name="FAUX" style:base-cell-address="'% --&gt; x'.D4"/>
      <style:map style:condition="is-true-formula(IF([.$D4]=&quot;VRAI&quot;))" style:apply-style-name="VRAI" style:base-cell-address="'% --&gt; x'.D4"/>
    </style:style>
    <style:style style:name="ce200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D4]=&quot;FAUX&quot;))" style:apply-style-name="FAUX" style:base-cell-address="'% --&gt; x'.D4"/>
      <style:map style:condition="is-true-formula(IF([.$D4]=&quot;VRAI&quot;))" style:apply-style-name="VRAI" style:base-cell-address="'% --&gt; x'.D4"/>
    </style:style>
    <style:style style:name="ce201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D4]=&quot;FAUX&quot;))" style:apply-style-name="FAUX" style:base-cell-address="'% --&gt; x'.E4"/>
      <style:map style:condition="is-true-formula(IF([.$D4]=&quot;VRAI&quot;))" style:apply-style-name="VRAI" style:base-cell-address="'% --&gt; x'.E4"/>
    </style:style>
    <style:style style:name="ce108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D4]=&quot;FAUX&quot;))" style:apply-style-name="FAUX" style:base-cell-address="'% --&gt; x'.E4"/>
      <style:map style:condition="is-true-formula(IF([.$D4]=&quot;VRAI&quot;))" style:apply-style-name="VRAI" style:base-cell-address="'% --&gt; x'.E4"/>
    </style:style>
    <style:style style:name="ce109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D4]=&quot;FAUX&quot;))" style:apply-style-name="FAUX" style:base-cell-address="'% --&gt; x'.E4"/>
      <style:map style:condition="is-true-formula(IF([.$D4]=&quot;VRAI&quot;))" style:apply-style-name="VRAI" style:base-cell-address="'% --&gt; x'.E4"/>
    </style:style>
    <style:style style:name="ce204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D4]=&quot;FAUX&quot;))" style:apply-style-name="FAUX" style:base-cell-address="'% --&gt; x'.E4"/>
      <style:map style:condition="is-true-formula(IF([.$D4]=&quot;VRAI&quot;))" style:apply-style-name="VRAI" style:base-cell-address="'% --&gt; x'.E4"/>
    </style:style>
    <style:style style:name="ce205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D4]=&quot;FAUX&quot;))" style:apply-style-name="FAUX" style:base-cell-address="'% --&gt; x'.E4"/>
      <style:map style:condition="is-true-formula(IF([.$D4]=&quot;VRAI&quot;))" style:apply-style-name="VRAI" style:base-cell-address="'% --&gt; x'.E4"/>
    </style:style>
    <style:style style:name="ce113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D4]=&quot;FAUX&quot;))" style:apply-style-name="FAUX" style:base-cell-address="'% --&gt; x'.E4"/>
      <style:map style:condition="is-true-formula(IF([.$D4]=&quot;VRAI&quot;))" style:apply-style-name="VRAI" style:base-cell-address="'% --&gt; x'.E4"/>
    </style:style>
    <style:style style:name="ce114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D4]=&quot;FAUX&quot;))" style:apply-style-name="FAUX" style:base-cell-address="'% --&gt; x'.E4"/>
      <style:map style:condition="is-true-formula(IF([.$D4]=&quot;VRAI&quot;))" style:apply-style-name="VRAI" style:base-cell-address="'% --&gt; x'.E4"/>
    </style:style>
    <style:style style:name="ce208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D4]=&quot;FAUX&quot;))" style:apply-style-name="FAUX" style:base-cell-address="'% --&gt; x'.E4"/>
      <style:map style:condition="is-true-formula(IF([.$D4]=&quot;VRAI&quot;))" style:apply-style-name="VRAI" style:base-cell-address="'% --&gt; x'.E4"/>
    </style:style>
    <style:style style:name="ce209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D4]=&quot;FAUX&quot;))" style:apply-style-name="FAUX" style:base-cell-address="'% --&gt; x'.E4"/>
      <style:map style:condition="is-true-formula(IF([.$D4]=&quot;VRAI&quot;))" style:apply-style-name="VRAI" style:base-cell-address="'% --&gt; x'.E4"/>
    </style:style>
    <style:style style:name="ce117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D4]=&quot;FAUX&quot;))" style:apply-style-name="FAUX" style:base-cell-address="'% --&gt; x'.E4"/>
      <style:map style:condition="is-true-formula(IF([.$D4]=&quot;VRAI&quot;))" style:apply-style-name="VRAI" style:base-cell-address="'% --&gt; x'.E4"/>
    </style:style>
    <style:style style:name="ce52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</style:style>
    <style:style style:name="ce53" style:family="table-cell" style:parent-style-name="Default" style:data-style-name="N100">
      <style:table-cell-properties style:cell-protect="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131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I4]=&quot;FAUX&quot;))" style:apply-style-name="FAUX" style:base-cell-address="'% --&gt; x'.I4"/>
      <style:map style:condition="is-true-formula(IF([.$I4]=&quot;VRAI&quot;))" style:apply-style-name="VRAI" style:base-cell-address="'% --&gt; x'.I4"/>
    </style:style>
    <style:style style:name="ce132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I4]=&quot;FAUX&quot;))" style:apply-style-name="FAUX" style:base-cell-address="'% --&gt; x'.I4"/>
      <style:map style:condition="is-true-formula(IF([.$I4]=&quot;VRAI&quot;))" style:apply-style-name="VRAI" style:base-cell-address="'% --&gt; x'.I4"/>
    </style:style>
    <style:style style:name="ce136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I4]=&quot;FAUX&quot;))" style:apply-style-name="FAUX" style:base-cell-address="'% --&gt; x'.I4"/>
      <style:map style:condition="is-true-formula(IF([.$I4]=&quot;VRAI&quot;))" style:apply-style-name="VRAI" style:base-cell-address="'% --&gt; x'.I4"/>
    </style:style>
    <style:style style:name="ce144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I4]=&quot;FAUX&quot;))" style:apply-style-name="FAUX" style:base-cell-address="'% --&gt; x'.I4"/>
      <style:map style:condition="is-true-formula(IF([.$I4]=&quot;VRAI&quot;))" style:apply-style-name="VRAI" style:base-cell-address="'% --&gt; x'.I4"/>
    </style:style>
    <style:style style:name="ce149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I4]=&quot;FAUX&quot;))" style:apply-style-name="FAUX" style:base-cell-address="'% --&gt; x'.I4"/>
      <style:map style:condition="is-true-formula(IF([.$I4]=&quot;VRAI&quot;))" style:apply-style-name="VRAI" style:base-cell-address="'% --&gt; x'.I4"/>
    </style:style>
    <style:style style:name="ce150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I4]=&quot;FAUX&quot;))" style:apply-style-name="FAUX" style:base-cell-address="'% --&gt; x'.I4"/>
      <style:map style:condition="is-true-formula(IF([.$I4]=&quot;VRAI&quot;))" style:apply-style-name="VRAI" style:base-cell-address="'% --&gt; x'.I4"/>
    </style:style>
    <style:style style:name="ce151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I4]=&quot;FAUX&quot;))" style:apply-style-name="FAUX" style:base-cell-address="'% --&gt; x'.I4"/>
      <style:map style:condition="is-true-formula(IF([.$I4]=&quot;VRAI&quot;))" style:apply-style-name="VRAI" style:base-cell-address="'% --&gt; x'.I4"/>
    </style:style>
    <style:style style:name="ce152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I4]=&quot;FAUX&quot;))" style:apply-style-name="FAUX" style:base-cell-address="'% --&gt; x'.I4"/>
      <style:map style:condition="is-true-formula(IF([.$I4]=&quot;VRAI&quot;))" style:apply-style-name="VRAI" style:base-cell-address="'% --&gt; x'.I4"/>
    </style:style>
    <style:style style:name="ce153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I4]=&quot;FAUX&quot;))" style:apply-style-name="FAUX" style:base-cell-address="'% --&gt; x'.I4"/>
      <style:map style:condition="is-true-formula(IF([.$I4]=&quot;VRAI&quot;))" style:apply-style-name="VRAI" style:base-cell-address="'% --&gt; x'.I4"/>
    </style:style>
    <style:style style:name="ce154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I4]=&quot;FAUX&quot;))" style:apply-style-name="FAUX" style:base-cell-address="'% --&gt; x'.I4"/>
      <style:map style:condition="is-true-formula(IF([.$I4]=&quot;VRAI&quot;))" style:apply-style-name="VRAI" style:base-cell-address="'% --&gt; x'.I4"/>
    </style:style>
    <style:style style:name="ce155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I4]=&quot;FAUX&quot;))" style:apply-style-name="FAUX" style:base-cell-address="'% --&gt; x'.J4"/>
      <style:map style:condition="is-true-formula(IF([.$I4]=&quot;VRAI&quot;))" style:apply-style-name="VRAI" style:base-cell-address="'% --&gt; x'.J4"/>
    </style:style>
    <style:style style:name="ce156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I4]=&quot;FAUX&quot;))" style:apply-style-name="FAUX" style:base-cell-address="'% --&gt; x'.J4"/>
      <style:map style:condition="is-true-formula(IF([.$I4]=&quot;VRAI&quot;))" style:apply-style-name="VRAI" style:base-cell-address="'% --&gt; x'.J4"/>
    </style:style>
    <style:style style:name="ce157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I4]=&quot;FAUX&quot;))" style:apply-style-name="FAUX" style:base-cell-address="'% --&gt; x'.J4"/>
      <style:map style:condition="is-true-formula(IF([.$I4]=&quot;VRAI&quot;))" style:apply-style-name="VRAI" style:base-cell-address="'% --&gt; x'.J4"/>
    </style:style>
    <style:style style:name="ce158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I4]=&quot;FAUX&quot;))" style:apply-style-name="FAUX" style:base-cell-address="'% --&gt; x'.J4"/>
      <style:map style:condition="is-true-formula(IF([.$I4]=&quot;VRAI&quot;))" style:apply-style-name="VRAI" style:base-cell-address="'% --&gt; x'.J4"/>
    </style:style>
    <style:style style:name="ce159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I4]=&quot;FAUX&quot;))" style:apply-style-name="FAUX" style:base-cell-address="'% --&gt; x'.J4"/>
      <style:map style:condition="is-true-formula(IF([.$I4]=&quot;VRAI&quot;))" style:apply-style-name="VRAI" style:base-cell-address="'% --&gt; x'.J4"/>
    </style:style>
    <style:style style:name="ce160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I4]=&quot;FAUX&quot;))" style:apply-style-name="FAUX" style:base-cell-address="'% --&gt; x'.J4"/>
      <style:map style:condition="is-true-formula(IF([.$I4]=&quot;VRAI&quot;))" style:apply-style-name="VRAI" style:base-cell-address="'% --&gt; x'.J4"/>
    </style:style>
    <style:style style:name="ce161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I4]=&quot;FAUX&quot;))" style:apply-style-name="FAUX" style:base-cell-address="'% --&gt; x'.J4"/>
      <style:map style:condition="is-true-formula(IF([.$I4]=&quot;VRAI&quot;))" style:apply-style-name="VRAI" style:base-cell-address="'% --&gt; x'.J4"/>
    </style:style>
    <style:style style:name="ce162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I4]=&quot;FAUX&quot;))" style:apply-style-name="FAUX" style:base-cell-address="'% --&gt; x'.J4"/>
      <style:map style:condition="is-true-formula(IF([.$I4]=&quot;VRAI&quot;))" style:apply-style-name="VRAI" style:base-cell-address="'% --&gt; x'.J4"/>
    </style:style>
    <style:style style:name="ce163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I4]=&quot;FAUX&quot;))" style:apply-style-name="FAUX" style:base-cell-address="'% --&gt; x'.J4"/>
      <style:map style:condition="is-true-formula(IF([.$I4]=&quot;VRAI&quot;))" style:apply-style-name="VRAI" style:base-cell-address="'% --&gt; x'.J4"/>
    </style:style>
    <style:style style:name="ce164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I4]=&quot;FAUX&quot;))" style:apply-style-name="FAUX" style:base-cell-address="'% --&gt; x'.J4"/>
      <style:map style:condition="is-true-formula(IF([.$I4]=&quot;VRAI&quot;))" style:apply-style-name="VRAI" style:base-cell-address="'% --&gt; x'.J4"/>
    </style:style>
    <style:style style:name="ce38" style:family="table-cell" style:parent-style-name="Default" style:data-style-name="N10099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55" style:family="table-cell" style:parent-style-name="Default" style:data-style-name="N0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32" style:family="table-cell" style:parent-style-name="Default" style:data-style-name="N100">
      <style:table-cell-properties fo:background-color="#808080" style:cell-protect="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236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D4]=&quot;FAUX&quot;))" style:apply-style-name="FAUX" style:base-cell-address="'x --&gt; %'.D4"/>
      <style:map style:condition="is-true-formula(IF([.$D4]=&quot;VRAI&quot;))" style:apply-style-name="VRAI" style:base-cell-address="'x --&gt; %'.D4"/>
    </style:style>
    <style:style style:name="ce237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D4]=&quot;FAUX&quot;))" style:apply-style-name="FAUX" style:base-cell-address="'x --&gt; %'.D4"/>
      <style:map style:condition="is-true-formula(IF([.$D4]=&quot;VRAI&quot;))" style:apply-style-name="VRAI" style:base-cell-address="'x --&gt; %'.D4"/>
    </style:style>
    <style:style style:name="ce238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D4]=&quot;FAUX&quot;))" style:apply-style-name="FAUX" style:base-cell-address="'x --&gt; %'.D4"/>
      <style:map style:condition="is-true-formula(IF([.$D4]=&quot;VRAI&quot;))" style:apply-style-name="VRAI" style:base-cell-address="'x --&gt; %'.D4"/>
    </style:style>
    <style:style style:name="ce239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D4]=&quot;FAUX&quot;))" style:apply-style-name="FAUX" style:base-cell-address="'x --&gt; %'.D4"/>
      <style:map style:condition="is-true-formula(IF([.$D4]=&quot;VRAI&quot;))" style:apply-style-name="VRAI" style:base-cell-address="'x --&gt; %'.D4"/>
    </style:style>
    <style:style style:name="ce240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D4]=&quot;FAUX&quot;))" style:apply-style-name="FAUX" style:base-cell-address="'x --&gt; %'.D4"/>
      <style:map style:condition="is-true-formula(IF([.$D4]=&quot;VRAI&quot;))" style:apply-style-name="VRAI" style:base-cell-address="'x --&gt; %'.D4"/>
    </style:style>
    <style:style style:name="ce241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D4]=&quot;FAUX&quot;))" style:apply-style-name="FAUX" style:base-cell-address="'x --&gt; %'.D4"/>
      <style:map style:condition="is-true-formula(IF([.$D4]=&quot;VRAI&quot;))" style:apply-style-name="VRAI" style:base-cell-address="'x --&gt; %'.D4"/>
    </style:style>
    <style:style style:name="ce242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D4]=&quot;FAUX&quot;))" style:apply-style-name="FAUX" style:base-cell-address="'x --&gt; %'.D4"/>
      <style:map style:condition="is-true-formula(IF([.$D4]=&quot;VRAI&quot;))" style:apply-style-name="VRAI" style:base-cell-address="'x --&gt; %'.D4"/>
    </style:style>
    <style:style style:name="ce243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D4]=&quot;FAUX&quot;))" style:apply-style-name="FAUX" style:base-cell-address="'x --&gt; %'.D4"/>
      <style:map style:condition="is-true-formula(IF([.$D4]=&quot;VRAI&quot;))" style:apply-style-name="VRAI" style:base-cell-address="'x --&gt; %'.D4"/>
    </style:style>
    <style:style style:name="ce244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D4]=&quot;FAUX&quot;))" style:apply-style-name="FAUX" style:base-cell-address="'x --&gt; %'.D4"/>
      <style:map style:condition="is-true-formula(IF([.$D4]=&quot;VRAI&quot;))" style:apply-style-name="VRAI" style:base-cell-address="'x --&gt; %'.D4"/>
    </style:style>
    <style:style style:name="ce245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D4]=&quot;FAUX&quot;))" style:apply-style-name="FAUX" style:base-cell-address="'x --&gt; %'.D4"/>
      <style:map style:condition="is-true-formula(IF([.$D4]=&quot;VRAI&quot;))" style:apply-style-name="VRAI" style:base-cell-address="'x --&gt; %'.D4"/>
    </style:style>
    <style:style style:name="ce246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D4]=&quot;FAUX&quot;))" style:apply-style-name="FAUX" style:base-cell-address="'x --&gt; %'.E4"/>
      <style:map style:condition="is-true-formula(IF([.$D4]=&quot;VRAI&quot;))" style:apply-style-name="VRAI" style:base-cell-address="'x --&gt; %'.E4"/>
    </style:style>
    <style:style style:name="ce247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D4]=&quot;FAUX&quot;))" style:apply-style-name="FAUX" style:base-cell-address="'x --&gt; %'.E4"/>
      <style:map style:condition="is-true-formula(IF([.$D4]=&quot;VRAI&quot;))" style:apply-style-name="VRAI" style:base-cell-address="'x --&gt; %'.E4"/>
    </style:style>
    <style:style style:name="ce248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D4]=&quot;FAUX&quot;))" style:apply-style-name="FAUX" style:base-cell-address="'x --&gt; %'.E4"/>
      <style:map style:condition="is-true-formula(IF([.$D4]=&quot;VRAI&quot;))" style:apply-style-name="VRAI" style:base-cell-address="'x --&gt; %'.E4"/>
    </style:style>
    <style:style style:name="ce249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D4]=&quot;FAUX&quot;))" style:apply-style-name="FAUX" style:base-cell-address="'x --&gt; %'.E4"/>
      <style:map style:condition="is-true-formula(IF([.$D4]=&quot;VRAI&quot;))" style:apply-style-name="VRAI" style:base-cell-address="'x --&gt; %'.E4"/>
    </style:style>
    <style:style style:name="ce250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D4]=&quot;FAUX&quot;))" style:apply-style-name="FAUX" style:base-cell-address="'x --&gt; %'.E4"/>
      <style:map style:condition="is-true-formula(IF([.$D4]=&quot;VRAI&quot;))" style:apply-style-name="VRAI" style:base-cell-address="'x --&gt; %'.E4"/>
    </style:style>
    <style:style style:name="ce251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D4]=&quot;FAUX&quot;))" style:apply-style-name="FAUX" style:base-cell-address="'x --&gt; %'.E4"/>
      <style:map style:condition="is-true-formula(IF([.$D4]=&quot;VRAI&quot;))" style:apply-style-name="VRAI" style:base-cell-address="'x --&gt; %'.E4"/>
    </style:style>
    <style:style style:name="ce252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D4]=&quot;FAUX&quot;))" style:apply-style-name="FAUX" style:base-cell-address="'x --&gt; %'.E4"/>
      <style:map style:condition="is-true-formula(IF([.$D4]=&quot;VRAI&quot;))" style:apply-style-name="VRAI" style:base-cell-address="'x --&gt; %'.E4"/>
    </style:style>
    <style:style style:name="ce253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D4]=&quot;FAUX&quot;))" style:apply-style-name="FAUX" style:base-cell-address="'x --&gt; %'.E4"/>
      <style:map style:condition="is-true-formula(IF([.$D4]=&quot;VRAI&quot;))" style:apply-style-name="VRAI" style:base-cell-address="'x --&gt; %'.E4"/>
    </style:style>
    <style:style style:name="ce254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D4]=&quot;FAUX&quot;))" style:apply-style-name="FAUX" style:base-cell-address="'x --&gt; %'.E4"/>
      <style:map style:condition="is-true-formula(IF([.$D4]=&quot;VRAI&quot;))" style:apply-style-name="VRAI" style:base-cell-address="'x --&gt; %'.E4"/>
    </style:style>
    <style:style style:name="ce255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D4]=&quot;FAUX&quot;))" style:apply-style-name="FAUX" style:base-cell-address="'x --&gt; %'.E4"/>
      <style:map style:condition="is-true-formula(IF([.$D4]=&quot;VRAI&quot;))" style:apply-style-name="VRAI" style:base-cell-address="'x --&gt; %'.E4"/>
    </style:style>
    <style:style style:name="ce256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I4]=&quot;FAUX&quot;))" style:apply-style-name="FAUX" style:base-cell-address="'x --&gt; %'.I4"/>
      <style:map style:condition="is-true-formula(IF([.$I4]=&quot;VRAI&quot;))" style:apply-style-name="VRAI" style:base-cell-address="'x --&gt; %'.I4"/>
    </style:style>
    <style:style style:name="ce257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I4]=&quot;FAUX&quot;))" style:apply-style-name="FAUX" style:base-cell-address="'x --&gt; %'.I4"/>
      <style:map style:condition="is-true-formula(IF([.$I4]=&quot;VRAI&quot;))" style:apply-style-name="VRAI" style:base-cell-address="'x --&gt; %'.I4"/>
    </style:style>
    <style:style style:name="ce258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I4]=&quot;FAUX&quot;))" style:apply-style-name="FAUX" style:base-cell-address="'x --&gt; %'.I4"/>
      <style:map style:condition="is-true-formula(IF([.$I4]=&quot;VRAI&quot;))" style:apply-style-name="VRAI" style:base-cell-address="'x --&gt; %'.I4"/>
    </style:style>
    <style:style style:name="ce259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I4]=&quot;FAUX&quot;))" style:apply-style-name="FAUX" style:base-cell-address="'x --&gt; %'.I4"/>
      <style:map style:condition="is-true-formula(IF([.$I4]=&quot;VRAI&quot;))" style:apply-style-name="VRAI" style:base-cell-address="'x --&gt; %'.I4"/>
    </style:style>
    <style:style style:name="ce260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I4]=&quot;FAUX&quot;))" style:apply-style-name="FAUX" style:base-cell-address="'x --&gt; %'.I4"/>
      <style:map style:condition="is-true-formula(IF([.$I4]=&quot;VRAI&quot;))" style:apply-style-name="VRAI" style:base-cell-address="'x --&gt; %'.I4"/>
    </style:style>
    <style:style style:name="ce261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I4]=&quot;FAUX&quot;))" style:apply-style-name="FAUX" style:base-cell-address="'x --&gt; %'.I4"/>
      <style:map style:condition="is-true-formula(IF([.$I4]=&quot;VRAI&quot;))" style:apply-style-name="VRAI" style:base-cell-address="'x --&gt; %'.I4"/>
    </style:style>
    <style:style style:name="ce262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I4]=&quot;FAUX&quot;))" style:apply-style-name="FAUX" style:base-cell-address="'x --&gt; %'.I4"/>
      <style:map style:condition="is-true-formula(IF([.$I4]=&quot;VRAI&quot;))" style:apply-style-name="VRAI" style:base-cell-address="'x --&gt; %'.I4"/>
    </style:style>
    <style:style style:name="ce263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I4]=&quot;FAUX&quot;))" style:apply-style-name="FAUX" style:base-cell-address="'x --&gt; %'.I4"/>
      <style:map style:condition="is-true-formula(IF([.$I4]=&quot;VRAI&quot;))" style:apply-style-name="VRAI" style:base-cell-address="'x --&gt; %'.I4"/>
    </style:style>
    <style:style style:name="ce264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I4]=&quot;FAUX&quot;))" style:apply-style-name="FAUX" style:base-cell-address="'x --&gt; %'.I4"/>
      <style:map style:condition="is-true-formula(IF([.$I4]=&quot;VRAI&quot;))" style:apply-style-name="VRAI" style:base-cell-address="'x --&gt; %'.I4"/>
    </style:style>
    <style:style style:name="ce265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I4]=&quot;FAUX&quot;))" style:apply-style-name="FAUX" style:base-cell-address="'x --&gt; %'.I4"/>
      <style:map style:condition="is-true-formula(IF([.$I4]=&quot;VRAI&quot;))" style:apply-style-name="VRAI" style:base-cell-address="'x --&gt; %'.I4"/>
    </style:style>
    <style:style style:name="ce266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I4]=&quot;FAUX&quot;))" style:apply-style-name="FAUX" style:base-cell-address="'x --&gt; %'.J4"/>
      <style:map style:condition="is-true-formula(IF([.$I4]=&quot;VRAI&quot;))" style:apply-style-name="VRAI" style:base-cell-address="'x --&gt; %'.J4"/>
    </style:style>
    <style:style style:name="ce267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I4]=&quot;FAUX&quot;))" style:apply-style-name="FAUX" style:base-cell-address="'x --&gt; %'.J4"/>
      <style:map style:condition="is-true-formula(IF([.$I4]=&quot;VRAI&quot;))" style:apply-style-name="VRAI" style:base-cell-address="'x --&gt; %'.J4"/>
    </style:style>
    <style:style style:name="ce268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I4]=&quot;FAUX&quot;))" style:apply-style-name="FAUX" style:base-cell-address="'x --&gt; %'.J4"/>
      <style:map style:condition="is-true-formula(IF([.$I4]=&quot;VRAI&quot;))" style:apply-style-name="VRAI" style:base-cell-address="'x --&gt; %'.J4"/>
    </style:style>
    <style:style style:name="ce269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I4]=&quot;FAUX&quot;))" style:apply-style-name="FAUX" style:base-cell-address="'x --&gt; %'.J4"/>
      <style:map style:condition="is-true-formula(IF([.$I4]=&quot;VRAI&quot;))" style:apply-style-name="VRAI" style:base-cell-address="'x --&gt; %'.J4"/>
    </style:style>
    <style:style style:name="ce270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I4]=&quot;FAUX&quot;))" style:apply-style-name="FAUX" style:base-cell-address="'x --&gt; %'.J4"/>
      <style:map style:condition="is-true-formula(IF([.$I4]=&quot;VRAI&quot;))" style:apply-style-name="VRAI" style:base-cell-address="'x --&gt; %'.J4"/>
    </style:style>
    <style:style style:name="ce271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I4]=&quot;FAUX&quot;))" style:apply-style-name="FAUX" style:base-cell-address="'x --&gt; %'.J4"/>
      <style:map style:condition="is-true-formula(IF([.$I4]=&quot;VRAI&quot;))" style:apply-style-name="VRAI" style:base-cell-address="'x --&gt; %'.J4"/>
    </style:style>
    <style:style style:name="ce272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I4]=&quot;FAUX&quot;))" style:apply-style-name="FAUX" style:base-cell-address="'x --&gt; %'.J4"/>
      <style:map style:condition="is-true-formula(IF([.$I4]=&quot;VRAI&quot;))" style:apply-style-name="VRAI" style:base-cell-address="'x --&gt; %'.J4"/>
    </style:style>
    <style:style style:name="ce273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I4]=&quot;FAUX&quot;))" style:apply-style-name="FAUX" style:base-cell-address="'x --&gt; %'.J4"/>
      <style:map style:condition="is-true-formula(IF([.$I4]=&quot;VRAI&quot;))" style:apply-style-name="VRAI" style:base-cell-address="'x --&gt; %'.J4"/>
    </style:style>
    <style:style style:name="ce274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I4]=&quot;FAUX&quot;))" style:apply-style-name="FAUX" style:base-cell-address="'x --&gt; %'.J4"/>
      <style:map style:condition="is-true-formula(IF([.$I4]=&quot;VRAI&quot;))" style:apply-style-name="VRAI" style:base-cell-address="'x --&gt; %'.J4"/>
    </style:style>
    <style:style style:name="ce275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I4]=&quot;FAUX&quot;))" style:apply-style-name="FAUX" style:base-cell-address="'x --&gt; %'.J4"/>
      <style:map style:condition="is-true-formula(IF([.$I4]=&quot;VRAI&quot;))" style:apply-style-name="VRAI" style:base-cell-address="'x --&gt; %'.J4"/>
    </style:style>
    <style:style style:name="ce96" style:family="table-cell" style:parent-style-name="Default" style:data-style-name="N125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97" style:family="table-cell" style:parent-style-name="Default" style:data-style-name="N125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101" style:family="table-cell" style:parent-style-name="Default" style:data-style-name="N125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73" style:family="table-cell" style:parent-style-name="Default" style:data-style-name="N100">
      <style:table-cell-properties fo:background-color="#808080" style:cell-protect="none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280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E4]=&quot;FAUX&quot;))" style:apply-style-name="FAUX" style:base-cell-address="'x --&gt; %'.I4"/>
      <style:map style:condition="is-true-formula(IF([.$E4]=&quot;VRAI&quot;))" style:apply-style-name="VRAI" style:base-cell-address="'x --&gt; %'.I4"/>
    </style:style>
    <style:style style:name="ce281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E5]=&quot;FAUX&quot;))" style:apply-style-name="FAUX" style:base-cell-address="'x --&gt; %'.I5"/>
      <style:map style:condition="is-true-formula(IF([.$E5]=&quot;VRAI&quot;))" style:apply-style-name="VRAI" style:base-cell-address="'x --&gt; %'.I5"/>
    </style:style>
    <style:style style:name="ce282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E6]=&quot;FAUX&quot;))" style:apply-style-name="FAUX" style:base-cell-address="'x --&gt; %'.I6"/>
      <style:map style:condition="is-true-formula(IF([.$E6]=&quot;VRAI&quot;))" style:apply-style-name="VRAI" style:base-cell-address="'x --&gt; %'.I6"/>
    </style:style>
    <style:style style:name="ce283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E7]=&quot;FAUX&quot;))" style:apply-style-name="FAUX" style:base-cell-address="'x --&gt; %'.I7"/>
      <style:map style:condition="is-true-formula(IF([.$E7]=&quot;VRAI&quot;))" style:apply-style-name="VRAI" style:base-cell-address="'x --&gt; %'.I7"/>
    </style:style>
    <style:style style:name="ce284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E8]=&quot;FAUX&quot;))" style:apply-style-name="FAUX" style:base-cell-address="'x --&gt; %'.I8"/>
      <style:map style:condition="is-true-formula(IF([.$E8]=&quot;VRAI&quot;))" style:apply-style-name="VRAI" style:base-cell-address="'x --&gt; %'.I8"/>
    </style:style>
    <style:style style:name="ce285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E9]=&quot;FAUX&quot;))" style:apply-style-name="FAUX" style:base-cell-address="'x --&gt; %'.I9"/>
      <style:map style:condition="is-true-formula(IF([.$E9]=&quot;VRAI&quot;))" style:apply-style-name="VRAI" style:base-cell-address="'x --&gt; %'.I9"/>
    </style:style>
    <style:style style:name="ce286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E10]=&quot;FAUX&quot;))" style:apply-style-name="FAUX" style:base-cell-address="'x --&gt; %'.I10"/>
      <style:map style:condition="is-true-formula(IF([.$E10]=&quot;VRAI&quot;))" style:apply-style-name="VRAI" style:base-cell-address="'x --&gt; %'.I10"/>
    </style:style>
    <style:style style:name="ce287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E11]=&quot;FAUX&quot;))" style:apply-style-name="FAUX" style:base-cell-address="'x --&gt; %'.I11"/>
      <style:map style:condition="is-true-formula(IF([.$E11]=&quot;VRAI&quot;))" style:apply-style-name="VRAI" style:base-cell-address="'x --&gt; %'.I11"/>
    </style:style>
    <style:style style:name="ce288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E12]=&quot;FAUX&quot;))" style:apply-style-name="FAUX" style:base-cell-address="'x --&gt; %'.I12"/>
      <style:map style:condition="is-true-formula(IF([.$E12]=&quot;VRAI&quot;))" style:apply-style-name="VRAI" style:base-cell-address="'x --&gt; %'.I12"/>
    </style:style>
    <style:style style:name="ce289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E13]=&quot;FAUX&quot;))" style:apply-style-name="FAUX" style:base-cell-address="'x --&gt; %'.I13"/>
      <style:map style:condition="is-true-formula(IF([.$E13]=&quot;VRAI&quot;))" style:apply-style-name="VRAI" style:base-cell-address="'x --&gt; %'.I13"/>
    </style:style>
    <style:style style:name="ce290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E4]=&quot;FAUX&quot;))" style:apply-style-name="FAUX" style:base-cell-address="'x --&gt; %'.J4"/>
      <style:map style:condition="is-true-formula(IF([.$E4]=&quot;VRAI&quot;))" style:apply-style-name="VRAI" style:base-cell-address="'x --&gt; %'.J4"/>
    </style:style>
    <style:style style:name="ce291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E5]=&quot;FAUX&quot;))" style:apply-style-name="FAUX" style:base-cell-address="'x --&gt; %'.J5"/>
      <style:map style:condition="is-true-formula(IF([.$E5]=&quot;VRAI&quot;))" style:apply-style-name="VRAI" style:base-cell-address="'x --&gt; %'.J5"/>
    </style:style>
    <style:style style:name="ce292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E6]=&quot;FAUX&quot;))" style:apply-style-name="FAUX" style:base-cell-address="'x --&gt; %'.J6"/>
      <style:map style:condition="is-true-formula(IF([.$E6]=&quot;VRAI&quot;))" style:apply-style-name="VRAI" style:base-cell-address="'x --&gt; %'.J6"/>
    </style:style>
    <style:style style:name="ce293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E7]=&quot;FAUX&quot;))" style:apply-style-name="FAUX" style:base-cell-address="'x --&gt; %'.J7"/>
      <style:map style:condition="is-true-formula(IF([.$E7]=&quot;VRAI&quot;))" style:apply-style-name="VRAI" style:base-cell-address="'x --&gt; %'.J7"/>
    </style:style>
    <style:style style:name="ce294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E8]=&quot;FAUX&quot;))" style:apply-style-name="FAUX" style:base-cell-address="'x --&gt; %'.J8"/>
      <style:map style:condition="is-true-formula(IF([.$E8]=&quot;VRAI&quot;))" style:apply-style-name="VRAI" style:base-cell-address="'x --&gt; %'.J8"/>
    </style:style>
    <style:style style:name="ce295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E9]=&quot;FAUX&quot;))" style:apply-style-name="FAUX" style:base-cell-address="'x --&gt; %'.J9"/>
      <style:map style:condition="is-true-formula(IF([.$E9]=&quot;VRAI&quot;))" style:apply-style-name="VRAI" style:base-cell-address="'x --&gt; %'.J9"/>
    </style:style>
    <style:style style:name="ce296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E10]=&quot;FAUX&quot;))" style:apply-style-name="FAUX" style:base-cell-address="'x --&gt; %'.J10"/>
      <style:map style:condition="is-true-formula(IF([.$E10]=&quot;VRAI&quot;))" style:apply-style-name="VRAI" style:base-cell-address="'x --&gt; %'.J10"/>
    </style:style>
    <style:style style:name="ce297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E11]=&quot;FAUX&quot;))" style:apply-style-name="FAUX" style:base-cell-address="'x --&gt; %'.J11"/>
      <style:map style:condition="is-true-formula(IF([.$E11]=&quot;VRAI&quot;))" style:apply-style-name="VRAI" style:base-cell-address="'x --&gt; %'.J11"/>
    </style:style>
    <style:style style:name="ce298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E12]=&quot;FAUX&quot;))" style:apply-style-name="FAUX" style:base-cell-address="'x --&gt; %'.J12"/>
      <style:map style:condition="is-true-formula(IF([.$E12]=&quot;VRAI&quot;))" style:apply-style-name="VRAI" style:base-cell-address="'x --&gt; %'.J12"/>
    </style:style>
    <style:style style:name="ce299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E13]=&quot;FAUX&quot;))" style:apply-style-name="FAUX" style:base-cell-address="'x --&gt; %'.J13"/>
      <style:map style:condition="is-true-formula(IF([.$E13]=&quot;VRAI&quot;))" style:apply-style-name="VRAI" style:base-cell-address="'x --&gt; %'.J13"/>
    </style:style>
    <style:style style:name="ce95" style:family="table-cell" style:parent-style-name="Default">
      <style:table-cell-properties style:cell-protect="hidden-and-protected" style:print-content="false"/>
    </style:style>
    <style:style style:name="ce102" style:family="table-cell" style:parent-style-name="Default">
      <style:table-cell-properties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302" style:family="table-cell" style:parent-style-name="Default">
      <style:table-cell-properties fo:background-color="#000000" style:cell-protect="hidden-and-protected" style:print-content="fals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303" style:family="table-cell" style:parent-style-name="Default">
      <style:table-cell-properties fo:background-color="#c0c0c0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05" style:family="table-cell" style:parent-style-name="Default">
      <style:table-cell-properties fo:background-color="#ee3b3b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06" style:family="table-cell" style:parent-style-name="Default">
      <style:table-cell-properties fo:background-color="#66cc00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07" style:family="table-cell" style:parent-style-name="Default" style:data-style-name="N0">
      <style:table-cell-properties fo:background-color="#66ffff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307" style:family="table-cell" style:parent-style-name="Default">
      <style:table-cell-properties style:cell-protect="hidden-and-protected" style:print-content="false" style:text-align-source="fix" style:repeat-content="fals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10" style:family="table-cell" style:parent-style-name="Default">
      <style:table-cell-properties fo:background-color="#000000" style:cell-protect="hidden-and-protected" style:print-content="fals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8pt" style:font-size-asian="8pt" style:font-size-complex="8pt"/>
    </style:style>
    <style:style style:name="ce118" style:family="table-cell" style:parent-style-name="Default">
      <style:table-cell-properties fo:background-color="#c0c0c0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8pt" fo:font-weight="bold" style:font-size-asian="8pt" style:font-weight-asian="bold" style:font-size-complex="8pt" style:font-weight-complex="bold"/>
    </style:style>
    <style:style style:name="ce119" style:family="table-cell" style:parent-style-name="Default">
      <style:table-cell-properties fo:background-color="#ee3b3b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12pt" style:font-name-asian="Symbol1" style:font-size-asian="12pt" style:font-name-complex="Symbol1" style:font-size-complex="12pt"/>
    </style:style>
    <style:style style:name="ce120" style:family="table-cell" style:parent-style-name="Default">
      <style:table-cell-properties fo:background-color="#66cc00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12pt" style:font-name-asian="Symbol1" style:font-size-asian="12pt" style:font-name-complex="Symbol1" style:font-size-complex="12pt"/>
    </style:style>
    <style:style style:name="ce122" style:family="table-cell" style:parent-style-name="Default">
      <style:table-cell-properties style:cell-protect="hidden-and-protected" style:print-content="false" style:text-align-source="fix" style:repeat-content="false" style:vertical-align="middle"/>
      <style:paragraph-properties fo:text-align="center" fo:margin-left="0mm"/>
      <style:text-properties style:font-name="Times New Roman" fo:font-size="8pt" style:font-size-asian="8pt" style:font-size-complex="8pt"/>
    </style:style>
    <style:style style:name="ce124" style:family="table-cell" style:parent-style-name="Default" style:data-style-name="N0">
      <style:table-cell-properties fo:background-color="#ee3b3b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25" style:family="table-cell" style:parent-style-name="Default" style:data-style-name="N0">
      <style:table-cell-properties fo:background-color="#66cc00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26" style:family="table-cell" style:parent-style-name="Default" style:data-style-name="N0">
      <style:table-cell-properties fo:background-color="#66ffff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12pt" style:font-size-asian="12pt" style:font-size-complex="12pt"/>
    </style:style>
    <style:style style:name="ce127" style:family="table-cell" style:parent-style-name="Default">
      <style:table-cell-properties fo:background-color="#ee3b3b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8pt" style:font-name-asian="Symbol1" style:font-size-asian="8pt" style:font-name-complex="Symbol1" style:font-size-complex="8pt"/>
    </style:style>
    <style:style style:name="ce128" style:family="table-cell" style:parent-style-name="Default">
      <style:table-cell-properties fo:background-color="#c0c0c0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29" style:family="table-cell" style:parent-style-name="Default" style:data-style-name="N100">
      <style:table-cell-properties fo:background-color="#ee3b3b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30" style:family="table-cell" style:parent-style-name="Default" style:data-style-name="N100">
      <style:table-cell-properties fo:background-color="#66cc00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33" style:family="table-cell" style:parent-style-name="Default" style:data-style-name="N100">
      <style:table-cell-properties fo:background-color="#66ffff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34" style:family="table-cell" style:parent-style-name="Default">
      <style:table-cell-properties fo:background-color="#c0c0c0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ce135" style:family="table-cell" style:parent-style-name="Default">
      <style:table-cell-properties fo:background-color="#66ffff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37" style:family="table-cell" style:parent-style-name="Default" style:data-style-name="N1">
      <style:table-cell-properties fo:background-color="#66cc00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38" style:family="table-cell" style:parent-style-name="Default" style:data-style-name="N125">
      <style:table-cell-properties fo:background-color="#ee3b3b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12pt" style:font-name-asian="Symbol1" style:font-size-asian="12pt" style:font-name-complex="Symbol1" style:font-size-complex="12pt"/>
    </style:style>
    <style:style style:name="ce139" style:family="table-cell" style:parent-style-name="Default">
      <style:table-cell-properties fo:background-color="#ffff00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40" style:family="table-cell" style:parent-style-name="Default">
      <style:table-cell-properties fo:background-color="#66ffff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12pt" style:font-name-asian="Symbol1" style:font-size-asian="12pt" style:font-name-complex="Symbol1" style:font-size-complex="12pt"/>
    </style:style>
    <style:style style:name="ce141" style:family="table-cell" style:parent-style-name="Default">
      <style:table-cell-properties fo:background-color="#ffff00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12pt" style:font-name-asian="Symbol1" style:font-size-asian="12pt" style:font-name-complex="Symbol1" style:font-size-complex="12pt"/>
    </style:style>
    <style:style style:name="ce142" style:family="table-cell" style:parent-style-name="Default">
      <style:table-cell-properties fo:background-color="#ee3b3b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12pt" style:font-size-asian="12pt" style:font-size-complex="12pt"/>
    </style:style>
    <style:style style:name="ce143" style:family="table-cell" style:parent-style-name="Default">
      <style:table-cell-properties fo:background-color="#66ffff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12pt" style:font-size-asian="12pt" style:font-size-complex="12pt"/>
    </style:style>
    <style:style style:name="ce145" style:family="table-cell" style:parent-style-name="Default">
      <style:table-cell-properties fo:background-color="#ffff00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12pt" style:font-size-asian="12pt" style:font-size-complex="12pt"/>
    </style:style>
    <style:style style:name="ce146" style:family="table-cell" style:parent-style-name="Default" style:data-style-name="N0">
      <style:table-cell-properties fo:background-color="#ffff00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47" style:family="table-cell" style:parent-style-name="Default" style:data-style-name="N100">
      <style:table-cell-properties fo:background-color="#ffff00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48" style:family="table-cell" style:parent-style-name="Default" style:data-style-name="N1">
      <style:table-cell-properties fo:background-color="#66ffff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gr1" style:family="graphic">
      <style:graphic-properties svg:stroke-color="#000000" draw:marker-start="Rounded_20_short_20_Arrow" draw:marker-start-width="2mm" draw:marker-end="Circle" draw:marker-end-width="2mm" svg:stroke-linecap="round" draw:textarea-horizontal-align="center" draw:textarea-vertical-align="middl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3" style:family="graphic">
      <style:graphic-properties draw:textarea-vertical-align="middle" fo:background-color="#ff0000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  <style:text-properties fo:font-size="18pt"/>
    </style:style>
    <style:style style:name="T1" style:family="text">
      <style:text-properties fo:color="#006600" fo:font-weight="bold" style:text-underline-style="solid" style:text-underline-width="auto" style:text-underline-color="font-color" style:font-weight-asian="bold" style:font-weight-complex="bold"/>
    </style:style>
    <style:style style:name="T2" style:family="text">
      <style:text-properties fo:color="#006600" fo:font-weight="bold" style:font-weight-asian="bold" style:font-weight-complex="bold"/>
    </style:style>
    <style:style style:name="T3" style:family="text">
      <style:text-properties fo:color="#000000" fo:font-weight="normal" style:font-weight-asian="normal" style:font-weight-complex="normal"/>
    </style:style>
    <style:style style:name="T4" style:family="text">
      <style:text-properties fo:color="#006600" fo:font-weight="bold" style:font-weight-asian="bold" style:font-weight-complex="bold" style:text-underline-style="solid" style:text-underline-width="auto" style:text-underline-color="font-color"/>
    </style:style>
    <style:style style:name="T5" style:family="text">
      <style:text-properties style:font-name="Times New Roman" fo:font-size="28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Mangal" style:font-size-asian="28pt" style:font-size-complex="2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fo:font-size="28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size-asian="28pt" style:font-size-complex="28pt" style:font-weight-asian="normal" style:font-weight-complex="normal" style:font-style-asian="normal" style:font-style-complex="normal" style:text-emphasize="none" style:font-relief="none" style:text-overline-style="none" style:text-overline-color="font-color" fo:color="#ffffff" style:font-name="Symbol" style:font-name-asian="Symbol" style:font-name-complex="Symbol"/>
    </style:style>
  </office:automatic-styles>
  <office:body>
    <office:spreadsheet>
      <table:table table:name="Aide" table:style-name="ta1" table:protected="true" table:protection-key="0uCh1RPBYg0aIPgBzxTfn7Bin+Y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Résultats" form:control-implementation="ooo:com.sun.star.form.component.CheckBox" xml:id="control1" form:id="control1" form:label="Résultats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2" form:id="control2" form:label="Réponses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sultats" form:control-implementation="ooo:com.sun.star.form.component.CheckBox" xml:id="control3" form:id="control3" form:label="Résultats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4" form:id="control4" form:label="Réponses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line draw:z-index="2" draw:style-name="gr1" draw:text-style-name="P1" svg:x1="20.15mm" svg:y1="81.29mm" svg:x2="35.15mm" svg:y2="86.29mm">
            <text:p/>
          </draw:line>
          <draw:frame draw:z-index="5" draw:name="Image 1" draw:style-name="gr2" draw:text-style-name="P2" svg:width="158.58mm" svg:height="17.45mm" svg:x="0mm" svg:y="66mm">
            <draw:image xlink:href="Pictures/10000000000002400000004202A8EFAE04BCB5E7.png" xlink:type="simple" xlink:show="embed" xlink:actuate="onLoad">
              <text:p/>
            </draw:image>
          </draw:frame>
          <draw:line draw:z-index="6" draw:style-name="gr1" draw:text-style-name="P1" svg:x1="20.15mm" svg:y1="81.29mm" svg:x2="35.15mm" svg:y2="86.29mm">
            <text:p/>
          </draw:line>
        </table:shapes>
        <table:table-column table:style-name="co1" table:number-columns-repeated="1022" table:default-cell-style-name="ce7"/>
        <table:table-column table:style-name="co1" table:number-columns-repeated="2" table:default-cell-style-name="ce30"/>
        <table:table-row table:style-name="ro1">
          <table:table-cell table:style-name="ce5" office:value-type="string" calcext:value-type="string" table:number-columns-spanned="8" table:number-rows-spanned="1">
            <text:p>KELLER Stéphane - Lycée agricole Louis Pasteur</text:p>
          </table:table-cell>
          <table:covered-table-cell table:style-name="ce10"/>
          <table:covered-table-cell table:style-name="ce13"/>
          <table:covered-table-cell table:number-columns-repeated="5" table:style-name="ce14"/>
          <table:table-cell table:style-name="ce21"/>
          <table:table-cell table:style-name="ce23" table:number-columns-repeated="1013"/>
          <table:table-cell table:style-name="ce24" table:number-columns-repeated="2"/>
        </table:table-row>
        <table:table-row table:style-name="ro2">
          <table:table-cell table:style-name="ce6" office:value-type="string" calcext:value-type="string" table:number-columns-spanned="8" table:number-rows-spanned="1">
            <text:p>Ce fichier est libre de diffusion et d’utilisation.</text:p>
          </table:table-cell>
          <table:covered-table-cell table:number-columns-repeated="7" table:style-name="ce11"/>
          <table:table-cell table:style-name="ce22" table:number-columns-repeated="1014"/>
          <table:table-cell table:style-name="ce28" table:number-columns-repeated="2"/>
        </table:table-row>
        <table:table-row table:style-name="ro2">
          <table:table-cell table:style-name="ce6" office:value-type="string" calcext:value-type="string" table:number-columns-spanned="8" table:number-rows-spanned="1">
            <text:p>Toute autre utilisation : modification ; commerciale ; … <text:s/>est interdite.</text:p>
          </table:table-cell>
          <table:covered-table-cell table:number-columns-repeated="7" table:style-name="ce11"/>
          <table:table-cell table:style-name="ce22" table:number-columns-repeated="1014"/>
          <table:table-cell table:style-name="ce28" table:number-columns-repeated="2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Si <text:s/>les boutons</text:p>
          </table:table-cell>
          <table:table-cell table:number-columns-repeated="1023"/>
        </table:table-row>
        <table:table-row table:style-name="ro3">
          <table:table-cell>
            <draw:control table:end-cell-address="Aide.B7" table:end-x="12.52mm" table:end-y="4.42mm" draw:z-index="0" draw:style-name="gr3" draw:text-style-name="P3" svg:width="35.11mm" svg:height="9.07mm" svg:x="0mm" svg:y="0.64mm" draw:control="control1"/>
            <draw:control table:end-cell-address="Aide.B7" table:end-x="12.52mm" table:end-y="4.42mm" draw:z-index="3" draw:style-name="gr3" draw:text-style-name="P3" svg:width="35.11mm" svg:height="9.07mm" svg:x="0mm" svg:y="0.64mm" draw:control="control3"/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et</text:p>
          </table:table-cell>
          <table:table-cell table:number-columns-repeated="1023"/>
        </table:table-row>
        <table:table-row table:style-name="ro3">
          <table:table-cell table:style-name="ce8">
            <draw:control table:end-cell-address="Aide.B11" table:end-x="12.18mm" table:end-y="3.25mm" draw:z-index="1" draw:style-name="gr3" draw:text-style-name="P3" svg:width="34.77mm" svg:height="10.01mm" svg:x="0mm" svg:y="3.83mm" draw:control="control2"/>
            <draw:control table:end-cell-address="Aide.B11" table:end-x="12.18mm" table:end-y="3.25mm" draw:z-index="4" draw:style-name="gr3" draw:text-style-name="P3" svg:width="34.77mm" svg:height="10.03mm" svg:x="0mm" svg:y="3.81mm" draw:control="control4"/>
          </table:table-cell>
          <table:table-cell table:number-columns-repeated="1023"/>
        </table:table-row>
        <table:table-row table:style-name="ro3">
          <table:table-cell table:style-name="ce8"/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ne fonctionnent pas.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4">
          <table:table-cell table:style-name="ce9" office:value-type="string" calcext:value-type="string">
            <text:p>Dans le menu <text:span text:style-name="T1">A</text:span><text:span text:style-name="T2">ffichage</text:span> ; <text:span text:style-name="T1">D</text:span><text:span text:style-name="T2">ispositions des barres d’outils</text:span><text:span text:style-name="T3">.</text:span></text:p>
          </table:table-cell>
          <table:table-cell table:number-columns-repeated="1023"/>
        </table:table-row>
        <table:table-row table:style-name="ro3">
          <table:table-cell table:style-name="ce9"/>
          <table:table-cell table:number-columns-repeated="1023"/>
        </table:table-row>
        <table:table-row table:style-name="ro4">
          <table:table-cell office:value-type="string" calcext:value-type="string">
            <text:p>Sélectionner <text:span text:style-name="T2">É</text:span><text:span text:style-name="T4">b</text:span><text:span text:style-name="T2">auche de formulaire</text:span>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4">
          <table:table-cell office:value-type="string" calcext:value-type="string">
            <text:p>Cliquer sur <text:span text:style-name="T2">Mode conception</text:span><text:span text:style-name="T3">.</text:span>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Fermer cette barre d’outils</text:p>
          </table:table-cell>
          <table:table-cell table:number-columns-repeated="1023"/>
        </table:table-row>
        <table:table-row table:style-name="ro3" table:number-rows-repeated="104855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%" table:style-name="ta1" table:protected="true" table:protection-key="0uCh1RPBYg0aIPgBzxTfn7Bin+Y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Résultat" form:control-implementation="ooo:com.sun.star.form.component.CheckBox" xml:id="control5" form:id="control5" form:label="Résultat" form:linked-cell="'%'.G3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  <form:form form:name="Formulaire" form:datasource="J3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  <form:property form:property-name="URL" office:value-type="string" office:string-value=""/>
            </form:properties>
            <form:checkbox form:name="Réponses" form:control-implementation="ooo:com.sun.star.form.component.CheckBox" xml:id="control6" form:id="control6" form:label="Réponses" form:linked-cell="'%'.G6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control draw:z-index="0" draw:style-name="gr3" draw:text-style-name="P3" svg:width="48.07mm" svg:height="23.85mm" svg:x="268.85mm" svg:y="11.36mm" draw:control="control5"/>
          <draw:control draw:z-index="1" draw:style-name="gr3" draw:text-style-name="P3" svg:width="47.64mm" svg:height="23.87mm" svg:x="268.92mm" svg:y="59.78mm" draw:control="control6"/>
        </table:shapes>
        <table:table-column table:style-name="co2" table:default-cell-style-name="ce20"/>
        <table:table-column table:style-name="co3" table:number-columns-repeated="2" table:default-cell-style-name="ce20"/>
        <table:table-column table:style-name="co4" table:default-cell-style-name="ce20"/>
        <table:table-column table:style-name="co3" table:number-columns-repeated="2" table:default-cell-style-name="ce20"/>
        <table:table-column table:style-name="co5" table:default-cell-style-name="ce20"/>
        <table:table-column table:style-name="co1" table:number-columns-repeated="1012" table:default-cell-style-name="ce20"/>
        <table:table-column table:style-name="co1" table:number-columns-repeated="5" table:default-cell-style-name="ce3"/>
        <table:table-row table:style-name="ro5">
          <table:table-cell table:style-name="ce78" office:value-type="string" calcext:value-type="string" table:number-columns-spanned="6" table:number-rows-spanned="1">
            <text:p>KELLER Stéphane - Lycée agricole Louis Pasteur</text:p>
          </table:table-cell>
          <table:covered-table-cell table:number-columns-repeated="2" table:style-name="ce85"/>
          <table:covered-table-cell table:style-name="ce80"/>
          <table:covered-table-cell table:number-columns-repeated="2" table:style-name="ce104"/>
          <table:table-cell table:style-name="ce36"/>
          <table:table-cell table:number-columns-repeated="1017"/>
        </table:table-row>
        <table:table-row table:style-name="ro5">
          <table:table-cell table:style-name="ce2" office:value-type="string" calcext:value-type="string" table:number-columns-spanned="6" table:number-rows-spanned="1">
            <text:p>Nouveau test : Crtl + Shitf + F9</text:p>
          </table:table-cell>
          <table:covered-table-cell table:number-columns-repeated="2" table:style-name="ce78"/>
          <table:covered-table-cell table:style-name="ce80"/>
          <table:covered-table-cell table:number-columns-repeated="2" table:style-name="ce104"/>
          <table:table-cell table:style-name="ce36"/>
          <table:table-cell table:number-columns-repeated="1017"/>
        </table:table-row>
        <table:table-row table:style-name="ro5">
          <table:table-cell table:style-name="ce80" office:value-type="string" calcext:value-type="string">
            <text:p>N°</text:p>
          </table:table-cell>
          <table:table-cell table:style-name="ce80" office:value-type="string" calcext:value-type="string">
            <text:p>%</text:p>
          </table:table-cell>
          <table:table-cell table:style-name="ce80" office:value-type="string" calcext:value-type="string">
            <text:p>Prix (€)</text:p>
          </table:table-cell>
          <table:table-cell table:style-name="ce80" office:value-type="string" calcext:value-type="string">
            <text:p>Montant (€)</text:p>
          </table:table-cell>
          <table:table-cell table:style-name="ce104" office:value-type="string" calcext:value-type="string">
            <text:p>V/F</text:p>
          </table:table-cell>
          <table:table-cell table:style-name="ce104" office:value-type="string" calcext:value-type="string">
            <text:p>R</text:p>
          </table:table-cell>
          <table:table-cell table:style-name="ce36" office:value-type="boolean" office:boolean-value="false" calcext:value-type="boolean">
            <text:p>FAUX</text:p>
          </table:table-cell>
          <table:table-cell table:number-columns-repeated="1017"/>
        </table:table-row>
        <table:table-row table:style-name="ro5">
          <table:table-cell table:style-name="ce12" office:value-type="float" office:value="1" calcext:value-type="float">
            <text:p>1</text:p>
          </table:table-cell>
          <table:table-cell table:style-name="ce41" table:formula="of:=INDEX([$Données.AI$1:$Données.AI$1048576];[$Données.AL3]+2)" office:value-type="percentage" office:value="0.8" calcext:value-type="percentage">
            <text:p>80%</text:p>
          </table:table-cell>
          <table:table-cell table:style-name="ce45" table:formula="of:=INDEX([$Données.AJ$1:$Données.AJ$1048576];[$Données.AL3]+2)" office:value-type="float" office:value="520" calcext:value-type="float">
            <text:p>520</text:p>
          </table:table-cell>
          <table:table-cell table:style-name="ce93"/>
          <table:table-cell table:style-name="ce44" table:formula="of:=IF([.$G$3];IF([.D4]=INDEX([$Données.AK$1:$Données.AK$1048576];[$Données.AL3]+2);&quot;VRAI&quot;;&quot;FAUX&quot;);&quot;&quot;)">
            <text:p/>
          </table:table-cell>
          <table:table-cell table:style-name="ce65" table:formula="of:=IF(AND([.$G$3];[.$G$6]);INDEX([$Données.AK$1:$Données.AK$1048576];[$Données.AL3]+2);&quot;&quot;)">
            <text:p/>
          </table:table-cell>
          <table:table-cell table:style-name="ce37" table:formula="of:=IF([.$G$3];2*COUNTIF([.E4:.E13];&quot;VRAI&quot;);&quot;&quot;)" table:number-columns-spanned="1" table:number-rows-spanned="2">
            <text:p/>
          </table:table-cell>
          <table:table-cell table:number-columns-repeated="1017"/>
        </table:table-row>
        <table:table-row table:style-name="ro5">
          <table:table-cell table:style-name="ce15" office:value-type="float" office:value="2" calcext:value-type="float">
            <text:p>2</text:p>
          </table:table-cell>
          <table:table-cell table:style-name="ce42" table:formula="of:=INDEX([$Données.AI$1:$Données.AI$1048576];[$Données.AL4]+2)" office:value-type="percentage" office:value="0.5" calcext:value-type="percentage">
            <text:p>50%</text:p>
          </table:table-cell>
          <table:table-cell table:style-name="ce31" table:formula="of:=INDEX([$Données.AJ$1:$Données.AJ$1048576];[$Données.AL4]+2)" office:value-type="float" office:value="420" calcext:value-type="float">
            <text:p>420</text:p>
          </table:table-cell>
          <table:table-cell table:style-name="ce94"/>
          <table:table-cell table:style-name="ce47" table:formula="of:=IF([.$G$3];IF([.D5]=INDEX([$Données.AK$1:$Données.AK$1048576];[$Données.AL4]+2);&quot;VRAI&quot;;&quot;FAUX&quot;);&quot;&quot;)">
            <text:p/>
          </table:table-cell>
          <table:table-cell table:style-name="ce66" table:formula="of:=IF(AND([.$G$3];[.$G$6]);INDEX([$Données.AK$1:$Données.AK$1048576];[$Données.AL4]+2);&quot;&quot;)">
            <text:p/>
          </table:table-cell>
          <table:covered-table-cell table:style-name="ce85"/>
          <table:table-cell table:number-columns-repeated="1017"/>
        </table:table-row>
        <table:table-row table:style-name="ro5">
          <table:table-cell table:style-name="ce12" office:value-type="float" office:value="3" calcext:value-type="float">
            <text:p>3</text:p>
          </table:table-cell>
          <table:table-cell table:style-name="ce41" table:formula="of:=INDEX([$Données.AI$1:$Données.AI$1048576];[$Données.AL5]+2)" office:value-type="percentage" office:value="0.3" calcext:value-type="percentage">
            <text:p>30%</text:p>
          </table:table-cell>
          <table:table-cell table:style-name="ce45" table:formula="of:=INDEX([$Données.AJ$1:$Données.AJ$1048576];[$Données.AL5]+2)" office:value-type="float" office:value="620" calcext:value-type="float">
            <text:p>620</text:p>
          </table:table-cell>
          <table:table-cell table:style-name="ce93"/>
          <table:table-cell table:style-name="ce50" table:formula="of:=IF([.$G$3];IF([.D6]=INDEX([$Données.AK$1:$Données.AK$1048576];[$Données.AL5]+2);&quot;VRAI&quot;;&quot;FAUX&quot;);&quot;&quot;)">
            <text:p/>
          </table:table-cell>
          <table:table-cell table:style-name="ce67" table:formula="of:=IF(AND([.$G$3];[.$G$6]);INDEX([$Données.AK$1:$Données.AK$1048576];[$Données.AL5]+2);&quot;&quot;)">
            <text:p/>
          </table:table-cell>
          <table:table-cell table:style-name="ce36" office:value-type="boolean" office:boolean-value="false" calcext:value-type="boolean">
            <text:p>FAUX</text:p>
          </table:table-cell>
          <table:table-cell table:number-columns-repeated="1017"/>
        </table:table-row>
        <table:table-row table:style-name="ro5">
          <table:table-cell table:style-name="ce15" office:value-type="float" office:value="4" calcext:value-type="float">
            <text:p>4</text:p>
          </table:table-cell>
          <table:table-cell table:style-name="ce42" table:formula="of:=INDEX([$Données.AI$1:$Données.AI$1048576];[$Données.AL6]+2)" office:value-type="percentage" office:value="0.7" calcext:value-type="percentage">
            <text:p>70%</text:p>
          </table:table-cell>
          <table:table-cell table:style-name="ce31" table:formula="of:=INDEX([$Données.AJ$1:$Données.AJ$1048576];[$Données.AL6]+2)" office:value-type="float" office:value="850" calcext:value-type="float">
            <text:p>850</text:p>
          </table:table-cell>
          <table:table-cell table:style-name="ce94"/>
          <table:table-cell table:style-name="ce51" table:formula="of:=IF([.$G$3];IF([.D7]=INDEX([$Données.AK$1:$Données.AK$1048576];[$Données.AL6]+2);&quot;VRAI&quot;;&quot;FAUX&quot;);&quot;&quot;)">
            <text:p/>
          </table:table-cell>
          <table:table-cell table:style-name="ce68" table:formula="of:=IF(AND([.$G$3];[.$G$6]);INDEX([$Données.AK$1:$Données.AK$1048576];[$Données.AL6]+2);&quot;&quot;)">
            <text:p/>
          </table:table-cell>
          <table:table-cell table:number-columns-repeated="1018"/>
        </table:table-row>
        <table:table-row table:style-name="ro5">
          <table:table-cell table:style-name="ce12" office:value-type="float" office:value="5" calcext:value-type="float">
            <text:p>5</text:p>
          </table:table-cell>
          <table:table-cell table:style-name="ce41" table:formula="of:=INDEX([$Données.AI$1:$Données.AI$1048576];[$Données.AL7]+2)" office:value-type="percentage" office:value="0.3" calcext:value-type="percentage">
            <text:p>30%</text:p>
          </table:table-cell>
          <table:table-cell table:style-name="ce45" table:formula="of:=INDEX([$Données.AJ$1:$Données.AJ$1048576];[$Données.AL7]+2)" office:value-type="float" office:value="820" calcext:value-type="float">
            <text:p>820</text:p>
          </table:table-cell>
          <table:table-cell table:style-name="ce93"/>
          <table:table-cell table:style-name="ce54" table:formula="of:=IF([.$G$3];IF([.D8]=INDEX([$Données.AK$1:$Données.AK$1048576];[$Données.AL7]+2);&quot;VRAI&quot;;&quot;FAUX&quot;);&quot;&quot;)">
            <text:p/>
          </table:table-cell>
          <table:table-cell table:style-name="ce69" table:formula="of:=IF(AND([.$G$3];[.$G$6]);INDEX([$Données.AK$1:$Données.AK$1048576];[$Données.AL7]+2);&quot;&quot;)">
            <text:p/>
          </table:table-cell>
          <table:table-cell table:number-columns-repeated="1018"/>
        </table:table-row>
        <table:table-row table:style-name="ro5">
          <table:table-cell table:style-name="ce15" office:value-type="float" office:value="6" calcext:value-type="float">
            <text:p>6</text:p>
          </table:table-cell>
          <table:table-cell table:style-name="ce42" table:formula="of:=INDEX([$Données.AI$1:$Données.AI$1048576];[$Données.AL8]+2)" office:value-type="percentage" office:value="0.6" calcext:value-type="percentage">
            <text:p>60%</text:p>
          </table:table-cell>
          <table:table-cell table:style-name="ce31" table:formula="of:=INDEX([$Données.AJ$1:$Données.AJ$1048576];[$Données.AL8]+2)" office:value-type="float" office:value="870" calcext:value-type="float">
            <text:p>870</text:p>
          </table:table-cell>
          <table:table-cell table:style-name="ce94"/>
          <table:table-cell table:style-name="ce58" table:formula="of:=IF([.$G$3];IF([.D9]=INDEX([$Données.AK$1:$Données.AK$1048576];[$Données.AL8]+2);&quot;VRAI&quot;;&quot;FAUX&quot;);&quot;&quot;)">
            <text:p/>
          </table:table-cell>
          <table:table-cell table:style-name="ce70" table:formula="of:=IF(AND([.$G$3];[.$G$6]);INDEX([$Données.AK$1:$Données.AK$1048576];[$Données.AL8]+2);&quot;&quot;)">
            <text:p/>
          </table:table-cell>
          <table:table-cell table:number-columns-repeated="1018"/>
        </table:table-row>
        <table:table-row table:style-name="ro5">
          <table:table-cell table:style-name="ce12" office:value-type="float" office:value="7" calcext:value-type="float">
            <text:p>7</text:p>
          </table:table-cell>
          <table:table-cell table:style-name="ce41" table:formula="of:=INDEX([$Données.AI$1:$Données.AI$1048576];[$Données.AL9]+2)" office:value-type="percentage" office:value="0.3" calcext:value-type="percentage">
            <text:p>30%</text:p>
          </table:table-cell>
          <table:table-cell table:style-name="ce45" table:formula="of:=INDEX([$Données.AJ$1:$Données.AJ$1048576];[$Données.AL9]+2)" office:value-type="float" office:value="560" calcext:value-type="float">
            <text:p>560</text:p>
          </table:table-cell>
          <table:table-cell table:style-name="ce93"/>
          <table:table-cell table:style-name="ce59" table:formula="of:=IF([.$G$3];IF([.D10]=INDEX([$Données.AK$1:$Données.AK$1048576];[$Données.AL9]+2);&quot;VRAI&quot;;&quot;FAUX&quot;);&quot;&quot;)">
            <text:p/>
          </table:table-cell>
          <table:table-cell table:style-name="ce71" table:formula="of:=IF(AND([.$G$3];[.$G$6]);INDEX([$Données.AK$1:$Données.AK$1048576];[$Données.AL9]+2);&quot;&quot;)">
            <text:p/>
          </table:table-cell>
          <table:table-cell table:number-columns-repeated="1018"/>
        </table:table-row>
        <table:table-row table:style-name="ro5">
          <table:table-cell table:style-name="ce15" office:value-type="float" office:value="8" calcext:value-type="float">
            <text:p>8</text:p>
          </table:table-cell>
          <table:table-cell table:style-name="ce42" table:formula="of:=INDEX([$Données.AI$1:$Données.AI$1048576];[$Données.AL10]+2)" office:value-type="percentage" office:value="0.4" calcext:value-type="percentage">
            <text:p>40%</text:p>
          </table:table-cell>
          <table:table-cell table:style-name="ce31" table:formula="of:=INDEX([$Données.AJ$1:$Données.AJ$1048576];[$Données.AL10]+2)" office:value-type="float" office:value="290" calcext:value-type="float">
            <text:p>290</text:p>
          </table:table-cell>
          <table:table-cell table:style-name="ce94"/>
          <table:table-cell table:style-name="ce60" table:formula="of:=IF([.$G$3];IF([.D11]=INDEX([$Données.AK$1:$Données.AK$1048576];[$Données.AL10]+2);&quot;VRAI&quot;;&quot;FAUX&quot;);&quot;&quot;)">
            <text:p/>
          </table:table-cell>
          <table:table-cell table:style-name="ce72" table:formula="of:=IF(AND([.$G$3];[.$G$6]);INDEX([$Données.AK$1:$Données.AK$1048576];[$Données.AL10]+2);&quot;&quot;)">
            <text:p/>
          </table:table-cell>
          <table:table-cell table:number-columns-repeated="1018"/>
        </table:table-row>
        <table:table-row table:style-name="ro5">
          <table:table-cell table:style-name="ce12" office:value-type="float" office:value="9" calcext:value-type="float">
            <text:p>9</text:p>
          </table:table-cell>
          <table:table-cell table:style-name="ce41" table:formula="of:=INDEX([$Données.AI$1:$Données.AI$1048576];[$Données.AL11]+2)" office:value-type="percentage" office:value="0.8" calcext:value-type="percentage">
            <text:p>80%</text:p>
          </table:table-cell>
          <table:table-cell table:style-name="ce45" table:formula="of:=INDEX([$Données.AJ$1:$Données.AJ$1048576];[$Données.AL11]+2)" office:value-type="float" office:value="800" calcext:value-type="float">
            <text:p>800</text:p>
          </table:table-cell>
          <table:table-cell table:style-name="ce93"/>
          <table:table-cell table:style-name="ce61" table:formula="of:=IF([.$G$3];IF([.D12]=INDEX([$Données.AK$1:$Données.AK$1048576];[$Données.AL11]+2);&quot;VRAI&quot;;&quot;FAUX&quot;);&quot;&quot;)">
            <text:p/>
          </table:table-cell>
          <table:table-cell table:style-name="ce74" table:formula="of:=IF(AND([.$G$3];[.$G$6]);INDEX([$Données.AK$1:$Données.AK$1048576];[$Données.AL11]+2);&quot;&quot;)">
            <text:p/>
          </table:table-cell>
          <table:table-cell table:number-columns-repeated="1018"/>
        </table:table-row>
        <table:table-row table:style-name="ro5">
          <table:table-cell table:style-name="ce15" office:value-type="float" office:value="10" calcext:value-type="float">
            <text:p>10</text:p>
          </table:table-cell>
          <table:table-cell table:style-name="ce42" table:formula="of:=INDEX([$Données.AI$1:$Données.AI$1048576];[$Données.AL12]+2)" office:value-type="percentage" office:value="0.2" calcext:value-type="percentage">
            <text:p>20%</text:p>
          </table:table-cell>
          <table:table-cell table:style-name="ce31" table:formula="of:=INDEX([$Données.AJ$1:$Données.AJ$1048576];[$Données.AL12]+2)" office:value-type="float" office:value="690" calcext:value-type="float">
            <text:p>690</text:p>
          </table:table-cell>
          <table:table-cell table:style-name="ce93"/>
          <table:table-cell table:style-name="ce63" table:formula="of:=IF([.$G$3];IF([.D13]=INDEX([$Données.AK$1:$Données.AK$1048576];[$Données.AL12]+2);&quot;VRAI&quot;;&quot;FAUX&quot;);&quot;&quot;)">
            <text:p/>
          </table:table-cell>
          <table:table-cell table:style-name="ce75" table:formula="of:=IF(AND([.$G$3];[.$G$6]);INDEX([$Données.AK$1:$Données.AK$1048576];[$Données.AL12]+2);&quot;&quot;)">
            <text:p/>
          </table:table-cell>
          <table:table-cell table:number-columns-repeated="1018"/>
        </table:table-row>
        <table:table-row table:style-name="ro5">
          <table:table-cell table:style-name="ce16" table:number-columns-repeated="3"/>
          <table:table-cell/>
          <table:table-cell table:style-name="ce16" table:number-columns-repeated="2"/>
          <table:table-cell table:style-name="ce40"/>
          <table:table-cell table:number-columns-repeated="1017"/>
        </table:table-row>
        <table:table-row table:style-name="ro5">
          <table:table-cell table:style-name="ce16" table:number-columns-repeated="3"/>
          <table:table-cell/>
          <table:table-cell table:style-name="ce27" table:number-columns-repeated="2"/>
          <table:table-cell table:number-columns-repeated="1018"/>
        </table:table-row>
        <table:table-row table:style-name="ro5" table:number-rows-repeated="66">
          <table:table-cell table:style-name="ce16" table:number-columns-repeated="3"/>
          <table:table-cell table:number-columns-repeated="1021"/>
        </table:table-row>
        <table:table-row table:style-name="ro5" table:number-rows-repeated="1048488">
          <table:table-cell table:number-columns-repeated="1024"/>
        </table:table-row>
        <table:table-row table:style-name="ro6" table:number-rows-repeated="6">
          <table:table-cell table:number-columns-repeated="1024"/>
        </table:table-row>
        <table:table-row table:style-name="ro6">
          <table:table-cell table:number-columns-repeated="1024"/>
        </table:table-row>
        <calcext:conditional-formats>
          <calcext:conditional-format calcext:target-range-address="'%'.E4:'%'.E4">
            <calcext:condition calcext:apply-style-name="FAUX" calcext:value="formula-is(IF([.$E4]=&quot;FAUX&quot;))" calcext:base-cell-address="'%'.E4"/>
            <calcext:condition calcext:apply-style-name="VRAI" calcext:value="formula-is(IF([.$E4]=&quot;VRAI&quot;))" calcext:base-cell-address="'%'.E4"/>
          </calcext:conditional-format>
          <calcext:conditional-format calcext:target-range-address="'%'.F4:'%'.F4">
            <calcext:condition calcext:apply-style-name="FAUX" calcext:value="formula-is(IF([.$E4]=&quot;FAUX&quot;))" calcext:base-cell-address="'%'.E4"/>
            <calcext:condition calcext:apply-style-name="VRAI" calcext:value="formula-is(IF([.$E4]=&quot;VRAI&quot;))" calcext:base-cell-address="'%'.E4"/>
          </calcext:conditional-format>
          <calcext:conditional-format calcext:target-range-address="'%'.E5:'%'.E5">
            <calcext:condition calcext:apply-style-name="FAUX" calcext:value="formula-is(IF([.$E4]=&quot;FAUX&quot;))" calcext:base-cell-address="'%'.E4"/>
            <calcext:condition calcext:apply-style-name="VRAI" calcext:value="formula-is(IF([.$E4]=&quot;VRAI&quot;))" calcext:base-cell-address="'%'.E4"/>
          </calcext:conditional-format>
          <calcext:conditional-format calcext:target-range-address="'%'.F5:'%'.F5">
            <calcext:condition calcext:apply-style-name="FAUX" calcext:value="formula-is(IF([.$E4]=&quot;FAUX&quot;))" calcext:base-cell-address="'%'.E4"/>
            <calcext:condition calcext:apply-style-name="VRAI" calcext:value="formula-is(IF([.$E4]=&quot;VRAI&quot;))" calcext:base-cell-address="'%'.E4"/>
          </calcext:conditional-format>
          <calcext:conditional-format calcext:target-range-address="'%'.E6:'%'.E6">
            <calcext:condition calcext:apply-style-name="FAUX" calcext:value="formula-is(IF([.$E4]=&quot;FAUX&quot;))" calcext:base-cell-address="'%'.E4"/>
            <calcext:condition calcext:apply-style-name="VRAI" calcext:value="formula-is(IF([.$E4]=&quot;VRAI&quot;))" calcext:base-cell-address="'%'.E4"/>
          </calcext:conditional-format>
          <calcext:conditional-format calcext:target-range-address="'%'.F6:'%'.F6">
            <calcext:condition calcext:apply-style-name="FAUX" calcext:value="formula-is(IF([.$E4]=&quot;FAUX&quot;))" calcext:base-cell-address="'%'.E4"/>
            <calcext:condition calcext:apply-style-name="VRAI" calcext:value="formula-is(IF([.$E4]=&quot;VRAI&quot;))" calcext:base-cell-address="'%'.E4"/>
          </calcext:conditional-format>
          <calcext:conditional-format calcext:target-range-address="'%'.E7:'%'.E7">
            <calcext:condition calcext:apply-style-name="FAUX" calcext:value="formula-is(IF([.$E4]=&quot;FAUX&quot;))" calcext:base-cell-address="'%'.E4"/>
            <calcext:condition calcext:apply-style-name="VRAI" calcext:value="formula-is(IF([.$E4]=&quot;VRAI&quot;))" calcext:base-cell-address="'%'.E4"/>
          </calcext:conditional-format>
          <calcext:conditional-format calcext:target-range-address="'%'.F7:'%'.F7">
            <calcext:condition calcext:apply-style-name="FAUX" calcext:value="formula-is(IF([.$E4]=&quot;FAUX&quot;))" calcext:base-cell-address="'%'.E4"/>
            <calcext:condition calcext:apply-style-name="VRAI" calcext:value="formula-is(IF([.$E4]=&quot;VRAI&quot;))" calcext:base-cell-address="'%'.E4"/>
          </calcext:conditional-format>
          <calcext:conditional-format calcext:target-range-address="'%'.E8:'%'.E8">
            <calcext:condition calcext:apply-style-name="FAUX" calcext:value="formula-is(IF([.$E4]=&quot;FAUX&quot;))" calcext:base-cell-address="'%'.E4"/>
            <calcext:condition calcext:apply-style-name="VRAI" calcext:value="formula-is(IF([.$E4]=&quot;VRAI&quot;))" calcext:base-cell-address="'%'.E4"/>
          </calcext:conditional-format>
          <calcext:conditional-format calcext:target-range-address="'%'.F8:'%'.F8">
            <calcext:condition calcext:apply-style-name="FAUX" calcext:value="formula-is(IF([.$E4]=&quot;FAUX&quot;))" calcext:base-cell-address="'%'.E4"/>
            <calcext:condition calcext:apply-style-name="VRAI" calcext:value="formula-is(IF([.$E4]=&quot;VRAI&quot;))" calcext:base-cell-address="'%'.E4"/>
          </calcext:conditional-format>
          <calcext:conditional-format calcext:target-range-address="'%'.E9:'%'.E9">
            <calcext:condition calcext:apply-style-name="FAUX" calcext:value="formula-is(IF([.$E4]=&quot;FAUX&quot;))" calcext:base-cell-address="'%'.E4"/>
            <calcext:condition calcext:apply-style-name="VRAI" calcext:value="formula-is(IF([.$E4]=&quot;VRAI&quot;))" calcext:base-cell-address="'%'.E4"/>
          </calcext:conditional-format>
          <calcext:conditional-format calcext:target-range-address="'%'.F9:'%'.F9">
            <calcext:condition calcext:apply-style-name="FAUX" calcext:value="formula-is(IF([.$E4]=&quot;FAUX&quot;))" calcext:base-cell-address="'%'.E4"/>
            <calcext:condition calcext:apply-style-name="VRAI" calcext:value="formula-is(IF([.$E4]=&quot;VRAI&quot;))" calcext:base-cell-address="'%'.E4"/>
          </calcext:conditional-format>
          <calcext:conditional-format calcext:target-range-address="'%'.E10:'%'.E10">
            <calcext:condition calcext:apply-style-name="FAUX" calcext:value="formula-is(IF([.$E4]=&quot;FAUX&quot;))" calcext:base-cell-address="'%'.E4"/>
            <calcext:condition calcext:apply-style-name="VRAI" calcext:value="formula-is(IF([.$E4]=&quot;VRAI&quot;))" calcext:base-cell-address="'%'.E4"/>
          </calcext:conditional-format>
          <calcext:conditional-format calcext:target-range-address="'%'.F10:'%'.F10">
            <calcext:condition calcext:apply-style-name="FAUX" calcext:value="formula-is(IF([.$E4]=&quot;FAUX&quot;))" calcext:base-cell-address="'%'.E4"/>
            <calcext:condition calcext:apply-style-name="VRAI" calcext:value="formula-is(IF([.$E4]=&quot;VRAI&quot;))" calcext:base-cell-address="'%'.E4"/>
          </calcext:conditional-format>
          <calcext:conditional-format calcext:target-range-address="'%'.E11:'%'.E11">
            <calcext:condition calcext:apply-style-name="FAUX" calcext:value="formula-is(IF([.$E4]=&quot;FAUX&quot;))" calcext:base-cell-address="'%'.E4"/>
            <calcext:condition calcext:apply-style-name="VRAI" calcext:value="formula-is(IF([.$E4]=&quot;VRAI&quot;))" calcext:base-cell-address="'%'.E4"/>
          </calcext:conditional-format>
          <calcext:conditional-format calcext:target-range-address="'%'.F11:'%'.F11">
            <calcext:condition calcext:apply-style-name="FAUX" calcext:value="formula-is(IF([.$E4]=&quot;FAUX&quot;))" calcext:base-cell-address="'%'.E4"/>
            <calcext:condition calcext:apply-style-name="VRAI" calcext:value="formula-is(IF([.$E4]=&quot;VRAI&quot;))" calcext:base-cell-address="'%'.E4"/>
          </calcext:conditional-format>
          <calcext:conditional-format calcext:target-range-address="'%'.E12:'%'.E12">
            <calcext:condition calcext:apply-style-name="FAUX" calcext:value="formula-is(IF([.$E4]=&quot;FAUX&quot;))" calcext:base-cell-address="'%'.E4"/>
            <calcext:condition calcext:apply-style-name="VRAI" calcext:value="formula-is(IF([.$E4]=&quot;VRAI&quot;))" calcext:base-cell-address="'%'.E4"/>
          </calcext:conditional-format>
          <calcext:conditional-format calcext:target-range-address="'%'.F12:'%'.F12">
            <calcext:condition calcext:apply-style-name="FAUX" calcext:value="formula-is(IF([.$E4]=&quot;FAUX&quot;))" calcext:base-cell-address="'%'.E4"/>
            <calcext:condition calcext:apply-style-name="VRAI" calcext:value="formula-is(IF([.$E4]=&quot;VRAI&quot;))" calcext:base-cell-address="'%'.E4"/>
          </calcext:conditional-format>
          <calcext:conditional-format calcext:target-range-address="'%'.E13:'%'.E13">
            <calcext:condition calcext:apply-style-name="FAUX" calcext:value="formula-is(IF([.$E4]=&quot;FAUX&quot;))" calcext:base-cell-address="'%'.E4"/>
            <calcext:condition calcext:apply-style-name="VRAI" calcext:value="formula-is(IF([.$E4]=&quot;VRAI&quot;))" calcext:base-cell-address="'%'.E4"/>
          </calcext:conditional-format>
          <calcext:conditional-format calcext:target-range-address="'%'.F13:'%'.F13">
            <calcext:condition calcext:apply-style-name="FAUX" calcext:value="formula-is(IF([.$E4]=&quot;FAUX&quot;))" calcext:base-cell-address="'%'.E4"/>
            <calcext:condition calcext:apply-style-name="VRAI" calcext:value="formula-is(IF([.$E4]=&quot;VRAI&quot;))" calcext:base-cell-address="'%'.E4"/>
          </calcext:conditional-format>
        </calcext:conditional-formats>
      </table:table>
      <table:table table:name="% --&gt; x" table:style-name="ta1" table:protected="true" table:protection-key="0uCh1RPBYg0aIPgBzxTfn7Bin+Y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  <form:property form:property-name="URL" office:value-type="string" office:string-value=""/>
            </form:properties>
            <form:checkbox form:name="Résultat" form:control-implementation="ooo:com.sun.star.form.component.CheckBox" xml:id="control7" form:id="control7" form:label="Résultat" form:linked-cell="'% --&gt; x'.K3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8" form:id="control8" form:label="Réponses" form:linked-cell="'% --&gt; x'.K6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control draw:z-index="0" draw:style-name="gr3" draw:text-style-name="P3" svg:width="46.34mm" svg:height="22.97mm" svg:x="316.29mm" svg:y="12.87mm" draw:control="control7"/>
          <draw:control draw:z-index="1" draw:style-name="gr3" draw:text-style-name="P3" svg:width="46.95mm" svg:height="23.87mm" svg:x="316.25mm" svg:y="58.91mm" draw:control="control8"/>
        </table:shapes>
        <table:table-column table:style-name="co6" table:default-cell-style-name="ce20"/>
        <table:table-column table:style-name="co7" table:default-cell-style-name="ce20"/>
        <table:table-column table:style-name="co8" table:default-cell-style-name="ce20"/>
        <table:table-column table:style-name="co9" table:default-cell-style-name="ce20"/>
        <table:table-column table:style-name="co10" table:default-cell-style-name="ce20"/>
        <table:table-column table:style-name="co6" table:default-cell-style-name="ce20"/>
        <table:table-column table:style-name="co11" table:default-cell-style-name="ce20"/>
        <table:table-column table:style-name="co12" table:default-cell-style-name="ce20"/>
        <table:table-column table:style-name="co9" table:default-cell-style-name="ce20"/>
        <table:table-column table:style-name="co13" table:default-cell-style-name="ce20"/>
        <table:table-column table:style-name="co14" table:default-cell-style-name="ce20"/>
        <table:table-column table:style-name="co1" table:number-columns-repeated="1013" table:default-cell-style-name="ce20"/>
        <table:table-row table:style-name="ro5">
          <table:table-cell table:style-name="ce78" office:value-type="string" calcext:value-type="string" table:number-columns-spanned="10" table:number-rows-spanned="1">
            <text:p>KELLER Stéphane - Lycée agricole Louis Pasteur</text:p>
          </table:table-cell>
          <table:covered-table-cell table:style-name="ce85"/>
          <table:covered-table-cell table:style-name="ce80"/>
          <table:covered-table-cell table:number-columns-repeated="7" table:style-name="ce104"/>
          <table:table-cell table:style-name="ce36"/>
          <table:table-cell table:number-columns-repeated="1013"/>
        </table:table-row>
        <table:table-row table:style-name="ro5">
          <table:table-cell table:style-name="ce2" office:value-type="string" calcext:value-type="string" table:number-columns-spanned="10" table:number-rows-spanned="1">
            <text:p>Nouveau test : Crtl + Shitf + F9</text:p>
          </table:table-cell>
          <table:covered-table-cell table:style-name="ce78"/>
          <table:covered-table-cell table:style-name="ce80"/>
          <table:covered-table-cell table:number-columns-repeated="7" table:style-name="ce104"/>
          <table:table-cell table:style-name="ce36"/>
          <table:table-cell table:number-columns-repeated="1013"/>
        </table:table-row>
        <table:table-row table:style-name="ro7">
          <table:table-cell table:style-name="ce80" office:value-type="string" calcext:value-type="string">
            <text:p>N°</text:p>
          </table:table-cell>
          <table:table-cell table:style-name="ce80" office:value-type="string" calcext:value-type="string">
            <text:p>%</text:p>
          </table:table-cell>
          <table:table-cell table:style-name="ce62" office:value-type="string" calcext:value-type="string">
            <text:p></text:p>
          </table:table-cell>
          <table:table-cell table:style-name="ce19" office:value-type="string" calcext:value-type="string">
            <text:p>V/F</text:p>
          </table:table-cell>
          <table:table-cell table:style-name="ce104" office:value-type="string" calcext:value-type="string">
            <text:p><text:span text:style-name="T5">R (</text:span><text:span text:style-name="T6"></text:span>)</text:p>
          </table:table-cell>
          <table:table-cell table:style-name="ce80" office:value-type="string" calcext:value-type="string">
            <text:p>N°</text:p>
          </table:table-cell>
          <table:table-cell table:style-name="ce80" office:value-type="string" calcext:value-type="string">
            <text:p>%</text:p>
          </table:table-cell>
          <table:table-cell table:style-name="ce62" office:value-type="string" calcext:value-type="string">
            <text:p></text:p>
          </table:table-cell>
          <table:table-cell table:style-name="ce104" office:value-type="string" calcext:value-type="string">
            <text:p>V/F</text:p>
          </table:table-cell>
          <table:table-cell table:style-name="ce104" office:value-type="string" calcext:value-type="string">
            <text:p><text:span text:style-name="T5">R (</text:span><text:span text:style-name="T6"></text:span>)</text:p>
          </table:table-cell>
          <table:table-cell table:style-name="ce36" office:value-type="boolean" office:boolean-value="false" calcext:value-type="boolean">
            <text:p>FAUX</text:p>
          </table:table-cell>
          <table:table-cell table:number-columns-repeated="1013"/>
        </table:table-row>
        <table:table-row table:style-name="ro5">
          <table:table-cell table:style-name="ce12" office:value-type="float" office:value="1" calcext:value-type="float">
            <text:p>1</text:p>
          </table:table-cell>
          <table:table-cell table:style-name="ce29" table:formula="of:=INDEX([$Données.F$1:$Données.F$1048576];[$Données.H3]+2)" office:value-type="string" office:string-value="+20%" calcext:value-type="string">
            <text:p>+20%</text:p>
          </table:table-cell>
          <table:table-cell table:style-name="ce25"/>
          <table:table-cell table:style-name="ce86" table:formula="of:=IF([.$K$3];IF([.C4]=INDEX([$Données.G$1:$Données.G$1048576];[$Données.H3]+2);&quot;VRAI&quot;;&quot;FAUX&quot;);&quot;&quot;)">
            <text:p/>
          </table:table-cell>
          <table:table-cell table:style-name="ce201" table:formula="of:=IF(AND([.$K$3];[.$K$6]);INDEX([$Données.G$1:$Données.G$1048576];[$Données.H3]+2);&quot;&quot;)">
            <text:p/>
          </table:table-cell>
          <table:table-cell table:style-name="ce12" office:value-type="float" office:value="11" calcext:value-type="float">
            <text:p>11</text:p>
          </table:table-cell>
          <table:table-cell table:style-name="ce29" table:formula="of:=INDEX([$Données.F$1:$Données.F$1048576];[$Données.H13]+2)" office:value-type="string" office:string-value="+50%" calcext:value-type="string">
            <text:p>+50%</text:p>
          </table:table-cell>
          <table:table-cell table:style-name="ce25"/>
          <table:table-cell table:style-name="ce131" table:formula="of:=IF([.$K$3];IF([.H4]=INDEX([$Données.G$1:$Données.G$1048576];[$Données.H13]+2);&quot;VRAI&quot;;&quot;FAUX&quot;);&quot;&quot;)">
            <text:p/>
          </table:table-cell>
          <table:table-cell table:style-name="ce155" table:formula="of:=IF(AND([.$K$3];[.$K$6]);INDEX([$Données.G$1:$Données.G$1048576];[$Données.H13]+2);&quot;&quot;)">
            <text:p/>
          </table:table-cell>
          <table:table-cell table:style-name="ce37" table:formula="of:=IF([.$K$3];COUNTIF([.D4:.D13];&quot;VRAI&quot;)+COUNTIF([.I4:.I13];&quot;VRAI&quot;);&quot;&quot;)" table:number-columns-spanned="1" table:number-rows-spanned="2">
            <text:p/>
          </table:table-cell>
          <table:table-cell table:number-columns-repeated="1013"/>
        </table:table-row>
        <table:table-row table:style-name="ro5">
          <table:table-cell table:style-name="ce15" office:value-type="float" office:value="2" calcext:value-type="float">
            <text:p>2</text:p>
          </table:table-cell>
          <table:table-cell table:style-name="ce31" table:formula="of:=INDEX([$Données.F$1:$Données.F$1048576];[$Données.H4]+2)" office:value-type="string" office:string-value="+33%" calcext:value-type="string">
            <text:p>+33%</text:p>
          </table:table-cell>
          <table:table-cell table:style-name="ce25"/>
          <table:table-cell table:style-name="ce192" table:formula="of:=IF([.$K$3];IF([.C5]=INDEX([$Données.G$1:$Données.G$1048576];[$Données.H4]+2);&quot;VRAI&quot;;&quot;FAUX&quot;);&quot;&quot;)">
            <text:p/>
          </table:table-cell>
          <table:table-cell table:style-name="ce108" table:formula="of:=IF(AND([.$K$3];[.$K$6]);INDEX([$Données.G$1:$Données.G$1048576];[$Données.H4]+2);&quot;&quot;)">
            <text:p/>
          </table:table-cell>
          <table:table-cell table:style-name="ce15" office:value-type="float" office:value="12" calcext:value-type="float">
            <text:p>12</text:p>
          </table:table-cell>
          <table:table-cell table:style-name="ce31" table:formula="of:=INDEX([$Données.F$1:$Données.F$1048576];[$Données.H14]+2)" office:value-type="string" office:string-value="+600%" calcext:value-type="string">
            <text:p>+600%</text:p>
          </table:table-cell>
          <table:table-cell table:style-name="ce25"/>
          <table:table-cell table:style-name="ce132" table:formula="of:=IF([.$K$3];IF([.H5]=INDEX([$Données.G$1:$Données.G$1048576];[$Données.H14]+2);&quot;VRAI&quot;;&quot;FAUX&quot;);&quot;&quot;)">
            <text:p/>
          </table:table-cell>
          <table:table-cell table:style-name="ce156" table:formula="of:=IF(AND([.$K$3];[.$K$6]);INDEX([$Données.G$1:$Données.G$1048576];[$Données.H14]+2);&quot;&quot;)">
            <text:p/>
          </table:table-cell>
          <table:covered-table-cell table:style-name="ce85"/>
          <table:table-cell table:number-columns-repeated="1013"/>
        </table:table-row>
        <table:table-row table:style-name="ro5">
          <table:table-cell table:style-name="ce12" office:value-type="float" office:value="3" calcext:value-type="float">
            <text:p>3</text:p>
          </table:table-cell>
          <table:table-cell table:style-name="ce29" table:formula="of:=INDEX([$Données.F$1:$Données.F$1048576];[$Données.H5]+2)" office:value-type="string" office:string-value="+56%" calcext:value-type="string">
            <text:p>+56%</text:p>
          </table:table-cell>
          <table:table-cell table:style-name="ce25"/>
          <table:table-cell table:style-name="ce193" table:formula="of:=IF([.$K$3];IF([.C6]=INDEX([$Données.G$1:$Données.G$1048576];[$Données.H5]+2);&quot;VRAI&quot;;&quot;FAUX&quot;);&quot;&quot;)">
            <text:p/>
          </table:table-cell>
          <table:table-cell table:style-name="ce109" table:formula="of:=IF(AND([.$K$3];[.$K$6]);INDEX([$Données.G$1:$Données.G$1048576];[$Données.H5]+2);&quot;&quot;)">
            <text:p/>
          </table:table-cell>
          <table:table-cell table:style-name="ce12" office:value-type="float" office:value="13" calcext:value-type="float">
            <text:p>13</text:p>
          </table:table-cell>
          <table:table-cell table:style-name="ce29" table:formula="of:=INDEX([$Données.F$1:$Données.F$1048576];[$Données.H15]+2)" office:value-type="string" office:string-value="+80%" calcext:value-type="string">
            <text:p>+80%</text:p>
          </table:table-cell>
          <table:table-cell table:style-name="ce25"/>
          <table:table-cell table:style-name="ce136" table:formula="of:=IF([.$K$3];IF([.H6]=INDEX([$Données.G$1:$Données.G$1048576];[$Données.H15]+2);&quot;VRAI&quot;;&quot;FAUX&quot;);&quot;&quot;)">
            <text:p/>
          </table:table-cell>
          <table:table-cell table:style-name="ce157" table:formula="of:=IF(AND([.$K$3];[.$K$6]);INDEX([$Données.G$1:$Données.G$1048576];[$Données.H15]+2);&quot;&quot;)">
            <text:p/>
          </table:table-cell>
          <table:table-cell table:style-name="ce38" office:value-type="boolean" office:boolean-value="false" calcext:value-type="boolean" table:number-columns-spanned="1" table:number-rows-spanned="2">
            <text:p>FAUX</text:p>
          </table:table-cell>
          <table:table-cell table:number-columns-repeated="1013"/>
        </table:table-row>
        <table:table-row table:style-name="ro5">
          <table:table-cell table:style-name="ce15" office:value-type="float" office:value="4" calcext:value-type="float">
            <text:p>4</text:p>
          </table:table-cell>
          <table:table-cell table:style-name="ce31" table:formula="of:=INDEX([$Données.F$1:$Données.F$1048576];[$Données.H6]+2)" office:value-type="string" office:string-value="+73%" calcext:value-type="string">
            <text:p>+73%</text:p>
          </table:table-cell>
          <table:table-cell table:style-name="ce25"/>
          <table:table-cell table:style-name="ce89" table:formula="of:=IF([.$K$3];IF([.C7]=INDEX([$Données.G$1:$Données.G$1048576];[$Données.H6]+2);&quot;VRAI&quot;;&quot;FAUX&quot;);&quot;&quot;)">
            <text:p/>
          </table:table-cell>
          <table:table-cell table:style-name="ce204" table:formula="of:=IF(AND([.$K$3];[.$K$6]);INDEX([$Données.G$1:$Données.G$1048576];[$Données.H6]+2);&quot;&quot;)">
            <text:p/>
          </table:table-cell>
          <table:table-cell table:style-name="ce15" office:value-type="float" office:value="14" calcext:value-type="float">
            <text:p>14</text:p>
          </table:table-cell>
          <table:table-cell table:style-name="ce31" table:formula="of:=INDEX([$Données.F$1:$Données.F$1048576];[$Données.H16]+2)" office:value-type="string" office:string-value="+30%" calcext:value-type="string">
            <text:p>+30%</text:p>
          </table:table-cell>
          <table:table-cell table:style-name="ce25"/>
          <table:table-cell table:style-name="ce144" table:formula="of:=IF([.$K$3];IF([.H7]=INDEX([$Données.G$1:$Données.G$1048576];[$Données.H16]+2);&quot;VRAI&quot;;&quot;FAUX&quot;);&quot;&quot;)">
            <text:p/>
          </table:table-cell>
          <table:table-cell table:style-name="ce158" table:formula="of:=IF(AND([.$K$3];[.$K$6]);INDEX([$Données.G$1:$Données.G$1048576];[$Données.H16]+2);&quot;&quot;)">
            <text:p/>
          </table:table-cell>
          <table:covered-table-cell/>
          <table:table-cell table:number-columns-repeated="1013"/>
        </table:table-row>
        <table:table-row table:style-name="ro5">
          <table:table-cell table:style-name="ce12" office:value-type="float" office:value="5" calcext:value-type="float">
            <text:p>5</text:p>
          </table:table-cell>
          <table:table-cell table:style-name="ce29" table:formula="of:=INDEX([$Données.F$1:$Données.F$1048576];[$Données.H7]+2)" office:value-type="string" office:string-value="+500%" calcext:value-type="string">
            <text:p>+500%</text:p>
          </table:table-cell>
          <table:table-cell table:style-name="ce25"/>
          <table:table-cell table:style-name="ce90" table:formula="of:=IF([.$K$3];IF([.C8]=INDEX([$Données.G$1:$Données.G$1048576];[$Données.H7]+2);&quot;VRAI&quot;;&quot;FAUX&quot;);&quot;&quot;)">
            <text:p/>
          </table:table-cell>
          <table:table-cell table:style-name="ce205" table:formula="of:=IF(AND([.$K$3];[.$K$6]);INDEX([$Données.G$1:$Données.G$1048576];[$Données.H7]+2);&quot;&quot;)">
            <text:p/>
          </table:table-cell>
          <table:table-cell table:style-name="ce12" office:value-type="float" office:value="15" calcext:value-type="float">
            <text:p>15</text:p>
          </table:table-cell>
          <table:table-cell table:style-name="ce29" table:formula="of:=INDEX([$Données.F$1:$Données.F$1048576];[$Données.H17]+2)" office:value-type="string" office:string-value="+800%" calcext:value-type="string">
            <text:p>+800%</text:p>
          </table:table-cell>
          <table:table-cell table:style-name="ce25"/>
          <table:table-cell table:style-name="ce149" table:formula="of:=IF([.$K$3];IF([.H8]=INDEX([$Données.G$1:$Données.G$1048576];[$Données.H17]+2);&quot;VRAI&quot;;&quot;FAUX&quot;);&quot;&quot;)">
            <text:p/>
          </table:table-cell>
          <table:table-cell table:style-name="ce159" table:formula="of:=IF(AND([.$K$3];[.$K$6]);INDEX([$Données.G$1:$Données.G$1048576];[$Données.H17]+2);&quot;&quot;)">
            <text:p/>
          </table:table-cell>
          <table:table-cell table:number-columns-repeated="1014"/>
        </table:table-row>
        <table:table-row table:style-name="ro5">
          <table:table-cell table:style-name="ce15" office:value-type="float" office:value="6" calcext:value-type="float">
            <text:p>6</text:p>
          </table:table-cell>
          <table:table-cell table:style-name="ce31" table:formula="of:=INDEX([$Données.F$1:$Données.F$1048576];[$Données.H8]+2)" office:value-type="string" office:string-value="-3%" calcext:value-type="string">
            <text:p>-3%</text:p>
          </table:table-cell>
          <table:table-cell table:style-name="ce25"/>
          <table:table-cell table:style-name="ce196" table:formula="of:=IF([.$K$3];IF([.C9]=INDEX([$Données.G$1:$Données.G$1048576];[$Données.H8]+2);&quot;VRAI&quot;;&quot;FAUX&quot;);&quot;&quot;)">
            <text:p/>
          </table:table-cell>
          <table:table-cell table:style-name="ce113" table:formula="of:=IF(AND([.$K$3];[.$K$6]);INDEX([$Données.G$1:$Données.G$1048576];[$Données.H8]+2);&quot;&quot;)">
            <text:p/>
          </table:table-cell>
          <table:table-cell table:style-name="ce15" office:value-type="float" office:value="16" calcext:value-type="float">
            <text:p>16</text:p>
          </table:table-cell>
          <table:table-cell table:style-name="ce31" table:formula="of:=INDEX([$Données.F$1:$Données.F$1048576];[$Données.H18]+2)" office:value-type="string" office:string-value="+700%" calcext:value-type="string">
            <text:p>+700%</text:p>
          </table:table-cell>
          <table:table-cell table:style-name="ce25"/>
          <table:table-cell table:style-name="ce150" table:formula="of:=IF([.$K$3];IF([.H9]=INDEX([$Données.G$1:$Données.G$1048576];[$Données.H18]+2);&quot;VRAI&quot;;&quot;FAUX&quot;);&quot;&quot;)">
            <text:p/>
          </table:table-cell>
          <table:table-cell table:style-name="ce160" table:formula="of:=IF(AND([.$K$3];[.$K$6]);INDEX([$Données.G$1:$Données.G$1048576];[$Données.H18]+2);&quot;&quot;)">
            <text:p/>
          </table:table-cell>
          <table:table-cell table:number-columns-repeated="1014"/>
        </table:table-row>
        <table:table-row table:style-name="ro5">
          <table:table-cell table:style-name="ce12" office:value-type="float" office:value="7" calcext:value-type="float">
            <text:p>7</text:p>
          </table:table-cell>
          <table:table-cell table:style-name="ce29" table:formula="of:=INDEX([$Données.F$1:$Données.F$1048576];[$Données.H9]+2)" office:value-type="string" office:string-value="+90%" calcext:value-type="string">
            <text:p>+90%</text:p>
          </table:table-cell>
          <table:table-cell table:style-name="ce25"/>
          <table:table-cell table:style-name="ce197" table:formula="of:=IF([.$K$3];IF([.C10]=INDEX([$Données.G$1:$Données.G$1048576];[$Données.H9]+2);&quot;VRAI&quot;;&quot;FAUX&quot;);&quot;&quot;)">
            <text:p/>
          </table:table-cell>
          <table:table-cell table:style-name="ce114" table:formula="of:=IF(AND([.$K$3];[.$K$6]);INDEX([$Données.G$1:$Données.G$1048576];[$Données.H9]+2);&quot;&quot;)">
            <text:p/>
          </table:table-cell>
          <table:table-cell table:style-name="ce12" office:value-type="float" office:value="17" calcext:value-type="float">
            <text:p>17</text:p>
          </table:table-cell>
          <table:table-cell table:style-name="ce29" table:formula="of:=INDEX([$Données.F$1:$Données.F$1048576];[$Données.H19]+2)" office:value-type="string" office:string-value="+99%" calcext:value-type="string">
            <text:p>+99%</text:p>
          </table:table-cell>
          <table:table-cell table:style-name="ce25"/>
          <table:table-cell table:style-name="ce151" table:formula="of:=IF([.$K$3];IF([.H10]=INDEX([$Données.G$1:$Données.G$1048576];[$Données.H19]+2);&quot;VRAI&quot;;&quot;FAUX&quot;);&quot;&quot;)">
            <text:p/>
          </table:table-cell>
          <table:table-cell table:style-name="ce161" table:formula="of:=IF(AND([.$K$3];[.$K$6]);INDEX([$Données.G$1:$Données.G$1048576];[$Données.H19]+2);&quot;&quot;)">
            <text:p/>
          </table:table-cell>
          <table:table-cell/>
          <table:table-cell table:style-name="ce55"/>
          <table:table-cell table:number-columns-repeated="1012"/>
        </table:table-row>
        <table:table-row table:style-name="ro5">
          <table:table-cell table:style-name="ce15" office:value-type="float" office:value="8" calcext:value-type="float">
            <text:p>8</text:p>
          </table:table-cell>
          <table:table-cell table:style-name="ce31" table:formula="of:=INDEX([$Données.F$1:$Données.F$1048576];[$Données.H10]+2)" office:value-type="string" office:string-value="+40%" calcext:value-type="string">
            <text:p>+40%</text:p>
          </table:table-cell>
          <table:table-cell table:style-name="ce25"/>
          <table:table-cell table:style-name="ce98" table:formula="of:=IF([.$K$3];IF([.C11]=INDEX([$Données.G$1:$Données.G$1048576];[$Données.H10]+2);&quot;VRAI&quot;;&quot;FAUX&quot;);&quot;&quot;)">
            <text:p/>
          </table:table-cell>
          <table:table-cell table:style-name="ce208" table:formula="of:=IF(AND([.$K$3];[.$K$6]);INDEX([$Données.G$1:$Données.G$1048576];[$Données.H10]+2);&quot;&quot;)">
            <text:p/>
          </table:table-cell>
          <table:table-cell table:style-name="ce31" office:value-type="float" office:value="18" calcext:value-type="float">
            <text:p>18</text:p>
          </table:table-cell>
          <table:table-cell table:style-name="ce31" table:formula="of:=INDEX([$Données.F$1:$Données.F$1048576];[$Données.H20]+2)" office:value-type="string" office:string-value="+900%" calcext:value-type="string">
            <text:p>+900%</text:p>
          </table:table-cell>
          <table:table-cell table:style-name="ce25"/>
          <table:table-cell table:style-name="ce152" table:formula="of:=IF([.$K$3];IF([.H11]=INDEX([$Données.G$1:$Données.G$1048576];[$Données.H20]+2);&quot;VRAI&quot;;&quot;FAUX&quot;);&quot;&quot;)">
            <text:p/>
          </table:table-cell>
          <table:table-cell table:style-name="ce162" table:formula="of:=IF(AND([.$K$3];[.$K$6]);INDEX([$Données.G$1:$Données.G$1048576];[$Données.H20]+2);&quot;&quot;)">
            <text:p/>
          </table:table-cell>
          <table:table-cell table:number-columns-repeated="1014"/>
        </table:table-row>
        <table:table-row table:style-name="ro5">
          <table:table-cell table:style-name="ce12" office:value-type="float" office:value="9" calcext:value-type="float">
            <text:p>9</text:p>
          </table:table-cell>
          <table:table-cell table:style-name="ce29" table:formula="of:=INDEX([$Données.F$1:$Données.F$1048576];[$Données.H11]+2)" office:value-type="string" office:string-value="+16%" calcext:value-type="string">
            <text:p>+16%</text:p>
          </table:table-cell>
          <table:table-cell table:style-name="ce25"/>
          <table:table-cell table:style-name="ce100" table:formula="of:=IF([.$K$3];IF([.C12]=INDEX([$Données.G$1:$Données.G$1048576];[$Données.H11]+2);&quot;VRAI&quot;;&quot;FAUX&quot;);&quot;&quot;)">
            <text:p/>
          </table:table-cell>
          <table:table-cell table:style-name="ce209" table:formula="of:=IF(AND([.$K$3];[.$K$6]);INDEX([$Données.G$1:$Données.G$1048576];[$Données.H11]+2);&quot;&quot;)">
            <text:p/>
          </table:table-cell>
          <table:table-cell table:style-name="ce12" office:value-type="float" office:value="19" calcext:value-type="float">
            <text:p>19</text:p>
          </table:table-cell>
          <table:table-cell table:style-name="ce29" table:formula="of:=INDEX([$Données.F$1:$Données.F$1048576];[$Données.H21]+2)" office:value-type="string" office:string-value="+70%" calcext:value-type="string">
            <text:p>+70%</text:p>
          </table:table-cell>
          <table:table-cell table:style-name="ce25"/>
          <table:table-cell table:style-name="ce153" table:formula="of:=IF([.$K$3];IF([.H12]=INDEX([$Données.G$1:$Données.G$1048576];[$Données.H21]+2);&quot;VRAI&quot;;&quot;FAUX&quot;);&quot;&quot;)">
            <text:p/>
          </table:table-cell>
          <table:table-cell table:style-name="ce163" table:formula="of:=IF(AND([.$K$3];[.$K$6]);INDEX([$Données.G$1:$Données.G$1048576];[$Données.H21]+2);&quot;&quot;)">
            <text:p/>
          </table:table-cell>
          <table:table-cell table:number-columns-repeated="1014"/>
        </table:table-row>
        <table:table-row table:style-name="ro5">
          <table:table-cell table:style-name="ce15" office:value-type="float" office:value="10" calcext:value-type="float">
            <text:p>10</text:p>
          </table:table-cell>
          <table:table-cell table:style-name="ce31" table:formula="of:=INDEX([$Données.F$1:$Données.F$1048576];[$Données.H12]+2)" office:value-type="string" office:string-value="-28%" calcext:value-type="string">
            <text:p>-28%</text:p>
          </table:table-cell>
          <table:table-cell table:style-name="ce25"/>
          <table:table-cell table:style-name="ce200" table:formula="of:=IF([.$K$3];IF([.C13]=INDEX([$Données.G$1:$Données.G$1048576];[$Données.H12]+2);&quot;VRAI&quot;;&quot;FAUX&quot;);&quot;&quot;)">
            <text:p/>
          </table:table-cell>
          <table:table-cell table:style-name="ce117" table:formula="of:=IF(AND([.$K$3];[.$K$6]);INDEX([$Données.G$1:$Données.G$1048576];[$Données.H12]+2);&quot;&quot;)">
            <text:p/>
          </table:table-cell>
          <table:table-cell table:style-name="ce15" office:value-type="float" office:value="20" calcext:value-type="float">
            <text:p>20</text:p>
          </table:table-cell>
          <table:table-cell table:style-name="ce31" table:formula="of:=INDEX([$Données.F$1:$Données.F$1048576];[$Données.H22]+2)" office:value-type="string" office:string-value="+10%" calcext:value-type="string">
            <text:p>+10%</text:p>
          </table:table-cell>
          <table:table-cell table:style-name="ce25"/>
          <table:table-cell table:style-name="ce154" table:formula="of:=IF([.$K$3];IF([.H13]=INDEX([$Données.G$1:$Données.G$1048576];[$Données.H22]+2);&quot;VRAI&quot;;&quot;FAUX&quot;);&quot;&quot;)">
            <text:p/>
          </table:table-cell>
          <table:table-cell table:style-name="ce164" table:formula="of:=IF(AND([.$K$3];[.$K$6]);INDEX([$Données.G$1:$Données.G$1048576];[$Données.H22]+2);&quot;&quot;)">
            <text:p/>
          </table:table-cell>
          <table:table-cell table:style-name="ce40"/>
          <table:table-cell table:number-columns-repeated="1013"/>
        </table:table-row>
        <table:table-row table:style-name="ro5">
          <table:table-cell table:style-name="ce16" table:number-columns-repeated="2"/>
          <table:table-cell/>
          <table:table-cell table:style-name="ce16" table:number-columns-repeated="7"/>
          <table:table-cell table:number-columns-repeated="1014"/>
        </table:table-row>
        <table:table-row table:style-name="ro5">
          <table:table-cell table:style-name="ce16" table:number-columns-repeated="2"/>
          <table:table-cell/>
          <table:table-cell table:style-name="ce27" table:number-columns-repeated="7"/>
          <table:table-cell table:number-columns-repeated="1014"/>
        </table:table-row>
        <table:table-row table:style-name="ro5" table:number-rows-repeated="4">
          <table:table-cell table:style-name="ce16" table:number-columns-repeated="2"/>
          <table:table-cell table:number-columns-repeated="1022"/>
        </table:table-row>
        <table:table-row table:style-name="ro5" table:number-rows-repeated="3">
          <table:table-cell table:style-name="ce16"/>
          <table:table-cell table:style-name="ce17"/>
          <table:table-cell table:style-name="ce26"/>
          <table:table-cell table:style-name="ce17" table:number-columns-repeated="2"/>
          <table:table-cell table:style-name="ce52"/>
          <table:table-cell table:style-name="ce18"/>
          <table:table-cell table:style-name="ce53"/>
          <table:table-cell table:number-columns-repeated="1016"/>
        </table:table-row>
        <table:table-row table:style-name="ro5" table:number-rows-repeated="4">
          <table:table-cell table:style-name="ce16"/>
          <table:table-cell table:style-name="ce18"/>
          <table:table-cell table:style-name="ce26"/>
          <table:table-cell table:style-name="ce18"/>
          <table:table-cell table:style-name="ce17"/>
          <table:table-cell table:style-name="ce52"/>
          <table:table-cell table:style-name="ce18"/>
          <table:table-cell table:style-name="ce53"/>
          <table:table-cell table:number-columns-repeated="1016"/>
        </table:table-row>
        <table:table-row table:style-name="ro5" table:number-rows-repeated="62">
          <table:table-cell table:style-name="ce16" table:number-columns-repeated="2"/>
          <table:table-cell table:number-columns-repeated="1022"/>
        </table:table-row>
        <table:table-row table:style-name="ro5" table:number-rows-repeated="1048487">
          <table:table-cell table:number-columns-repeated="1024"/>
        </table:table-row>
        <table:table-row table:style-name="ro5">
          <table:table-cell table:number-columns-repeated="1024"/>
        </table:table-row>
        <calcext:conditional-formats>
          <calcext:conditional-format calcext:target-range-address="'% --&gt; x'.E4:'% --&gt; x'.E4">
            <calcext:condition calcext:apply-style-name="FAUX" calcext:value="formula-is(IF([.$D4]=&quot;FAUX&quot;))" calcext:base-cell-address="'% --&gt; x'.E4"/>
            <calcext:condition calcext:apply-style-name="VRAI" calcext:value="formula-is(IF([.$D4]=&quot;VRAI&quot;))" calcext:base-cell-address="'% --&gt; x'.E4"/>
          </calcext:conditional-format>
          <calcext:conditional-format calcext:target-range-address="'% --&gt; x'.E5:'% --&gt; x'.E5">
            <calcext:condition calcext:apply-style-name="FAUX" calcext:value="formula-is(IF([.$D4]=&quot;FAUX&quot;))" calcext:base-cell-address="'% --&gt; x'.E4"/>
            <calcext:condition calcext:apply-style-name="VRAI" calcext:value="formula-is(IF([.$D4]=&quot;VRAI&quot;))" calcext:base-cell-address="'% --&gt; x'.E4"/>
          </calcext:conditional-format>
          <calcext:conditional-format calcext:target-range-address="'% --&gt; x'.E6:'% --&gt; x'.E6">
            <calcext:condition calcext:apply-style-name="FAUX" calcext:value="formula-is(IF([.$D4]=&quot;FAUX&quot;))" calcext:base-cell-address="'% --&gt; x'.E4"/>
            <calcext:condition calcext:apply-style-name="VRAI" calcext:value="formula-is(IF([.$D4]=&quot;VRAI&quot;))" calcext:base-cell-address="'% --&gt; x'.E4"/>
          </calcext:conditional-format>
          <calcext:conditional-format calcext:target-range-address="'% --&gt; x'.E7:'% --&gt; x'.E7">
            <calcext:condition calcext:apply-style-name="FAUX" calcext:value="formula-is(IF([.$D4]=&quot;FAUX&quot;))" calcext:base-cell-address="'% --&gt; x'.E4"/>
            <calcext:condition calcext:apply-style-name="VRAI" calcext:value="formula-is(IF([.$D4]=&quot;VRAI&quot;))" calcext:base-cell-address="'% --&gt; x'.E4"/>
          </calcext:conditional-format>
          <calcext:conditional-format calcext:target-range-address="'% --&gt; x'.E8:'% --&gt; x'.E8">
            <calcext:condition calcext:apply-style-name="FAUX" calcext:value="formula-is(IF([.$D4]=&quot;FAUX&quot;))" calcext:base-cell-address="'% --&gt; x'.E4"/>
            <calcext:condition calcext:apply-style-name="VRAI" calcext:value="formula-is(IF([.$D4]=&quot;VRAI&quot;))" calcext:base-cell-address="'% --&gt; x'.E4"/>
          </calcext:conditional-format>
          <calcext:conditional-format calcext:target-range-address="'% --&gt; x'.E9:'% --&gt; x'.E9">
            <calcext:condition calcext:apply-style-name="FAUX" calcext:value="formula-is(IF([.$D4]=&quot;FAUX&quot;))" calcext:base-cell-address="'% --&gt; x'.E4"/>
            <calcext:condition calcext:apply-style-name="VRAI" calcext:value="formula-is(IF([.$D4]=&quot;VRAI&quot;))" calcext:base-cell-address="'% --&gt; x'.E4"/>
          </calcext:conditional-format>
          <calcext:conditional-format calcext:target-range-address="'% --&gt; x'.E10:'% --&gt; x'.E10">
            <calcext:condition calcext:apply-style-name="FAUX" calcext:value="formula-is(IF([.$D4]=&quot;FAUX&quot;))" calcext:base-cell-address="'% --&gt; x'.E4"/>
            <calcext:condition calcext:apply-style-name="VRAI" calcext:value="formula-is(IF([.$D4]=&quot;VRAI&quot;))" calcext:base-cell-address="'% --&gt; x'.E4"/>
          </calcext:conditional-format>
          <calcext:conditional-format calcext:target-range-address="'% --&gt; x'.E11:'% --&gt; x'.E11">
            <calcext:condition calcext:apply-style-name="FAUX" calcext:value="formula-is(IF([.$D4]=&quot;FAUX&quot;))" calcext:base-cell-address="'% --&gt; x'.E4"/>
            <calcext:condition calcext:apply-style-name="VRAI" calcext:value="formula-is(IF([.$D4]=&quot;VRAI&quot;))" calcext:base-cell-address="'% --&gt; x'.E4"/>
          </calcext:conditional-format>
          <calcext:conditional-format calcext:target-range-address="'% --&gt; x'.E12:'% --&gt; x'.E12">
            <calcext:condition calcext:apply-style-name="FAUX" calcext:value="formula-is(IF([.$D4]=&quot;FAUX&quot;))" calcext:base-cell-address="'% --&gt; x'.E4"/>
            <calcext:condition calcext:apply-style-name="VRAI" calcext:value="formula-is(IF([.$D4]=&quot;VRAI&quot;))" calcext:base-cell-address="'% --&gt; x'.E4"/>
          </calcext:conditional-format>
          <calcext:conditional-format calcext:target-range-address="'% --&gt; x'.E13:'% --&gt; x'.E13">
            <calcext:condition calcext:apply-style-name="FAUX" calcext:value="formula-is(IF([.$D4]=&quot;FAUX&quot;))" calcext:base-cell-address="'% --&gt; x'.E4"/>
            <calcext:condition calcext:apply-style-name="VRAI" calcext:value="formula-is(IF([.$D4]=&quot;VRAI&quot;))" calcext:base-cell-address="'% --&gt; x'.E4"/>
          </calcext:conditional-format>
          <calcext:conditional-format calcext:target-range-address="'% --&gt; x'.D4:'% --&gt; x'.D4">
            <calcext:condition calcext:apply-style-name="FAUX" calcext:value="formula-is(IF([.$D4]=&quot;FAUX&quot;))" calcext:base-cell-address="'% --&gt; x'.D4"/>
            <calcext:condition calcext:apply-style-name="VRAI" calcext:value="formula-is(IF([.$D4]=&quot;VRAI&quot;))" calcext:base-cell-address="'% --&gt; x'.D4"/>
          </calcext:conditional-format>
          <calcext:conditional-format calcext:target-range-address="'% --&gt; x'.D5:'% --&gt; x'.D5">
            <calcext:condition calcext:apply-style-name="FAUX" calcext:value="formula-is(IF([.$D4]=&quot;FAUX&quot;))" calcext:base-cell-address="'% --&gt; x'.D4"/>
            <calcext:condition calcext:apply-style-name="VRAI" calcext:value="formula-is(IF([.$D4]=&quot;VRAI&quot;))" calcext:base-cell-address="'% --&gt; x'.D4"/>
          </calcext:conditional-format>
          <calcext:conditional-format calcext:target-range-address="'% --&gt; x'.D6:'% --&gt; x'.D6">
            <calcext:condition calcext:apply-style-name="FAUX" calcext:value="formula-is(IF([.$D4]=&quot;FAUX&quot;))" calcext:base-cell-address="'% --&gt; x'.D4"/>
            <calcext:condition calcext:apply-style-name="VRAI" calcext:value="formula-is(IF([.$D4]=&quot;VRAI&quot;))" calcext:base-cell-address="'% --&gt; x'.D4"/>
          </calcext:conditional-format>
          <calcext:conditional-format calcext:target-range-address="'% --&gt; x'.D7:'% --&gt; x'.D7">
            <calcext:condition calcext:apply-style-name="FAUX" calcext:value="formula-is(IF([.$D4]=&quot;FAUX&quot;))" calcext:base-cell-address="'% --&gt; x'.D4"/>
            <calcext:condition calcext:apply-style-name="VRAI" calcext:value="formula-is(IF([.$D4]=&quot;VRAI&quot;))" calcext:base-cell-address="'% --&gt; x'.D4"/>
          </calcext:conditional-format>
          <calcext:conditional-format calcext:target-range-address="'% --&gt; x'.D8:'% --&gt; x'.D8">
            <calcext:condition calcext:apply-style-name="FAUX" calcext:value="formula-is(IF([.$D4]=&quot;FAUX&quot;))" calcext:base-cell-address="'% --&gt; x'.D4"/>
            <calcext:condition calcext:apply-style-name="VRAI" calcext:value="formula-is(IF([.$D4]=&quot;VRAI&quot;))" calcext:base-cell-address="'% --&gt; x'.D4"/>
          </calcext:conditional-format>
          <calcext:conditional-format calcext:target-range-address="'% --&gt; x'.D9:'% --&gt; x'.D9">
            <calcext:condition calcext:apply-style-name="FAUX" calcext:value="formula-is(IF([.$D4]=&quot;FAUX&quot;))" calcext:base-cell-address="'% --&gt; x'.D4"/>
            <calcext:condition calcext:apply-style-name="VRAI" calcext:value="formula-is(IF([.$D4]=&quot;VRAI&quot;))" calcext:base-cell-address="'% --&gt; x'.D4"/>
          </calcext:conditional-format>
          <calcext:conditional-format calcext:target-range-address="'% --&gt; x'.D10:'% --&gt; x'.D10">
            <calcext:condition calcext:apply-style-name="FAUX" calcext:value="formula-is(IF([.$D4]=&quot;FAUX&quot;))" calcext:base-cell-address="'% --&gt; x'.D4"/>
            <calcext:condition calcext:apply-style-name="VRAI" calcext:value="formula-is(IF([.$D4]=&quot;VRAI&quot;))" calcext:base-cell-address="'% --&gt; x'.D4"/>
          </calcext:conditional-format>
          <calcext:conditional-format calcext:target-range-address="'% --&gt; x'.D11:'% --&gt; x'.D11">
            <calcext:condition calcext:apply-style-name="FAUX" calcext:value="formula-is(IF([.$D4]=&quot;FAUX&quot;))" calcext:base-cell-address="'% --&gt; x'.D4"/>
            <calcext:condition calcext:apply-style-name="VRAI" calcext:value="formula-is(IF([.$D4]=&quot;VRAI&quot;))" calcext:base-cell-address="'% --&gt; x'.D4"/>
          </calcext:conditional-format>
          <calcext:conditional-format calcext:target-range-address="'% --&gt; x'.D12:'% --&gt; x'.D12">
            <calcext:condition calcext:apply-style-name="FAUX" calcext:value="formula-is(IF([.$D4]=&quot;FAUX&quot;))" calcext:base-cell-address="'% --&gt; x'.D4"/>
            <calcext:condition calcext:apply-style-name="VRAI" calcext:value="formula-is(IF([.$D4]=&quot;VRAI&quot;))" calcext:base-cell-address="'% --&gt; x'.D4"/>
          </calcext:conditional-format>
          <calcext:conditional-format calcext:target-range-address="'% --&gt; x'.D13:'% --&gt; x'.D13">
            <calcext:condition calcext:apply-style-name="FAUX" calcext:value="formula-is(IF([.$D4]=&quot;FAUX&quot;))" calcext:base-cell-address="'% --&gt; x'.D4"/>
            <calcext:condition calcext:apply-style-name="VRAI" calcext:value="formula-is(IF([.$D4]=&quot;VRAI&quot;))" calcext:base-cell-address="'% --&gt; x'.D4"/>
          </calcext:conditional-format>
          <calcext:conditional-format calcext:target-range-address="'% --&gt; x'.I4:'% --&gt; x'.I4">
            <calcext:condition calcext:apply-style-name="FAUX" calcext:value="formula-is(IF([.$I4]=&quot;FAUX&quot;))" calcext:base-cell-address="'% --&gt; x'.I4"/>
            <calcext:condition calcext:apply-style-name="VRAI" calcext:value="formula-is(IF([.$I4]=&quot;VRAI&quot;))" calcext:base-cell-address="'% --&gt; x'.I4"/>
          </calcext:conditional-format>
          <calcext:conditional-format calcext:target-range-address="'% --&gt; x'.I5:'% --&gt; x'.I5">
            <calcext:condition calcext:apply-style-name="FAUX" calcext:value="formula-is(IF([.$I4]=&quot;FAUX&quot;))" calcext:base-cell-address="'% --&gt; x'.I4"/>
            <calcext:condition calcext:apply-style-name="VRAI" calcext:value="formula-is(IF([.$I4]=&quot;VRAI&quot;))" calcext:base-cell-address="'% --&gt; x'.I4"/>
          </calcext:conditional-format>
          <calcext:conditional-format calcext:target-range-address="'% --&gt; x'.I6:'% --&gt; x'.I6">
            <calcext:condition calcext:apply-style-name="FAUX" calcext:value="formula-is(IF([.$I4]=&quot;FAUX&quot;))" calcext:base-cell-address="'% --&gt; x'.I4"/>
            <calcext:condition calcext:apply-style-name="VRAI" calcext:value="formula-is(IF([.$I4]=&quot;VRAI&quot;))" calcext:base-cell-address="'% --&gt; x'.I4"/>
          </calcext:conditional-format>
          <calcext:conditional-format calcext:target-range-address="'% --&gt; x'.I7:'% --&gt; x'.I7">
            <calcext:condition calcext:apply-style-name="FAUX" calcext:value="formula-is(IF([.$I4]=&quot;FAUX&quot;))" calcext:base-cell-address="'% --&gt; x'.I4"/>
            <calcext:condition calcext:apply-style-name="VRAI" calcext:value="formula-is(IF([.$I4]=&quot;VRAI&quot;))" calcext:base-cell-address="'% --&gt; x'.I4"/>
          </calcext:conditional-format>
          <calcext:conditional-format calcext:target-range-address="'% --&gt; x'.I8:'% --&gt; x'.I8">
            <calcext:condition calcext:apply-style-name="FAUX" calcext:value="formula-is(IF([.$I4]=&quot;FAUX&quot;))" calcext:base-cell-address="'% --&gt; x'.I4"/>
            <calcext:condition calcext:apply-style-name="VRAI" calcext:value="formula-is(IF([.$I4]=&quot;VRAI&quot;))" calcext:base-cell-address="'% --&gt; x'.I4"/>
          </calcext:conditional-format>
          <calcext:conditional-format calcext:target-range-address="'% --&gt; x'.I9:'% --&gt; x'.I9">
            <calcext:condition calcext:apply-style-name="FAUX" calcext:value="formula-is(IF([.$I4]=&quot;FAUX&quot;))" calcext:base-cell-address="'% --&gt; x'.I4"/>
            <calcext:condition calcext:apply-style-name="VRAI" calcext:value="formula-is(IF([.$I4]=&quot;VRAI&quot;))" calcext:base-cell-address="'% --&gt; x'.I4"/>
          </calcext:conditional-format>
          <calcext:conditional-format calcext:target-range-address="'% --&gt; x'.I10:'% --&gt; x'.I10">
            <calcext:condition calcext:apply-style-name="FAUX" calcext:value="formula-is(IF([.$I4]=&quot;FAUX&quot;))" calcext:base-cell-address="'% --&gt; x'.I4"/>
            <calcext:condition calcext:apply-style-name="VRAI" calcext:value="formula-is(IF([.$I4]=&quot;VRAI&quot;))" calcext:base-cell-address="'% --&gt; x'.I4"/>
          </calcext:conditional-format>
          <calcext:conditional-format calcext:target-range-address="'% --&gt; x'.I11:'% --&gt; x'.I11">
            <calcext:condition calcext:apply-style-name="FAUX" calcext:value="formula-is(IF([.$I4]=&quot;FAUX&quot;))" calcext:base-cell-address="'% --&gt; x'.I4"/>
            <calcext:condition calcext:apply-style-name="VRAI" calcext:value="formula-is(IF([.$I4]=&quot;VRAI&quot;))" calcext:base-cell-address="'% --&gt; x'.I4"/>
          </calcext:conditional-format>
          <calcext:conditional-format calcext:target-range-address="'% --&gt; x'.I12:'% --&gt; x'.I12">
            <calcext:condition calcext:apply-style-name="FAUX" calcext:value="formula-is(IF([.$I4]=&quot;FAUX&quot;))" calcext:base-cell-address="'% --&gt; x'.I4"/>
            <calcext:condition calcext:apply-style-name="VRAI" calcext:value="formula-is(IF([.$I4]=&quot;VRAI&quot;))" calcext:base-cell-address="'% --&gt; x'.I4"/>
          </calcext:conditional-format>
          <calcext:conditional-format calcext:target-range-address="'% --&gt; x'.I13:'% --&gt; x'.I13">
            <calcext:condition calcext:apply-style-name="FAUX" calcext:value="formula-is(IF([.$I4]=&quot;FAUX&quot;))" calcext:base-cell-address="'% --&gt; x'.I4"/>
            <calcext:condition calcext:apply-style-name="VRAI" calcext:value="formula-is(IF([.$I4]=&quot;VRAI&quot;))" calcext:base-cell-address="'% --&gt; x'.I4"/>
          </calcext:conditional-format>
          <calcext:conditional-format calcext:target-range-address="'% --&gt; x'.J4:'% --&gt; x'.J4">
            <calcext:condition calcext:apply-style-name="FAUX" calcext:value="formula-is(IF([.$I4]=&quot;FAUX&quot;))" calcext:base-cell-address="'% --&gt; x'.J4"/>
            <calcext:condition calcext:apply-style-name="VRAI" calcext:value="formula-is(IF([.$I4]=&quot;VRAI&quot;))" calcext:base-cell-address="'% --&gt; x'.J4"/>
          </calcext:conditional-format>
          <calcext:conditional-format calcext:target-range-address="'% --&gt; x'.J5:'% --&gt; x'.J5">
            <calcext:condition calcext:apply-style-name="FAUX" calcext:value="formula-is(IF([.$I4]=&quot;FAUX&quot;))" calcext:base-cell-address="'% --&gt; x'.J4"/>
            <calcext:condition calcext:apply-style-name="VRAI" calcext:value="formula-is(IF([.$I4]=&quot;VRAI&quot;))" calcext:base-cell-address="'% --&gt; x'.J4"/>
          </calcext:conditional-format>
          <calcext:conditional-format calcext:target-range-address="'% --&gt; x'.J6:'% --&gt; x'.J6">
            <calcext:condition calcext:apply-style-name="FAUX" calcext:value="formula-is(IF([.$I4]=&quot;FAUX&quot;))" calcext:base-cell-address="'% --&gt; x'.J4"/>
            <calcext:condition calcext:apply-style-name="VRAI" calcext:value="formula-is(IF([.$I4]=&quot;VRAI&quot;))" calcext:base-cell-address="'% --&gt; x'.J4"/>
          </calcext:conditional-format>
          <calcext:conditional-format calcext:target-range-address="'% --&gt; x'.J7:'% --&gt; x'.J7">
            <calcext:condition calcext:apply-style-name="FAUX" calcext:value="formula-is(IF([.$I4]=&quot;FAUX&quot;))" calcext:base-cell-address="'% --&gt; x'.J4"/>
            <calcext:condition calcext:apply-style-name="VRAI" calcext:value="formula-is(IF([.$I4]=&quot;VRAI&quot;))" calcext:base-cell-address="'% --&gt; x'.J4"/>
          </calcext:conditional-format>
          <calcext:conditional-format calcext:target-range-address="'% --&gt; x'.J8:'% --&gt; x'.J8">
            <calcext:condition calcext:apply-style-name="FAUX" calcext:value="formula-is(IF([.$I4]=&quot;FAUX&quot;))" calcext:base-cell-address="'% --&gt; x'.J4"/>
            <calcext:condition calcext:apply-style-name="VRAI" calcext:value="formula-is(IF([.$I4]=&quot;VRAI&quot;))" calcext:base-cell-address="'% --&gt; x'.J4"/>
          </calcext:conditional-format>
          <calcext:conditional-format calcext:target-range-address="'% --&gt; x'.J9:'% --&gt; x'.J9">
            <calcext:condition calcext:apply-style-name="FAUX" calcext:value="formula-is(IF([.$I4]=&quot;FAUX&quot;))" calcext:base-cell-address="'% --&gt; x'.J4"/>
            <calcext:condition calcext:apply-style-name="VRAI" calcext:value="formula-is(IF([.$I4]=&quot;VRAI&quot;))" calcext:base-cell-address="'% --&gt; x'.J4"/>
          </calcext:conditional-format>
          <calcext:conditional-format calcext:target-range-address="'% --&gt; x'.J10:'% --&gt; x'.J10">
            <calcext:condition calcext:apply-style-name="FAUX" calcext:value="formula-is(IF([.$I4]=&quot;FAUX&quot;))" calcext:base-cell-address="'% --&gt; x'.J4"/>
            <calcext:condition calcext:apply-style-name="VRAI" calcext:value="formula-is(IF([.$I4]=&quot;VRAI&quot;))" calcext:base-cell-address="'% --&gt; x'.J4"/>
          </calcext:conditional-format>
          <calcext:conditional-format calcext:target-range-address="'% --&gt; x'.J11:'% --&gt; x'.J11">
            <calcext:condition calcext:apply-style-name="FAUX" calcext:value="formula-is(IF([.$I4]=&quot;FAUX&quot;))" calcext:base-cell-address="'% --&gt; x'.J4"/>
            <calcext:condition calcext:apply-style-name="VRAI" calcext:value="formula-is(IF([.$I4]=&quot;VRAI&quot;))" calcext:base-cell-address="'% --&gt; x'.J4"/>
          </calcext:conditional-format>
          <calcext:conditional-format calcext:target-range-address="'% --&gt; x'.J12:'% --&gt; x'.J12">
            <calcext:condition calcext:apply-style-name="FAUX" calcext:value="formula-is(IF([.$I4]=&quot;FAUX&quot;))" calcext:base-cell-address="'% --&gt; x'.J4"/>
            <calcext:condition calcext:apply-style-name="VRAI" calcext:value="formula-is(IF([.$I4]=&quot;VRAI&quot;))" calcext:base-cell-address="'% --&gt; x'.J4"/>
          </calcext:conditional-format>
          <calcext:conditional-format calcext:target-range-address="'% --&gt; x'.J13:'% --&gt; x'.J13">
            <calcext:condition calcext:apply-style-name="FAUX" calcext:value="formula-is(IF([.$I4]=&quot;FAUX&quot;))" calcext:base-cell-address="'% --&gt; x'.J4"/>
            <calcext:condition calcext:apply-style-name="VRAI" calcext:value="formula-is(IF([.$I4]=&quot;VRAI&quot;))" calcext:base-cell-address="'% --&gt; x'.J4"/>
          </calcext:conditional-format>
        </calcext:conditional-formats>
      </table:table>
      <table:table table:name="x --&gt; %" table:style-name="ta1" table:protected="true" table:protection-key="0uCh1RPBYg0aIPgBzxTfn7Bin+Y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  <form:property form:property-name="URL" office:value-type="string" office:string-value=""/>
            </form:properties>
            <form:checkbox form:name="Résultat" form:control-implementation="ooo:com.sun.star.form.component.CheckBox" xml:id="control9" form:id="control9" form:label="Résultat" form:linked-cell="'x --&gt; %'.K3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10" form:id="control10" form:label="Réponses" form:linked-cell="'x --&gt; %'.K6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control draw:z-index="0" draw:style-name="gr3" draw:text-style-name="P3" svg:width="46.34mm" svg:height="22.97mm" svg:x="316.29mm" svg:y="12.87mm" draw:control="control9"/>
          <draw:control draw:z-index="1" draw:style-name="gr3" draw:text-style-name="P3" svg:width="46.95mm" svg:height="23.87mm" svg:x="316.25mm" svg:y="58.91mm" draw:control="control10"/>
        </table:shapes>
        <table:table-column table:style-name="co6" table:default-cell-style-name="ce20"/>
        <table:table-column table:style-name="co15" table:default-cell-style-name="ce20"/>
        <table:table-column table:style-name="co8" table:default-cell-style-name="ce20"/>
        <table:table-column table:style-name="co9" table:default-cell-style-name="ce20"/>
        <table:table-column table:style-name="co16" table:default-cell-style-name="ce20"/>
        <table:table-column table:style-name="co6" table:default-cell-style-name="ce20"/>
        <table:table-column table:style-name="co11" table:default-cell-style-name="ce20"/>
        <table:table-column table:style-name="co12" table:default-cell-style-name="ce20"/>
        <table:table-column table:style-name="co9" table:default-cell-style-name="ce20"/>
        <table:table-column table:style-name="co13" table:default-cell-style-name="ce20"/>
        <table:table-column table:style-name="co14" table:default-cell-style-name="ce20"/>
        <table:table-column table:style-name="co1" table:number-columns-repeated="1013" table:default-cell-style-name="ce20"/>
        <table:table-row table:style-name="ro5">
          <table:table-cell table:style-name="ce78" office:value-type="string" calcext:value-type="string" table:number-columns-spanned="10" table:number-rows-spanned="1">
            <text:p>KELLER Stéphane - Lycée agricole Louis Pasteur</text:p>
          </table:table-cell>
          <table:covered-table-cell table:style-name="ce85"/>
          <table:covered-table-cell table:style-name="ce80"/>
          <table:covered-table-cell table:number-columns-repeated="7" table:style-name="ce104"/>
          <table:table-cell table:style-name="ce36"/>
          <table:table-cell table:number-columns-repeated="1013"/>
        </table:table-row>
        <table:table-row table:style-name="ro5">
          <table:table-cell table:style-name="ce2" office:value-type="string" calcext:value-type="string" table:number-columns-spanned="10" table:number-rows-spanned="1">
            <text:p>Nouveau test : Crtl + Shitf + F9</text:p>
          </table:table-cell>
          <table:covered-table-cell table:style-name="ce78"/>
          <table:covered-table-cell table:style-name="ce80"/>
          <table:covered-table-cell table:number-columns-repeated="7" table:style-name="ce104"/>
          <table:table-cell table:style-name="ce36"/>
          <table:table-cell table:number-columns-repeated="1013"/>
        </table:table-row>
        <table:table-row table:style-name="ro5">
          <table:table-cell table:style-name="ce80" office:value-type="string" calcext:value-type="string">
            <text:p>N°</text:p>
          </table:table-cell>
          <table:table-cell table:style-name="ce62" office:value-type="string" calcext:value-type="string">
            <text:p></text:p>
          </table:table-cell>
          <table:table-cell table:style-name="ce80" office:value-type="string" calcext:value-type="string">
            <text:p>%</text:p>
          </table:table-cell>
          <table:table-cell table:style-name="ce19" office:value-type="string" calcext:value-type="string">
            <text:p>V/F</text:p>
          </table:table-cell>
          <table:table-cell table:style-name="ce104" office:value-type="string" calcext:value-type="string">
            <text:p>R (%)</text:p>
          </table:table-cell>
          <table:table-cell table:style-name="ce80" office:value-type="string" calcext:value-type="string">
            <text:p>N°</text:p>
          </table:table-cell>
          <table:table-cell table:style-name="ce62" office:value-type="string" calcext:value-type="string">
            <text:p></text:p>
          </table:table-cell>
          <table:table-cell table:style-name="ce80" office:value-type="string" calcext:value-type="string">
            <text:p>%</text:p>
          </table:table-cell>
          <table:table-cell table:style-name="ce104" office:value-type="string" calcext:value-type="string">
            <text:p>V/F</text:p>
          </table:table-cell>
          <table:table-cell table:style-name="ce104" office:value-type="string" calcext:value-type="string">
            <text:p>R (%)</text:p>
          </table:table-cell>
          <table:table-cell table:style-name="ce36" office:value-type="boolean" office:boolean-value="false" calcext:value-type="boolean">
            <text:p>FAUX</text:p>
          </table:table-cell>
          <table:table-cell table:number-columns-repeated="1013"/>
        </table:table-row>
        <table:table-row table:style-name="ro5">
          <table:table-cell table:style-name="ce12" office:value-type="float" office:value="1" calcext:value-type="float">
            <text:p>1</text:p>
          </table:table-cell>
          <table:table-cell table:style-name="ce29" table:formula="of:=INDEX([$Données.S$1:$Données.S$1048576];[$Données.X3]+2)" office:value-type="float" office:value="1.8" calcext:value-type="float">
            <text:p>1,8</text:p>
          </table:table-cell>
          <table:table-cell table:style-name="ce32"/>
          <table:table-cell table:style-name="ce236" table:formula="of:=IF([.$K$3];IF([.C4]=INDEX([$Données.W$1:$Données.W$1048576];[$Données.X3]+2);&quot;VRAI&quot;;&quot;FAUX&quot;);&quot;&quot;)">
            <text:p/>
          </table:table-cell>
          <table:table-cell table:style-name="ce246" table:formula="of:=IF(AND([.$K$3];[.$K$6]);INDEX([$Données.W$1:$Données.W$1048576];[$Données.X3]+2);&quot;&quot;)">
            <text:p/>
          </table:table-cell>
          <table:table-cell table:style-name="ce12" office:value-type="float" office:value="11" calcext:value-type="float">
            <text:p>11</text:p>
          </table:table-cell>
          <table:table-cell table:style-name="ce29" table:formula="of:=INDEX([$Données.S$1:$Données.S$1048576];[$Données.X13]+2)" office:value-type="float" office:value="0.91" calcext:value-type="float">
            <text:p>0,91</text:p>
          </table:table-cell>
          <table:table-cell table:style-name="ce32"/>
          <table:table-cell table:style-name="ce256" table:formula="of:=IF([.$K$3];IF([.H4]=INDEX([$Données.W$1:$Données.W$1048576];[$Données.X13]+2);&quot;VRAI&quot;;&quot;FAUX&quot;);&quot;&quot;)">
            <text:p/>
          </table:table-cell>
          <table:table-cell table:style-name="ce266" table:formula="of:=IF(AND([.$K$3];[.$K$6]);INDEX([$Données.W$1:$Données.W$1048576];[$Données.X13]+2);&quot;&quot;)">
            <text:p/>
          </table:table-cell>
          <table:table-cell table:style-name="ce37" table:formula="of:=IF([.$K$3];COUNTIF([.D4:.D13];&quot;VRAI&quot;)+COUNTIF([.I4:.I13];&quot;VRAI&quot;);&quot;&quot;)" table:number-columns-spanned="1" table:number-rows-spanned="2">
            <text:p/>
          </table:table-cell>
          <table:table-cell table:number-columns-repeated="1013"/>
        </table:table-row>
        <table:table-row table:style-name="ro5">
          <table:table-cell table:style-name="ce15" office:value-type="float" office:value="2" calcext:value-type="float">
            <text:p>2</text:p>
          </table:table-cell>
          <table:table-cell table:style-name="ce31" table:formula="of:=INDEX([$Données.S$1:$Données.S$1048576];[$Données.X4]+2)" office:value-type="float" office:value="1.1" calcext:value-type="float">
            <text:p>1,1</text:p>
          </table:table-cell>
          <table:table-cell table:style-name="ce32"/>
          <table:table-cell table:style-name="ce237" table:formula="of:=IF([.$K$3];IF([.C5]=INDEX([$Données.W$1:$Données.W$1048576];[$Données.X4]+2);&quot;VRAI&quot;;&quot;FAUX&quot;);&quot;&quot;)">
            <text:p/>
          </table:table-cell>
          <table:table-cell table:style-name="ce247" table:formula="of:=IF(AND([.$K$3];[.$K$6]);INDEX([$Données.W$1:$Données.W$1048576];[$Données.X4]+2);&quot;&quot;)">
            <text:p/>
          </table:table-cell>
          <table:table-cell table:style-name="ce15" office:value-type="float" office:value="12" calcext:value-type="float">
            <text:p>12</text:p>
          </table:table-cell>
          <table:table-cell table:style-name="ce31" table:formula="of:=INDEX([$Données.S$1:$Données.S$1048576];[$Données.X14]+2)" office:value-type="float" office:value="1.15" calcext:value-type="float">
            <text:p>1,15</text:p>
          </table:table-cell>
          <table:table-cell table:style-name="ce32"/>
          <table:table-cell table:style-name="ce257" table:formula="of:=IF([.$K$3];IF([.H5]=INDEX([$Données.W$1:$Données.W$1048576];[$Données.X14]+2);&quot;VRAI&quot;;&quot;FAUX&quot;);&quot;&quot;)">
            <text:p/>
          </table:table-cell>
          <table:table-cell table:style-name="ce267" table:formula="of:=IF(AND([.$K$3];[.$K$6]);INDEX([$Données.W$1:$Données.W$1048576];[$Données.X14]+2);&quot;&quot;)">
            <text:p/>
          </table:table-cell>
          <table:covered-table-cell table:style-name="ce85"/>
          <table:table-cell table:number-columns-repeated="1013"/>
        </table:table-row>
        <table:table-row table:style-name="ro5">
          <table:table-cell table:style-name="ce12" office:value-type="float" office:value="3" calcext:value-type="float">
            <text:p>3</text:p>
          </table:table-cell>
          <table:table-cell table:style-name="ce29" table:formula="of:=INDEX([$Données.S$1:$Données.S$1048576];[$Données.X5]+2)" office:value-type="float" office:value="7" calcext:value-type="float">
            <text:p>7</text:p>
          </table:table-cell>
          <table:table-cell table:style-name="ce32"/>
          <table:table-cell table:style-name="ce238" table:formula="of:=IF([.$K$3];IF([.C6]=INDEX([$Données.W$1:$Données.W$1048576];[$Données.X5]+2);&quot;VRAI&quot;;&quot;FAUX&quot;);&quot;&quot;)">
            <text:p/>
          </table:table-cell>
          <table:table-cell table:style-name="ce248" table:formula="of:=IF(AND([.$K$3];[.$K$6]);INDEX([$Données.W$1:$Données.W$1048576];[$Données.X5]+2);&quot;&quot;)">
            <text:p/>
          </table:table-cell>
          <table:table-cell table:style-name="ce12" office:value-type="float" office:value="13" calcext:value-type="float">
            <text:p>13</text:p>
          </table:table-cell>
          <table:table-cell table:style-name="ce29" table:formula="of:=INDEX([$Données.S$1:$Données.S$1048576];[$Données.X15]+2)" office:value-type="float" office:value="1.51" calcext:value-type="float">
            <text:p>1,51</text:p>
          </table:table-cell>
          <table:table-cell table:style-name="ce32"/>
          <table:table-cell table:style-name="ce258" table:formula="of:=IF([.$K$3];IF([.H6]=INDEX([$Données.W$1:$Données.W$1048576];[$Données.X15]+2);&quot;VRAI&quot;;&quot;FAUX&quot;);&quot;&quot;)">
            <text:p/>
          </table:table-cell>
          <table:table-cell table:style-name="ce268" table:formula="of:=IF(AND([.$K$3];[.$K$6]);INDEX([$Données.W$1:$Données.W$1048576];[$Données.X15]+2);&quot;&quot;)">
            <text:p/>
          </table:table-cell>
          <table:table-cell table:style-name="ce38" office:value-type="boolean" office:boolean-value="false" calcext:value-type="boolean" table:number-columns-spanned="1" table:number-rows-spanned="2">
            <text:p>FAUX</text:p>
          </table:table-cell>
          <table:table-cell table:number-columns-repeated="1013"/>
        </table:table-row>
        <table:table-row table:style-name="ro5">
          <table:table-cell table:style-name="ce15" office:value-type="float" office:value="4" calcext:value-type="float">
            <text:p>4</text:p>
          </table:table-cell>
          <table:table-cell table:style-name="ce31" table:formula="of:=INDEX([$Données.S$1:$Données.S$1048576];[$Données.X6]+2)" office:value-type="float" office:value="10" calcext:value-type="float">
            <text:p>10</text:p>
          </table:table-cell>
          <table:table-cell table:style-name="ce32"/>
          <table:table-cell table:style-name="ce239" table:formula="of:=IF([.$K$3];IF([.C7]=INDEX([$Données.W$1:$Données.W$1048576];[$Données.X6]+2);&quot;VRAI&quot;;&quot;FAUX&quot;);&quot;&quot;)">
            <text:p/>
          </table:table-cell>
          <table:table-cell table:style-name="ce249" table:formula="of:=IF(AND([.$K$3];[.$K$6]);INDEX([$Données.W$1:$Données.W$1048576];[$Données.X6]+2);&quot;&quot;)">
            <text:p/>
          </table:table-cell>
          <table:table-cell table:style-name="ce15" office:value-type="float" office:value="14" calcext:value-type="float">
            <text:p>14</text:p>
          </table:table-cell>
          <table:table-cell table:style-name="ce31" table:formula="of:=INDEX([$Données.S$1:$Données.S$1048576];[$Données.X16]+2)" office:value-type="float" office:value="6" calcext:value-type="float">
            <text:p>6</text:p>
          </table:table-cell>
          <table:table-cell table:style-name="ce32"/>
          <table:table-cell table:style-name="ce259" table:formula="of:=IF([.$K$3];IF([.H7]=INDEX([$Données.W$1:$Données.W$1048576];[$Données.X16]+2);&quot;VRAI&quot;;&quot;FAUX&quot;);&quot;&quot;)">
            <text:p/>
          </table:table-cell>
          <table:table-cell table:style-name="ce269" table:formula="of:=IF(AND([.$K$3];[.$K$6]);INDEX([$Données.W$1:$Données.W$1048576];[$Données.X16]+2);&quot;&quot;)">
            <text:p/>
          </table:table-cell>
          <table:covered-table-cell/>
          <table:table-cell table:number-columns-repeated="1013"/>
        </table:table-row>
        <table:table-row table:style-name="ro5">
          <table:table-cell table:style-name="ce12" office:value-type="float" office:value="5" calcext:value-type="float">
            <text:p>5</text:p>
          </table:table-cell>
          <table:table-cell table:style-name="ce29" table:formula="of:=INDEX([$Données.S$1:$Données.S$1048576];[$Données.X7]+2)" office:value-type="float" office:value="1.33" calcext:value-type="float">
            <text:p>1,33</text:p>
          </table:table-cell>
          <table:table-cell table:style-name="ce32"/>
          <table:table-cell table:style-name="ce240" table:formula="of:=IF([.$K$3];IF([.C8]=INDEX([$Données.W$1:$Données.W$1048576];[$Données.X7]+2);&quot;VRAI&quot;;&quot;FAUX&quot;);&quot;&quot;)">
            <text:p/>
          </table:table-cell>
          <table:table-cell table:style-name="ce250" table:formula="of:=IF(AND([.$K$3];[.$K$6]);INDEX([$Données.W$1:$Données.W$1048576];[$Données.X7]+2);&quot;&quot;)">
            <text:p/>
          </table:table-cell>
          <table:table-cell table:style-name="ce12" office:value-type="float" office:value="15" calcext:value-type="float">
            <text:p>15</text:p>
          </table:table-cell>
          <table:table-cell table:style-name="ce29" table:formula="of:=INDEX([$Données.S$1:$Données.S$1048576];[$Données.X17]+2)" office:value-type="float" office:value="0.74" calcext:value-type="float">
            <text:p>0,74</text:p>
          </table:table-cell>
          <table:table-cell table:style-name="ce32"/>
          <table:table-cell table:style-name="ce260" table:formula="of:=IF([.$K$3];IF([.H8]=INDEX([$Données.W$1:$Données.W$1048576];[$Données.X17]+2);&quot;VRAI&quot;;&quot;FAUX&quot;);&quot;&quot;)">
            <text:p/>
          </table:table-cell>
          <table:table-cell table:style-name="ce270" table:formula="of:=IF(AND([.$K$3];[.$K$6]);INDEX([$Données.W$1:$Données.W$1048576];[$Données.X17]+2);&quot;&quot;)">
            <text:p/>
          </table:table-cell>
          <table:table-cell table:number-columns-repeated="1014"/>
        </table:table-row>
        <table:table-row table:style-name="ro5">
          <table:table-cell table:style-name="ce15" office:value-type="float" office:value="6" calcext:value-type="float">
            <text:p>6</text:p>
          </table:table-cell>
          <table:table-cell table:style-name="ce31" table:formula="of:=INDEX([$Données.S$1:$Données.S$1048576];[$Données.X8]+2)" office:value-type="float" office:value="1.3" calcext:value-type="float">
            <text:p>1,3</text:p>
          </table:table-cell>
          <table:table-cell table:style-name="ce32"/>
          <table:table-cell table:style-name="ce241" table:formula="of:=IF([.$K$3];IF([.C9]=INDEX([$Données.W$1:$Données.W$1048576];[$Données.X8]+2);&quot;VRAI&quot;;&quot;FAUX&quot;);&quot;&quot;)">
            <text:p/>
          </table:table-cell>
          <table:table-cell table:style-name="ce251" table:formula="of:=IF(AND([.$K$3];[.$K$6]);INDEX([$Données.W$1:$Données.W$1048576];[$Données.X8]+2);&quot;&quot;)">
            <text:p/>
          </table:table-cell>
          <table:table-cell table:style-name="ce15" office:value-type="float" office:value="16" calcext:value-type="float">
            <text:p>16</text:p>
          </table:table-cell>
          <table:table-cell table:style-name="ce31" table:formula="of:=INDEX([$Données.S$1:$Données.S$1048576];[$Données.X18]+2)" office:value-type="float" office:value="1.6" calcext:value-type="float">
            <text:p>1,6</text:p>
          </table:table-cell>
          <table:table-cell table:style-name="ce32"/>
          <table:table-cell table:style-name="ce261" table:formula="of:=IF([.$K$3];IF([.H9]=INDEX([$Données.W$1:$Données.W$1048576];[$Données.X18]+2);&quot;VRAI&quot;;&quot;FAUX&quot;);&quot;&quot;)">
            <text:p/>
          </table:table-cell>
          <table:table-cell table:style-name="ce271" table:formula="of:=IF(AND([.$K$3];[.$K$6]);INDEX([$Données.W$1:$Données.W$1048576];[$Données.X18]+2);&quot;&quot;)">
            <text:p/>
          </table:table-cell>
          <table:table-cell table:number-columns-repeated="1014"/>
        </table:table-row>
        <table:table-row table:style-name="ro5">
          <table:table-cell table:style-name="ce12" office:value-type="float" office:value="7" calcext:value-type="float">
            <text:p>7</text:p>
          </table:table-cell>
          <table:table-cell table:style-name="ce29" table:formula="of:=INDEX([$Données.S$1:$Données.S$1048576];[$Données.X9]+2)" office:value-type="float" office:value="1.2" calcext:value-type="float">
            <text:p>1,2</text:p>
          </table:table-cell>
          <table:table-cell table:style-name="ce32"/>
          <table:table-cell table:style-name="ce242" table:formula="of:=IF([.$K$3];IF([.C10]=INDEX([$Données.W$1:$Données.W$1048576];[$Données.X9]+2);&quot;VRAI&quot;;&quot;FAUX&quot;);&quot;&quot;)">
            <text:p/>
          </table:table-cell>
          <table:table-cell table:style-name="ce252" table:formula="of:=IF(AND([.$K$3];[.$K$6]);INDEX([$Données.W$1:$Données.W$1048576];[$Données.X9]+2);&quot;&quot;)">
            <text:p/>
          </table:table-cell>
          <table:table-cell table:style-name="ce12" office:value-type="float" office:value="17" calcext:value-type="float">
            <text:p>17</text:p>
          </table:table-cell>
          <table:table-cell table:style-name="ce29" table:formula="of:=INDEX([$Données.S$1:$Données.S$1048576];[$Données.X19]+2)" office:value-type="float" office:value="1.5" calcext:value-type="float">
            <text:p>1,5</text:p>
          </table:table-cell>
          <table:table-cell table:style-name="ce32"/>
          <table:table-cell table:style-name="ce262" table:formula="of:=IF([.$K$3];IF([.H10]=INDEX([$Données.W$1:$Données.W$1048576];[$Données.X19]+2);&quot;VRAI&quot;;&quot;FAUX&quot;);&quot;&quot;)">
            <text:p/>
          </table:table-cell>
          <table:table-cell table:style-name="ce272" table:formula="of:=IF(AND([.$K$3];[.$K$6]);INDEX([$Données.W$1:$Données.W$1048576];[$Données.X19]+2);&quot;&quot;)">
            <text:p/>
          </table:table-cell>
          <table:table-cell/>
          <table:table-cell table:style-name="ce55"/>
          <table:table-cell table:number-columns-repeated="1012"/>
        </table:table-row>
        <table:table-row table:style-name="ro5">
          <table:table-cell table:style-name="ce15" office:value-type="float" office:value="8" calcext:value-type="float">
            <text:p>8</text:p>
          </table:table-cell>
          <table:table-cell table:style-name="ce31" table:formula="of:=INDEX([$Données.S$1:$Données.S$1048576];[$Données.X10]+2)" office:value-type="float" office:value="0.55" calcext:value-type="float">
            <text:p>0,55</text:p>
          </table:table-cell>
          <table:table-cell table:style-name="ce32"/>
          <table:table-cell table:style-name="ce243" table:formula="of:=IF([.$K$3];IF([.C11]=INDEX([$Données.W$1:$Données.W$1048576];[$Données.X10]+2);&quot;VRAI&quot;;&quot;FAUX&quot;);&quot;&quot;)">
            <text:p/>
          </table:table-cell>
          <table:table-cell table:style-name="ce253" table:formula="of:=IF(AND([.$K$3];[.$K$6]);INDEX([$Données.W$1:$Données.W$1048576];[$Données.X10]+2);&quot;&quot;)">
            <text:p/>
          </table:table-cell>
          <table:table-cell table:style-name="ce31" office:value-type="float" office:value="18" calcext:value-type="float">
            <text:p>18</text:p>
          </table:table-cell>
          <table:table-cell table:style-name="ce31" table:formula="of:=INDEX([$Données.S$1:$Données.S$1048576];[$Données.X20]+2)" office:value-type="float" office:value="1.9" calcext:value-type="float">
            <text:p>1,9</text:p>
          </table:table-cell>
          <table:table-cell table:style-name="ce32"/>
          <table:table-cell table:style-name="ce263" table:formula="of:=IF([.$K$3];IF([.H11]=INDEX([$Données.W$1:$Données.W$1048576];[$Données.X20]+2);&quot;VRAI&quot;;&quot;FAUX&quot;);&quot;&quot;)">
            <text:p/>
          </table:table-cell>
          <table:table-cell table:style-name="ce273" table:formula="of:=IF(AND([.$K$3];[.$K$6]);INDEX([$Données.W$1:$Données.W$1048576];[$Données.X20]+2);&quot;&quot;)">
            <text:p/>
          </table:table-cell>
          <table:table-cell table:number-columns-repeated="1014"/>
        </table:table-row>
        <table:table-row table:style-name="ro5">
          <table:table-cell table:style-name="ce12" office:value-type="float" office:value="9" calcext:value-type="float">
            <text:p>9</text:p>
          </table:table-cell>
          <table:table-cell table:style-name="ce29" table:formula="of:=INDEX([$Données.S$1:$Données.S$1048576];[$Données.X11]+2)" office:value-type="float" office:value="1.7" calcext:value-type="float">
            <text:p>1,7</text:p>
          </table:table-cell>
          <table:table-cell table:style-name="ce32"/>
          <table:table-cell table:style-name="ce244" table:formula="of:=IF([.$K$3];IF([.C12]=INDEX([$Données.W$1:$Données.W$1048576];[$Données.X11]+2);&quot;VRAI&quot;;&quot;FAUX&quot;);&quot;&quot;)">
            <text:p/>
          </table:table-cell>
          <table:table-cell table:style-name="ce254" table:formula="of:=IF(AND([.$K$3];[.$K$6]);INDEX([$Données.W$1:$Données.W$1048576];[$Données.X11]+2);&quot;&quot;)">
            <text:p/>
          </table:table-cell>
          <table:table-cell table:style-name="ce12" office:value-type="float" office:value="19" calcext:value-type="float">
            <text:p>19</text:p>
          </table:table-cell>
          <table:table-cell table:style-name="ce29" table:formula="of:=INDEX([$Données.S$1:$Données.S$1048576];[$Données.X21]+2)" office:value-type="float" office:value="1.4" calcext:value-type="float">
            <text:p>1,4</text:p>
          </table:table-cell>
          <table:table-cell table:style-name="ce32"/>
          <table:table-cell table:style-name="ce264" table:formula="of:=IF([.$K$3];IF([.H12]=INDEX([$Données.W$1:$Données.W$1048576];[$Données.X21]+2);&quot;VRAI&quot;;&quot;FAUX&quot;);&quot;&quot;)">
            <text:p/>
          </table:table-cell>
          <table:table-cell table:style-name="ce274" table:formula="of:=IF(AND([.$K$3];[.$K$6]);INDEX([$Données.W$1:$Données.W$1048576];[$Données.X21]+2);&quot;&quot;)">
            <text:p/>
          </table:table-cell>
          <table:table-cell table:number-columns-repeated="1014"/>
        </table:table-row>
        <table:table-row table:style-name="ro5">
          <table:table-cell table:style-name="ce15" office:value-type="float" office:value="10" calcext:value-type="float">
            <text:p>10</text:p>
          </table:table-cell>
          <table:table-cell table:style-name="ce31" table:formula="of:=INDEX([$Données.S$1:$Données.S$1048576];[$Données.X12]+2)" office:value-type="float" office:value="0.35" calcext:value-type="float">
            <text:p>0,35</text:p>
          </table:table-cell>
          <table:table-cell table:style-name="ce32"/>
          <table:table-cell table:style-name="ce245" table:formula="of:=IF([.$K$3];IF([.C13]=INDEX([$Données.W$1:$Données.W$1048576];[$Données.X12]+2);&quot;VRAI&quot;;&quot;FAUX&quot;);&quot;&quot;)">
            <text:p/>
          </table:table-cell>
          <table:table-cell table:style-name="ce255" table:formula="of:=IF(AND([.$K$3];[.$K$6]);INDEX([$Données.W$1:$Données.W$1048576];[$Données.X12]+2);&quot;&quot;)">
            <text:p/>
          </table:table-cell>
          <table:table-cell table:style-name="ce15" office:value-type="float" office:value="20" calcext:value-type="float">
            <text:p>20</text:p>
          </table:table-cell>
          <table:table-cell table:style-name="ce31" table:formula="of:=INDEX([$Données.S$1:$Données.S$1048576];[$Données.X22]+2)" office:value-type="float" office:value="1.93" calcext:value-type="float">
            <text:p>1,93</text:p>
          </table:table-cell>
          <table:table-cell table:style-name="ce32"/>
          <table:table-cell table:style-name="ce265" table:formula="of:=IF([.$K$3];IF([.H13]=INDEX([$Données.W$1:$Données.W$1048576];[$Données.X22]+2);&quot;VRAI&quot;;&quot;FAUX&quot;);&quot;&quot;)">
            <text:p/>
          </table:table-cell>
          <table:table-cell table:style-name="ce275" table:formula="of:=IF(AND([.$K$3];[.$K$6]);INDEX([$Données.W$1:$Données.W$1048576];[$Données.X22]+2);&quot;&quot;)">
            <text:p/>
          </table:table-cell>
          <table:table-cell table:style-name="ce40"/>
          <table:table-cell table:number-columns-repeated="1013"/>
        </table:table-row>
        <table:table-row table:style-name="ro5">
          <table:table-cell table:style-name="ce16" table:number-columns-repeated="2"/>
          <table:table-cell/>
          <table:table-cell table:style-name="ce16" table:number-columns-repeated="7"/>
          <table:table-cell table:number-columns-repeated="1014"/>
        </table:table-row>
        <table:table-row table:style-name="ro5">
          <table:table-cell table:style-name="ce16" table:number-columns-repeated="2"/>
          <table:table-cell/>
          <table:table-cell table:style-name="ce27" table:number-columns-repeated="7"/>
          <table:table-cell table:number-columns-repeated="1014"/>
        </table:table-row>
        <table:table-row table:style-name="ro5" table:number-rows-repeated="66">
          <table:table-cell table:style-name="ce16" table:number-columns-repeated="2"/>
          <table:table-cell table:number-columns-repeated="1022"/>
        </table:table-row>
        <table:table-row table:style-name="ro5" table:number-rows-repeated="1048488">
          <table:table-cell table:number-columns-repeated="1024"/>
        </table:table-row>
        <table:table-row table:style-name="ro6" table:number-rows-repeated="6">
          <table:table-cell table:number-columns-repeated="1024"/>
        </table:table-row>
        <table:table-row table:style-name="ro6">
          <table:table-cell table:number-columns-repeated="1024"/>
        </table:table-row>
        <calcext:conditional-formats>
          <calcext:conditional-format calcext:target-range-address="'x --&gt; %'.D4:'x --&gt; %'.D4">
            <calcext:condition calcext:apply-style-name="FAUX" calcext:value="formula-is(IF([.$D4]=&quot;FAUX&quot;))" calcext:base-cell-address="'x --&gt; %'.D4"/>
            <calcext:condition calcext:apply-style-name="VRAI" calcext:value="formula-is(IF([.$D4]=&quot;VRAI&quot;))" calcext:base-cell-address="'x --&gt; %'.D4"/>
          </calcext:conditional-format>
          <calcext:conditional-format calcext:target-range-address="'x --&gt; %'.D5:'x --&gt; %'.D5">
            <calcext:condition calcext:apply-style-name="FAUX" calcext:value="formula-is(IF([.$D4]=&quot;FAUX&quot;))" calcext:base-cell-address="'x --&gt; %'.D4"/>
            <calcext:condition calcext:apply-style-name="VRAI" calcext:value="formula-is(IF([.$D4]=&quot;VRAI&quot;))" calcext:base-cell-address="'x --&gt; %'.D4"/>
          </calcext:conditional-format>
          <calcext:conditional-format calcext:target-range-address="'x --&gt; %'.D6:'x --&gt; %'.D6">
            <calcext:condition calcext:apply-style-name="FAUX" calcext:value="formula-is(IF([.$D4]=&quot;FAUX&quot;))" calcext:base-cell-address="'x --&gt; %'.D4"/>
            <calcext:condition calcext:apply-style-name="VRAI" calcext:value="formula-is(IF([.$D4]=&quot;VRAI&quot;))" calcext:base-cell-address="'x --&gt; %'.D4"/>
          </calcext:conditional-format>
          <calcext:conditional-format calcext:target-range-address="'x --&gt; %'.D7:'x --&gt; %'.D7">
            <calcext:condition calcext:apply-style-name="FAUX" calcext:value="formula-is(IF([.$D4]=&quot;FAUX&quot;))" calcext:base-cell-address="'x --&gt; %'.D4"/>
            <calcext:condition calcext:apply-style-name="VRAI" calcext:value="formula-is(IF([.$D4]=&quot;VRAI&quot;))" calcext:base-cell-address="'x --&gt; %'.D4"/>
          </calcext:conditional-format>
          <calcext:conditional-format calcext:target-range-address="'x --&gt; %'.D8:'x --&gt; %'.D8">
            <calcext:condition calcext:apply-style-name="FAUX" calcext:value="formula-is(IF([.$D4]=&quot;FAUX&quot;))" calcext:base-cell-address="'x --&gt; %'.D4"/>
            <calcext:condition calcext:apply-style-name="VRAI" calcext:value="formula-is(IF([.$D4]=&quot;VRAI&quot;))" calcext:base-cell-address="'x --&gt; %'.D4"/>
          </calcext:conditional-format>
          <calcext:conditional-format calcext:target-range-address="'x --&gt; %'.D9:'x --&gt; %'.D9">
            <calcext:condition calcext:apply-style-name="FAUX" calcext:value="formula-is(IF([.$D4]=&quot;FAUX&quot;))" calcext:base-cell-address="'x --&gt; %'.D4"/>
            <calcext:condition calcext:apply-style-name="VRAI" calcext:value="formula-is(IF([.$D4]=&quot;VRAI&quot;))" calcext:base-cell-address="'x --&gt; %'.D4"/>
          </calcext:conditional-format>
          <calcext:conditional-format calcext:target-range-address="'x --&gt; %'.D10:'x --&gt; %'.D10">
            <calcext:condition calcext:apply-style-name="FAUX" calcext:value="formula-is(IF([.$D4]=&quot;FAUX&quot;))" calcext:base-cell-address="'x --&gt; %'.D4"/>
            <calcext:condition calcext:apply-style-name="VRAI" calcext:value="formula-is(IF([.$D4]=&quot;VRAI&quot;))" calcext:base-cell-address="'x --&gt; %'.D4"/>
          </calcext:conditional-format>
          <calcext:conditional-format calcext:target-range-address="'x --&gt; %'.D11:'x --&gt; %'.D11">
            <calcext:condition calcext:apply-style-name="FAUX" calcext:value="formula-is(IF([.$D4]=&quot;FAUX&quot;))" calcext:base-cell-address="'x --&gt; %'.D4"/>
            <calcext:condition calcext:apply-style-name="VRAI" calcext:value="formula-is(IF([.$D4]=&quot;VRAI&quot;))" calcext:base-cell-address="'x --&gt; %'.D4"/>
          </calcext:conditional-format>
          <calcext:conditional-format calcext:target-range-address="'x --&gt; %'.D12:'x --&gt; %'.D12">
            <calcext:condition calcext:apply-style-name="FAUX" calcext:value="formula-is(IF([.$D4]=&quot;FAUX&quot;))" calcext:base-cell-address="'x --&gt; %'.D4"/>
            <calcext:condition calcext:apply-style-name="VRAI" calcext:value="formula-is(IF([.$D4]=&quot;VRAI&quot;))" calcext:base-cell-address="'x --&gt; %'.D4"/>
          </calcext:conditional-format>
          <calcext:conditional-format calcext:target-range-address="'x --&gt; %'.D13:'x --&gt; %'.D13">
            <calcext:condition calcext:apply-style-name="FAUX" calcext:value="formula-is(IF([.$D4]=&quot;FAUX&quot;))" calcext:base-cell-address="'x --&gt; %'.D4"/>
            <calcext:condition calcext:apply-style-name="VRAI" calcext:value="formula-is(IF([.$D4]=&quot;VRAI&quot;))" calcext:base-cell-address="'x --&gt; %'.D4"/>
          </calcext:conditional-format>
          <calcext:conditional-format calcext:target-range-address="'x --&gt; %'.E4:'x --&gt; %'.E4">
            <calcext:condition calcext:apply-style-name="FAUX" calcext:value="formula-is(IF([.$D4]=&quot;FAUX&quot;))" calcext:base-cell-address="'x --&gt; %'.E4"/>
            <calcext:condition calcext:apply-style-name="VRAI" calcext:value="formula-is(IF([.$D4]=&quot;VRAI&quot;))" calcext:base-cell-address="'x --&gt; %'.E4"/>
          </calcext:conditional-format>
          <calcext:conditional-format calcext:target-range-address="'x --&gt; %'.E5:'x --&gt; %'.E5">
            <calcext:condition calcext:apply-style-name="FAUX" calcext:value="formula-is(IF([.$D4]=&quot;FAUX&quot;))" calcext:base-cell-address="'x --&gt; %'.E4"/>
            <calcext:condition calcext:apply-style-name="VRAI" calcext:value="formula-is(IF([.$D4]=&quot;VRAI&quot;))" calcext:base-cell-address="'x --&gt; %'.E4"/>
          </calcext:conditional-format>
          <calcext:conditional-format calcext:target-range-address="'x --&gt; %'.E6:'x --&gt; %'.E6">
            <calcext:condition calcext:apply-style-name="FAUX" calcext:value="formula-is(IF([.$D4]=&quot;FAUX&quot;))" calcext:base-cell-address="'x --&gt; %'.E4"/>
            <calcext:condition calcext:apply-style-name="VRAI" calcext:value="formula-is(IF([.$D4]=&quot;VRAI&quot;))" calcext:base-cell-address="'x --&gt; %'.E4"/>
          </calcext:conditional-format>
          <calcext:conditional-format calcext:target-range-address="'x --&gt; %'.E7:'x --&gt; %'.E7">
            <calcext:condition calcext:apply-style-name="FAUX" calcext:value="formula-is(IF([.$D4]=&quot;FAUX&quot;))" calcext:base-cell-address="'x --&gt; %'.E4"/>
            <calcext:condition calcext:apply-style-name="VRAI" calcext:value="formula-is(IF([.$D4]=&quot;VRAI&quot;))" calcext:base-cell-address="'x --&gt; %'.E4"/>
          </calcext:conditional-format>
          <calcext:conditional-format calcext:target-range-address="'x --&gt; %'.E8:'x --&gt; %'.E8">
            <calcext:condition calcext:apply-style-name="FAUX" calcext:value="formula-is(IF([.$D4]=&quot;FAUX&quot;))" calcext:base-cell-address="'x --&gt; %'.E4"/>
            <calcext:condition calcext:apply-style-name="VRAI" calcext:value="formula-is(IF([.$D4]=&quot;VRAI&quot;))" calcext:base-cell-address="'x --&gt; %'.E4"/>
          </calcext:conditional-format>
          <calcext:conditional-format calcext:target-range-address="'x --&gt; %'.E9:'x --&gt; %'.E9">
            <calcext:condition calcext:apply-style-name="FAUX" calcext:value="formula-is(IF([.$D4]=&quot;FAUX&quot;))" calcext:base-cell-address="'x --&gt; %'.E4"/>
            <calcext:condition calcext:apply-style-name="VRAI" calcext:value="formula-is(IF([.$D4]=&quot;VRAI&quot;))" calcext:base-cell-address="'x --&gt; %'.E4"/>
          </calcext:conditional-format>
          <calcext:conditional-format calcext:target-range-address="'x --&gt; %'.E10:'x --&gt; %'.E10">
            <calcext:condition calcext:apply-style-name="FAUX" calcext:value="formula-is(IF([.$D4]=&quot;FAUX&quot;))" calcext:base-cell-address="'x --&gt; %'.E4"/>
            <calcext:condition calcext:apply-style-name="VRAI" calcext:value="formula-is(IF([.$D4]=&quot;VRAI&quot;))" calcext:base-cell-address="'x --&gt; %'.E4"/>
          </calcext:conditional-format>
          <calcext:conditional-format calcext:target-range-address="'x --&gt; %'.E11:'x --&gt; %'.E11">
            <calcext:condition calcext:apply-style-name="FAUX" calcext:value="formula-is(IF([.$D4]=&quot;FAUX&quot;))" calcext:base-cell-address="'x --&gt; %'.E4"/>
            <calcext:condition calcext:apply-style-name="VRAI" calcext:value="formula-is(IF([.$D4]=&quot;VRAI&quot;))" calcext:base-cell-address="'x --&gt; %'.E4"/>
          </calcext:conditional-format>
          <calcext:conditional-format calcext:target-range-address="'x --&gt; %'.E12:'x --&gt; %'.E12">
            <calcext:condition calcext:apply-style-name="FAUX" calcext:value="formula-is(IF([.$D4]=&quot;FAUX&quot;))" calcext:base-cell-address="'x --&gt; %'.E4"/>
            <calcext:condition calcext:apply-style-name="VRAI" calcext:value="formula-is(IF([.$D4]=&quot;VRAI&quot;))" calcext:base-cell-address="'x --&gt; %'.E4"/>
          </calcext:conditional-format>
          <calcext:conditional-format calcext:target-range-address="'x --&gt; %'.E13:'x --&gt; %'.E13">
            <calcext:condition calcext:apply-style-name="FAUX" calcext:value="formula-is(IF([.$D4]=&quot;FAUX&quot;))" calcext:base-cell-address="'x --&gt; %'.E4"/>
            <calcext:condition calcext:apply-style-name="VRAI" calcext:value="formula-is(IF([.$D4]=&quot;VRAI&quot;))" calcext:base-cell-address="'x --&gt; %'.E4"/>
          </calcext:conditional-format>
          <calcext:conditional-format calcext:target-range-address="'x --&gt; %'.I4:'x --&gt; %'.I4">
            <calcext:condition calcext:apply-style-name="FAUX" calcext:value="formula-is(IF([.$I4]=&quot;FAUX&quot;))" calcext:base-cell-address="'x --&gt; %'.I4"/>
            <calcext:condition calcext:apply-style-name="VRAI" calcext:value="formula-is(IF([.$I4]=&quot;VRAI&quot;))" calcext:base-cell-address="'x --&gt; %'.I4"/>
          </calcext:conditional-format>
          <calcext:conditional-format calcext:target-range-address="'x --&gt; %'.I5:'x --&gt; %'.I5">
            <calcext:condition calcext:apply-style-name="FAUX" calcext:value="formula-is(IF([.$I4]=&quot;FAUX&quot;))" calcext:base-cell-address="'x --&gt; %'.I4"/>
            <calcext:condition calcext:apply-style-name="VRAI" calcext:value="formula-is(IF([.$I4]=&quot;VRAI&quot;))" calcext:base-cell-address="'x --&gt; %'.I4"/>
          </calcext:conditional-format>
          <calcext:conditional-format calcext:target-range-address="'x --&gt; %'.I6:'x --&gt; %'.I6">
            <calcext:condition calcext:apply-style-name="FAUX" calcext:value="formula-is(IF([.$I4]=&quot;FAUX&quot;))" calcext:base-cell-address="'x --&gt; %'.I4"/>
            <calcext:condition calcext:apply-style-name="VRAI" calcext:value="formula-is(IF([.$I4]=&quot;VRAI&quot;))" calcext:base-cell-address="'x --&gt; %'.I4"/>
          </calcext:conditional-format>
          <calcext:conditional-format calcext:target-range-address="'x --&gt; %'.I7:'x --&gt; %'.I7">
            <calcext:condition calcext:apply-style-name="FAUX" calcext:value="formula-is(IF([.$I4]=&quot;FAUX&quot;))" calcext:base-cell-address="'x --&gt; %'.I4"/>
            <calcext:condition calcext:apply-style-name="VRAI" calcext:value="formula-is(IF([.$I4]=&quot;VRAI&quot;))" calcext:base-cell-address="'x --&gt; %'.I4"/>
          </calcext:conditional-format>
          <calcext:conditional-format calcext:target-range-address="'x --&gt; %'.I8:'x --&gt; %'.I8">
            <calcext:condition calcext:apply-style-name="FAUX" calcext:value="formula-is(IF([.$I4]=&quot;FAUX&quot;))" calcext:base-cell-address="'x --&gt; %'.I4"/>
            <calcext:condition calcext:apply-style-name="VRAI" calcext:value="formula-is(IF([.$I4]=&quot;VRAI&quot;))" calcext:base-cell-address="'x --&gt; %'.I4"/>
          </calcext:conditional-format>
          <calcext:conditional-format calcext:target-range-address="'x --&gt; %'.I9:'x --&gt; %'.I9">
            <calcext:condition calcext:apply-style-name="FAUX" calcext:value="formula-is(IF([.$I4]=&quot;FAUX&quot;))" calcext:base-cell-address="'x --&gt; %'.I4"/>
            <calcext:condition calcext:apply-style-name="VRAI" calcext:value="formula-is(IF([.$I4]=&quot;VRAI&quot;))" calcext:base-cell-address="'x --&gt; %'.I4"/>
          </calcext:conditional-format>
          <calcext:conditional-format calcext:target-range-address="'x --&gt; %'.I10:'x --&gt; %'.I10">
            <calcext:condition calcext:apply-style-name="FAUX" calcext:value="formula-is(IF([.$I4]=&quot;FAUX&quot;))" calcext:base-cell-address="'x --&gt; %'.I4"/>
            <calcext:condition calcext:apply-style-name="VRAI" calcext:value="formula-is(IF([.$I4]=&quot;VRAI&quot;))" calcext:base-cell-address="'x --&gt; %'.I4"/>
          </calcext:conditional-format>
          <calcext:conditional-format calcext:target-range-address="'x --&gt; %'.I11:'x --&gt; %'.I11">
            <calcext:condition calcext:apply-style-name="FAUX" calcext:value="formula-is(IF([.$I4]=&quot;FAUX&quot;))" calcext:base-cell-address="'x --&gt; %'.I4"/>
            <calcext:condition calcext:apply-style-name="VRAI" calcext:value="formula-is(IF([.$I4]=&quot;VRAI&quot;))" calcext:base-cell-address="'x --&gt; %'.I4"/>
          </calcext:conditional-format>
          <calcext:conditional-format calcext:target-range-address="'x --&gt; %'.I12:'x --&gt; %'.I12">
            <calcext:condition calcext:apply-style-name="FAUX" calcext:value="formula-is(IF([.$I4]=&quot;FAUX&quot;))" calcext:base-cell-address="'x --&gt; %'.I4"/>
            <calcext:condition calcext:apply-style-name="VRAI" calcext:value="formula-is(IF([.$I4]=&quot;VRAI&quot;))" calcext:base-cell-address="'x --&gt; %'.I4"/>
          </calcext:conditional-format>
          <calcext:conditional-format calcext:target-range-address="'x --&gt; %'.I13:'x --&gt; %'.I13">
            <calcext:condition calcext:apply-style-name="FAUX" calcext:value="formula-is(IF([.$I4]=&quot;FAUX&quot;))" calcext:base-cell-address="'x --&gt; %'.I4"/>
            <calcext:condition calcext:apply-style-name="VRAI" calcext:value="formula-is(IF([.$I4]=&quot;VRAI&quot;))" calcext:base-cell-address="'x --&gt; %'.I4"/>
          </calcext:conditional-format>
          <calcext:conditional-format calcext:target-range-address="'x --&gt; %'.J4:'x --&gt; %'.J4">
            <calcext:condition calcext:apply-style-name="FAUX" calcext:value="formula-is(IF([.$I4]=&quot;FAUX&quot;))" calcext:base-cell-address="'x --&gt; %'.J4"/>
            <calcext:condition calcext:apply-style-name="VRAI" calcext:value="formula-is(IF([.$I4]=&quot;VRAI&quot;))" calcext:base-cell-address="'x --&gt; %'.J4"/>
          </calcext:conditional-format>
          <calcext:conditional-format calcext:target-range-address="'x --&gt; %'.J5:'x --&gt; %'.J5">
            <calcext:condition calcext:apply-style-name="FAUX" calcext:value="formula-is(IF([.$I4]=&quot;FAUX&quot;))" calcext:base-cell-address="'x --&gt; %'.J4"/>
            <calcext:condition calcext:apply-style-name="VRAI" calcext:value="formula-is(IF([.$I4]=&quot;VRAI&quot;))" calcext:base-cell-address="'x --&gt; %'.J4"/>
          </calcext:conditional-format>
          <calcext:conditional-format calcext:target-range-address="'x --&gt; %'.J6:'x --&gt; %'.J6">
            <calcext:condition calcext:apply-style-name="FAUX" calcext:value="formula-is(IF([.$I4]=&quot;FAUX&quot;))" calcext:base-cell-address="'x --&gt; %'.J4"/>
            <calcext:condition calcext:apply-style-name="VRAI" calcext:value="formula-is(IF([.$I4]=&quot;VRAI&quot;))" calcext:base-cell-address="'x --&gt; %'.J4"/>
          </calcext:conditional-format>
          <calcext:conditional-format calcext:target-range-address="'x --&gt; %'.J7:'x --&gt; %'.J7">
            <calcext:condition calcext:apply-style-name="FAUX" calcext:value="formula-is(IF([.$I4]=&quot;FAUX&quot;))" calcext:base-cell-address="'x --&gt; %'.J4"/>
            <calcext:condition calcext:apply-style-name="VRAI" calcext:value="formula-is(IF([.$I4]=&quot;VRAI&quot;))" calcext:base-cell-address="'x --&gt; %'.J4"/>
          </calcext:conditional-format>
          <calcext:conditional-format calcext:target-range-address="'x --&gt; %'.J8:'x --&gt; %'.J8">
            <calcext:condition calcext:apply-style-name="FAUX" calcext:value="formula-is(IF([.$I4]=&quot;FAUX&quot;))" calcext:base-cell-address="'x --&gt; %'.J4"/>
            <calcext:condition calcext:apply-style-name="VRAI" calcext:value="formula-is(IF([.$I4]=&quot;VRAI&quot;))" calcext:base-cell-address="'x --&gt; %'.J4"/>
          </calcext:conditional-format>
          <calcext:conditional-format calcext:target-range-address="'x --&gt; %'.J9:'x --&gt; %'.J9">
            <calcext:condition calcext:apply-style-name="FAUX" calcext:value="formula-is(IF([.$I4]=&quot;FAUX&quot;))" calcext:base-cell-address="'x --&gt; %'.J4"/>
            <calcext:condition calcext:apply-style-name="VRAI" calcext:value="formula-is(IF([.$I4]=&quot;VRAI&quot;))" calcext:base-cell-address="'x --&gt; %'.J4"/>
          </calcext:conditional-format>
          <calcext:conditional-format calcext:target-range-address="'x --&gt; %'.J10:'x --&gt; %'.J10">
            <calcext:condition calcext:apply-style-name="FAUX" calcext:value="formula-is(IF([.$I4]=&quot;FAUX&quot;))" calcext:base-cell-address="'x --&gt; %'.J4"/>
            <calcext:condition calcext:apply-style-name="VRAI" calcext:value="formula-is(IF([.$I4]=&quot;VRAI&quot;))" calcext:base-cell-address="'x --&gt; %'.J4"/>
          </calcext:conditional-format>
          <calcext:conditional-format calcext:target-range-address="'x --&gt; %'.J11:'x --&gt; %'.J11">
            <calcext:condition calcext:apply-style-name="FAUX" calcext:value="formula-is(IF([.$I4]=&quot;FAUX&quot;))" calcext:base-cell-address="'x --&gt; %'.J4"/>
            <calcext:condition calcext:apply-style-name="VRAI" calcext:value="formula-is(IF([.$I4]=&quot;VRAI&quot;))" calcext:base-cell-address="'x --&gt; %'.J4"/>
          </calcext:conditional-format>
          <calcext:conditional-format calcext:target-range-address="'x --&gt; %'.J12:'x --&gt; %'.J12">
            <calcext:condition calcext:apply-style-name="FAUX" calcext:value="formula-is(IF([.$I4]=&quot;FAUX&quot;))" calcext:base-cell-address="'x --&gt; %'.J4"/>
            <calcext:condition calcext:apply-style-name="VRAI" calcext:value="formula-is(IF([.$I4]=&quot;VRAI&quot;))" calcext:base-cell-address="'x --&gt; %'.J4"/>
          </calcext:conditional-format>
          <calcext:conditional-format calcext:target-range-address="'x --&gt; %'.J13:'x --&gt; %'.J13">
            <calcext:condition calcext:apply-style-name="FAUX" calcext:value="formula-is(IF([.$I4]=&quot;FAUX&quot;))" calcext:base-cell-address="'x --&gt; %'.J4"/>
            <calcext:condition calcext:apply-style-name="VRAI" calcext:value="formula-is(IF([.$I4]=&quot;VRAI&quot;))" calcext:base-cell-address="'x --&gt; %'.J4"/>
          </calcext:conditional-format>
        </calcext:conditional-formats>
      </table:table>
      <table:table table:name="% successifs" table:style-name="ta1" table:protected="true" table:protection-key="0uCh1RPBYg0aIPgBzxTfn7Bin+Y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Résultat" form:control-implementation="ooo:com.sun.star.form.component.CheckBox" xml:id="control11" form:id="control11" form:label="Résultat" form:linked-cell="'% successifs'.G3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  <form:form form:name="Formulaire" form:datasource="J3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  <form:property form:property-name="URL" office:value-type="string" office:string-value=""/>
            </form:properties>
            <form:checkbox form:name="Réponses" form:control-implementation="ooo:com.sun.star.form.component.CheckBox" xml:id="control12" form:id="control12" form:label="Réponses" form:linked-cell="'% successifs'.G6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control draw:z-index="0" draw:style-name="gr3" draw:text-style-name="P3" svg:width="47.58mm" svg:height="22.07mm" svg:x="236.56mm" svg:y="13.19mm" draw:control="control11"/>
          <draw:control draw:z-index="1" draw:style-name="gr3" draw:text-style-name="P3" svg:width="48.91mm" svg:height="23.87mm" svg:x="236.16mm" svg:y="59.12mm" draw:control="control12"/>
        </table:shapes>
        <table:table-column table:style-name="co6" table:default-cell-style-name="ce20"/>
        <table:table-column table:style-name="co11" table:number-columns-repeated="3" table:default-cell-style-name="ce20"/>
        <table:table-column table:style-name="co17" table:default-cell-style-name="ce20"/>
        <table:table-column table:style-name="co7" table:default-cell-style-name="ce20"/>
        <table:table-column table:style-name="co5" table:default-cell-style-name="ce20"/>
        <table:table-column table:style-name="co1" table:number-columns-repeated="1012" table:default-cell-style-name="ce20"/>
        <table:table-column table:style-name="co1" table:number-columns-repeated="5" table:default-cell-style-name="ce85"/>
        <table:table-row table:style-name="ro5">
          <table:table-cell table:style-name="ce78" office:value-type="string" calcext:value-type="string" table:number-columns-spanned="6" table:number-rows-spanned="1">
            <text:p>KELLER Stéphane - Lycée agricole Louis Pasteur</text:p>
          </table:table-cell>
          <table:covered-table-cell table:number-columns-repeated="2" table:style-name="ce85"/>
          <table:covered-table-cell table:style-name="ce80"/>
          <table:covered-table-cell table:number-columns-repeated="2" table:style-name="ce104"/>
          <table:table-cell table:style-name="ce36"/>
          <table:table-cell table:number-columns-repeated="1017"/>
        </table:table-row>
        <table:table-row table:style-name="ro5">
          <table:table-cell table:style-name="ce2" office:value-type="string" calcext:value-type="string" table:number-columns-spanned="6" table:number-rows-spanned="1">
            <text:p>Nouveau test : Crtl + Shitf + F9</text:p>
          </table:table-cell>
          <table:covered-table-cell table:number-columns-repeated="2" table:style-name="ce78"/>
          <table:covered-table-cell table:style-name="ce80"/>
          <table:covered-table-cell table:number-columns-repeated="2" table:style-name="ce104"/>
          <table:table-cell table:style-name="ce36"/>
          <table:table-cell table:number-columns-repeated="1017"/>
        </table:table-row>
        <table:table-row table:style-name="ro5">
          <table:table-cell table:style-name="ce80" office:value-type="string" calcext:value-type="string">
            <text:p>N°</text:p>
          </table:table-cell>
          <table:table-cell table:style-name="ce80" office:value-type="string" calcext:value-type="string">
            <text:p>%1</text:p>
          </table:table-cell>
          <table:table-cell table:style-name="ce80" office:value-type="string" calcext:value-type="string">
            <text:p>%2</text:p>
          </table:table-cell>
          <table:table-cell table:style-name="ce80" office:value-type="string" calcext:value-type="string">
            <text:p>%</text:p>
          </table:table-cell>
          <table:table-cell table:style-name="ce104" office:value-type="string" calcext:value-type="string">
            <text:p>V/F</text:p>
          </table:table-cell>
          <table:table-cell table:style-name="ce104" office:value-type="string" calcext:value-type="string">
            <text:p>R</text:p>
          </table:table-cell>
          <table:table-cell table:style-name="ce36" office:value-type="boolean" office:boolean-value="false" calcext:value-type="boolean">
            <text:p>FAUX</text:p>
          </table:table-cell>
          <table:table-cell table:number-columns-repeated="1017"/>
        </table:table-row>
        <table:table-row table:style-name="ro5">
          <table:table-cell table:style-name="ce12" office:value-type="float" office:value="1" calcext:value-type="float">
            <text:p>1</text:p>
          </table:table-cell>
          <table:table-cell table:style-name="ce96" table:formula="of:=INDEX([$Données.AR$1:$Données.AR$1048576];[$Données.BC3]+2)" office:value-type="string" office:string-value="+10%" calcext:value-type="string">
            <text:p>+10%</text:p>
          </table:table-cell>
          <table:table-cell table:style-name="ce97" table:formula="of:=INDEX([$Données.AW$1:$Données.AW$1048576];[$Données.BC3]+2)" office:value-type="string" office:string-value="+10%" calcext:value-type="string">
            <text:p>+10%</text:p>
          </table:table-cell>
          <table:table-cell table:style-name="ce73"/>
          <table:table-cell table:style-name="ce280" table:formula="of:=IF([.$G$3];IF([.D4]=INDEX([$Données.BB$1:$Données.BB$1048576];[$Données.BC3]+2);&quot;VRAI&quot;;&quot;FAUX&quot;);&quot;&quot;)">
            <text:p/>
          </table:table-cell>
          <table:table-cell table:style-name="ce290" table:formula="of:=IF(AND([.$G$3];[.$G$6]);INDEX([$Données.BB$1:$Données.BB$1048576];[$Données.BC3]+2);&quot;&quot;)">
            <text:p/>
          </table:table-cell>
          <table:table-cell table:style-name="ce37" table:formula="of:=IF([.$G$3];2*COUNTIF([.E4:.E13];&quot;VRAI&quot;);&quot;&quot;)" table:number-columns-spanned="1" table:number-rows-spanned="2">
            <text:p/>
          </table:table-cell>
          <table:table-cell table:number-columns-repeated="1017"/>
        </table:table-row>
        <table:table-row table:style-name="ro5">
          <table:table-cell table:style-name="ce15" office:value-type="float" office:value="2" calcext:value-type="float">
            <text:p>2</text:p>
          </table:table-cell>
          <table:table-cell table:style-name="ce42" table:formula="of:=INDEX([$Données.AR$1:$Données.AR$1048576];[$Données.BC4]+2)" office:value-type="string" office:string-value="+10%" calcext:value-type="string">
            <text:p>+10%</text:p>
          </table:table-cell>
          <table:table-cell table:style-name="ce101" table:formula="of:=INDEX([$Données.AW$1:$Données.AW$1048576];[$Données.BC4]+2)" office:value-type="string" office:string-value="-20%" calcext:value-type="string">
            <text:p>-20%</text:p>
          </table:table-cell>
          <table:table-cell table:style-name="ce73"/>
          <table:table-cell table:style-name="ce281" table:formula="of:=IF([.$G$3];IF([.D5]=INDEX([$Données.BB$1:$Données.BB$1048576];[$Données.BC4]+2);&quot;VRAI&quot;;&quot;FAUX&quot;);&quot;&quot;)">
            <text:p/>
          </table:table-cell>
          <table:table-cell table:style-name="ce291" table:formula="of:=IF(AND([.$G$3];[.$G$6]);INDEX([$Données.BB$1:$Données.BB$1048576];[$Données.BC4]+2);&quot;&quot;)">
            <text:p/>
          </table:table-cell>
          <table:covered-table-cell table:style-name="ce85"/>
          <table:table-cell table:number-columns-repeated="1017"/>
        </table:table-row>
        <table:table-row table:style-name="ro5">
          <table:table-cell table:style-name="ce12" office:value-type="float" office:value="3" calcext:value-type="float">
            <text:p>3</text:p>
          </table:table-cell>
          <table:table-cell table:style-name="ce96" table:formula="of:=INDEX([$Données.AR$1:$Données.AR$1048576];[$Données.BC5]+2)" office:value-type="string" office:string-value="-60%" calcext:value-type="string">
            <text:p>-60%</text:p>
          </table:table-cell>
          <table:table-cell table:style-name="ce97" table:formula="of:=INDEX([$Données.AW$1:$Données.AW$1048576];[$Données.BC5]+2)" office:value-type="string" office:string-value="+20%" calcext:value-type="string">
            <text:p>+20%</text:p>
          </table:table-cell>
          <table:table-cell table:style-name="ce73"/>
          <table:table-cell table:style-name="ce282" table:formula="of:=IF([.$G$3];IF([.D6]=INDEX([$Données.BB$1:$Données.BB$1048576];[$Données.BC5]+2);&quot;VRAI&quot;;&quot;FAUX&quot;);&quot;&quot;)">
            <text:p/>
          </table:table-cell>
          <table:table-cell table:style-name="ce292" table:formula="of:=IF(AND([.$G$3];[.$G$6]);INDEX([$Données.BB$1:$Données.BB$1048576];[$Données.BC5]+2);&quot;&quot;)">
            <text:p/>
          </table:table-cell>
          <table:table-cell table:style-name="ce36" office:value-type="boolean" office:boolean-value="false" calcext:value-type="boolean">
            <text:p>FAUX</text:p>
          </table:table-cell>
          <table:table-cell table:number-columns-repeated="1017"/>
        </table:table-row>
        <table:table-row table:style-name="ro5">
          <table:table-cell table:style-name="ce15" office:value-type="float" office:value="4" calcext:value-type="float">
            <text:p>4</text:p>
          </table:table-cell>
          <table:table-cell table:style-name="ce42" table:formula="of:=INDEX([$Données.AR$1:$Données.AR$1048576];[$Données.BC6]+2)" office:value-type="string" office:string-value="-20%" calcext:value-type="string">
            <text:p>-20%</text:p>
          </table:table-cell>
          <table:table-cell table:style-name="ce101" table:formula="of:=INDEX([$Données.AW$1:$Données.AW$1048576];[$Données.BC6]+2)" office:value-type="string" office:string-value="+30%" calcext:value-type="string">
            <text:p>+30%</text:p>
          </table:table-cell>
          <table:table-cell table:style-name="ce73"/>
          <table:table-cell table:style-name="ce283" table:formula="of:=IF([.$G$3];IF([.D7]=INDEX([$Données.BB$1:$Données.BB$1048576];[$Données.BC6]+2);&quot;VRAI&quot;;&quot;FAUX&quot;);&quot;&quot;)">
            <text:p/>
          </table:table-cell>
          <table:table-cell table:style-name="ce293" table:formula="of:=IF(AND([.$G$3];[.$G$6]);INDEX([$Données.BB$1:$Données.BB$1048576];[$Données.BC6]+2);&quot;&quot;)">
            <text:p/>
          </table:table-cell>
          <table:table-cell table:number-columns-repeated="1018"/>
        </table:table-row>
        <table:table-row table:style-name="ro5">
          <table:table-cell table:style-name="ce12" office:value-type="float" office:value="5" calcext:value-type="float">
            <text:p>5</text:p>
          </table:table-cell>
          <table:table-cell table:style-name="ce96" table:formula="of:=INDEX([$Données.AR$1:$Données.AR$1048576];[$Données.BC7]+2)" office:value-type="string" office:string-value="-10%" calcext:value-type="string">
            <text:p>-10%</text:p>
          </table:table-cell>
          <table:table-cell table:style-name="ce97" table:formula="of:=INDEX([$Données.AW$1:$Données.AW$1048576];[$Données.BC7]+2)" office:value-type="string" office:string-value="-90%" calcext:value-type="string">
            <text:p>-90%</text:p>
          </table:table-cell>
          <table:table-cell table:style-name="ce73"/>
          <table:table-cell table:style-name="ce284" table:formula="of:=IF([.$G$3];IF([.D8]=INDEX([$Données.BB$1:$Données.BB$1048576];[$Données.BC7]+2);&quot;VRAI&quot;;&quot;FAUX&quot;);&quot;&quot;)">
            <text:p/>
          </table:table-cell>
          <table:table-cell table:style-name="ce294" table:formula="of:=IF(AND([.$G$3];[.$G$6]);INDEX([$Données.BB$1:$Données.BB$1048576];[$Données.BC7]+2);&quot;&quot;)">
            <text:p/>
          </table:table-cell>
          <table:table-cell table:number-columns-repeated="1018"/>
        </table:table-row>
        <table:table-row table:style-name="ro5">
          <table:table-cell table:style-name="ce15" office:value-type="float" office:value="6" calcext:value-type="float">
            <text:p>6</text:p>
          </table:table-cell>
          <table:table-cell table:style-name="ce42" table:formula="of:=INDEX([$Données.AR$1:$Données.AR$1048576];[$Données.BC8]+2)" office:value-type="string" office:string-value="+10%" calcext:value-type="string">
            <text:p>+10%</text:p>
          </table:table-cell>
          <table:table-cell table:style-name="ce101" table:formula="of:=INDEX([$Données.AW$1:$Données.AW$1048576];[$Données.BC8]+2)" office:value-type="string" office:string-value="+70%" calcext:value-type="string">
            <text:p>+70%</text:p>
          </table:table-cell>
          <table:table-cell table:style-name="ce73"/>
          <table:table-cell table:style-name="ce285" table:formula="of:=IF([.$G$3];IF([.D9]=INDEX([$Données.BB$1:$Données.BB$1048576];[$Données.BC8]+2);&quot;VRAI&quot;;&quot;FAUX&quot;);&quot;&quot;)">
            <text:p/>
          </table:table-cell>
          <table:table-cell table:style-name="ce295" table:formula="of:=IF(AND([.$G$3];[.$G$6]);INDEX([$Données.BB$1:$Données.BB$1048576];[$Données.BC8]+2);&quot;&quot;)">
            <text:p/>
          </table:table-cell>
          <table:table-cell table:number-columns-repeated="1018"/>
        </table:table-row>
        <table:table-row table:style-name="ro5">
          <table:table-cell table:style-name="ce12" office:value-type="float" office:value="7" calcext:value-type="float">
            <text:p>7</text:p>
          </table:table-cell>
          <table:table-cell table:style-name="ce96" table:formula="of:=INDEX([$Données.AR$1:$Données.AR$1048576];[$Données.BC9]+2)" office:value-type="string" office:string-value="+10%" calcext:value-type="string">
            <text:p>+10%</text:p>
          </table:table-cell>
          <table:table-cell table:style-name="ce97" table:formula="of:=INDEX([$Données.AW$1:$Données.AW$1048576];[$Données.BC9]+2)" office:value-type="string" office:string-value="+20%" calcext:value-type="string">
            <text:p>+20%</text:p>
          </table:table-cell>
          <table:table-cell table:style-name="ce73"/>
          <table:table-cell table:style-name="ce286" table:formula="of:=IF([.$G$3];IF([.D10]=INDEX([$Données.BB$1:$Données.BB$1048576];[$Données.BC9]+2);&quot;VRAI&quot;;&quot;FAUX&quot;);&quot;&quot;)">
            <text:p/>
          </table:table-cell>
          <table:table-cell table:style-name="ce296" table:formula="of:=IF(AND([.$G$3];[.$G$6]);INDEX([$Données.BB$1:$Données.BB$1048576];[$Données.BC9]+2);&quot;&quot;)">
            <text:p/>
          </table:table-cell>
          <table:table-cell table:number-columns-repeated="1018"/>
        </table:table-row>
        <table:table-row table:style-name="ro5">
          <table:table-cell table:style-name="ce15" office:value-type="float" office:value="8" calcext:value-type="float">
            <text:p>8</text:p>
          </table:table-cell>
          <table:table-cell table:style-name="ce42" table:formula="of:=INDEX([$Données.AR$1:$Données.AR$1048576];[$Données.BC10]+2)" office:value-type="string" office:string-value="+10%" calcext:value-type="string">
            <text:p>+10%</text:p>
          </table:table-cell>
          <table:table-cell table:style-name="ce101" table:formula="of:=INDEX([$Données.AW$1:$Données.AW$1048576];[$Données.BC10]+2)" office:value-type="string" office:string-value="-40%" calcext:value-type="string">
            <text:p>-40%</text:p>
          </table:table-cell>
          <table:table-cell table:style-name="ce73"/>
          <table:table-cell table:style-name="ce287" table:formula="of:=IF([.$G$3];IF([.D11]=INDEX([$Données.BB$1:$Données.BB$1048576];[$Données.BC10]+2);&quot;VRAI&quot;;&quot;FAUX&quot;);&quot;&quot;)">
            <text:p/>
          </table:table-cell>
          <table:table-cell table:style-name="ce297" table:formula="of:=IF(AND([.$G$3];[.$G$6]);INDEX([$Données.BB$1:$Données.BB$1048576];[$Données.BC10]+2);&quot;&quot;)">
            <text:p/>
          </table:table-cell>
          <table:table-cell table:number-columns-repeated="1018"/>
        </table:table-row>
        <table:table-row table:style-name="ro5">
          <table:table-cell table:style-name="ce12" office:value-type="float" office:value="9" calcext:value-type="float">
            <text:p>9</text:p>
          </table:table-cell>
          <table:table-cell table:style-name="ce96" table:formula="of:=INDEX([$Données.AR$1:$Données.AR$1048576];[$Données.BC11]+2)" office:value-type="string" office:string-value="-10%" calcext:value-type="string">
            <text:p>-10%</text:p>
          </table:table-cell>
          <table:table-cell table:style-name="ce97" table:formula="of:=INDEX([$Données.AW$1:$Données.AW$1048576];[$Données.BC11]+2)" office:value-type="string" office:string-value="+20%" calcext:value-type="string">
            <text:p>+20%</text:p>
          </table:table-cell>
          <table:table-cell table:style-name="ce73"/>
          <table:table-cell table:style-name="ce288" table:formula="of:=IF([.$G$3];IF([.D12]=INDEX([$Données.BB$1:$Données.BB$1048576];[$Données.BC11]+2);&quot;VRAI&quot;;&quot;FAUX&quot;);&quot;&quot;)">
            <text:p/>
          </table:table-cell>
          <table:table-cell table:style-name="ce298" table:formula="of:=IF(AND([.$G$3];[.$G$6]);INDEX([$Données.BB$1:$Données.BB$1048576];[$Données.BC11]+2);&quot;&quot;)">
            <text:p/>
          </table:table-cell>
          <table:table-cell table:number-columns-repeated="1018"/>
        </table:table-row>
        <table:table-row table:style-name="ro5">
          <table:table-cell table:style-name="ce15" office:value-type="float" office:value="10" calcext:value-type="float">
            <text:p>10</text:p>
          </table:table-cell>
          <table:table-cell table:style-name="ce42" table:formula="of:=INDEX([$Données.AR$1:$Données.AR$1048576];[$Données.BC12]+2)" office:value-type="string" office:string-value="+100%" calcext:value-type="string">
            <text:p>+100%</text:p>
          </table:table-cell>
          <table:table-cell table:style-name="ce101" table:formula="of:=INDEX([$Données.AW$1:$Données.AW$1048576];[$Données.BC12]+2)" office:value-type="string" office:string-value="-10%" calcext:value-type="string">
            <text:p>-10%</text:p>
          </table:table-cell>
          <table:table-cell table:style-name="ce73"/>
          <table:table-cell table:style-name="ce289" table:formula="of:=IF([.$G$3];IF([.D13]=INDEX([$Données.BB$1:$Données.BB$1048576];[$Données.BC12]+2);&quot;VRAI&quot;;&quot;FAUX&quot;);&quot;&quot;)">
            <text:p/>
          </table:table-cell>
          <table:table-cell table:style-name="ce299" table:formula="of:=IF(AND([.$G$3];[.$G$6]);INDEX([$Données.BB$1:$Données.BB$1048576];[$Données.BC12]+2);&quot;&quot;)">
            <text:p/>
          </table:table-cell>
          <table:table-cell table:number-columns-repeated="1018"/>
        </table:table-row>
        <table:table-row table:style-name="ro5">
          <table:table-cell table:style-name="ce16" table:number-columns-repeated="3"/>
          <table:table-cell/>
          <table:table-cell table:style-name="ce16" table:number-columns-repeated="2"/>
          <table:table-cell table:style-name="ce40"/>
          <table:table-cell table:number-columns-repeated="1017"/>
        </table:table-row>
        <table:table-row table:style-name="ro5">
          <table:table-cell table:style-name="ce16" table:number-columns-repeated="3"/>
          <table:table-cell/>
          <table:table-cell table:style-name="ce27" table:number-columns-repeated="2"/>
          <table:table-cell table:number-columns-repeated="1018"/>
        </table:table-row>
        <table:table-row table:style-name="ro5" table:number-rows-repeated="66">
          <table:table-cell table:style-name="ce16" table:number-columns-repeated="3"/>
          <table:table-cell table:number-columns-repeated="1021"/>
        </table:table-row>
        <table:table-row table:style-name="ro5" table:number-rows-repeated="1048488">
          <table:table-cell table:number-columns-repeated="1024"/>
        </table:table-row>
        <table:table-row table:style-name="ro6" table:number-rows-repeated="6">
          <table:table-cell table:number-columns-repeated="1024"/>
        </table:table-row>
        <table:table-row table:style-name="ro6">
          <table:table-cell table:number-columns-repeated="1024"/>
        </table:table-row>
        <calcext:conditional-formats>
          <calcext:conditional-format calcext:target-range-address="'% successifs'.E4:'% successifs'.E4">
            <calcext:condition calcext:apply-style-name="FAUX" calcext:value="formula-is(IF([.$E4]=&quot;FAUX&quot;))" calcext:base-cell-address="'x --&gt; %'.I4"/>
            <calcext:condition calcext:apply-style-name="VRAI" calcext:value="formula-is(IF([.$E4]=&quot;VRAI&quot;))" calcext:base-cell-address="'x --&gt; %'.I4"/>
          </calcext:conditional-format>
          <calcext:conditional-format calcext:target-range-address="'% successifs'.F4:'% successifs'.F4">
            <calcext:condition calcext:apply-style-name="FAUX" calcext:value="formula-is(IF([.$E4]=&quot;FAUX&quot;))" calcext:base-cell-address="'x --&gt; %'.J4"/>
            <calcext:condition calcext:apply-style-name="VRAI" calcext:value="formula-is(IF([.$E4]=&quot;VRAI&quot;))" calcext:base-cell-address="'x --&gt; %'.J4"/>
          </calcext:conditional-format>
          <calcext:conditional-format calcext:target-range-address="'% successifs'.E5:'% successifs'.E5">
            <calcext:condition calcext:apply-style-name="FAUX" calcext:value="formula-is(IF([.$E5]=&quot;FAUX&quot;))" calcext:base-cell-address="'x --&gt; %'.I5"/>
            <calcext:condition calcext:apply-style-name="VRAI" calcext:value="formula-is(IF([.$E5]=&quot;VRAI&quot;))" calcext:base-cell-address="'x --&gt; %'.I5"/>
          </calcext:conditional-format>
          <calcext:conditional-format calcext:target-range-address="'% successifs'.F5:'% successifs'.F5">
            <calcext:condition calcext:apply-style-name="FAUX" calcext:value="formula-is(IF([.$E5]=&quot;FAUX&quot;))" calcext:base-cell-address="'x --&gt; %'.J5"/>
            <calcext:condition calcext:apply-style-name="VRAI" calcext:value="formula-is(IF([.$E5]=&quot;VRAI&quot;))" calcext:base-cell-address="'x --&gt; %'.J5"/>
          </calcext:conditional-format>
          <calcext:conditional-format calcext:target-range-address="'% successifs'.E6:'% successifs'.E6">
            <calcext:condition calcext:apply-style-name="FAUX" calcext:value="formula-is(IF([.$E6]=&quot;FAUX&quot;))" calcext:base-cell-address="'x --&gt; %'.I6"/>
            <calcext:condition calcext:apply-style-name="VRAI" calcext:value="formula-is(IF([.$E6]=&quot;VRAI&quot;))" calcext:base-cell-address="'x --&gt; %'.I6"/>
          </calcext:conditional-format>
          <calcext:conditional-format calcext:target-range-address="'% successifs'.F6:'% successifs'.F6">
            <calcext:condition calcext:apply-style-name="FAUX" calcext:value="formula-is(IF([.$E6]=&quot;FAUX&quot;))" calcext:base-cell-address="'x --&gt; %'.J6"/>
            <calcext:condition calcext:apply-style-name="VRAI" calcext:value="formula-is(IF([.$E6]=&quot;VRAI&quot;))" calcext:base-cell-address="'x --&gt; %'.J6"/>
          </calcext:conditional-format>
          <calcext:conditional-format calcext:target-range-address="'% successifs'.E7:'% successifs'.E7">
            <calcext:condition calcext:apply-style-name="FAUX" calcext:value="formula-is(IF([.$E7]=&quot;FAUX&quot;))" calcext:base-cell-address="'x --&gt; %'.I7"/>
            <calcext:condition calcext:apply-style-name="VRAI" calcext:value="formula-is(IF([.$E7]=&quot;VRAI&quot;))" calcext:base-cell-address="'x --&gt; %'.I7"/>
          </calcext:conditional-format>
          <calcext:conditional-format calcext:target-range-address="'% successifs'.F7:'% successifs'.F7">
            <calcext:condition calcext:apply-style-name="FAUX" calcext:value="formula-is(IF([.$E7]=&quot;FAUX&quot;))" calcext:base-cell-address="'x --&gt; %'.J7"/>
            <calcext:condition calcext:apply-style-name="VRAI" calcext:value="formula-is(IF([.$E7]=&quot;VRAI&quot;))" calcext:base-cell-address="'x --&gt; %'.J7"/>
          </calcext:conditional-format>
          <calcext:conditional-format calcext:target-range-address="'% successifs'.E8:'% successifs'.E8">
            <calcext:condition calcext:apply-style-name="FAUX" calcext:value="formula-is(IF([.$E8]=&quot;FAUX&quot;))" calcext:base-cell-address="'x --&gt; %'.I8"/>
            <calcext:condition calcext:apply-style-name="VRAI" calcext:value="formula-is(IF([.$E8]=&quot;VRAI&quot;))" calcext:base-cell-address="'x --&gt; %'.I8"/>
          </calcext:conditional-format>
          <calcext:conditional-format calcext:target-range-address="'% successifs'.F8:'% successifs'.F8">
            <calcext:condition calcext:apply-style-name="FAUX" calcext:value="formula-is(IF([.$E8]=&quot;FAUX&quot;))" calcext:base-cell-address="'x --&gt; %'.J8"/>
            <calcext:condition calcext:apply-style-name="VRAI" calcext:value="formula-is(IF([.$E8]=&quot;VRAI&quot;))" calcext:base-cell-address="'x --&gt; %'.J8"/>
          </calcext:conditional-format>
          <calcext:conditional-format calcext:target-range-address="'% successifs'.E9:'% successifs'.E9">
            <calcext:condition calcext:apply-style-name="FAUX" calcext:value="formula-is(IF([.$E9]=&quot;FAUX&quot;))" calcext:base-cell-address="'x --&gt; %'.I9"/>
            <calcext:condition calcext:apply-style-name="VRAI" calcext:value="formula-is(IF([.$E9]=&quot;VRAI&quot;))" calcext:base-cell-address="'x --&gt; %'.I9"/>
          </calcext:conditional-format>
          <calcext:conditional-format calcext:target-range-address="'% successifs'.F9:'% successifs'.F9">
            <calcext:condition calcext:apply-style-name="FAUX" calcext:value="formula-is(IF([.$E9]=&quot;FAUX&quot;))" calcext:base-cell-address="'x --&gt; %'.J9"/>
            <calcext:condition calcext:apply-style-name="VRAI" calcext:value="formula-is(IF([.$E9]=&quot;VRAI&quot;))" calcext:base-cell-address="'x --&gt; %'.J9"/>
          </calcext:conditional-format>
          <calcext:conditional-format calcext:target-range-address="'% successifs'.E10:'% successifs'.E10">
            <calcext:condition calcext:apply-style-name="FAUX" calcext:value="formula-is(IF([.$E10]=&quot;FAUX&quot;))" calcext:base-cell-address="'x --&gt; %'.I10"/>
            <calcext:condition calcext:apply-style-name="VRAI" calcext:value="formula-is(IF([.$E10]=&quot;VRAI&quot;))" calcext:base-cell-address="'x --&gt; %'.I10"/>
          </calcext:conditional-format>
          <calcext:conditional-format calcext:target-range-address="'% successifs'.F10:'% successifs'.F10">
            <calcext:condition calcext:apply-style-name="FAUX" calcext:value="formula-is(IF([.$E10]=&quot;FAUX&quot;))" calcext:base-cell-address="'x --&gt; %'.J10"/>
            <calcext:condition calcext:apply-style-name="VRAI" calcext:value="formula-is(IF([.$E10]=&quot;VRAI&quot;))" calcext:base-cell-address="'x --&gt; %'.J10"/>
          </calcext:conditional-format>
          <calcext:conditional-format calcext:target-range-address="'% successifs'.E11:'% successifs'.E11">
            <calcext:condition calcext:apply-style-name="FAUX" calcext:value="formula-is(IF([.$E11]=&quot;FAUX&quot;))" calcext:base-cell-address="'x --&gt; %'.I11"/>
            <calcext:condition calcext:apply-style-name="VRAI" calcext:value="formula-is(IF([.$E11]=&quot;VRAI&quot;))" calcext:base-cell-address="'x --&gt; %'.I11"/>
          </calcext:conditional-format>
          <calcext:conditional-format calcext:target-range-address="'% successifs'.F11:'% successifs'.F11">
            <calcext:condition calcext:apply-style-name="FAUX" calcext:value="formula-is(IF([.$E11]=&quot;FAUX&quot;))" calcext:base-cell-address="'x --&gt; %'.J11"/>
            <calcext:condition calcext:apply-style-name="VRAI" calcext:value="formula-is(IF([.$E11]=&quot;VRAI&quot;))" calcext:base-cell-address="'x --&gt; %'.J11"/>
          </calcext:conditional-format>
          <calcext:conditional-format calcext:target-range-address="'% successifs'.E12:'% successifs'.E12">
            <calcext:condition calcext:apply-style-name="FAUX" calcext:value="formula-is(IF([.$E12]=&quot;FAUX&quot;))" calcext:base-cell-address="'x --&gt; %'.I12"/>
            <calcext:condition calcext:apply-style-name="VRAI" calcext:value="formula-is(IF([.$E12]=&quot;VRAI&quot;))" calcext:base-cell-address="'x --&gt; %'.I12"/>
          </calcext:conditional-format>
          <calcext:conditional-format calcext:target-range-address="'% successifs'.F12:'% successifs'.F12">
            <calcext:condition calcext:apply-style-name="FAUX" calcext:value="formula-is(IF([.$E12]=&quot;FAUX&quot;))" calcext:base-cell-address="'x --&gt; %'.J12"/>
            <calcext:condition calcext:apply-style-name="VRAI" calcext:value="formula-is(IF([.$E12]=&quot;VRAI&quot;))" calcext:base-cell-address="'x --&gt; %'.J12"/>
          </calcext:conditional-format>
          <calcext:conditional-format calcext:target-range-address="'% successifs'.E13:'% successifs'.E13">
            <calcext:condition calcext:apply-style-name="FAUX" calcext:value="formula-is(IF([.$E13]=&quot;FAUX&quot;))" calcext:base-cell-address="'x --&gt; %'.I13"/>
            <calcext:condition calcext:apply-style-name="VRAI" calcext:value="formula-is(IF([.$E13]=&quot;VRAI&quot;))" calcext:base-cell-address="'x --&gt; %'.I13"/>
          </calcext:conditional-format>
          <calcext:conditional-format calcext:target-range-address="'% successifs'.F13:'% successifs'.F13">
            <calcext:condition calcext:apply-style-name="FAUX" calcext:value="formula-is(IF([.$E13]=&quot;FAUX&quot;))" calcext:base-cell-address="'x --&gt; %'.J13"/>
            <calcext:condition calcext:apply-style-name="VRAI" calcext:value="formula-is(IF([.$E13]=&quot;VRAI&quot;))" calcext:base-cell-address="'x --&gt; %'.J13"/>
          </calcext:conditional-format>
        </calcext:conditional-formats>
      </table:table>
      <table:table table:name="Données" table:style-name="ta2" table:protected="true" table:protection-key="0uCh1RPBYg0aIPgBzxTfn7Bin+Y=" table:protection-key-digest-algorithm="http://www.w3.org/2000/09/xmldsig#sha1">
        <loext:table-protection loext:select-unprotected-cells="true"/>
        <office:forms form:automatic-focus="false" form:apply-design-mode="false"/>
        <table:table-column table:style-name="co18" table:default-cell-style-name="ce95"/>
        <table:table-column table:style-name="co19" table:default-cell-style-name="ce307"/>
        <table:table-column table:style-name="co20" table:default-cell-style-name="ce307"/>
        <table:table-column table:style-name="co21" table:default-cell-style-name="ce122"/>
        <table:table-column table:style-name="co22" table:default-cell-style-name="ce307"/>
        <table:table-column table:style-name="co23" table:default-cell-style-name="ce307"/>
        <table:table-column table:style-name="co24" table:default-cell-style-name="ce307"/>
        <table:table-column table:style-name="co25" table:default-cell-style-name="ce307"/>
        <table:table-column table:style-name="co19" table:default-cell-style-name="ce307"/>
        <table:table-column table:style-name="co26" table:default-cell-style-name="ce307"/>
        <table:table-column table:style-name="co21" table:default-cell-style-name="ce307"/>
        <table:table-column table:style-name="co27" table:default-cell-style-name="ce307"/>
        <table:table-column table:style-name="co23" table:default-cell-style-name="ce307"/>
        <table:table-column table:style-name="co24" table:default-cell-style-name="ce307"/>
        <table:table-column table:style-name="co25" table:default-cell-style-name="ce307"/>
        <table:table-column table:style-name="co18" table:default-cell-style-name="ce307"/>
        <table:table-column table:style-name="co19" table:default-cell-style-name="ce307"/>
        <table:table-column table:style-name="co28" table:default-cell-style-name="ce307"/>
        <table:table-column table:style-name="co24" table:default-cell-style-name="ce307"/>
        <table:table-column table:style-name="co29" table:default-cell-style-name="ce307"/>
        <table:table-column table:style-name="co23" table:default-cell-style-name="ce307"/>
        <table:table-column table:style-name="co21" table:default-cell-style-name="ce307"/>
        <table:table-column table:style-name="co30" table:default-cell-style-name="ce307"/>
        <table:table-column table:style-name="co25" table:default-cell-style-name="ce307"/>
        <table:table-column table:style-name="co19" table:default-cell-style-name="ce307"/>
        <table:table-column table:style-name="co31" table:default-cell-style-name="ce307"/>
        <table:table-column table:style-name="co24" table:default-cell-style-name="ce307"/>
        <table:table-column table:style-name="co19" table:default-cell-style-name="ce307"/>
        <table:table-column table:style-name="co26" table:default-cell-style-name="ce307"/>
        <table:table-column table:style-name="co32" table:default-cell-style-name="ce307"/>
        <table:table-column table:style-name="co33" table:default-cell-style-name="ce307"/>
        <table:table-column table:style-name="co25" table:default-cell-style-name="ce307"/>
        <table:table-column table:style-name="co18" table:default-cell-style-name="ce307"/>
        <table:table-column table:style-name="co1" table:number-columns-repeated="4" table:default-cell-style-name="ce307"/>
        <table:table-column table:style-name="co1" table:default-cell-style-name="ce122"/>
        <table:table-column table:style-name="co1" table:number-columns-repeated="982" table:default-cell-style-name="ce307"/>
        <table:table-column table:style-name="co1" table:number-columns-repeated="4" table:default-cell-style-name="ce95"/>
        <table:table-row table:style-name="ro5">
          <table:table-cell/>
          <table:table-cell table:style-name="ce302" office:value-type="string" calcext:value-type="string" table:number-columns-spanned="45" table:number-rows-spanned="1">
            <text:p>KELLER Stéphane - Lycée agricole Louis Pasteur</text:p>
          </table:table-cell>
          <table:covered-table-cell table:style-name="ce302"/>
          <table:covered-table-cell table:style-name="ce110"/>
          <table:covered-table-cell table:style-name="ce302"/>
          <table:covered-table-cell table:number-columns-repeated="14" table:style-name="ce303"/>
          <table:covered-table-cell table:number-columns-repeated="2" table:style-name="ce128"/>
          <table:covered-table-cell table:number-columns-repeated="2"/>
          <table:covered-table-cell table:number-columns-repeated="9" table:style-name="ce134"/>
          <table:covered-table-cell table:number-columns-repeated="2" table:style-name="ce302"/>
          <table:covered-table-cell table:number-columns-repeated="2" table:style-name="ce303"/>
          <table:covered-table-cell table:style-name="ce302"/>
          <table:covered-table-cell table:style-name="ce110"/>
          <table:covered-table-cell table:style-name="ce302"/>
          <table:covered-table-cell table:number-columns-repeated="6" table:style-name="ce303"/>
          <table:covered-table-cell/>
          <table:table-cell table:number-columns-repeated="978"/>
        </table:table-row>
        <table:table-row table:style-name="ro3">
          <table:table-cell/>
          <table:table-cell table:style-name="ce303" office:value-type="string" calcext:value-type="string">
            <text:p>Rang</text:p>
          </table:table-cell>
          <table:table-cell table:style-name="ce303"/>
          <table:table-cell table:style-name="ce118"/>
          <table:table-cell table:style-name="ce303"/>
          <table:table-cell table:style-name="ce303" office:value-type="string" calcext:value-type="string">
            <text:p>%</text:p>
          </table:table-cell>
          <table:table-cell table:style-name="ce303" office:value-type="string" calcext:value-type="string">
            <text:p>x</text:p>
          </table:table-cell>
          <table:table-cell table:style-name="ce303" office:value-type="string" calcext:value-type="string">
            <text:p>choix</text:p>
          </table:table-cell>
          <table:table-cell table:style-name="ce303" office:value-type="string" calcext:value-type="string">
            <text:p>Rang</text:p>
          </table:table-cell>
          <table:table-cell table:style-name="ce303"/>
          <table:table-cell table:style-name="ce118"/>
          <table:table-cell table:style-name="ce303"/>
          <table:table-cell table:style-name="ce303" office:value-type="string" calcext:value-type="string">
            <text:p>%</text:p>
          </table:table-cell>
          <table:table-cell table:style-name="ce303" office:value-type="string" calcext:value-type="string">
            <text:p></text:p>
          </table:table-cell>
          <table:table-cell table:style-name="ce303" office:value-type="string" calcext:value-type="string">
            <text:p>choix</text:p>
          </table:table-cell>
          <table:table-cell/>
          <table:table-cell table:style-name="ce303" office:value-type="string" calcext:value-type="string">
            <text:p>Rang</text:p>
          </table:table-cell>
          <table:table-cell table:style-name="ce303" table:number-columns-repeated="2"/>
          <table:table-cell table:style-name="ce303" office:value-type="string" calcext:value-type="string">
            <text:p></text:p>
          </table:table-cell>
          <table:table-cell table:style-name="ce303" table:number-columns-repeated="2"/>
          <table:table-cell table:style-name="ce303" office:value-type="string" calcext:value-type="string">
            <text:p>%</text:p>
          </table:table-cell>
          <table:table-cell table:style-name="ce303" office:value-type="string" calcext:value-type="string">
            <text:p>choix</text:p>
          </table:table-cell>
          <table:table-cell table:style-name="ce303" office:value-type="string" calcext:value-type="string">
            <text:p>Rang</text:p>
          </table:table-cell>
          <table:table-cell table:style-name="ce303" table:number-columns-repeated="2"/>
          <table:table-cell table:style-name="ce303" office:value-type="string" calcext:value-type="string">
            <text:p></text:p>
          </table:table-cell>
          <table:table-cell table:style-name="ce303" table:number-columns-repeated="2"/>
          <table:table-cell table:style-name="ce303" office:value-type="string" calcext:value-type="string">
            <text:p>%</text:p>
          </table:table-cell>
          <table:table-cell table:style-name="ce303" office:value-type="string" calcext:value-type="string">
            <text:p>choix</text:p>
          </table:table-cell>
          <table:table-cell/>
          <table:table-cell table:style-name="ce303" office:value-type="string" calcext:value-type="string">
            <text:p>Rang</text:p>
          </table:table-cell>
          <table:table-cell table:style-name="ce118" office:value-type="string" calcext:value-type="string">
            <text:p>%</text:p>
          </table:table-cell>
          <table:table-cell table:style-name="ce303" office:value-type="string" calcext:value-type="string">
            <text:p>P</text:p>
          </table:table-cell>
          <table:table-cell table:style-name="ce303" office:value-type="string" calcext:value-type="string">
            <text:p>Résultat</text:p>
          </table:table-cell>
          <table:table-cell table:style-name="ce303" office:value-type="string" calcext:value-type="string">
            <text:p>choix</text:p>
          </table:table-cell>
          <table:table-cell table:style-name="ce95"/>
          <table:table-cell table:style-name="ce303" office:value-type="string" calcext:value-type="string">
            <text:p>Rang</text:p>
          </table:table-cell>
          <table:table-cell table:style-name="ce303"/>
          <table:table-cell table:style-name="ce118"/>
          <table:table-cell table:style-name="ce303"/>
          <table:table-cell table:style-name="ce303" office:value-type="string" calcext:value-type="string">
            <text:p>%1</text:p>
          </table:table-cell>
          <table:table-cell table:style-name="ce303" office:value-type="string" calcext:value-type="string">
            <text:p>1</text:p>
          </table:table-cell>
          <table:table-cell table:style-name="ce303"/>
          <table:table-cell table:style-name="ce118"/>
          <table:table-cell table:style-name="ce303"/>
          <table:table-cell table:style-name="ce303" office:value-type="string" calcext:value-type="string">
            <text:p>%2</text:p>
          </table:table-cell>
          <table:table-cell table:style-name="ce303" office:value-type="string" calcext:value-type="string">
            <text:p>2</text:p>
          </table:table-cell>
          <table:table-cell table:style-name="ce303" office:value-type="string" calcext:value-type="string">
            <text:p> = 1  2</text:p>
          </table:table-cell>
          <table:table-cell table:style-name="ce303" table:number-columns-repeated="2"/>
          <table:table-cell table:style-name="ce303" office:value-type="string" calcext:value-type="string">
            <text:p>%</text:p>
          </table:table-cell>
          <table:table-cell table:style-name="ce303" office:value-type="string" calcext:value-type="string">
            <text:p>choix</text:p>
          </table:table-cell>
          <table:table-cell table:number-columns-repeated="969"/>
        </table:table-row>
        <table:table-row table:style-name="ro3">
          <table:table-cell table:style-name="ce102" office:value-type="float" office:value="1" calcext:value-type="float">
            <text:p>1</text:p>
          </table:table-cell>
          <table:table-cell table:style-name="ce105" table:formula="of:=RANDBETWEEN(1;1000000)" office:value-type="float" office:value="932581" calcext:value-type="float">
            <text:p>932581</text:p>
          </table:table-cell>
          <table:table-cell table:style-name="ce105" office:value-type="string" calcext:value-type="string">
            <text:p>+</text:p>
          </table:table-cell>
          <table:table-cell table:style-name="ce119" office:value-type="float" office:value="10" calcext:value-type="float">
            <text:p>1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C3:.E3])" office:value-type="string" office:string-value="+10%" calcext:value-type="string">
            <text:p>+10%</text:p>
          </table:table-cell>
          <table:table-cell table:style-name="ce124" office:value-type="float" office:value="1.1" calcext:value-type="float">
            <text:p>1,1</text:p>
          </table:table-cell>
          <table:table-cell table:style-name="ce105" table:formula="of:=RANK([.B3];[.$B$3:.$B$26];0)" office:value-type="float" office:value="2" calcext:value-type="float">
            <text:p>2</text:p>
          </table:table-cell>
          <table:table-cell table:style-name="ce105" table:formula="of:=RANDBETWEEN(1;1000000)" office:value-type="float" office:value="676435" calcext:value-type="float">
            <text:p>676435</text:p>
          </table:table-cell>
          <table:table-cell table:style-name="ce105" office:value-type="string" calcext:value-type="string">
            <text:p>-</text:p>
          </table:table-cell>
          <table:table-cell table:style-name="ce119" office:value-type="float" office:value="10" calcext:value-type="float">
            <text:p>1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J3:.L3])" office:value-type="string" office:string-value="-10%" calcext:value-type="string">
            <text:p>-10%</text:p>
          </table:table-cell>
          <table:table-cell table:style-name="ce124" office:value-type="float" office:value="0.9" calcext:value-type="float">
            <text:p>0,9</text:p>
          </table:table-cell>
          <table:table-cell table:style-name="ce105" table:formula="of:=RANK([.I3];[.$I$3:.$I$25];0)" office:value-type="float" office:value="13" calcext:value-type="float">
            <text:p>13</text:p>
          </table:table-cell>
          <table:table-cell table:style-name="ce102" office:value-type="float" office:value="1" calcext:value-type="float">
            <text:p>1</text:p>
          </table:table-cell>
          <table:table-cell table:style-name="ce105" table:formula="of:=RANDBETWEEN(1;1000000)" office:value-type="float" office:value="656414" calcext:value-type="float">
            <text:p>656414</text:p>
          </table:table-cell>
          <table:table-cell table:style-name="ce127" office:value-type="string" calcext:value-type="string">
            <text:p><text:s/>x </text:p>
          </table:table-cell>
          <table:table-cell table:style-name="ce119" table:formula="of:=[.G3]" office:value-type="float" office:value="1.1" calcext:value-type="float">
            <text:p>1,1</text:p>
          </table:table-cell>
          <table:table-cell table:style-name="ce105" table:formula="of:=COM.MICROSOFT.CONCAT([.R3:.S3])" office:value-type="string" office:string-value=" x 1,1" calcext:value-type="string">
            <text:p><text:s/>x 1,1</text:p>
          </table:table-cell>
          <table:table-cell table:style-name="ce129" office:value-type="string" calcext:value-type="string">
            <text:p>+</text:p>
          </table:table-cell>
          <table:table-cell table:style-name="ce119" office:value-type="float" office:value="10" calcext:value-type="float">
            <text:p>10</text:p>
          </table:table-cell>
          <table:table-cell table:style-name="ce129" table:formula="of:=COM.MICROSOFT.CONCAT([.U3:.V3])" office:value-type="string" office:string-value="+10" calcext:value-type="string">
            <text:p>+10</text:p>
          </table:table-cell>
          <table:table-cell table:style-name="ce105" table:formula="of:=RANK([.Q3];[.$Q$3:.$Q$26];0)" office:value-type="float" office:value="8" calcext:value-type="float">
            <text:p>8</text:p>
          </table:table-cell>
          <table:table-cell table:style-name="ce105" table:formula="of:=RANDBETWEEN(1;1000000)" office:value-type="float" office:value="475538" calcext:value-type="float">
            <text:p>475538</text:p>
          </table:table-cell>
          <table:table-cell table:style-name="ce127" office:value-type="string" calcext:value-type="string">
            <text:p><text:s/>x </text:p>
          </table:table-cell>
          <table:table-cell table:style-name="ce119" office:value-type="float" office:value="0.9" calcext:value-type="float">
            <text:p>0,9</text:p>
          </table:table-cell>
          <table:table-cell table:style-name="ce105" table:formula="of:=COM.MICROSOFT.CONCAT([.Z3:.AA3])" office:value-type="string" office:string-value=" x 0,9" calcext:value-type="string">
            <text:p><text:s/>x 0,9</text:p>
          </table:table-cell>
          <table:table-cell table:style-name="ce129" office:value-type="string" calcext:value-type="string">
            <text:p>-</text:p>
          </table:table-cell>
          <table:table-cell table:style-name="ce119" office:value-type="float" office:value="10" calcext:value-type="float">
            <text:p>10</text:p>
          </table:table-cell>
          <table:table-cell table:style-name="ce129" table:formula="of:=COM.MICROSOFT.CONCAT([.AC3:.AD3])" office:value-type="string" office:string-value="-10" calcext:value-type="string">
            <text:p>-10</text:p>
          </table:table-cell>
          <table:table-cell table:style-name="ce105" table:formula="of:=RANK([.Y3];[.$Y$3:.$Y$26];0)" office:value-type="float" office:value="13" calcext:value-type="float">
            <text:p>13</text:p>
          </table:table-cell>
          <table:table-cell table:style-name="ce102" office:value-type="float" office:value="1" calcext:value-type="float">
            <text:p>1</text:p>
          </table:table-cell>
          <table:table-cell table:style-name="ce105" table:formula="of:=RANDBETWEEN(1;1000000)" office:value-type="float" office:value="93478" calcext:value-type="float">
            <text:p>93478</text:p>
          </table:table-cell>
          <table:table-cell table:style-name="ce138" table:formula="of:=RANDBETWEEN(1;5)/10" office:value-type="percentage" office:value="0.2" calcext:value-type="percentage">
            <text:p>20%</text:p>
          </table:table-cell>
          <table:table-cell table:style-name="ce105" table:formula="of:=10*RANDBETWEEN(1;99)" office:value-type="float" office:value="940" calcext:value-type="float">
            <text:p>940</text:p>
          </table:table-cell>
          <table:table-cell table:style-name="ce124" table:formula="of:=[.AI3]*[.AJ3]" office:value-type="float" office:value="188" calcext:value-type="float">
            <text:p>188</text:p>
          </table:table-cell>
          <table:table-cell table:style-name="ce105" table:formula="of:=RANK([.AH3];[.$AH$3:.$AH$27];0)" office:value-type="float" office:value="24" calcext:value-type="float">
            <text:p>24</text:p>
          </table:table-cell>
          <table:table-cell table:style-name="ce102" office:value-type="float" office:value="1" calcext:value-type="float">
            <text:p>1</text:p>
          </table:table-cell>
          <table:table-cell table:style-name="ce105" table:formula="of:=RANDBETWEEN(1;1000000)" office:value-type="float" office:value="733947" calcext:value-type="float">
            <text:p>733947</text:p>
          </table:table-cell>
          <table:table-cell table:style-name="ce105" office:value-type="string" calcext:value-type="string">
            <text:p>-</text:p>
          </table:table-cell>
          <table:table-cell table:style-name="ce119" office:value-type="float" office:value="10" calcext:value-type="float">
            <text:p>1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AO3:.AQ3])" office:value-type="string" office:string-value="-10%" calcext:value-type="string">
            <text:p>-10%</text:p>
          </table:table-cell>
          <table:table-cell table:style-name="ce142" table:formula="of:=IF([.AO3]=&quot;+&quot;;1+[.AP3]/100;1-[.AP3]/100)" office:value-type="float" office:value="0.9" calcext:value-type="float">
            <text:p>0,9</text:p>
          </table:table-cell>
          <table:table-cell table:style-name="ce105" table:formula="of:=IF(RANDBETWEEN(1;2)=1;&quot;+&quot;;&quot;-&quot;)" office:value-type="string" office:string-value="+" calcext:value-type="string">
            <text:p>+</text:p>
          </table:table-cell>
          <table:table-cell table:style-name="ce119" table:formula="of:=10*RANDBETWEEN(1;9)" office:value-type="float" office:value="90" calcext:value-type="float">
            <text:p>9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AT3:.AV3])" office:value-type="string" office:string-value="+90%" calcext:value-type="string">
            <text:p>+90%</text:p>
          </table:table-cell>
          <table:table-cell table:style-name="ce142" table:formula="of:=IF([.AT3]=&quot;+&quot;;1+[.AU3]/100;1-[.AU3]/100)" office:value-type="float" office:value="1.9" calcext:value-type="float">
            <text:p>1,9</text:p>
          </table:table-cell>
          <table:table-cell table:style-name="ce124" table:formula="of:=[.AX3]*[.AS3]" office:value-type="float" office:value="1.71" calcext:value-type="float">
            <text:p>1,71</text:p>
          </table:table-cell>
          <table:table-cell table:style-name="ce129" table:formula="of:=IF([.AY3]&lt;1;&quot;-&quot;;&quot;+&quot;)" office:value-type="string" office:string-value="+" calcext:value-type="string">
            <text:p>+</text:p>
          </table:table-cell>
          <table:table-cell table:style-name="ce124" table:formula="of:=ROUND(100*IF([.AY3]&gt;=1;[.AY3]-1;1-[.AY3]);0)" office:value-type="float" office:value="71" calcext:value-type="float">
            <text:p>71</text:p>
          </table:table-cell>
          <table:table-cell table:style-name="ce124" table:formula="of:=IF([.BA3]=0;&quot;0&quot;;COM.MICROSOFT.CONCAT([.AZ3:.BA3]))" office:value-type="string" office:string-value="+71" calcext:value-type="string">
            <text:p>+71</text:p>
          </table:table-cell>
          <table:table-cell table:style-name="ce105" table:formula="of:=RANK([.AN3];[.$AN$3:.$AN$30];0)" office:value-type="float" office:value="9" calcext:value-type="float">
            <text:p>9</text:p>
          </table:table-cell>
          <table:table-cell table:style-name="ce102"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table:style-name="ce102" office:value-type="float" office:value="2" calcext:value-type="float">
            <text:p>2</text:p>
          </table:table-cell>
          <table:table-cell table:style-name="ce105" table:formula="of:=RANDBETWEEN(1;1000000)" office:value-type="float" office:value="452505" calcext:value-type="float">
            <text:p>452505</text:p>
          </table:table-cell>
          <table:table-cell table:style-name="ce105" office:value-type="string" calcext:value-type="string">
            <text:p>+</text:p>
          </table:table-cell>
          <table:table-cell table:style-name="ce119" office:value-type="float" office:value="20" calcext:value-type="float">
            <text:p>2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C4:.E4])" office:value-type="string" office:string-value="+20%" calcext:value-type="string">
            <text:p>+20%</text:p>
          </table:table-cell>
          <table:table-cell table:style-name="ce124" office:value-type="float" office:value="1.2" calcext:value-type="float">
            <text:p>1,2</text:p>
          </table:table-cell>
          <table:table-cell table:style-name="ce105" table:formula="of:=RANK([.B4];[.$B$3:.$B$26];0)" office:value-type="float" office:value="13" calcext:value-type="float">
            <text:p>13</text:p>
          </table:table-cell>
          <table:table-cell table:style-name="ce105" table:formula="of:=RANDBETWEEN(1;1000000)" office:value-type="float" office:value="237606" calcext:value-type="float">
            <text:p>237606</text:p>
          </table:table-cell>
          <table:table-cell table:style-name="ce105" office:value-type="string" calcext:value-type="string">
            <text:p>-</text:p>
          </table:table-cell>
          <table:table-cell table:style-name="ce119" office:value-type="float" office:value="20" calcext:value-type="float">
            <text:p>2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J4:.L4])" office:value-type="string" office:string-value="-20%" calcext:value-type="string">
            <text:p>-20%</text:p>
          </table:table-cell>
          <table:table-cell table:style-name="ce124" office:value-type="float" office:value="0.8" calcext:value-type="float">
            <text:p>0,8</text:p>
          </table:table-cell>
          <table:table-cell table:style-name="ce105" table:formula="of:=RANK([.I4];[.$I$3:.$I$25];0)" office:value-type="float" office:value="19" calcext:value-type="float">
            <text:p>19</text:p>
          </table:table-cell>
          <table:table-cell table:style-name="ce102" office:value-type="float" office:value="2" calcext:value-type="float">
            <text:p>2</text:p>
          </table:table-cell>
          <table:table-cell table:style-name="ce105" table:formula="of:=RANDBETWEEN(1;1000000)" office:value-type="float" office:value="928603" calcext:value-type="float">
            <text:p>928603</text:p>
          </table:table-cell>
          <table:table-cell table:style-name="ce127" office:value-type="string" calcext:value-type="string">
            <text:p><text:s/>x </text:p>
          </table:table-cell>
          <table:table-cell table:style-name="ce119" table:formula="of:=[.G4]" office:value-type="float" office:value="1.2" calcext:value-type="float">
            <text:p>1,2</text:p>
          </table:table-cell>
          <table:table-cell table:style-name="ce105" table:formula="of:=COM.MICROSOFT.CONCAT([.R4:.S4])" office:value-type="string" office:string-value=" x 1,2" calcext:value-type="string">
            <text:p><text:s/>x 1,2</text:p>
          </table:table-cell>
          <table:table-cell table:style-name="ce129" office:value-type="string" calcext:value-type="string">
            <text:p>+</text:p>
          </table:table-cell>
          <table:table-cell table:style-name="ce119" office:value-type="float" office:value="20" calcext:value-type="float">
            <text:p>20</text:p>
          </table:table-cell>
          <table:table-cell table:style-name="ce129" table:formula="of:=COM.MICROSOFT.CONCAT([.U4:.V4])" office:value-type="string" office:string-value="+20" calcext:value-type="string">
            <text:p>+20</text:p>
          </table:table-cell>
          <table:table-cell table:style-name="ce105" table:formula="of:=RANK([.Q4];[.$Q$3:.$Q$26];0)" office:value-type="float" office:value="1" calcext:value-type="float">
            <text:p>1</text:p>
          </table:table-cell>
          <table:table-cell table:style-name="ce105" table:formula="of:=RANDBETWEEN(1;1000000)" office:value-type="float" office:value="668029" calcext:value-type="float">
            <text:p>668029</text:p>
          </table:table-cell>
          <table:table-cell table:style-name="ce127" office:value-type="string" calcext:value-type="string">
            <text:p><text:s/>x </text:p>
          </table:table-cell>
          <table:table-cell table:style-name="ce119" office:value-type="float" office:value="0.8" calcext:value-type="float">
            <text:p>0,8</text:p>
          </table:table-cell>
          <table:table-cell table:style-name="ce105" table:formula="of:=COM.MICROSOFT.CONCAT([.Z4:.AA4])" office:value-type="string" office:string-value=" x 0,8" calcext:value-type="string">
            <text:p><text:s/>x 0,8</text:p>
          </table:table-cell>
          <table:table-cell table:style-name="ce129" office:value-type="string" calcext:value-type="string">
            <text:p>-</text:p>
          </table:table-cell>
          <table:table-cell table:style-name="ce119" office:value-type="float" office:value="20" calcext:value-type="float">
            <text:p>20</text:p>
          </table:table-cell>
          <table:table-cell table:style-name="ce129" table:formula="of:=COM.MICROSOFT.CONCAT([.AC4:.AD4])" office:value-type="string" office:string-value="-20" calcext:value-type="string">
            <text:p>-20</text:p>
          </table:table-cell>
          <table:table-cell table:style-name="ce105" table:formula="of:=RANK([.Y4];[.$Y$3:.$Y$26];0)" office:value-type="float" office:value="8" calcext:value-type="float">
            <text:p>8</text:p>
          </table:table-cell>
          <table:table-cell table:style-name="ce102" office:value-type="float" office:value="2" calcext:value-type="float">
            <text:p>2</text:p>
          </table:table-cell>
          <table:table-cell table:style-name="ce105" table:formula="of:=RANDBETWEEN(1;1000000)" office:value-type="float" office:value="433514" calcext:value-type="float">
            <text:p>433514</text:p>
          </table:table-cell>
          <table:table-cell table:style-name="ce138" table:formula="of:=RANDBETWEEN(1;5)/10" office:value-type="percentage" office:value="0.5" calcext:value-type="percentage">
            <text:p>50%</text:p>
          </table:table-cell>
          <table:table-cell table:style-name="ce105" table:formula="of:=10*RANDBETWEEN(1;99)" office:value-type="float" office:value="300" calcext:value-type="float">
            <text:p>300</text:p>
          </table:table-cell>
          <table:table-cell table:style-name="ce124" table:formula="of:=[.AI4]*[.AJ4]" office:value-type="float" office:value="150" calcext:value-type="float">
            <text:p>150</text:p>
          </table:table-cell>
          <table:table-cell table:style-name="ce105" table:formula="of:=RANK([.AH4];[.$AH$3:.$AH$27];0)" office:value-type="float" office:value="18" calcext:value-type="float">
            <text:p>18</text:p>
          </table:table-cell>
          <table:table-cell table:style-name="ce102" office:value-type="float" office:value="2" calcext:value-type="float">
            <text:p>2</text:p>
          </table:table-cell>
          <table:table-cell table:style-name="ce105" table:formula="of:=RANDBETWEEN(1;1000000)" office:value-type="float" office:value="833183" calcext:value-type="float">
            <text:p>833183</text:p>
          </table:table-cell>
          <table:table-cell table:style-name="ce105" office:value-type="string" calcext:value-type="string">
            <text:p>-</text:p>
          </table:table-cell>
          <table:table-cell table:style-name="ce119" office:value-type="float" office:value="10" calcext:value-type="float">
            <text:p>1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AO4:.AQ4])" office:value-type="string" office:string-value="-10%" calcext:value-type="string">
            <text:p>-10%</text:p>
          </table:table-cell>
          <table:table-cell table:style-name="ce142" table:formula="of:=IF([.AO4]=&quot;+&quot;;1+[.AP4]/100;1-[.AP4]/100)" office:value-type="float" office:value="0.9" calcext:value-type="float">
            <text:p>0,9</text:p>
          </table:table-cell>
          <table:table-cell table:style-name="ce105" table:formula="of:=IF(RANDBETWEEN(1;2)=1;&quot;+&quot;;&quot;-&quot;)" office:value-type="string" office:string-value="+" calcext:value-type="string">
            <text:p>+</text:p>
          </table:table-cell>
          <table:table-cell table:style-name="ce119" table:formula="of:=10*RANDBETWEEN(1;9)" office:value-type="float" office:value="20" calcext:value-type="float">
            <text:p>2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AT4:.AV4])" office:value-type="string" office:string-value="+20%" calcext:value-type="string">
            <text:p>+20%</text:p>
          </table:table-cell>
          <table:table-cell table:style-name="ce142" table:formula="of:=IF([.AT4]=&quot;+&quot;;1+[.AU4]/100;1-[.AU4]/100)" office:value-type="float" office:value="1.2" calcext:value-type="float">
            <text:p>1,2</text:p>
          </table:table-cell>
          <table:table-cell table:style-name="ce124" table:formula="of:=[.AX4]*[.AS4]" office:value-type="float" office:value="1.08" calcext:value-type="float">
            <text:p>1,08</text:p>
          </table:table-cell>
          <table:table-cell table:style-name="ce129" table:formula="of:=IF([.AY4]&lt;1;&quot;-&quot;;&quot;+&quot;)" office:value-type="string" office:string-value="+" calcext:value-type="string">
            <text:p>+</text:p>
          </table:table-cell>
          <table:table-cell table:style-name="ce124" table:formula="of:=ROUND(100*IF([.AY4]&gt;=1;[.AY4]-1;1-[.AY4]);0)" office:value-type="float" office:value="8" calcext:value-type="float">
            <text:p>8</text:p>
          </table:table-cell>
          <table:table-cell table:style-name="ce129" table:formula="of:=IF([.BA4]=0;&quot;0&quot;;COM.MICROSOFT.CONCAT([.AZ4:.BA4]))" office:value-type="string" office:string-value="+8" calcext:value-type="string">
            <text:p>+8</text:p>
          </table:table-cell>
          <table:table-cell table:style-name="ce105" table:formula="of:=RANK([.AN4];[.$AN$3:.$AN$30];0)" office:value-type="float" office:value="6" calcext:value-type="float">
            <text:p>6</text:p>
          </table:table-cell>
          <table:table-cell table:style-name="ce102" office:value-type="float" office:value="2" calcext:value-type="float">
            <text:p>2</text:p>
          </table:table-cell>
          <table:table-cell table:number-columns-repeated="968"/>
        </table:table-row>
        <table:table-row table:style-name="ro3">
          <table:table-cell table:style-name="ce102" office:value-type="float" office:value="3" calcext:value-type="float">
            <text:p>3</text:p>
          </table:table-cell>
          <table:table-cell table:style-name="ce105" table:formula="of:=RANDBETWEEN(1;1000000)" office:value-type="float" office:value="391047" calcext:value-type="float">
            <text:p>391047</text:p>
          </table:table-cell>
          <table:table-cell table:style-name="ce105" office:value-type="string" calcext:value-type="string">
            <text:p>+</text:p>
          </table:table-cell>
          <table:table-cell table:style-name="ce119" office:value-type="float" office:value="30" calcext:value-type="float">
            <text:p>3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C5:.E5])" office:value-type="string" office:string-value="+30%" calcext:value-type="string">
            <text:p>+30%</text:p>
          </table:table-cell>
          <table:table-cell table:style-name="ce124" office:value-type="float" office:value="1.3" calcext:value-type="float">
            <text:p>1,3</text:p>
          </table:table-cell>
          <table:table-cell table:style-name="ce105" table:formula="of:=RANK([.B5];[.$B$3:.$B$26];0)" office:value-type="float" office:value="15" calcext:value-type="float">
            <text:p>15</text:p>
          </table:table-cell>
          <table:table-cell table:style-name="ce105" table:formula="of:=RANDBETWEEN(1;1000000)" office:value-type="float" office:value="910688" calcext:value-type="float">
            <text:p>910688</text:p>
          </table:table-cell>
          <table:table-cell table:style-name="ce105" office:value-type="string" calcext:value-type="string">
            <text:p>-</text:p>
          </table:table-cell>
          <table:table-cell table:style-name="ce119" office:value-type="float" office:value="30" calcext:value-type="float">
            <text:p>3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J5:.L5])" office:value-type="string" office:string-value="-30%" calcext:value-type="string">
            <text:p>-30%</text:p>
          </table:table-cell>
          <table:table-cell table:style-name="ce124" office:value-type="float" office:value="0.7" calcext:value-type="float">
            <text:p>0,7</text:p>
          </table:table-cell>
          <table:table-cell table:style-name="ce105" table:formula="of:=RANK([.I5];[.$I$3:.$I$25];0)" office:value-type="float" office:value="4" calcext:value-type="float">
            <text:p>4</text:p>
          </table:table-cell>
          <table:table-cell table:style-name="ce102" office:value-type="float" office:value="3" calcext:value-type="float">
            <text:p>3</text:p>
          </table:table-cell>
          <table:table-cell table:style-name="ce105" table:formula="of:=RANDBETWEEN(1;1000000)" office:value-type="float" office:value="98086" calcext:value-type="float">
            <text:p>98086</text:p>
          </table:table-cell>
          <table:table-cell table:style-name="ce127" office:value-type="string" calcext:value-type="string">
            <text:p><text:s/>x </text:p>
          </table:table-cell>
          <table:table-cell table:style-name="ce119" table:formula="of:=[.G5]" office:value-type="float" office:value="1.3" calcext:value-type="float">
            <text:p>1,3</text:p>
          </table:table-cell>
          <table:table-cell table:style-name="ce105" table:formula="of:=COM.MICROSOFT.CONCAT([.R5:.S5])" office:value-type="string" office:string-value=" x 1,3" calcext:value-type="string">
            <text:p><text:s/>x 1,3</text:p>
          </table:table-cell>
          <table:table-cell table:style-name="ce129" office:value-type="string" calcext:value-type="string">
            <text:p>+</text:p>
          </table:table-cell>
          <table:table-cell table:style-name="ce119" office:value-type="float" office:value="30" calcext:value-type="float">
            <text:p>30</text:p>
          </table:table-cell>
          <table:table-cell table:style-name="ce129" table:formula="of:=COM.MICROSOFT.CONCAT([.U5:.V5])" office:value-type="string" office:string-value="+30" calcext:value-type="string">
            <text:p>+30</text:p>
          </table:table-cell>
          <table:table-cell table:style-name="ce105" table:formula="of:=RANK([.Q5];[.$Q$3:.$Q$26];0)" office:value-type="float" office:value="21" calcext:value-type="float">
            <text:p>21</text:p>
          </table:table-cell>
          <table:table-cell table:style-name="ce105" table:formula="of:=RANDBETWEEN(1;1000000)" office:value-type="float" office:value="87817" calcext:value-type="float">
            <text:p>87817</text:p>
          </table:table-cell>
          <table:table-cell table:style-name="ce127" office:value-type="string" calcext:value-type="string">
            <text:p><text:s/>x </text:p>
          </table:table-cell>
          <table:table-cell table:style-name="ce119" office:value-type="float" office:value="0.7" calcext:value-type="float">
            <text:p>0,7</text:p>
          </table:table-cell>
          <table:table-cell table:style-name="ce105" table:formula="of:=COM.MICROSOFT.CONCAT([.Z5:.AA5])" office:value-type="string" office:string-value=" x 0,7" calcext:value-type="string">
            <text:p><text:s/>x 0,7</text:p>
          </table:table-cell>
          <table:table-cell table:style-name="ce129" office:value-type="string" calcext:value-type="string">
            <text:p>-</text:p>
          </table:table-cell>
          <table:table-cell table:style-name="ce119" office:value-type="float" office:value="30" calcext:value-type="float">
            <text:p>30</text:p>
          </table:table-cell>
          <table:table-cell table:style-name="ce129" table:formula="of:=COM.MICROSOFT.CONCAT([.AC5:.AD5])" office:value-type="string" office:string-value="-30" calcext:value-type="string">
            <text:p>-30</text:p>
          </table:table-cell>
          <table:table-cell table:style-name="ce105" table:formula="of:=RANK([.Y5];[.$Y$3:.$Y$26];0)" office:value-type="float" office:value="22" calcext:value-type="float">
            <text:p>22</text:p>
          </table:table-cell>
          <table:table-cell table:style-name="ce102" office:value-type="float" office:value="3" calcext:value-type="float">
            <text:p>3</text:p>
          </table:table-cell>
          <table:table-cell table:style-name="ce105" table:formula="of:=RANDBETWEEN(1;1000000)" office:value-type="float" office:value="615815" calcext:value-type="float">
            <text:p>615815</text:p>
          </table:table-cell>
          <table:table-cell table:style-name="ce138" table:formula="of:=RANDBETWEEN(1;5)/10" office:value-type="percentage" office:value="0.3" calcext:value-type="percentage">
            <text:p>30%</text:p>
          </table:table-cell>
          <table:table-cell table:style-name="ce105" table:formula="of:=10*RANDBETWEEN(1;99)" office:value-type="float" office:value="850" calcext:value-type="float">
            <text:p>850</text:p>
          </table:table-cell>
          <table:table-cell table:style-name="ce124" table:formula="of:=[.AI5]*[.AJ5]" office:value-type="float" office:value="255" calcext:value-type="float">
            <text:p>255</text:p>
          </table:table-cell>
          <table:table-cell table:style-name="ce105" table:formula="of:=RANK([.AH5];[.$AH$3:.$AH$27];0)" office:value-type="float" office:value="9" calcext:value-type="float">
            <text:p>9</text:p>
          </table:table-cell>
          <table:table-cell table:style-name="ce102" office:value-type="float" office:value="3" calcext:value-type="float">
            <text:p>3</text:p>
          </table:table-cell>
          <table:table-cell table:style-name="ce105" table:formula="of:=RANDBETWEEN(1;1000000)" office:value-type="float" office:value="410234" calcext:value-type="float">
            <text:p>410234</text:p>
          </table:table-cell>
          <table:table-cell table:style-name="ce105" office:value-type="string" calcext:value-type="string">
            <text:p>-</text:p>
          </table:table-cell>
          <table:table-cell table:style-name="ce119" office:value-type="float" office:value="10" calcext:value-type="float">
            <text:p>1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AO5:.AQ5])" office:value-type="string" office:string-value="-10%" calcext:value-type="string">
            <text:p>-10%</text:p>
          </table:table-cell>
          <table:table-cell table:style-name="ce142" table:formula="of:=IF([.AO5]=&quot;+&quot;;1+[.AP5]/100;1-[.AP5]/100)" office:value-type="float" office:value="0.9" calcext:value-type="float">
            <text:p>0,9</text:p>
          </table:table-cell>
          <table:table-cell table:style-name="ce105" table:formula="of:=IF(RANDBETWEEN(1;2)=1;&quot;+&quot;;&quot;-&quot;)" office:value-type="string" office:string-value="+" calcext:value-type="string">
            <text:p>+</text:p>
          </table:table-cell>
          <table:table-cell table:style-name="ce119" table:formula="of:=10*RANDBETWEEN(1;9)" office:value-type="float" office:value="60" calcext:value-type="float">
            <text:p>6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AT5:.AV5])" office:value-type="string" office:string-value="+60%" calcext:value-type="string">
            <text:p>+60%</text:p>
          </table:table-cell>
          <table:table-cell table:style-name="ce142" table:formula="of:=IF([.AT5]=&quot;+&quot;;1+[.AU5]/100;1-[.AU5]/100)" office:value-type="float" office:value="1.6" calcext:value-type="float">
            <text:p>1,6</text:p>
          </table:table-cell>
          <table:table-cell table:style-name="ce124" table:formula="of:=[.AX5]*[.AS5]" office:value-type="float" office:value="1.44" calcext:value-type="float">
            <text:p>1,44</text:p>
          </table:table-cell>
          <table:table-cell table:style-name="ce129" table:formula="of:=IF([.AY5]&lt;1;&quot;-&quot;;&quot;+&quot;)" office:value-type="string" office:string-value="+" calcext:value-type="string">
            <text:p>+</text:p>
          </table:table-cell>
          <table:table-cell table:style-name="ce124" table:formula="of:=ROUND(100*IF([.AY5]&gt;=1;[.AY5]-1;1-[.AY5]);0)" office:value-type="float" office:value="44" calcext:value-type="float">
            <text:p>44</text:p>
          </table:table-cell>
          <table:table-cell table:style-name="ce129" table:formula="of:=IF([.BA5]=0;&quot;0&quot;;COM.MICROSOFT.CONCAT([.AZ5:.BA5]))" office:value-type="string" office:string-value="+44" calcext:value-type="string">
            <text:p>+44</text:p>
          </table:table-cell>
          <table:table-cell table:style-name="ce105" table:formula="of:=RANK([.AN5];[.$AN$3:.$AN$30];0)" office:value-type="float" office:value="18" calcext:value-type="float">
            <text:p>18</text:p>
          </table:table-cell>
          <table:table-cell table:style-name="ce102" office:value-type="float" office:value="3" calcext:value-type="float">
            <text:p>3</text:p>
          </table:table-cell>
          <table:table-cell table:number-columns-repeated="968"/>
        </table:table-row>
        <table:table-row table:style-name="ro3">
          <table:table-cell table:style-name="ce102" office:value-type="float" office:value="4" calcext:value-type="float">
            <text:p>4</text:p>
          </table:table-cell>
          <table:table-cell table:style-name="ce105" table:formula="of:=RANDBETWEEN(1;1000000)" office:value-type="float" office:value="301630" calcext:value-type="float">
            <text:p>301630</text:p>
          </table:table-cell>
          <table:table-cell table:style-name="ce105" office:value-type="string" calcext:value-type="string">
            <text:p>+</text:p>
          </table:table-cell>
          <table:table-cell table:style-name="ce119" office:value-type="float" office:value="40" calcext:value-type="float">
            <text:p>4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C6:.E6])" office:value-type="string" office:string-value="+40%" calcext:value-type="string">
            <text:p>+40%</text:p>
          </table:table-cell>
          <table:table-cell table:style-name="ce124" office:value-type="float" office:value="1.4" calcext:value-type="float">
            <text:p>1,4</text:p>
          </table:table-cell>
          <table:table-cell table:style-name="ce105" table:formula="of:=RANK([.B6];[.$B$3:.$B$26];0)" office:value-type="float" office:value="17" calcext:value-type="float">
            <text:p>17</text:p>
          </table:table-cell>
          <table:table-cell table:style-name="ce105" table:formula="of:=RANDBETWEEN(1;1000000)" office:value-type="float" office:value="58848" calcext:value-type="float">
            <text:p>58848</text:p>
          </table:table-cell>
          <table:table-cell table:style-name="ce105" office:value-type="string" calcext:value-type="string">
            <text:p>-</text:p>
          </table:table-cell>
          <table:table-cell table:style-name="ce119" office:value-type="float" office:value="40" calcext:value-type="float">
            <text:p>4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J6:.L6])" office:value-type="string" office:string-value="-40%" calcext:value-type="string">
            <text:p>-40%</text:p>
          </table:table-cell>
          <table:table-cell table:style-name="ce124" office:value-type="float" office:value="0.6" calcext:value-type="float">
            <text:p>0,6</text:p>
          </table:table-cell>
          <table:table-cell table:style-name="ce105" table:formula="of:=RANK([.I6];[.$I$3:.$I$25];0)" office:value-type="float" office:value="22" calcext:value-type="float">
            <text:p>22</text:p>
          </table:table-cell>
          <table:table-cell table:style-name="ce102" office:value-type="float" office:value="4" calcext:value-type="float">
            <text:p>4</text:p>
          </table:table-cell>
          <table:table-cell table:style-name="ce105" table:formula="of:=RANDBETWEEN(1;1000000)" office:value-type="float" office:value="22774" calcext:value-type="float">
            <text:p>22774</text:p>
          </table:table-cell>
          <table:table-cell table:style-name="ce127" office:value-type="string" calcext:value-type="string">
            <text:p><text:s/>x </text:p>
          </table:table-cell>
          <table:table-cell table:style-name="ce119" table:formula="of:=[.G6]" office:value-type="float" office:value="1.4" calcext:value-type="float">
            <text:p>1,4</text:p>
          </table:table-cell>
          <table:table-cell table:style-name="ce105" table:formula="of:=COM.MICROSOFT.CONCAT([.R6:.S6])" office:value-type="string" office:string-value=" x 1,4" calcext:value-type="string">
            <text:p><text:s/>x 1,4</text:p>
          </table:table-cell>
          <table:table-cell table:style-name="ce129" office:value-type="string" calcext:value-type="string">
            <text:p>+</text:p>
          </table:table-cell>
          <table:table-cell table:style-name="ce119" office:value-type="float" office:value="40" calcext:value-type="float">
            <text:p>40</text:p>
          </table:table-cell>
          <table:table-cell table:style-name="ce129" table:formula="of:=COM.MICROSOFT.CONCAT([.U6:.V6])" office:value-type="string" office:string-value="+40" calcext:value-type="string">
            <text:p>+40</text:p>
          </table:table-cell>
          <table:table-cell table:style-name="ce105" table:formula="of:=RANK([.Q6];[.$Q$3:.$Q$26];0)" office:value-type="float" office:value="24" calcext:value-type="float">
            <text:p>24</text:p>
          </table:table-cell>
          <table:table-cell table:style-name="ce105" table:formula="of:=RANDBETWEEN(1;1000000)" office:value-type="float" office:value="284093" calcext:value-type="float">
            <text:p>284093</text:p>
          </table:table-cell>
          <table:table-cell table:style-name="ce127" office:value-type="string" calcext:value-type="string">
            <text:p><text:s/>x </text:p>
          </table:table-cell>
          <table:table-cell table:style-name="ce119" office:value-type="float" office:value="0.6" calcext:value-type="float">
            <text:p>0,6</text:p>
          </table:table-cell>
          <table:table-cell table:style-name="ce105" table:formula="of:=COM.MICROSOFT.CONCAT([.Z6:.AA6])" office:value-type="string" office:string-value=" x 0,6" calcext:value-type="string">
            <text:p><text:s/>x 0,6</text:p>
          </table:table-cell>
          <table:table-cell table:style-name="ce129" office:value-type="string" calcext:value-type="string">
            <text:p>-</text:p>
          </table:table-cell>
          <table:table-cell table:style-name="ce119" office:value-type="float" office:value="40" calcext:value-type="float">
            <text:p>40</text:p>
          </table:table-cell>
          <table:table-cell table:style-name="ce129" table:formula="of:=COM.MICROSOFT.CONCAT([.AC6:.AD6])" office:value-type="string" office:string-value="-40" calcext:value-type="string">
            <text:p>-40</text:p>
          </table:table-cell>
          <table:table-cell table:style-name="ce105" table:formula="of:=RANK([.Y6];[.$Y$3:.$Y$26];0)" office:value-type="float" office:value="18" calcext:value-type="float">
            <text:p>18</text:p>
          </table:table-cell>
          <table:table-cell table:style-name="ce102" office:value-type="float" office:value="4" calcext:value-type="float">
            <text:p>4</text:p>
          </table:table-cell>
          <table:table-cell table:style-name="ce105" table:formula="of:=RANDBETWEEN(1;1000000)" office:value-type="float" office:value="392315" calcext:value-type="float">
            <text:p>392315</text:p>
          </table:table-cell>
          <table:table-cell table:style-name="ce138" table:formula="of:=RANDBETWEEN(1;5)/10" office:value-type="percentage" office:value="0.2" calcext:value-type="percentage">
            <text:p>20%</text:p>
          </table:table-cell>
          <table:table-cell table:style-name="ce105" table:formula="of:=10*RANDBETWEEN(1;99)" office:value-type="float" office:value="690" calcext:value-type="float">
            <text:p>690</text:p>
          </table:table-cell>
          <table:table-cell table:style-name="ce124" table:formula="of:=[.AI6]*[.AJ6]" office:value-type="float" office:value="138" calcext:value-type="float">
            <text:p>138</text:p>
          </table:table-cell>
          <table:table-cell table:style-name="ce105" table:formula="of:=RANK([.AH6];[.$AH$3:.$AH$27];0)" office:value-type="float" office:value="19" calcext:value-type="float">
            <text:p>19</text:p>
          </table:table-cell>
          <table:table-cell table:style-name="ce102" office:value-type="float" office:value="4" calcext:value-type="float">
            <text:p>4</text:p>
          </table:table-cell>
          <table:table-cell table:style-name="ce105" table:formula="of:=RANDBETWEEN(1;1000000)" office:value-type="float" office:value="305489" calcext:value-type="float">
            <text:p>305489</text:p>
          </table:table-cell>
          <table:table-cell table:style-name="ce105" office:value-type="string" calcext:value-type="string">
            <text:p>-</text:p>
          </table:table-cell>
          <table:table-cell table:style-name="ce119" office:value-type="float" office:value="10" calcext:value-type="float">
            <text:p>1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AO6:.AQ6])" office:value-type="string" office:string-value="-10%" calcext:value-type="string">
            <text:p>-10%</text:p>
          </table:table-cell>
          <table:table-cell table:style-name="ce142" table:formula="of:=IF([.AO6]=&quot;+&quot;;1+[.AP6]/100;1-[.AP6]/100)" office:value-type="float" office:value="0.9" calcext:value-type="float">
            <text:p>0,9</text:p>
          </table:table-cell>
          <table:table-cell table:style-name="ce105" table:formula="of:=IF(RANDBETWEEN(1;2)=1;&quot;+&quot;;&quot;-&quot;)" office:value-type="string" office:string-value="-" calcext:value-type="string">
            <text:p>-</text:p>
          </table:table-cell>
          <table:table-cell table:style-name="ce119" table:formula="of:=10*RANDBETWEEN(1;9)" office:value-type="float" office:value="90" calcext:value-type="float">
            <text:p>9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AT6:.AV6])" office:value-type="string" office:string-value="-90%" calcext:value-type="string">
            <text:p>-90%</text:p>
          </table:table-cell>
          <table:table-cell table:style-name="ce142" table:formula="of:=IF([.AT6]=&quot;+&quot;;1+[.AU6]/100;1-[.AU6]/100)" office:value-type="float" office:value="0.1" calcext:value-type="float">
            <text:p>0,1</text:p>
          </table:table-cell>
          <table:table-cell table:style-name="ce124" table:formula="of:=[.AX6]*[.AS6]" office:value-type="float" office:value="0.09" calcext:value-type="float">
            <text:p>0,09</text:p>
          </table:table-cell>
          <table:table-cell table:style-name="ce129" table:formula="of:=IF([.AY6]&lt;1;&quot;-&quot;;&quot;+&quot;)" office:value-type="string" office:string-value="-" calcext:value-type="string">
            <text:p>-</text:p>
          </table:table-cell>
          <table:table-cell table:style-name="ce124" table:formula="of:=ROUND(100*IF([.AY6]&gt;=1;[.AY6]-1;1-[.AY6]);0)" office:value-type="float" office:value="91" calcext:value-type="float">
            <text:p>91</text:p>
          </table:table-cell>
          <table:table-cell table:style-name="ce129" table:formula="of:=IF([.BA6]=0;&quot;0&quot;;COM.MICROSOFT.CONCAT([.AZ6:.BA6]))" office:value-type="string" office:string-value="-91" calcext:value-type="string">
            <text:p>-91</text:p>
          </table:table-cell>
          <table:table-cell table:style-name="ce105" table:formula="of:=RANK([.AN6];[.$AN$3:.$AN$30];0)" office:value-type="float" office:value="20" calcext:value-type="float">
            <text:p>20</text:p>
          </table:table-cell>
          <table:table-cell table:style-name="ce102" office:value-type="float" office:value="4" calcext:value-type="float">
            <text:p>4</text:p>
          </table:table-cell>
          <table:table-cell table:number-columns-repeated="968"/>
        </table:table-row>
        <table:table-row table:style-name="ro3">
          <table:table-cell table:style-name="ce102" office:value-type="float" office:value="5" calcext:value-type="float">
            <text:p>5</text:p>
          </table:table-cell>
          <table:table-cell table:style-name="ce105" table:formula="of:=RANDBETWEEN(1;1000000)" office:value-type="float" office:value="222058" calcext:value-type="float">
            <text:p>222058</text:p>
          </table:table-cell>
          <table:table-cell table:style-name="ce105" office:value-type="string" calcext:value-type="string">
            <text:p>+</text:p>
          </table:table-cell>
          <table:table-cell table:style-name="ce119" office:value-type="float" office:value="50" calcext:value-type="float">
            <text:p>5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C7:.E7])" office:value-type="string" office:string-value="+50%" calcext:value-type="string">
            <text:p>+50%</text:p>
          </table:table-cell>
          <table:table-cell table:style-name="ce124" office:value-type="float" office:value="1.5" calcext:value-type="float">
            <text:p>1,5</text:p>
          </table:table-cell>
          <table:table-cell table:style-name="ce105" table:formula="of:=RANK([.B7];[.$B$3:.$B$26];0)" office:value-type="float" office:value="20" calcext:value-type="float">
            <text:p>20</text:p>
          </table:table-cell>
          <table:table-cell table:style-name="ce105" table:formula="of:=RANDBETWEEN(1;1000000)" office:value-type="float" office:value="271692" calcext:value-type="float">
            <text:p>271692</text:p>
          </table:table-cell>
          <table:table-cell table:style-name="ce105" office:value-type="string" calcext:value-type="string">
            <text:p>-</text:p>
          </table:table-cell>
          <table:table-cell table:style-name="ce119" office:value-type="float" office:value="50" calcext:value-type="float">
            <text:p>5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J7:.L7])" office:value-type="string" office:string-value="-50%" calcext:value-type="string">
            <text:p>-50%</text:p>
          </table:table-cell>
          <table:table-cell table:style-name="ce124" office:value-type="float" office:value="0.5" calcext:value-type="float">
            <text:p>0,5</text:p>
          </table:table-cell>
          <table:table-cell table:style-name="ce105" table:formula="of:=RANK([.I7];[.$I$3:.$I$25];0)" office:value-type="float" office:value="17" calcext:value-type="float">
            <text:p>17</text:p>
          </table:table-cell>
          <table:table-cell table:style-name="ce102" office:value-type="float" office:value="5" calcext:value-type="float">
            <text:p>5</text:p>
          </table:table-cell>
          <table:table-cell table:style-name="ce105" table:formula="of:=RANDBETWEEN(1;1000000)" office:value-type="float" office:value="395945" calcext:value-type="float">
            <text:p>395945</text:p>
          </table:table-cell>
          <table:table-cell table:style-name="ce127" office:value-type="string" calcext:value-type="string">
            <text:p><text:s/>x </text:p>
          </table:table-cell>
          <table:table-cell table:style-name="ce119" table:formula="of:=[.G7]" office:value-type="float" office:value="1.5" calcext:value-type="float">
            <text:p>1,5</text:p>
          </table:table-cell>
          <table:table-cell table:style-name="ce105" table:formula="of:=COM.MICROSOFT.CONCAT([.R7:.S7])" office:value-type="string" office:string-value=" x 1,5" calcext:value-type="string">
            <text:p><text:s/>x 1,5</text:p>
          </table:table-cell>
          <table:table-cell table:style-name="ce129" office:value-type="string" calcext:value-type="string">
            <text:p>+</text:p>
          </table:table-cell>
          <table:table-cell table:style-name="ce119" office:value-type="float" office:value="50" calcext:value-type="float">
            <text:p>50</text:p>
          </table:table-cell>
          <table:table-cell table:style-name="ce129" table:formula="of:=COM.MICROSOFT.CONCAT([.U7:.V7])" office:value-type="string" office:string-value="+50" calcext:value-type="string">
            <text:p>+50</text:p>
          </table:table-cell>
          <table:table-cell table:style-name="ce105" table:formula="of:=RANK([.Q7];[.$Q$3:.$Q$26];0)" office:value-type="float" office:value="13" calcext:value-type="float">
            <text:p>13</text:p>
          </table:table-cell>
          <table:table-cell table:style-name="ce105" table:formula="of:=RANDBETWEEN(1;1000000)" office:value-type="float" office:value="987958" calcext:value-type="float">
            <text:p>987958</text:p>
          </table:table-cell>
          <table:table-cell table:style-name="ce127" office:value-type="string" calcext:value-type="string">
            <text:p><text:s/>x </text:p>
          </table:table-cell>
          <table:table-cell table:style-name="ce119" office:value-type="float" office:value="0.5" calcext:value-type="float">
            <text:p>0,5</text:p>
          </table:table-cell>
          <table:table-cell table:style-name="ce105" table:formula="of:=COM.MICROSOFT.CONCAT([.Z7:.AA7])" office:value-type="string" office:string-value=" x 0,5" calcext:value-type="string">
            <text:p><text:s/>x 0,5</text:p>
          </table:table-cell>
          <table:table-cell table:style-name="ce129" office:value-type="string" calcext:value-type="string">
            <text:p>-</text:p>
          </table:table-cell>
          <table:table-cell table:style-name="ce119" office:value-type="float" office:value="50" calcext:value-type="float">
            <text:p>50</text:p>
          </table:table-cell>
          <table:table-cell table:style-name="ce129" table:formula="of:=COM.MICROSOFT.CONCAT([.AC7:.AD7])" office:value-type="string" office:string-value="-50" calcext:value-type="string">
            <text:p>-50</text:p>
          </table:table-cell>
          <table:table-cell table:style-name="ce105" table:formula="of:=RANK([.Y7];[.$Y$3:.$Y$26];0)" office:value-type="float" office:value="1" calcext:value-type="float">
            <text:p>1</text:p>
          </table:table-cell>
          <table:table-cell table:style-name="ce102" office:value-type="float" office:value="5" calcext:value-type="float">
            <text:p>5</text:p>
          </table:table-cell>
          <table:table-cell table:style-name="ce105" table:formula="of:=RANDBETWEEN(1;1000000)" office:value-type="float" office:value="444997" calcext:value-type="float">
            <text:p>444997</text:p>
          </table:table-cell>
          <table:table-cell table:style-name="ce138" table:formula="of:=RANDBETWEEN(1;5)/10" office:value-type="percentage" office:value="0.4" calcext:value-type="percentage">
            <text:p>40%</text:p>
          </table:table-cell>
          <table:table-cell table:style-name="ce105" table:formula="of:=10*RANDBETWEEN(1;99)" office:value-type="float" office:value="290" calcext:value-type="float">
            <text:p>290</text:p>
          </table:table-cell>
          <table:table-cell table:style-name="ce124" table:formula="of:=[.AI7]*[.AJ7]" office:value-type="float" office:value="116" calcext:value-type="float">
            <text:p>116</text:p>
          </table:table-cell>
          <table:table-cell table:style-name="ce105" table:formula="of:=RANK([.AH7];[.$AH$3:.$AH$27];0)" office:value-type="float" office:value="16" calcext:value-type="float">
            <text:p>16</text:p>
          </table:table-cell>
          <table:table-cell table:style-name="ce102" office:value-type="float" office:value="5" calcext:value-type="float">
            <text:p>5</text:p>
          </table:table-cell>
          <table:table-cell table:style-name="ce105" table:formula="of:=RANDBETWEEN(1;1000000)" office:value-type="float" office:value="839261" calcext:value-type="float">
            <text:p>839261</text:p>
          </table:table-cell>
          <table:table-cell table:style-name="ce105" office:value-type="string" calcext:value-type="string">
            <text:p>-</text:p>
          </table:table-cell>
          <table:table-cell table:style-name="ce119" office:value-type="float" office:value="10" calcext:value-type="float">
            <text:p>1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AO7:.AQ7])" office:value-type="string" office:string-value="-10%" calcext:value-type="string">
            <text:p>-10%</text:p>
          </table:table-cell>
          <table:table-cell table:style-name="ce142" table:formula="of:=IF([.AO7]=&quot;+&quot;;1+[.AP7]/100;1-[.AP7]/100)" office:value-type="float" office:value="0.9" calcext:value-type="float">
            <text:p>0,9</text:p>
          </table:table-cell>
          <table:table-cell table:style-name="ce105" table:formula="of:=IF(RANDBETWEEN(1;2)=1;&quot;+&quot;;&quot;-&quot;)" office:value-type="string" office:string-value="+" calcext:value-type="string">
            <text:p>+</text:p>
          </table:table-cell>
          <table:table-cell table:style-name="ce119" table:formula="of:=10*RANDBETWEEN(1;9)" office:value-type="float" office:value="20" calcext:value-type="float">
            <text:p>2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AT7:.AV7])" office:value-type="string" office:string-value="+20%" calcext:value-type="string">
            <text:p>+20%</text:p>
          </table:table-cell>
          <table:table-cell table:style-name="ce142" table:formula="of:=IF([.AT7]=&quot;+&quot;;1+[.AU7]/100;1-[.AU7]/100)" office:value-type="float" office:value="1.2" calcext:value-type="float">
            <text:p>1,2</text:p>
          </table:table-cell>
          <table:table-cell table:style-name="ce124" table:formula="of:=[.AX7]*[.AS7]" office:value-type="float" office:value="1.08" calcext:value-type="float">
            <text:p>1,08</text:p>
          </table:table-cell>
          <table:table-cell table:style-name="ce129" table:formula="of:=IF([.AY7]&lt;1;&quot;-&quot;;&quot;+&quot;)" office:value-type="string" office:string-value="+" calcext:value-type="string">
            <text:p>+</text:p>
          </table:table-cell>
          <table:table-cell table:style-name="ce124" table:formula="of:=ROUND(100*IF([.AY7]&gt;=1;[.AY7]-1;1-[.AY7]);0)" office:value-type="float" office:value="8" calcext:value-type="float">
            <text:p>8</text:p>
          </table:table-cell>
          <table:table-cell table:style-name="ce129" table:formula="of:=IF([.BA7]=0;&quot;0&quot;;COM.MICROSOFT.CONCAT([.AZ7:.BA7]))" office:value-type="string" office:string-value="+8" calcext:value-type="string">
            <text:p>+8</text:p>
          </table:table-cell>
          <table:table-cell table:style-name="ce105" table:formula="of:=RANK([.AN7];[.$AN$3:.$AN$30];0)" office:value-type="float" office:value="4" calcext:value-type="float">
            <text:p>4</text:p>
          </table:table-cell>
          <table:table-cell table:style-name="ce102" office:value-type="float" office:value="5" calcext:value-type="float">
            <text:p>5</text:p>
          </table:table-cell>
          <table:table-cell table:number-columns-repeated="968"/>
        </table:table-row>
        <table:table-row table:style-name="ro3">
          <table:table-cell table:style-name="ce102" office:value-type="float" office:value="6" calcext:value-type="float">
            <text:p>6</text:p>
          </table:table-cell>
          <table:table-cell table:style-name="ce105" table:formula="of:=RANDBETWEEN(1;1000000)" office:value-type="float" office:value="598644" calcext:value-type="float">
            <text:p>598644</text:p>
          </table:table-cell>
          <table:table-cell table:style-name="ce105" office:value-type="string" calcext:value-type="string">
            <text:p>+</text:p>
          </table:table-cell>
          <table:table-cell table:style-name="ce119" office:value-type="float" office:value="60" calcext:value-type="float">
            <text:p>6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C8:.E8])" office:value-type="string" office:string-value="+60%" calcext:value-type="string">
            <text:p>+60%</text:p>
          </table:table-cell>
          <table:table-cell table:style-name="ce124" office:value-type="float" office:value="1.6" calcext:value-type="float">
            <text:p>1,6</text:p>
          </table:table-cell>
          <table:table-cell table:style-name="ce105" table:formula="of:=RANK([.B8];[.$B$3:.$B$26];0)" office:value-type="float" office:value="10" calcext:value-type="float">
            <text:p>10</text:p>
          </table:table-cell>
          <table:table-cell table:style-name="ce105" table:formula="of:=RANDBETWEEN(1;1000000)" office:value-type="float" office:value="829195" calcext:value-type="float">
            <text:p>829195</text:p>
          </table:table-cell>
          <table:table-cell table:style-name="ce105" office:value-type="string" calcext:value-type="string">
            <text:p>-</text:p>
          </table:table-cell>
          <table:table-cell table:style-name="ce119" office:value-type="float" office:value="60" calcext:value-type="float">
            <text:p>6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J8:.L8])" office:value-type="string" office:string-value="-60%" calcext:value-type="string">
            <text:p>-60%</text:p>
          </table:table-cell>
          <table:table-cell table:style-name="ce124" office:value-type="float" office:value="0.4" calcext:value-type="float">
            <text:p>0,4</text:p>
          </table:table-cell>
          <table:table-cell table:style-name="ce105" table:formula="of:=RANK([.I8];[.$I$3:.$I$25];0)" office:value-type="float" office:value="9" calcext:value-type="float">
            <text:p>9</text:p>
          </table:table-cell>
          <table:table-cell table:style-name="ce102" office:value-type="float" office:value="6" calcext:value-type="float">
            <text:p>6</text:p>
          </table:table-cell>
          <table:table-cell table:style-name="ce105" table:formula="of:=RANDBETWEEN(1;1000000)" office:value-type="float" office:value="874418" calcext:value-type="float">
            <text:p>874418</text:p>
          </table:table-cell>
          <table:table-cell table:style-name="ce127" office:value-type="string" calcext:value-type="string">
            <text:p><text:s/>x </text:p>
          </table:table-cell>
          <table:table-cell table:style-name="ce119" table:formula="of:=[.G8]" office:value-type="float" office:value="1.6" calcext:value-type="float">
            <text:p>1,6</text:p>
          </table:table-cell>
          <table:table-cell table:style-name="ce105" table:formula="of:=COM.MICROSOFT.CONCAT([.R8:.S8])" office:value-type="string" office:string-value=" x 1,6" calcext:value-type="string">
            <text:p><text:s/>x 1,6</text:p>
          </table:table-cell>
          <table:table-cell table:style-name="ce129" office:value-type="string" calcext:value-type="string">
            <text:p>+</text:p>
          </table:table-cell>
          <table:table-cell table:style-name="ce119" office:value-type="float" office:value="60" calcext:value-type="float">
            <text:p>60</text:p>
          </table:table-cell>
          <table:table-cell table:style-name="ce129" table:formula="of:=COM.MICROSOFT.CONCAT([.U8:.V8])" office:value-type="string" office:string-value="+60" calcext:value-type="string">
            <text:p>+60</text:p>
          </table:table-cell>
          <table:table-cell table:style-name="ce105" table:formula="of:=RANK([.Q8];[.$Q$3:.$Q$26];0)" office:value-type="float" office:value="3" calcext:value-type="float">
            <text:p>3</text:p>
          </table:table-cell>
          <table:table-cell table:style-name="ce105" table:formula="of:=RANDBETWEEN(1;1000000)" office:value-type="float" office:value="495384" calcext:value-type="float">
            <text:p>495384</text:p>
          </table:table-cell>
          <table:table-cell table:style-name="ce127" office:value-type="string" calcext:value-type="string">
            <text:p><text:s/>x </text:p>
          </table:table-cell>
          <table:table-cell table:style-name="ce119" office:value-type="float" office:value="0.4" calcext:value-type="float">
            <text:p>0,4</text:p>
          </table:table-cell>
          <table:table-cell table:style-name="ce105" table:formula="of:=COM.MICROSOFT.CONCAT([.Z8:.AA8])" office:value-type="string" office:string-value=" x 0,4" calcext:value-type="string">
            <text:p><text:s/>x 0,4</text:p>
          </table:table-cell>
          <table:table-cell table:style-name="ce129" office:value-type="string" calcext:value-type="string">
            <text:p>-</text:p>
          </table:table-cell>
          <table:table-cell table:style-name="ce119" office:value-type="float" office:value="60" calcext:value-type="float">
            <text:p>60</text:p>
          </table:table-cell>
          <table:table-cell table:style-name="ce129" table:formula="of:=COM.MICROSOFT.CONCAT([.AC8:.AD8])" office:value-type="string" office:string-value="-60" calcext:value-type="string">
            <text:p>-60</text:p>
          </table:table-cell>
          <table:table-cell table:style-name="ce105" table:formula="of:=RANK([.Y8];[.$Y$3:.$Y$26];0)" office:value-type="float" office:value="12" calcext:value-type="float">
            <text:p>12</text:p>
          </table:table-cell>
          <table:table-cell table:style-name="ce102" office:value-type="float" office:value="6" calcext:value-type="float">
            <text:p>6</text:p>
          </table:table-cell>
          <table:table-cell table:style-name="ce105" table:formula="of:=RANDBETWEEN(1;1000000)" office:value-type="float" office:value="439065" calcext:value-type="float">
            <text:p>439065</text:p>
          </table:table-cell>
          <table:table-cell table:style-name="ce138" table:formula="of:=RANDBETWEEN(1;5)/10" office:value-type="percentage" office:value="0.3" calcext:value-type="percentage">
            <text:p>30%</text:p>
          </table:table-cell>
          <table:table-cell table:style-name="ce105" table:formula="of:=10*RANDBETWEEN(1;99)" office:value-type="float" office:value="560" calcext:value-type="float">
            <text:p>560</text:p>
          </table:table-cell>
          <table:table-cell table:style-name="ce124" table:formula="of:=[.AI8]*[.AJ8]" office:value-type="float" office:value="168" calcext:value-type="float">
            <text:p>168</text:p>
          </table:table-cell>
          <table:table-cell table:style-name="ce105" table:formula="of:=RANK([.AH8];[.$AH$3:.$AH$27];0)" office:value-type="float" office:value="17" calcext:value-type="float">
            <text:p>17</text:p>
          </table:table-cell>
          <table:table-cell table:style-name="ce102" office:value-type="float" office:value="6" calcext:value-type="float">
            <text:p>6</text:p>
          </table:table-cell>
          <table:table-cell table:style-name="ce135" table:formula="of:=RANDBETWEEN(1;1000000)" office:value-type="float" office:value="793527" calcext:value-type="float">
            <text:p>793527</text:p>
          </table:table-cell>
          <table:table-cell table:style-name="ce135" office:value-type="string" calcext:value-type="string">
            <text:p>+</text:p>
          </table:table-cell>
          <table:table-cell table:style-name="ce140" office:value-type="float" office:value="10" calcext:value-type="float">
            <text:p>10</text:p>
          </table:table-cell>
          <table:table-cell table:style-name="ce135" office:value-type="string" calcext:value-type="string">
            <text:p>%</text:p>
          </table:table-cell>
          <table:table-cell table:style-name="ce135" table:formula="of:=COM.MICROSOFT.CONCAT([.AO8:.AQ8])" office:value-type="string" office:string-value="+10%" calcext:value-type="string">
            <text:p>+10%</text:p>
          </table:table-cell>
          <table:table-cell table:style-name="ce143" table:formula="of:=IF([.AO8]=&quot;+&quot;;1+[.AP8]/100;1-[.AP8]/100)" office:value-type="float" office:value="1.1" calcext:value-type="float">
            <text:p>1,1</text:p>
          </table:table-cell>
          <table:table-cell table:style-name="ce135" table:formula="of:=IF(RANDBETWEEN(1;2)=1;&quot;+&quot;;&quot;-&quot;)" office:value-type="string" office:string-value="-" calcext:value-type="string">
            <text:p>-</text:p>
          </table:table-cell>
          <table:table-cell table:style-name="ce140" table:formula="of:=10*RANDBETWEEN(1;9)" office:value-type="float" office:value="20" calcext:value-type="float">
            <text:p>20</text:p>
          </table:table-cell>
          <table:table-cell table:style-name="ce135" office:value-type="string" calcext:value-type="string">
            <text:p>%</text:p>
          </table:table-cell>
          <table:table-cell table:style-name="ce135" table:formula="of:=COM.MICROSOFT.CONCAT([.AT8:.AV8])" office:value-type="string" office:string-value="-20%" calcext:value-type="string">
            <text:p>-20%</text:p>
          </table:table-cell>
          <table:table-cell table:style-name="ce143" table:formula="of:=IF([.AT8]=&quot;+&quot;;1+[.AU8]/100;1-[.AU8]/100)" office:value-type="float" office:value="0.8" calcext:value-type="float">
            <text:p>0,8</text:p>
          </table:table-cell>
          <table:table-cell table:style-name="ce107" table:formula="of:=[.AX8]*[.AS8]" office:value-type="float" office:value="0.88" calcext:value-type="float">
            <text:p>0,88</text:p>
          </table:table-cell>
          <table:table-cell table:style-name="ce133" table:formula="of:=IF([.AY8]&lt;1;&quot;-&quot;;&quot;+&quot;)" office:value-type="string" office:string-value="-" calcext:value-type="string">
            <text:p>-</text:p>
          </table:table-cell>
          <table:table-cell table:style-name="ce148" table:formula="of:=ROUND(100*IF([.AY8]&gt;=1;[.AY8]-1;1-[.AY8]);0)" office:value-type="float" office:value="12" calcext:value-type="float">
            <text:p>12</text:p>
          </table:table-cell>
          <table:table-cell table:style-name="ce133" table:formula="of:=IF([.BA8]=0;&quot;0&quot;;COM.MICROSOFT.CONCAT([.AZ8:.BA8]))" office:value-type="string" office:string-value="-12" calcext:value-type="string">
            <text:p>-12</text:p>
          </table:table-cell>
          <table:table-cell table:style-name="ce135" table:formula="of:=RANK([.AN8];[.$AN$3:.$AN$30];0)" office:value-type="float" office:value="7" calcext:value-type="float">
            <text:p>7</text:p>
          </table:table-cell>
          <table:table-cell table:style-name="ce102" office:value-type="float" office:value="6" calcext:value-type="float">
            <text:p>6</text:p>
          </table:table-cell>
          <table:table-cell table:number-columns-repeated="968"/>
        </table:table-row>
        <table:table-row table:style-name="ro3">
          <table:table-cell table:style-name="ce102" office:value-type="float" office:value="7" calcext:value-type="float">
            <text:p>7</text:p>
          </table:table-cell>
          <table:table-cell table:style-name="ce105" table:formula="of:=RANDBETWEEN(1;1000000)" office:value-type="float" office:value="612492" calcext:value-type="float">
            <text:p>612492</text:p>
          </table:table-cell>
          <table:table-cell table:style-name="ce105" office:value-type="string" calcext:value-type="string">
            <text:p>+</text:p>
          </table:table-cell>
          <table:table-cell table:style-name="ce119" office:value-type="float" office:value="70" calcext:value-type="float">
            <text:p>7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C9:.E9])" office:value-type="string" office:string-value="+70%" calcext:value-type="string">
            <text:p>+70%</text:p>
          </table:table-cell>
          <table:table-cell table:style-name="ce124" office:value-type="float" office:value="1.7" calcext:value-type="float">
            <text:p>1,7</text:p>
          </table:table-cell>
          <table:table-cell table:style-name="ce105" table:formula="of:=RANK([.B9];[.$B$3:.$B$26];0)" office:value-type="float" office:value="9" calcext:value-type="float">
            <text:p>9</text:p>
          </table:table-cell>
          <table:table-cell table:style-name="ce105" table:formula="of:=RANDBETWEEN(1;1000000)" office:value-type="float" office:value="299306" calcext:value-type="float">
            <text:p>299306</text:p>
          </table:table-cell>
          <table:table-cell table:style-name="ce105" office:value-type="string" calcext:value-type="string">
            <text:p>-</text:p>
          </table:table-cell>
          <table:table-cell table:style-name="ce119" office:value-type="float" office:value="70" calcext:value-type="float">
            <text:p>7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J9:.L9])" office:value-type="string" office:string-value="-70%" calcext:value-type="string">
            <text:p>-70%</text:p>
          </table:table-cell>
          <table:table-cell table:style-name="ce124" office:value-type="float" office:value="0.3" calcext:value-type="float">
            <text:p>0,3</text:p>
          </table:table-cell>
          <table:table-cell table:style-name="ce105" table:formula="of:=RANK([.I9];[.$I$3:.$I$25];0)" office:value-type="float" office:value="15" calcext:value-type="float">
            <text:p>15</text:p>
          </table:table-cell>
          <table:table-cell table:style-name="ce102" office:value-type="float" office:value="7" calcext:value-type="float">
            <text:p>7</text:p>
          </table:table-cell>
          <table:table-cell table:style-name="ce105" table:formula="of:=RANDBETWEEN(1;1000000)" office:value-type="float" office:value="915468" calcext:value-type="float">
            <text:p>915468</text:p>
          </table:table-cell>
          <table:table-cell table:style-name="ce127" office:value-type="string" calcext:value-type="string">
            <text:p><text:s/>x </text:p>
          </table:table-cell>
          <table:table-cell table:style-name="ce119" table:formula="of:=[.G9]" office:value-type="float" office:value="1.7" calcext:value-type="float">
            <text:p>1,7</text:p>
          </table:table-cell>
          <table:table-cell table:style-name="ce105" table:formula="of:=COM.MICROSOFT.CONCAT([.R9:.S9])" office:value-type="string" office:string-value=" x 1,7" calcext:value-type="string">
            <text:p><text:s/>x 1,7</text:p>
          </table:table-cell>
          <table:table-cell table:style-name="ce129" office:value-type="string" calcext:value-type="string">
            <text:p>+</text:p>
          </table:table-cell>
          <table:table-cell table:style-name="ce119" office:value-type="float" office:value="70" calcext:value-type="float">
            <text:p>70</text:p>
          </table:table-cell>
          <table:table-cell table:style-name="ce129" table:formula="of:=COM.MICROSOFT.CONCAT([.U9:.V9])" office:value-type="string" office:string-value="+70" calcext:value-type="string">
            <text:p>+70</text:p>
          </table:table-cell>
          <table:table-cell table:style-name="ce105" table:formula="of:=RANK([.Q9];[.$Q$3:.$Q$26];0)" office:value-type="float" office:value="2" calcext:value-type="float">
            <text:p>2</text:p>
          </table:table-cell>
          <table:table-cell table:style-name="ce105" table:formula="of:=RANDBETWEEN(1;1000000)" office:value-type="float" office:value="421739" calcext:value-type="float">
            <text:p>421739</text:p>
          </table:table-cell>
          <table:table-cell table:style-name="ce127" office:value-type="string" calcext:value-type="string">
            <text:p><text:s/>x </text:p>
          </table:table-cell>
          <table:table-cell table:style-name="ce119" office:value-type="float" office:value="0.3" calcext:value-type="float">
            <text:p>0,3</text:p>
          </table:table-cell>
          <table:table-cell table:style-name="ce105" table:formula="of:=COM.MICROSOFT.CONCAT([.Z9:.AA9])" office:value-type="string" office:string-value=" x 0,3" calcext:value-type="string">
            <text:p><text:s/>x 0,3</text:p>
          </table:table-cell>
          <table:table-cell table:style-name="ce129" office:value-type="string" calcext:value-type="string">
            <text:p>-</text:p>
          </table:table-cell>
          <table:table-cell table:style-name="ce119" office:value-type="float" office:value="70" calcext:value-type="float">
            <text:p>70</text:p>
          </table:table-cell>
          <table:table-cell table:style-name="ce129" table:formula="of:=COM.MICROSOFT.CONCAT([.AC9:.AD9])" office:value-type="string" office:string-value="-70" calcext:value-type="string">
            <text:p>-70</text:p>
          </table:table-cell>
          <table:table-cell table:style-name="ce105" table:formula="of:=RANK([.Y9];[.$Y$3:.$Y$26];0)" office:value-type="float" office:value="14" calcext:value-type="float">
            <text:p>14</text:p>
          </table:table-cell>
          <table:table-cell table:style-name="ce102" office:value-type="float" office:value="7" calcext:value-type="float">
            <text:p>7</text:p>
          </table:table-cell>
          <table:table-cell table:style-name="ce105" table:formula="of:=RANDBETWEEN(1;1000000)" office:value-type="float" office:value="754060" calcext:value-type="float">
            <text:p>754060</text:p>
          </table:table-cell>
          <table:table-cell table:style-name="ce138" table:formula="of:=RANDBETWEEN(1;5)/10" office:value-type="percentage" office:value="0.5" calcext:value-type="percentage">
            <text:p>50%</text:p>
          </table:table-cell>
          <table:table-cell table:style-name="ce105" table:formula="of:=10*RANDBETWEEN(1;99)" office:value-type="float" office:value="720" calcext:value-type="float">
            <text:p>720</text:p>
          </table:table-cell>
          <table:table-cell table:style-name="ce124" table:formula="of:=[.AI9]*[.AJ9]" office:value-type="float" office:value="360" calcext:value-type="float">
            <text:p>360</text:p>
          </table:table-cell>
          <table:table-cell table:style-name="ce105" table:formula="of:=RANK([.AH9];[.$AH$3:.$AH$27];0)" office:value-type="float" office:value="6" calcext:value-type="float">
            <text:p>6</text:p>
          </table:table-cell>
          <table:table-cell table:style-name="ce102" office:value-type="float" office:value="7" calcext:value-type="float">
            <text:p>7</text:p>
          </table:table-cell>
          <table:table-cell table:style-name="ce135" table:formula="of:=RANDBETWEEN(1;1000000)" office:value-type="float" office:value="765638" calcext:value-type="float">
            <text:p>765638</text:p>
          </table:table-cell>
          <table:table-cell table:style-name="ce135" office:value-type="string" calcext:value-type="string">
            <text:p>+</text:p>
          </table:table-cell>
          <table:table-cell table:style-name="ce140" office:value-type="float" office:value="10" calcext:value-type="float">
            <text:p>10</text:p>
          </table:table-cell>
          <table:table-cell table:style-name="ce135" office:value-type="string" calcext:value-type="string">
            <text:p>%</text:p>
          </table:table-cell>
          <table:table-cell table:style-name="ce135" table:formula="of:=COM.MICROSOFT.CONCAT([.AO9:.AQ9])" office:value-type="string" office:string-value="+10%" calcext:value-type="string">
            <text:p>+10%</text:p>
          </table:table-cell>
          <table:table-cell table:style-name="ce143" table:formula="of:=IF([.AO9]=&quot;+&quot;;1+[.AP9]/100;1-[.AP9]/100)" office:value-type="float" office:value="1.1" calcext:value-type="float">
            <text:p>1,1</text:p>
          </table:table-cell>
          <table:table-cell table:style-name="ce135" table:formula="of:=IF(RANDBETWEEN(1;2)=1;&quot;+&quot;;&quot;-&quot;)" office:value-type="string" office:string-value="+" calcext:value-type="string">
            <text:p>+</text:p>
          </table:table-cell>
          <table:table-cell table:style-name="ce140" table:formula="of:=10*RANDBETWEEN(1;9)" office:value-type="float" office:value="70" calcext:value-type="float">
            <text:p>70</text:p>
          </table:table-cell>
          <table:table-cell table:style-name="ce135" office:value-type="string" calcext:value-type="string">
            <text:p>%</text:p>
          </table:table-cell>
          <table:table-cell table:style-name="ce135" table:formula="of:=COM.MICROSOFT.CONCAT([.AT9:.AV9])" office:value-type="string" office:string-value="+70%" calcext:value-type="string">
            <text:p>+70%</text:p>
          </table:table-cell>
          <table:table-cell table:style-name="ce143" table:formula="of:=IF([.AT9]=&quot;+&quot;;1+[.AU9]/100;1-[.AU9]/100)" office:value-type="float" office:value="1.7" calcext:value-type="float">
            <text:p>1,7</text:p>
          </table:table-cell>
          <table:table-cell table:style-name="ce107" table:formula="of:=[.AX9]*[.AS9]" office:value-type="float" office:value="1.87" calcext:value-type="float">
            <text:p>1,87</text:p>
          </table:table-cell>
          <table:table-cell table:style-name="ce133" table:formula="of:=IF([.AY9]&lt;1;&quot;-&quot;;&quot;+&quot;)" office:value-type="string" office:string-value="+" calcext:value-type="string">
            <text:p>+</text:p>
          </table:table-cell>
          <table:table-cell table:style-name="ce107" table:formula="of:=ROUND(100*IF([.AY9]&gt;=1;[.AY9]-1;1-[.AY9]);0)" office:value-type="float" office:value="87" calcext:value-type="float">
            <text:p>87</text:p>
          </table:table-cell>
          <table:table-cell table:style-name="ce133" table:formula="of:=IF([.BA9]=0;&quot;0&quot;;COM.MICROSOFT.CONCAT([.AZ9:.BA9]))" office:value-type="string" office:string-value="+87" calcext:value-type="string">
            <text:p>+87</text:p>
          </table:table-cell>
          <table:table-cell table:style-name="ce135" table:formula="of:=RANK([.AN9];[.$AN$3:.$AN$30];0)" office:value-type="float" office:value="8" calcext:value-type="float">
            <text:p>8</text:p>
          </table:table-cell>
          <table:table-cell table:style-name="ce102" office:value-type="float" office:value="7" calcext:value-type="float">
            <text:p>7</text:p>
          </table:table-cell>
          <table:table-cell table:number-columns-repeated="968"/>
        </table:table-row>
        <table:table-row table:style-name="ro3">
          <table:table-cell table:style-name="ce102" office:value-type="float" office:value="8" calcext:value-type="float">
            <text:p>8</text:p>
          </table:table-cell>
          <table:table-cell table:style-name="ce105" table:formula="of:=RANDBETWEEN(1;1000000)" office:value-type="float" office:value="910113" calcext:value-type="float">
            <text:p>910113</text:p>
          </table:table-cell>
          <table:table-cell table:style-name="ce105" office:value-type="string" calcext:value-type="string">
            <text:p>+</text:p>
          </table:table-cell>
          <table:table-cell table:style-name="ce119" office:value-type="float" office:value="80" calcext:value-type="float">
            <text:p>8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C10:.E10])" office:value-type="string" office:string-value="+80%" calcext:value-type="string">
            <text:p>+80%</text:p>
          </table:table-cell>
          <table:table-cell table:style-name="ce124" office:value-type="float" office:value="1.8" calcext:value-type="float">
            <text:p>1,8</text:p>
          </table:table-cell>
          <table:table-cell table:style-name="ce105" table:formula="of:=RANK([.B10];[.$B$3:.$B$26];0)" office:value-type="float" office:value="4" calcext:value-type="float">
            <text:p>4</text:p>
          </table:table-cell>
          <table:table-cell table:style-name="ce105" table:formula="of:=RANDBETWEEN(1;1000000)" office:value-type="float" office:value="260302" calcext:value-type="float">
            <text:p>260302</text:p>
          </table:table-cell>
          <table:table-cell table:style-name="ce105" office:value-type="string" calcext:value-type="string">
            <text:p>-</text:p>
          </table:table-cell>
          <table:table-cell table:style-name="ce119" office:value-type="float" office:value="80" calcext:value-type="float">
            <text:p>8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J10:.L10])" office:value-type="string" office:string-value="-80%" calcext:value-type="string">
            <text:p>-80%</text:p>
          </table:table-cell>
          <table:table-cell table:style-name="ce124" office:value-type="float" office:value="0.2" calcext:value-type="float">
            <text:p>0,2</text:p>
          </table:table-cell>
          <table:table-cell table:style-name="ce105" table:formula="of:=RANK([.I10];[.$I$3:.$I$25];0)" office:value-type="float" office:value="18" calcext:value-type="float">
            <text:p>18</text:p>
          </table:table-cell>
          <table:table-cell table:style-name="ce102" office:value-type="float" office:value="8" calcext:value-type="float">
            <text:p>8</text:p>
          </table:table-cell>
          <table:table-cell table:style-name="ce105" table:formula="of:=RANDBETWEEN(1;1000000)" office:value-type="float" office:value="330441" calcext:value-type="float">
            <text:p>330441</text:p>
          </table:table-cell>
          <table:table-cell table:style-name="ce127" office:value-type="string" calcext:value-type="string">
            <text:p><text:s/>x </text:p>
          </table:table-cell>
          <table:table-cell table:style-name="ce119" table:formula="of:=[.G10]" office:value-type="float" office:value="1.8" calcext:value-type="float">
            <text:p>1,8</text:p>
          </table:table-cell>
          <table:table-cell table:style-name="ce105" table:formula="of:=COM.MICROSOFT.CONCAT([.R10:.S10])" office:value-type="string" office:string-value=" x 1,8" calcext:value-type="string">
            <text:p><text:s/>x 1,8</text:p>
          </table:table-cell>
          <table:table-cell table:style-name="ce129" office:value-type="string" calcext:value-type="string">
            <text:p>+</text:p>
          </table:table-cell>
          <table:table-cell table:style-name="ce119" office:value-type="float" office:value="80" calcext:value-type="float">
            <text:p>80</text:p>
          </table:table-cell>
          <table:table-cell table:style-name="ce129" table:formula="of:=COM.MICROSOFT.CONCAT([.U10:.V10])" office:value-type="string" office:string-value="+80" calcext:value-type="string">
            <text:p>+80</text:p>
          </table:table-cell>
          <table:table-cell table:style-name="ce105" table:formula="of:=RANK([.Q10];[.$Q$3:.$Q$26];0)" office:value-type="float" office:value="14" calcext:value-type="float">
            <text:p>14</text:p>
          </table:table-cell>
          <table:table-cell table:style-name="ce105" table:formula="of:=RANDBETWEEN(1;1000000)" office:value-type="float" office:value="103117" calcext:value-type="float">
            <text:p>103117</text:p>
          </table:table-cell>
          <table:table-cell table:style-name="ce127" office:value-type="string" calcext:value-type="string">
            <text:p><text:s/>x </text:p>
          </table:table-cell>
          <table:table-cell table:style-name="ce119" office:value-type="float" office:value="0.2" calcext:value-type="float">
            <text:p>0,2</text:p>
          </table:table-cell>
          <table:table-cell table:style-name="ce105" table:formula="of:=COM.MICROSOFT.CONCAT([.Z10:.AA10])" office:value-type="string" office:string-value=" x 0,2" calcext:value-type="string">
            <text:p><text:s/>x 0,2</text:p>
          </table:table-cell>
          <table:table-cell table:style-name="ce129" office:value-type="string" calcext:value-type="string">
            <text:p>-</text:p>
          </table:table-cell>
          <table:table-cell table:style-name="ce119" office:value-type="float" office:value="80" calcext:value-type="float">
            <text:p>80</text:p>
          </table:table-cell>
          <table:table-cell table:style-name="ce129" table:formula="of:=COM.MICROSOFT.CONCAT([.AC10:.AD10])" office:value-type="string" office:string-value="-80" calcext:value-type="string">
            <text:p>-80</text:p>
          </table:table-cell>
          <table:table-cell table:style-name="ce105" table:formula="of:=RANK([.Y10];[.$Y$3:.$Y$26];0)" office:value-type="float" office:value="20" calcext:value-type="float">
            <text:p>20</text:p>
          </table:table-cell>
          <table:table-cell table:style-name="ce102" office:value-type="float" office:value="8" calcext:value-type="float">
            <text:p>8</text:p>
          </table:table-cell>
          <table:table-cell table:style-name="ce105" table:formula="of:=RANDBETWEEN(1;1000000)" office:value-type="float" office:value="758063" calcext:value-type="float">
            <text:p>758063</text:p>
          </table:table-cell>
          <table:table-cell table:style-name="ce138" table:formula="of:=RANDBETWEEN(1;5)/10" office:value-type="percentage" office:value="0.3" calcext:value-type="percentage">
            <text:p>30%</text:p>
          </table:table-cell>
          <table:table-cell table:style-name="ce105" table:formula="of:=10*RANDBETWEEN(1;99)" office:value-type="float" office:value="270" calcext:value-type="float">
            <text:p>270</text:p>
          </table:table-cell>
          <table:table-cell table:style-name="ce124" table:formula="of:=[.AI10]*[.AJ10]" office:value-type="float" office:value="81" calcext:value-type="float">
            <text:p>81</text:p>
          </table:table-cell>
          <table:table-cell table:style-name="ce105" table:formula="of:=RANK([.AH10];[.$AH$3:.$AH$27];0)" office:value-type="float" office:value="5" calcext:value-type="float">
            <text:p>5</text:p>
          </table:table-cell>
          <table:table-cell table:style-name="ce102" office:value-type="float" office:value="8" calcext:value-type="float">
            <text:p>8</text:p>
          </table:table-cell>
          <table:table-cell table:style-name="ce135" table:formula="of:=RANDBETWEEN(1;1000000)" office:value-type="float" office:value="633366" calcext:value-type="float">
            <text:p>633366</text:p>
          </table:table-cell>
          <table:table-cell table:style-name="ce135" office:value-type="string" calcext:value-type="string">
            <text:p>+</text:p>
          </table:table-cell>
          <table:table-cell table:style-name="ce140" office:value-type="float" office:value="10" calcext:value-type="float">
            <text:p>10</text:p>
          </table:table-cell>
          <table:table-cell table:style-name="ce135" office:value-type="string" calcext:value-type="string">
            <text:p>%</text:p>
          </table:table-cell>
          <table:table-cell table:style-name="ce135" table:formula="of:=COM.MICROSOFT.CONCAT([.AO10:.AQ10])" office:value-type="string" office:string-value="+10%" calcext:value-type="string">
            <text:p>+10%</text:p>
          </table:table-cell>
          <table:table-cell table:style-name="ce143" table:formula="of:=IF([.AO10]=&quot;+&quot;;1+[.AP10]/100;1-[.AP10]/100)" office:value-type="float" office:value="1.1" calcext:value-type="float">
            <text:p>1,1</text:p>
          </table:table-cell>
          <table:table-cell table:style-name="ce135" table:formula="of:=IF(RANDBETWEEN(1;2)=1;&quot;+&quot;;&quot;-&quot;)" office:value-type="string" office:string-value="+" calcext:value-type="string">
            <text:p>+</text:p>
          </table:table-cell>
          <table:table-cell table:style-name="ce140" table:formula="of:=10*RANDBETWEEN(1;9)" office:value-type="float" office:value="20" calcext:value-type="float">
            <text:p>20</text:p>
          </table:table-cell>
          <table:table-cell table:style-name="ce135" office:value-type="string" calcext:value-type="string">
            <text:p>%</text:p>
          </table:table-cell>
          <table:table-cell table:style-name="ce135" table:formula="of:=COM.MICROSOFT.CONCAT([.AT10:.AV10])" office:value-type="string" office:string-value="+20%" calcext:value-type="string">
            <text:p>+20%</text:p>
          </table:table-cell>
          <table:table-cell table:style-name="ce143" table:formula="of:=IF([.AT10]=&quot;+&quot;;1+[.AU10]/100;1-[.AU10]/100)" office:value-type="float" office:value="1.2" calcext:value-type="float">
            <text:p>1,2</text:p>
          </table:table-cell>
          <table:table-cell table:style-name="ce107" table:formula="of:=[.AX10]*[.AS10]" office:value-type="float" office:value="1.32" calcext:value-type="float">
            <text:p>1,32</text:p>
          </table:table-cell>
          <table:table-cell table:style-name="ce133" table:formula="of:=IF([.AY10]&lt;1;&quot;-&quot;;&quot;+&quot;)" office:value-type="string" office:string-value="+" calcext:value-type="string">
            <text:p>+</text:p>
          </table:table-cell>
          <table:table-cell table:style-name="ce107" table:formula="of:=ROUND(100*IF([.AY10]&gt;=1;[.AY10]-1;1-[.AY10]);0)" office:value-type="float" office:value="32" calcext:value-type="float">
            <text:p>32</text:p>
          </table:table-cell>
          <table:table-cell table:style-name="ce133" table:formula="of:=IF([.BA10]=0;&quot;0&quot;;COM.MICROSOFT.CONCAT([.AZ10:.BA10]))" office:value-type="string" office:string-value="+32" calcext:value-type="string">
            <text:p>+32</text:p>
          </table:table-cell>
          <table:table-cell table:style-name="ce135" table:formula="of:=RANK([.AN10];[.$AN$3:.$AN$30];0)" office:value-type="float" office:value="10" calcext:value-type="float">
            <text:p>10</text:p>
          </table:table-cell>
          <table:table-cell table:style-name="ce102" office:value-type="float" office:value="8" calcext:value-type="float">
            <text:p>8</text:p>
          </table:table-cell>
          <table:table-cell table:number-columns-repeated="968"/>
        </table:table-row>
        <table:table-row table:style-name="ro3">
          <table:table-cell table:style-name="ce102" office:value-type="float" office:value="9" calcext:value-type="float">
            <text:p>9</text:p>
          </table:table-cell>
          <table:table-cell table:style-name="ce105" table:formula="of:=RANDBETWEEN(1;1000000)" office:value-type="float" office:value="595926" calcext:value-type="float">
            <text:p>595926</text:p>
          </table:table-cell>
          <table:table-cell table:style-name="ce105" office:value-type="string" calcext:value-type="string">
            <text:p>+</text:p>
          </table:table-cell>
          <table:table-cell table:style-name="ce119" office:value-type="float" office:value="90" calcext:value-type="float">
            <text:p>9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C11:.E11])" office:value-type="string" office:string-value="+90%" calcext:value-type="string">
            <text:p>+90%</text:p>
          </table:table-cell>
          <table:table-cell table:style-name="ce124" office:value-type="float" office:value="1.9" calcext:value-type="float">
            <text:p>1,9</text:p>
          </table:table-cell>
          <table:table-cell table:style-name="ce105" table:formula="of:=RANK([.B11];[.$B$3:.$B$26];0)" office:value-type="float" office:value="11" calcext:value-type="float">
            <text:p>11</text:p>
          </table:table-cell>
          <table:table-cell table:style-name="ce105" table:formula="of:=RANDBETWEEN(1;1000000)" office:value-type="float" office:value="860643" calcext:value-type="float">
            <text:p>860643</text:p>
          </table:table-cell>
          <table:table-cell table:style-name="ce105" office:value-type="string" calcext:value-type="string">
            <text:p>-</text:p>
          </table:table-cell>
          <table:table-cell table:style-name="ce119" office:value-type="float" office:value="90" calcext:value-type="float">
            <text:p>9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J11:.L11])" office:value-type="string" office:string-value="-90%" calcext:value-type="string">
            <text:p>-90%</text:p>
          </table:table-cell>
          <table:table-cell table:style-name="ce124" office:value-type="float" office:value="0.1" calcext:value-type="float">
            <text:p>0,1</text:p>
          </table:table-cell>
          <table:table-cell table:style-name="ce105" table:formula="of:=RANK([.I11];[.$I$3:.$I$25];0)" office:value-type="float" office:value="8" calcext:value-type="float">
            <text:p>8</text:p>
          </table:table-cell>
          <table:table-cell table:style-name="ce102" office:value-type="float" office:value="9" calcext:value-type="float">
            <text:p>9</text:p>
          </table:table-cell>
          <table:table-cell table:style-name="ce105" table:formula="of:=RANDBETWEEN(1;1000000)" office:value-type="float" office:value="681652" calcext:value-type="float">
            <text:p>681652</text:p>
          </table:table-cell>
          <table:table-cell table:style-name="ce105" office:value-type="string" calcext:value-type="string">
            <text:p><text:s/>x </text:p>
          </table:table-cell>
          <table:table-cell table:style-name="ce105" table:formula="of:=[.G11]" office:value-type="float" office:value="1.9" calcext:value-type="float">
            <text:p>1,9</text:p>
          </table:table-cell>
          <table:table-cell table:style-name="ce105" table:formula="of:=COM.MICROSOFT.CONCAT([.R11:.S11])" office:value-type="string" office:string-value=" x 1,9" calcext:value-type="string">
            <text:p><text:s/>x 1,9</text:p>
          </table:table-cell>
          <table:table-cell table:style-name="ce129" office:value-type="string" calcext:value-type="string">
            <text:p>+</text:p>
          </table:table-cell>
          <table:table-cell table:style-name="ce119" office:value-type="float" office:value="90" calcext:value-type="float">
            <text:p>90</text:p>
          </table:table-cell>
          <table:table-cell table:style-name="ce129" table:formula="of:=COM.MICROSOFT.CONCAT([.U11:.V11])" office:value-type="string" office:string-value="+90" calcext:value-type="string">
            <text:p>+90</text:p>
          </table:table-cell>
          <table:table-cell table:style-name="ce105" table:formula="of:=RANK([.Q11];[.$Q$3:.$Q$26];0)" office:value-type="float" office:value="7" calcext:value-type="float">
            <text:p>7</text:p>
          </table:table-cell>
          <table:table-cell table:style-name="ce105" table:formula="of:=RANDBETWEEN(1;1000000)" office:value-type="float" office:value="723800" calcext:value-type="float">
            <text:p>723800</text:p>
          </table:table-cell>
          <table:table-cell table:style-name="ce105" office:value-type="string" calcext:value-type="string">
            <text:p><text:s/>x </text:p>
          </table:table-cell>
          <table:table-cell table:style-name="ce105" office:value-type="float" office:value="0.1" calcext:value-type="float">
            <text:p>0,1</text:p>
          </table:table-cell>
          <table:table-cell table:style-name="ce105" table:formula="of:=COM.MICROSOFT.CONCAT([.Z11:.AA11])" office:value-type="string" office:string-value=" x 0,1" calcext:value-type="string">
            <text:p><text:s/>x 0,1</text:p>
          </table:table-cell>
          <table:table-cell table:style-name="ce129" office:value-type="string" calcext:value-type="string">
            <text:p>-</text:p>
          </table:table-cell>
          <table:table-cell table:style-name="ce119" office:value-type="float" office:value="90" calcext:value-type="float">
            <text:p>90</text:p>
          </table:table-cell>
          <table:table-cell table:style-name="ce129" table:formula="of:=COM.MICROSOFT.CONCAT([.AC11:.AD11])" office:value-type="string" office:string-value="-90" calcext:value-type="string">
            <text:p>-90</text:p>
          </table:table-cell>
          <table:table-cell table:style-name="ce105" table:formula="of:=RANK([.Y11];[.$Y$3:.$Y$26];0)" office:value-type="float" office:value="7" calcext:value-type="float">
            <text:p>7</text:p>
          </table:table-cell>
          <table:table-cell table:style-name="ce102" office:value-type="float" office:value="9" calcext:value-type="float">
            <text:p>9</text:p>
          </table:table-cell>
          <table:table-cell table:style-name="ce105" table:formula="of:=RANDBETWEEN(1;1000000)" office:value-type="float" office:value="511717" calcext:value-type="float">
            <text:p>511717</text:p>
          </table:table-cell>
          <table:table-cell table:style-name="ce138" table:formula="of:=RANDBETWEEN(1;5)/10" office:value-type="percentage" office:value="0.3" calcext:value-type="percentage">
            <text:p>30%</text:p>
          </table:table-cell>
          <table:table-cell table:style-name="ce105" table:formula="of:=10*RANDBETWEEN(1;99)" office:value-type="float" office:value="620" calcext:value-type="float">
            <text:p>620</text:p>
          </table:table-cell>
          <table:table-cell table:style-name="ce124" table:formula="of:=[.AI11]*[.AJ11]" office:value-type="float" office:value="186" calcext:value-type="float">
            <text:p>186</text:p>
          </table:table-cell>
          <table:table-cell table:style-name="ce105" table:formula="of:=RANK([.AH11];[.$AH$3:.$AH$27];0)" office:value-type="float" office:value="13" calcext:value-type="float">
            <text:p>13</text:p>
          </table:table-cell>
          <table:table-cell table:style-name="ce102" office:value-type="float" office:value="9" calcext:value-type="float">
            <text:p>9</text:p>
          </table:table-cell>
          <table:table-cell table:style-name="ce135" table:formula="of:=RANDBETWEEN(1;1000000)" office:value-type="float" office:value="836736" calcext:value-type="float">
            <text:p>836736</text:p>
          </table:table-cell>
          <table:table-cell table:style-name="ce135" office:value-type="string" calcext:value-type="string">
            <text:p>+</text:p>
          </table:table-cell>
          <table:table-cell table:style-name="ce140" office:value-type="float" office:value="10" calcext:value-type="float">
            <text:p>10</text:p>
          </table:table-cell>
          <table:table-cell table:style-name="ce135" office:value-type="string" calcext:value-type="string">
            <text:p>%</text:p>
          </table:table-cell>
          <table:table-cell table:style-name="ce135" table:formula="of:=COM.MICROSOFT.CONCAT([.AO11:.AQ11])" office:value-type="string" office:string-value="+10%" calcext:value-type="string">
            <text:p>+10%</text:p>
          </table:table-cell>
          <table:table-cell table:style-name="ce143" table:formula="of:=IF([.AO11]=&quot;+&quot;;1+[.AP11]/100;1-[.AP11]/100)" office:value-type="float" office:value="1.1" calcext:value-type="float">
            <text:p>1,1</text:p>
          </table:table-cell>
          <table:table-cell table:style-name="ce135" table:formula="of:=IF(RANDBETWEEN(1;2)=1;&quot;+&quot;;&quot;-&quot;)" office:value-type="string" office:string-value="+" calcext:value-type="string">
            <text:p>+</text:p>
          </table:table-cell>
          <table:table-cell table:style-name="ce140" table:formula="of:=10*RANDBETWEEN(1;9)" office:value-type="float" office:value="10" calcext:value-type="float">
            <text:p>10</text:p>
          </table:table-cell>
          <table:table-cell table:style-name="ce135" office:value-type="string" calcext:value-type="string">
            <text:p>%</text:p>
          </table:table-cell>
          <table:table-cell table:style-name="ce135" table:formula="of:=COM.MICROSOFT.CONCAT([.AT11:.AV11])" office:value-type="string" office:string-value="+10%" calcext:value-type="string">
            <text:p>+10%</text:p>
          </table:table-cell>
          <table:table-cell table:style-name="ce143" table:formula="of:=IF([.AT11]=&quot;+&quot;;1+[.AU11]/100;1-[.AU11]/100)" office:value-type="float" office:value="1.1" calcext:value-type="float">
            <text:p>1,1</text:p>
          </table:table-cell>
          <table:table-cell table:style-name="ce107" table:formula="of:=[.AX11]*[.AS11]" office:value-type="float" office:value="1.21" calcext:value-type="float">
            <text:p>1,21</text:p>
          </table:table-cell>
          <table:table-cell table:style-name="ce133" table:formula="of:=IF([.AY11]&lt;1;&quot;-&quot;;&quot;+&quot;)" office:value-type="string" office:string-value="+" calcext:value-type="string">
            <text:p>+</text:p>
          </table:table-cell>
          <table:table-cell table:style-name="ce107" table:formula="of:=ROUND(100*IF([.AY11]&gt;=1;[.AY11]-1;1-[.AY11]);0)" office:value-type="float" office:value="21" calcext:value-type="float">
            <text:p>21</text:p>
          </table:table-cell>
          <table:table-cell table:style-name="ce133" table:formula="of:=IF([.BA11]=0;&quot;0&quot;;COM.MICROSOFT.CONCAT([.AZ11:.BA11]))" office:value-type="string" office:string-value="+21" calcext:value-type="string">
            <text:p>+21</text:p>
          </table:table-cell>
          <table:table-cell table:style-name="ce135" table:formula="of:=RANK([.AN11];[.$AN$3:.$AN$30];0)" office:value-type="float" office:value="5" calcext:value-type="float">
            <text:p>5</text:p>
          </table:table-cell>
          <table:table-cell table:style-name="ce102" office:value-type="float" office:value="9" calcext:value-type="float">
            <text:p>9</text:p>
          </table:table-cell>
          <table:table-cell table:number-columns-repeated="968"/>
        </table:table-row>
        <table:table-row table:style-name="ro3">
          <table:table-cell table:style-name="ce102" office:value-type="float" office:value="10" calcext:value-type="float">
            <text:p>10</text:p>
          </table:table-cell>
          <table:table-cell table:style-name="ce106" table:formula="of:=RANDBETWEEN(1;1000000)" office:value-type="float" office:value="532101" calcext:value-type="float">
            <text:p>532101</text:p>
          </table:table-cell>
          <table:table-cell table:style-name="ce106" office:value-type="string" calcext:value-type="string">
            <text:p>-</text:p>
          </table:table-cell>
          <table:table-cell table:style-name="ce120" table:formula="of:=RANDBETWEEN(1;9)" office:value-type="float" office:value="3" calcext:value-type="float">
            <text:p>3</text:p>
          </table:table-cell>
          <table:table-cell table:style-name="ce106" office:value-type="string" calcext:value-type="string">
            <text:p>%</text:p>
          </table:table-cell>
          <table:table-cell table:style-name="ce106" table:formula="of:=COM.MICROSOFT.CONCAT([.C12:.E12])" office:value-type="string" office:string-value="-3%" calcext:value-type="string">
            <text:p>-3%</text:p>
          </table:table-cell>
          <table:table-cell table:style-name="ce125" table:formula="of:=1-[.D12]/100" office:value-type="float" office:value="0.97" calcext:value-type="float">
            <text:p>0,97</text:p>
          </table:table-cell>
          <table:table-cell table:style-name="ce106" table:formula="of:=RANK([.B12];[.$B$3:.$B$26];0)" office:value-type="float" office:value="12" calcext:value-type="float">
            <text:p>12</text:p>
          </table:table-cell>
          <table:table-cell table:style-name="ce106" table:formula="of:=RANDBETWEEN(1;1000000)" office:value-type="float" office:value="280355" calcext:value-type="float">
            <text:p>280355</text:p>
          </table:table-cell>
          <table:table-cell table:style-name="ce106" office:value-type="string" calcext:value-type="string">
            <text:p>+</text:p>
          </table:table-cell>
          <table:table-cell table:style-name="ce120" table:formula="of:=RANDBETWEEN(1;9)" office:value-type="float" office:value="7" calcext:value-type="float">
            <text:p>7</text:p>
          </table:table-cell>
          <table:table-cell table:style-name="ce106" office:value-type="string" calcext:value-type="string">
            <text:p>%</text:p>
          </table:table-cell>
          <table:table-cell table:style-name="ce106" table:formula="of:=COM.MICROSOFT.CONCAT([.J12:.L12])" office:value-type="string" office:string-value="+7%" calcext:value-type="string">
            <text:p>+7%</text:p>
          </table:table-cell>
          <table:table-cell table:style-name="ce125" table:formula="of:=1+[.K12]/100" office:value-type="float" office:value="1.07" calcext:value-type="float">
            <text:p>1,07</text:p>
          </table:table-cell>
          <table:table-cell table:style-name="ce106" table:formula="of:=RANK([.I12];[.$I$3:.$I$25];0)" office:value-type="float" office:value="16" calcext:value-type="float">
            <text:p>16</text:p>
          </table:table-cell>
          <table:table-cell table:style-name="ce102" office:value-type="float" office:value="10" calcext:value-type="float">
            <text:p>10</text:p>
          </table:table-cell>
          <table:table-cell table:style-name="ce125" table:formula="of:=RANDBETWEEN(1;1000000)" office:value-type="float" office:value="181422" calcext:value-type="float">
            <text:p>181422</text:p>
          </table:table-cell>
          <table:table-cell table:style-name="ce125" office:value-type="string" calcext:value-type="string">
            <text:p><text:s/>x </text:p>
          </table:table-cell>
          <table:table-cell table:style-name="ce125" table:formula="of:=1-RANDBETWEEN(1;9)/100" office:value-type="float" office:value="0.91" calcext:value-type="float">
            <text:p>0,91</text:p>
          </table:table-cell>
          <table:table-cell table:style-name="ce125" table:formula="of:=COM.MICROSOFT.CONCAT([.R12:.S12])" office:value-type="string" office:string-value=" x 0,91" calcext:value-type="string">
            <text:p><text:s/>x 0,91</text:p>
          </table:table-cell>
          <table:table-cell table:style-name="ce130" office:value-type="string" calcext:value-type="string">
            <text:p>-</text:p>
          </table:table-cell>
          <table:table-cell table:style-name="ce125" table:formula="of:=INT(100*(1-[.S12]))" office:value-type="float" office:value="9" calcext:value-type="float">
            <text:p>9</text:p>
          </table:table-cell>
          <table:table-cell table:style-name="ce130" table:formula="of:=COM.MICROSOFT.CONCAT([.U12:.V12])" office:value-type="string" office:string-value="-9" calcext:value-type="string">
            <text:p>-9</text:p>
          </table:table-cell>
          <table:table-cell table:style-name="ce125" table:formula="of:=RANK([.Q12];[.$Q$3:.$Q$26];0)" office:value-type="float" office:value="16" calcext:value-type="float">
            <text:p>16</text:p>
          </table:table-cell>
          <table:table-cell table:style-name="ce125" table:formula="of:=RANDBETWEEN(1;1000000)" office:value-type="float" office:value="747696" calcext:value-type="float">
            <text:p>747696</text:p>
          </table:table-cell>
          <table:table-cell table:style-name="ce125" office:value-type="string" calcext:value-type="string">
            <text:p><text:s/>x </text:p>
          </table:table-cell>
          <table:table-cell table:style-name="ce125" table:formula="of:=1+RANDBETWEEN(1;9)/100" office:value-type="float" office:value="1.07" calcext:value-type="float">
            <text:p>1,07</text:p>
          </table:table-cell>
          <table:table-cell table:style-name="ce125" table:formula="of:=COM.MICROSOFT.CONCAT([.Z12:.AA12])" office:value-type="string" office:string-value=" x 1,07" calcext:value-type="string">
            <text:p><text:s/>x 1,07</text:p>
          </table:table-cell>
          <table:table-cell table:style-name="ce130" office:value-type="string" calcext:value-type="string">
            <text:p>+</text:p>
          </table:table-cell>
          <table:table-cell table:style-name="ce125" table:formula="of:=INT(100*([.AA12]-1))" office:value-type="float" office:value="7" calcext:value-type="float">
            <text:p>7</text:p>
          </table:table-cell>
          <table:table-cell table:style-name="ce137" table:formula="of:=COM.MICROSOFT.CONCAT([.AC12:.AD12])" office:value-type="string" office:string-value="+7" calcext:value-type="string">
            <text:p>+7</text:p>
          </table:table-cell>
          <table:table-cell table:style-name="ce125" table:formula="of:=RANK([.Y12];[.$Y$3:.$Y$26];0)" office:value-type="float" office:value="6" calcext:value-type="float">
            <text:p>6</text:p>
          </table:table-cell>
          <table:table-cell table:style-name="ce102" office:value-type="float" office:value="10" calcext:value-type="float">
            <text:p>10</text:p>
          </table:table-cell>
          <table:table-cell table:style-name="ce105" table:formula="of:=RANDBETWEEN(1;1000000)" office:value-type="float" office:value="837089" calcext:value-type="float">
            <text:p>837089</text:p>
          </table:table-cell>
          <table:table-cell table:style-name="ce138" table:formula="of:=RANDBETWEEN(1;5)/10" office:value-type="percentage" office:value="0.4" calcext:value-type="percentage">
            <text:p>40%</text:p>
          </table:table-cell>
          <table:table-cell table:style-name="ce105" table:formula="of:=10*RANDBETWEEN(1;99)" office:value-type="float" office:value="190" calcext:value-type="float">
            <text:p>190</text:p>
          </table:table-cell>
          <table:table-cell table:style-name="ce124" table:formula="of:=[.AI12]*[.AJ12]" office:value-type="float" office:value="76" calcext:value-type="float">
            <text:p>76</text:p>
          </table:table-cell>
          <table:table-cell table:style-name="ce105" table:formula="of:=RANK([.AH12];[.$AH$3:.$AH$27];0)" office:value-type="float" office:value="4" calcext:value-type="float">
            <text:p>4</text:p>
          </table:table-cell>
          <table:table-cell table:style-name="ce102" office:value-type="float" office:value="10" calcext:value-type="float">
            <text:p>10</text:p>
          </table:table-cell>
          <table:table-cell table:style-name="ce135" table:formula="of:=RANDBETWEEN(1;1000000)" office:value-type="float" office:value="599441" calcext:value-type="float">
            <text:p>599441</text:p>
          </table:table-cell>
          <table:table-cell table:style-name="ce135" office:value-type="string" calcext:value-type="string">
            <text:p>+</text:p>
          </table:table-cell>
          <table:table-cell table:style-name="ce140" office:value-type="float" office:value="10" calcext:value-type="float">
            <text:p>10</text:p>
          </table:table-cell>
          <table:table-cell table:style-name="ce135" office:value-type="string" calcext:value-type="string">
            <text:p>%</text:p>
          </table:table-cell>
          <table:table-cell table:style-name="ce135" table:formula="of:=COM.MICROSOFT.CONCAT([.AO12:.AQ12])" office:value-type="string" office:string-value="+10%" calcext:value-type="string">
            <text:p>+10%</text:p>
          </table:table-cell>
          <table:table-cell table:style-name="ce143" table:formula="of:=IF([.AO12]=&quot;+&quot;;1+[.AP12]/100;1-[.AP12]/100)" office:value-type="float" office:value="1.1" calcext:value-type="float">
            <text:p>1,1</text:p>
          </table:table-cell>
          <table:table-cell table:style-name="ce135" table:formula="of:=IF(RANDBETWEEN(1;2)=1;&quot;+&quot;;&quot;-&quot;)" office:value-type="string" office:string-value="-" calcext:value-type="string">
            <text:p>-</text:p>
          </table:table-cell>
          <table:table-cell table:style-name="ce140" table:formula="of:=10*RANDBETWEEN(1;9)" office:value-type="float" office:value="40" calcext:value-type="float">
            <text:p>40</text:p>
          </table:table-cell>
          <table:table-cell table:style-name="ce135" office:value-type="string" calcext:value-type="string">
            <text:p>%</text:p>
          </table:table-cell>
          <table:table-cell table:style-name="ce135" table:formula="of:=COM.MICROSOFT.CONCAT([.AT12:.AV12])" office:value-type="string" office:string-value="-40%" calcext:value-type="string">
            <text:p>-40%</text:p>
          </table:table-cell>
          <table:table-cell table:style-name="ce143" table:formula="of:=IF([.AT12]=&quot;+&quot;;1+[.AU12]/100;1-[.AU12]/100)" office:value-type="float" office:value="0.6" calcext:value-type="float">
            <text:p>0,6</text:p>
          </table:table-cell>
          <table:table-cell table:style-name="ce107" table:formula="of:=[.AX12]*[.AS12]" office:value-type="float" office:value="0.66" calcext:value-type="float">
            <text:p>0,66</text:p>
          </table:table-cell>
          <table:table-cell table:style-name="ce133" table:formula="of:=IF([.AY12]&lt;1;&quot;-&quot;;&quot;+&quot;)" office:value-type="string" office:string-value="-" calcext:value-type="string">
            <text:p>-</text:p>
          </table:table-cell>
          <table:table-cell table:style-name="ce107" table:formula="of:=ROUND(100*IF([.AY12]&gt;=1;[.AY12]-1;1-[.AY12]);0)" office:value-type="float" office:value="34" calcext:value-type="float">
            <text:p>34</text:p>
          </table:table-cell>
          <table:table-cell table:style-name="ce133" table:formula="of:=IF([.BA12]=0;&quot;0&quot;;COM.MICROSOFT.CONCAT([.AZ12:.BA12]))" office:value-type="string" office:string-value="-34" calcext:value-type="string">
            <text:p>-34</text:p>
          </table:table-cell>
          <table:table-cell table:style-name="ce135" table:formula="of:=RANK([.AN12];[.$AN$3:.$AN$30];0)" office:value-type="float" office:value="12" calcext:value-type="float">
            <text:p>12</text:p>
          </table:table-cell>
          <table:table-cell table:style-name="ce102" office:value-type="float" office:value="10" calcext:value-type="float">
            <text:p>10</text:p>
          </table:table-cell>
          <table:table-cell table:number-columns-repeated="968"/>
        </table:table-row>
        <table:table-row table:style-name="ro3">
          <table:table-cell table:style-name="ce102" office:value-type="float" office:value="11" calcext:value-type="float">
            <text:p>11</text:p>
          </table:table-cell>
          <table:table-cell table:style-name="ce106" table:formula="of:=RANDBETWEEN(1;1000000)" office:value-type="float" office:value="848105" calcext:value-type="float">
            <text:p>848105</text:p>
          </table:table-cell>
          <table:table-cell table:style-name="ce106" office:value-type="string" calcext:value-type="string">
            <text:p>+</text:p>
          </table:table-cell>
          <table:table-cell table:style-name="ce120" table:formula="of:=RANDBETWEEN(11;19)" office:value-type="float" office:value="16" calcext:value-type="float">
            <text:p>16</text:p>
          </table:table-cell>
          <table:table-cell table:style-name="ce106" office:value-type="string" calcext:value-type="string">
            <text:p>%</text:p>
          </table:table-cell>
          <table:table-cell table:style-name="ce106" table:formula="of:=COM.MICROSOFT.CONCAT([.C13:.E13])" office:value-type="string" office:string-value="+16%" calcext:value-type="string">
            <text:p>+16%</text:p>
          </table:table-cell>
          <table:table-cell table:style-name="ce125" table:formula="of:=1+[.D13]/100" office:value-type="float" office:value="1.16" calcext:value-type="float">
            <text:p>1,16</text:p>
          </table:table-cell>
          <table:table-cell table:style-name="ce106" table:formula="of:=RANK([.B13];[.$B$3:.$B$26];0)" office:value-type="float" office:value="5" calcext:value-type="float">
            <text:p>5</text:p>
          </table:table-cell>
          <table:table-cell table:style-name="ce106" table:formula="of:=RANDBETWEEN(1;1000000)" office:value-type="float" office:value="165305" calcext:value-type="float">
            <text:p>165305</text:p>
          </table:table-cell>
          <table:table-cell table:style-name="ce106" office:value-type="string" calcext:value-type="string">
            <text:p>-</text:p>
          </table:table-cell>
          <table:table-cell table:style-name="ce120" table:formula="of:=RANDBETWEEN(11;19)" office:value-type="float" office:value="18" calcext:value-type="float">
            <text:p>18</text:p>
          </table:table-cell>
          <table:table-cell table:style-name="ce106" office:value-type="string" calcext:value-type="string">
            <text:p>%</text:p>
          </table:table-cell>
          <table:table-cell table:style-name="ce106" table:formula="of:=COM.MICROSOFT.CONCAT([.J13:.L13])" office:value-type="string" office:string-value="-18%" calcext:value-type="string">
            <text:p>-18%</text:p>
          </table:table-cell>
          <table:table-cell table:style-name="ce125" table:formula="of:=1-[.K13]/100" office:value-type="float" office:value="0.82" calcext:value-type="float">
            <text:p>0,82</text:p>
          </table:table-cell>
          <table:table-cell table:style-name="ce106" table:formula="of:=RANK([.I13];[.$I$3:.$I$25];0)" office:value-type="float" office:value="21" calcext:value-type="float">
            <text:p>21</text:p>
          </table:table-cell>
          <table:table-cell table:style-name="ce102" office:value-type="float" office:value="11" calcext:value-type="float">
            <text:p>11</text:p>
          </table:table-cell>
          <table:table-cell table:style-name="ce125" table:formula="of:=RANDBETWEEN(1;1000000)" office:value-type="float" office:value="533724" calcext:value-type="float">
            <text:p>533724</text:p>
          </table:table-cell>
          <table:table-cell table:style-name="ce125" office:value-type="string" calcext:value-type="string">
            <text:p><text:s/>x </text:p>
          </table:table-cell>
          <table:table-cell table:style-name="ce125" table:formula="of:=1+RANDBETWEEN(11;19)/100" office:value-type="float" office:value="1.15" calcext:value-type="float">
            <text:p>1,15</text:p>
          </table:table-cell>
          <table:table-cell table:style-name="ce125" table:formula="of:=COM.MICROSOFT.CONCAT([.R13:.S13])" office:value-type="string" office:string-value=" x 1,15" calcext:value-type="string">
            <text:p><text:s/>x 1,15</text:p>
          </table:table-cell>
          <table:table-cell table:style-name="ce130" office:value-type="string" calcext:value-type="string">
            <text:p>+</text:p>
          </table:table-cell>
          <table:table-cell table:style-name="ce125" table:formula="of:=INT(100*([.S13]-1))" office:value-type="float" office:value="15" calcext:value-type="float">
            <text:p>15</text:p>
          </table:table-cell>
          <table:table-cell table:style-name="ce130" table:formula="of:=COM.MICROSOFT.CONCAT([.U13:.V13])" office:value-type="string" office:string-value="+15" calcext:value-type="string">
            <text:p>+15</text:p>
          </table:table-cell>
          <table:table-cell table:style-name="ce125" table:formula="of:=RANK([.Q13];[.$Q$3:.$Q$26];0)" office:value-type="float" office:value="10" calcext:value-type="float">
            <text:p>10</text:p>
          </table:table-cell>
          <table:table-cell table:style-name="ce125" table:formula="of:=RANDBETWEEN(1;1000000)" office:value-type="float" office:value="37798" calcext:value-type="float">
            <text:p>37798</text:p>
          </table:table-cell>
          <table:table-cell table:style-name="ce125" office:value-type="string" calcext:value-type="string">
            <text:p><text:s/>x </text:p>
          </table:table-cell>
          <table:table-cell table:style-name="ce125" table:formula="of:=1-RANDBETWEEN(11;19)/100" office:value-type="float" office:value="0.84" calcext:value-type="float">
            <text:p>0,84</text:p>
          </table:table-cell>
          <table:table-cell table:style-name="ce125" table:formula="of:=COM.MICROSOFT.CONCAT([.Z13:.AA13])" office:value-type="string" office:string-value=" x 0,84" calcext:value-type="string">
            <text:p><text:s/>x 0,84</text:p>
          </table:table-cell>
          <table:table-cell table:style-name="ce130" office:value-type="string" calcext:value-type="string">
            <text:p>-</text:p>
          </table:table-cell>
          <table:table-cell table:style-name="ce125" table:formula="of:=INT(100*(1-[.AA13]))" office:value-type="float" office:value="16" calcext:value-type="float">
            <text:p>16</text:p>
          </table:table-cell>
          <table:table-cell table:style-name="ce137" table:formula="of:=COM.MICROSOFT.CONCAT([.AC13:.AD13])" office:value-type="string" office:string-value="-16" calcext:value-type="string">
            <text:p>-16</text:p>
          </table:table-cell>
          <table:table-cell table:style-name="ce125" table:formula="of:=RANK([.Y13];[.$Y$3:.$Y$26];0)" office:value-type="float" office:value="23" calcext:value-type="float">
            <text:p>23</text:p>
          </table:table-cell>
          <table:table-cell table:style-name="ce102" office:value-type="float" office:value="11" calcext:value-type="float">
            <text:p>11</text:p>
          </table:table-cell>
          <table:table-cell table:style-name="ce105" table:formula="of:=RANDBETWEEN(1;1000000)" office:value-type="float" office:value="562281" calcext:value-type="float">
            <text:p>562281</text:p>
          </table:table-cell>
          <table:table-cell table:style-name="ce138" table:formula="of:=RANDBETWEEN(1;5)/10" office:value-type="percentage" office:value="0.1" calcext:value-type="percentage">
            <text:p>10%</text:p>
          </table:table-cell>
          <table:table-cell table:style-name="ce105" table:formula="of:=10*RANDBETWEEN(1;99)" office:value-type="float" office:value="960" calcext:value-type="float">
            <text:p>960</text:p>
          </table:table-cell>
          <table:table-cell table:style-name="ce124" table:formula="of:=[.AI13]*[.AJ13]" office:value-type="float" office:value="96" calcext:value-type="float">
            <text:p>96</text:p>
          </table:table-cell>
          <table:table-cell table:style-name="ce105" table:formula="of:=RANK([.AH13];[.$AH$3:.$AH$27];0)" office:value-type="float" office:value="11" calcext:value-type="float">
            <text:p>11</text:p>
          </table:table-cell>
          <table:table-cell table:style-name="ce102" office:value-type="float" office:value="11" calcext:value-type="float">
            <text:p>11</text:p>
          </table:table-cell>
          <table:table-cell table:style-name="ce139" table:formula="of:=RANDBETWEEN(1;1000000)" office:value-type="float" office:value="407083" calcext:value-type="float">
            <text:p>407083</text:p>
          </table:table-cell>
          <table:table-cell table:style-name="ce139" office:value-type="string" calcext:value-type="string">
            <text:p>+</text:p>
          </table:table-cell>
          <table:table-cell table:style-name="ce141" office:value-type="float" office:value="100" calcext:value-type="float">
            <text:p>100</text:p>
          </table:table-cell>
          <table:table-cell table:style-name="ce139" office:value-type="string" calcext:value-type="string">
            <text:p>%</text:p>
          </table:table-cell>
          <table:table-cell table:style-name="ce139" table:formula="of:=COM.MICROSOFT.CONCAT([.AO13:.AQ13])" office:value-type="string" office:string-value="+100%" calcext:value-type="string">
            <text:p>+100%</text:p>
          </table:table-cell>
          <table:table-cell table:style-name="ce145" table:formula="of:=IF([.AO13]=&quot;+&quot;;1+[.AP13]/100;1-[.AP13]/100)" office:value-type="float" office:value="2" calcext:value-type="float">
            <text:p>2</text:p>
          </table:table-cell>
          <table:table-cell table:style-name="ce139" table:formula="of:=IF(RANDBETWEEN(1;2)=1;&quot;+&quot;;&quot;-&quot;)" office:value-type="string" office:string-value="-" calcext:value-type="string">
            <text:p>-</text:p>
          </table:table-cell>
          <table:table-cell table:style-name="ce141" table:formula="of:=10*RANDBETWEEN(1;9)" office:value-type="float" office:value="70" calcext:value-type="float">
            <text:p>70</text:p>
          </table:table-cell>
          <table:table-cell table:style-name="ce139" office:value-type="string" calcext:value-type="string">
            <text:p>%</text:p>
          </table:table-cell>
          <table:table-cell table:style-name="ce139" table:formula="of:=COM.MICROSOFT.CONCAT([.AT13:.AV13])" office:value-type="string" office:string-value="-70%" calcext:value-type="string">
            <text:p>-70%</text:p>
          </table:table-cell>
          <table:table-cell table:style-name="ce145" table:formula="of:=IF([.AT13]=&quot;+&quot;;1+[.AU13]/100;1-[.AU13]/100)" office:value-type="float" office:value="0.3" calcext:value-type="float">
            <text:p>0,3</text:p>
          </table:table-cell>
          <table:table-cell table:style-name="ce146" table:formula="of:=[.AX13]*[.AS13]" office:value-type="float" office:value="0.6" calcext:value-type="float">
            <text:p>0,6</text:p>
          </table:table-cell>
          <table:table-cell table:style-name="ce147" table:formula="of:=IF([.AY13]&lt;1;&quot;-&quot;;&quot;+&quot;)" office:value-type="string" office:string-value="-" calcext:value-type="string">
            <text:p>-</text:p>
          </table:table-cell>
          <table:table-cell table:style-name="ce146" table:formula="of:=ROUND(100*IF([.AY13]&gt;=1;[.AY13]-1;1-[.AY13]);0)" office:value-type="float" office:value="40" calcext:value-type="float">
            <text:p>40</text:p>
          </table:table-cell>
          <table:table-cell table:style-name="ce147" table:formula="of:=IF([.BA13]=0;&quot;0&quot;;COM.MICROSOFT.CONCAT([.AZ13:.BA13]))" office:value-type="string" office:string-value="-40" calcext:value-type="string">
            <text:p>-40</text:p>
          </table:table-cell>
          <table:table-cell table:style-name="ce139" table:formula="of:=RANK([.AN13];[.$AN$3:.$AN$30];0)" office:value-type="float" office:value="19" calcext:value-type="float">
            <text:p>19</text:p>
          </table:table-cell>
          <table:table-cell table:style-name="ce102" office:value-type="float" office:value="11" calcext:value-type="float">
            <text:p>11</text:p>
          </table:table-cell>
          <table:table-cell table:number-columns-repeated="968"/>
        </table:table-row>
        <table:table-row table:style-name="ro3">
          <table:table-cell table:style-name="ce102" office:value-type="float" office:value="12" calcext:value-type="float">
            <text:p>12</text:p>
          </table:table-cell>
          <table:table-cell table:style-name="ce106" table:formula="of:=RANDBETWEEN(1;1000000)" office:value-type="float" office:value="194446" calcext:value-type="float">
            <text:p>194446</text:p>
          </table:table-cell>
          <table:table-cell table:style-name="ce106" office:value-type="string" calcext:value-type="string">
            <text:p>-</text:p>
          </table:table-cell>
          <table:table-cell table:style-name="ce120" table:formula="of:=RANDBETWEEN(21;29)" office:value-type="float" office:value="28" calcext:value-type="float">
            <text:p>28</text:p>
          </table:table-cell>
          <table:table-cell table:style-name="ce106" office:value-type="string" calcext:value-type="string">
            <text:p>%</text:p>
          </table:table-cell>
          <table:table-cell table:style-name="ce106" table:formula="of:=COM.MICROSOFT.CONCAT([.C14:.E14])" office:value-type="string" office:string-value="-28%" calcext:value-type="string">
            <text:p>-28%</text:p>
          </table:table-cell>
          <table:table-cell table:style-name="ce125" table:formula="of:=1-[.D14]/100" office:value-type="float" office:value="0.72" calcext:value-type="float">
            <text:p>0,72</text:p>
          </table:table-cell>
          <table:table-cell table:style-name="ce106" table:formula="of:=RANK([.B14];[.$B$3:.$B$26];0)" office:value-type="float" office:value="21" calcext:value-type="float">
            <text:p>21</text:p>
          </table:table-cell>
          <table:table-cell table:style-name="ce106" table:formula="of:=RANDBETWEEN(1;1000000)" office:value-type="float" office:value="958275" calcext:value-type="float">
            <text:p>958275</text:p>
          </table:table-cell>
          <table:table-cell table:style-name="ce106" office:value-type="string" calcext:value-type="string">
            <text:p>+</text:p>
          </table:table-cell>
          <table:table-cell table:style-name="ce120" table:formula="of:=RANDBETWEEN(21;29)" office:value-type="float" office:value="24" calcext:value-type="float">
            <text:p>24</text:p>
          </table:table-cell>
          <table:table-cell table:style-name="ce106" office:value-type="string" calcext:value-type="string">
            <text:p>%</text:p>
          </table:table-cell>
          <table:table-cell table:style-name="ce106" table:formula="of:=COM.MICROSOFT.CONCAT([.J14:.L14])" office:value-type="string" office:string-value="+24%" calcext:value-type="string">
            <text:p>+24%</text:p>
          </table:table-cell>
          <table:table-cell table:style-name="ce125" table:formula="of:=1+[.K14]/100" office:value-type="float" office:value="1.24" calcext:value-type="float">
            <text:p>1,24</text:p>
          </table:table-cell>
          <table:table-cell table:style-name="ce106" table:formula="of:=RANK([.I14];[.$I$3:.$I$25];0)" office:value-type="float" office:value="3" calcext:value-type="float">
            <text:p>3</text:p>
          </table:table-cell>
          <table:table-cell table:style-name="ce102" office:value-type="float" office:value="12" calcext:value-type="float">
            <text:p>12</text:p>
          </table:table-cell>
          <table:table-cell table:style-name="ce125" table:formula="of:=RANDBETWEEN(1;1000000)" office:value-type="float" office:value="484654" calcext:value-type="float">
            <text:p>484654</text:p>
          </table:table-cell>
          <table:table-cell table:style-name="ce125" office:value-type="string" calcext:value-type="string">
            <text:p><text:s/>x </text:p>
          </table:table-cell>
          <table:table-cell table:style-name="ce125" table:formula="of:=1-RANDBETWEEN(21;29)/100" office:value-type="float" office:value="0.74" calcext:value-type="float">
            <text:p>0,74</text:p>
          </table:table-cell>
          <table:table-cell table:style-name="ce125" table:formula="of:=COM.MICROSOFT.CONCAT([.R14:.S14])" office:value-type="string" office:string-value=" x 0,74" calcext:value-type="string">
            <text:p><text:s/>x 0,74</text:p>
          </table:table-cell>
          <table:table-cell table:style-name="ce130" office:value-type="string" calcext:value-type="string">
            <text:p>-</text:p>
          </table:table-cell>
          <table:table-cell table:style-name="ce125" table:formula="of:=INT(100*(1-[.S14]))" office:value-type="float" office:value="26" calcext:value-type="float">
            <text:p>26</text:p>
          </table:table-cell>
          <table:table-cell table:style-name="ce130" table:formula="of:=COM.MICROSOFT.CONCAT([.U14:.V14])" office:value-type="string" office:string-value="-26" calcext:value-type="string">
            <text:p>-26</text:p>
          </table:table-cell>
          <table:table-cell table:style-name="ce125" table:formula="of:=RANK([.Q14];[.$Q$3:.$Q$26];0)" office:value-type="float" office:value="11" calcext:value-type="float">
            <text:p>11</text:p>
          </table:table-cell>
          <table:table-cell table:style-name="ce125" table:formula="of:=RANDBETWEEN(1;1000000)" office:value-type="float" office:value="541393" calcext:value-type="float">
            <text:p>541393</text:p>
          </table:table-cell>
          <table:table-cell table:style-name="ce125" office:value-type="string" calcext:value-type="string">
            <text:p><text:s/>x </text:p>
          </table:table-cell>
          <table:table-cell table:style-name="ce125" table:formula="of:=1+RANDBETWEEN(21;29)/100" office:value-type="float" office:value="1.21" calcext:value-type="float">
            <text:p>1,21</text:p>
          </table:table-cell>
          <table:table-cell table:style-name="ce125" table:formula="of:=COM.MICROSOFT.CONCAT([.Z14:.AA14])" office:value-type="string" office:string-value=" x 1,21" calcext:value-type="string">
            <text:p><text:s/>x 1,21</text:p>
          </table:table-cell>
          <table:table-cell table:style-name="ce130" office:value-type="string" calcext:value-type="string">
            <text:p>+</text:p>
          </table:table-cell>
          <table:table-cell table:style-name="ce125" table:formula="of:=INT(100*([.AA14]-1))" office:value-type="float" office:value="21" calcext:value-type="float">
            <text:p>21</text:p>
          </table:table-cell>
          <table:table-cell table:style-name="ce137" table:formula="of:=COM.MICROSOFT.CONCAT([.AC14:.AD14])" office:value-type="string" office:string-value="+21" calcext:value-type="string">
            <text:p>+21</text:p>
          </table:table-cell>
          <table:table-cell table:style-name="ce125" table:formula="of:=RANK([.Y14];[.$Y$3:.$Y$26];0)" office:value-type="float" office:value="10" calcext:value-type="float">
            <text:p>10</text:p>
          </table:table-cell>
          <table:table-cell table:style-name="ce102" office:value-type="float" office:value="12" calcext:value-type="float">
            <text:p>12</text:p>
          </table:table-cell>
          <table:table-cell table:style-name="ce105" table:formula="of:=RANDBETWEEN(1;1000000)" office:value-type="float" office:value="316472" calcext:value-type="float">
            <text:p>316472</text:p>
          </table:table-cell>
          <table:table-cell table:style-name="ce138" table:formula="of:=RANDBETWEEN(1;5)/10" office:value-type="percentage" office:value="0.2" calcext:value-type="percentage">
            <text:p>20%</text:p>
          </table:table-cell>
          <table:table-cell table:style-name="ce105" table:formula="of:=10*RANDBETWEEN(1;99)" office:value-type="float" office:value="760" calcext:value-type="float">
            <text:p>760</text:p>
          </table:table-cell>
          <table:table-cell table:style-name="ce124" table:formula="of:=[.AI14]*[.AJ14]" office:value-type="float" office:value="152" calcext:value-type="float">
            <text:p>152</text:p>
          </table:table-cell>
          <table:table-cell table:style-name="ce105" table:formula="of:=RANK([.AH14];[.$AH$3:.$AH$27];0)" office:value-type="float" office:value="20" calcext:value-type="float">
            <text:p>20</text:p>
          </table:table-cell>
          <table:table-cell table:style-name="ce102" office:value-type="float" office:value="12" calcext:value-type="float">
            <text:p>12</text:p>
          </table:table-cell>
          <table:table-cell table:style-name="ce139" table:formula="of:=RANDBETWEEN(1;1000000)" office:value-type="float" office:value="298705" calcext:value-type="float">
            <text:p>298705</text:p>
          </table:table-cell>
          <table:table-cell table:style-name="ce139" office:value-type="string" calcext:value-type="string">
            <text:p>+</text:p>
          </table:table-cell>
          <table:table-cell table:style-name="ce141" office:value-type="float" office:value="100" calcext:value-type="float">
            <text:p>100</text:p>
          </table:table-cell>
          <table:table-cell table:style-name="ce139" office:value-type="string" calcext:value-type="string">
            <text:p>%</text:p>
          </table:table-cell>
          <table:table-cell table:style-name="ce139" table:formula="of:=COM.MICROSOFT.CONCAT([.AO14:.AQ14])" office:value-type="string" office:string-value="+100%" calcext:value-type="string">
            <text:p>+100%</text:p>
          </table:table-cell>
          <table:table-cell table:style-name="ce145" table:formula="of:=IF([.AO14]=&quot;+&quot;;1+[.AP14]/100;1-[.AP14]/100)" office:value-type="float" office:value="2" calcext:value-type="float">
            <text:p>2</text:p>
          </table:table-cell>
          <table:table-cell table:style-name="ce139" table:formula="of:=IF(RANDBETWEEN(1;2)=1;&quot;+&quot;;&quot;-&quot;)" office:value-type="string" office:string-value="-" calcext:value-type="string">
            <text:p>-</text:p>
          </table:table-cell>
          <table:table-cell table:style-name="ce141" table:formula="of:=10*RANDBETWEEN(1;9)" office:value-type="float" office:value="10" calcext:value-type="float">
            <text:p>10</text:p>
          </table:table-cell>
          <table:table-cell table:style-name="ce139" office:value-type="string" calcext:value-type="string">
            <text:p>%</text:p>
          </table:table-cell>
          <table:table-cell table:style-name="ce139" table:formula="of:=COM.MICROSOFT.CONCAT([.AT14:.AV14])" office:value-type="string" office:string-value="-10%" calcext:value-type="string">
            <text:p>-10%</text:p>
          </table:table-cell>
          <table:table-cell table:style-name="ce145" table:formula="of:=IF([.AT14]=&quot;+&quot;;1+[.AU14]/100;1-[.AU14]/100)" office:value-type="float" office:value="0.9" calcext:value-type="float">
            <text:p>0,9</text:p>
          </table:table-cell>
          <table:table-cell table:style-name="ce146" table:formula="of:=[.AX14]*[.AS14]" office:value-type="float" office:value="1.8" calcext:value-type="float">
            <text:p>1,8</text:p>
          </table:table-cell>
          <table:table-cell table:style-name="ce147" table:formula="of:=IF([.AY14]&lt;1;&quot;-&quot;;&quot;+&quot;)" office:value-type="string" office:string-value="+" calcext:value-type="string">
            <text:p>+</text:p>
          </table:table-cell>
          <table:table-cell table:style-name="ce146" table:formula="of:=ROUND(100*IF([.AY14]&gt;=1;[.AY14]-1;1-[.AY14]);0)" office:value-type="float" office:value="80" calcext:value-type="float">
            <text:p>80</text:p>
          </table:table-cell>
          <table:table-cell table:style-name="ce147" table:formula="of:=IF([.BA14]=0;&quot;0&quot;;COM.MICROSOFT.CONCAT([.AZ14:.BA14]))" office:value-type="string" office:string-value="+80" calcext:value-type="string">
            <text:p>+80</text:p>
          </table:table-cell>
          <table:table-cell table:style-name="ce139" table:formula="of:=RANK([.AN14];[.$AN$3:.$AN$30];0)" office:value-type="float" office:value="21" calcext:value-type="float">
            <text:p>21</text:p>
          </table:table-cell>
          <table:table-cell table:style-name="ce102" office:value-type="float" office:value="12" calcext:value-type="float">
            <text:p>12</text:p>
          </table:table-cell>
          <table:table-cell table:number-columns-repeated="968"/>
        </table:table-row>
        <table:table-row table:style-name="ro3">
          <table:table-cell table:style-name="ce102" office:value-type="float" office:value="13" calcext:value-type="float">
            <text:p>13</text:p>
          </table:table-cell>
          <table:table-cell table:style-name="ce106" table:formula="of:=RANDBETWEEN(1;1000000)" office:value-type="float" office:value="659684" calcext:value-type="float">
            <text:p>659684</text:p>
          </table:table-cell>
          <table:table-cell table:style-name="ce106" office:value-type="string" calcext:value-type="string">
            <text:p>+</text:p>
          </table:table-cell>
          <table:table-cell table:style-name="ce120" table:formula="of:=RANDBETWEEN(31;39)" office:value-type="float" office:value="33" calcext:value-type="float">
            <text:p>33</text:p>
          </table:table-cell>
          <table:table-cell table:style-name="ce106" office:value-type="string" calcext:value-type="string">
            <text:p>%</text:p>
          </table:table-cell>
          <table:table-cell table:style-name="ce106" table:formula="of:=COM.MICROSOFT.CONCAT([.C15:.E15])" office:value-type="string" office:string-value="+33%" calcext:value-type="string">
            <text:p>+33%</text:p>
          </table:table-cell>
          <table:table-cell table:style-name="ce125" table:formula="of:=1+[.D15]/100" office:value-type="float" office:value="1.33" calcext:value-type="float">
            <text:p>1,33</text:p>
          </table:table-cell>
          <table:table-cell table:style-name="ce106" table:formula="of:=RANK([.B15];[.$B$3:.$B$26];0)" office:value-type="float" office:value="8" calcext:value-type="float">
            <text:p>8</text:p>
          </table:table-cell>
          <table:table-cell table:style-name="ce106" table:formula="of:=RANDBETWEEN(1;1000000)" office:value-type="float" office:value="887322" calcext:value-type="float">
            <text:p>887322</text:p>
          </table:table-cell>
          <table:table-cell table:style-name="ce106" office:value-type="string" calcext:value-type="string">
            <text:p>-</text:p>
          </table:table-cell>
          <table:table-cell table:style-name="ce120" table:formula="of:=RANDBETWEEN(31;39)" office:value-type="float" office:value="39" calcext:value-type="float">
            <text:p>39</text:p>
          </table:table-cell>
          <table:table-cell table:style-name="ce106" office:value-type="string" calcext:value-type="string">
            <text:p>%</text:p>
          </table:table-cell>
          <table:table-cell table:style-name="ce106" table:formula="of:=COM.MICROSOFT.CONCAT([.J15:.L15])" office:value-type="string" office:string-value="-39%" calcext:value-type="string">
            <text:p>-39%</text:p>
          </table:table-cell>
          <table:table-cell table:style-name="ce125" table:formula="of:=1-[.K15]/100" office:value-type="float" office:value="0.61" calcext:value-type="float">
            <text:p>0,61</text:p>
          </table:table-cell>
          <table:table-cell table:style-name="ce106" table:formula="of:=RANK([.I15];[.$I$3:.$I$25];0)" office:value-type="float" office:value="6" calcext:value-type="float">
            <text:p>6</text:p>
          </table:table-cell>
          <table:table-cell table:style-name="ce102" office:value-type="float" office:value="13" calcext:value-type="float">
            <text:p>13</text:p>
          </table:table-cell>
          <table:table-cell table:style-name="ce125" table:formula="of:=RANDBETWEEN(1;1000000)" office:value-type="float" office:value="186205" calcext:value-type="float">
            <text:p>186205</text:p>
          </table:table-cell>
          <table:table-cell table:style-name="ce125" office:value-type="string" calcext:value-type="string">
            <text:p><text:s/>x </text:p>
          </table:table-cell>
          <table:table-cell table:style-name="ce125" table:formula="of:=1+RANDBETWEEN(31;39)/100" office:value-type="float" office:value="1.33" calcext:value-type="float">
            <text:p>1,33</text:p>
          </table:table-cell>
          <table:table-cell table:style-name="ce125" table:formula="of:=COM.MICROSOFT.CONCAT([.R15:.S15])" office:value-type="string" office:string-value=" x 1,33" calcext:value-type="string">
            <text:p><text:s/>x 1,33</text:p>
          </table:table-cell>
          <table:table-cell table:style-name="ce130" office:value-type="string" calcext:value-type="string">
            <text:p>+</text:p>
          </table:table-cell>
          <table:table-cell table:style-name="ce125" table:formula="of:=INT(100*([.S15]-1))" office:value-type="float" office:value="33" calcext:value-type="float">
            <text:p>33</text:p>
          </table:table-cell>
          <table:table-cell table:style-name="ce130" table:formula="of:=COM.MICROSOFT.CONCAT([.U15:.V15])" office:value-type="string" office:string-value="+33" calcext:value-type="string">
            <text:p>+33</text:p>
          </table:table-cell>
          <table:table-cell table:style-name="ce125" table:formula="of:=RANK([.Q15];[.$Q$3:.$Q$26];0)" office:value-type="float" office:value="15" calcext:value-type="float">
            <text:p>15</text:p>
          </table:table-cell>
          <table:table-cell table:style-name="ce125" table:formula="of:=RANDBETWEEN(1;1000000)" office:value-type="float" office:value="370923" calcext:value-type="float">
            <text:p>370923</text:p>
          </table:table-cell>
          <table:table-cell table:style-name="ce125" office:value-type="string" calcext:value-type="string">
            <text:p><text:s/>x </text:p>
          </table:table-cell>
          <table:table-cell table:style-name="ce125" table:formula="of:=1-RANDBETWEEN(31;39)/100" office:value-type="float" office:value="0.68" calcext:value-type="float">
            <text:p>0,68</text:p>
          </table:table-cell>
          <table:table-cell table:style-name="ce125" table:formula="of:=COM.MICROSOFT.CONCAT([.Z15:.AA15])" office:value-type="string" office:string-value=" x 0,68" calcext:value-type="string">
            <text:p><text:s/>x 0,68</text:p>
          </table:table-cell>
          <table:table-cell table:style-name="ce130" office:value-type="string" calcext:value-type="string">
            <text:p>-</text:p>
          </table:table-cell>
          <table:table-cell table:style-name="ce125" table:formula="of:=INT(100*(1-[.AA15]))" office:value-type="float" office:value="32" calcext:value-type="float">
            <text:p>32</text:p>
          </table:table-cell>
          <table:table-cell table:style-name="ce137" table:formula="of:=COM.MICROSOFT.CONCAT([.AC15:.AD15])" office:value-type="string" office:string-value="-32" calcext:value-type="string">
            <text:p>-32</text:p>
          </table:table-cell>
          <table:table-cell table:style-name="ce125" table:formula="of:=RANK([.Y15];[.$Y$3:.$Y$26];0)" office:value-type="float" office:value="15" calcext:value-type="float">
            <text:p>15</text:p>
          </table:table-cell>
          <table:table-cell table:style-name="ce102" office:value-type="float" office:value="13" calcext:value-type="float">
            <text:p>13</text:p>
          </table:table-cell>
          <table:table-cell table:style-name="ce105" table:formula="of:=RANDBETWEEN(1;1000000)" office:value-type="float" office:value="577443" calcext:value-type="float">
            <text:p>577443</text:p>
          </table:table-cell>
          <table:table-cell table:style-name="ce138" table:formula="of:=RANDBETWEEN(1;9)/10" office:value-type="percentage" office:value="0.8" calcext:value-type="percentage">
            <text:p>80%</text:p>
          </table:table-cell>
          <table:table-cell table:style-name="ce105" table:formula="of:=10*RANDBETWEEN(1;99)" office:value-type="float" office:value="800" calcext:value-type="float">
            <text:p>800</text:p>
          </table:table-cell>
          <table:table-cell table:style-name="ce124" table:formula="of:=[.AI15]*[.AJ15]" office:value-type="float" office:value="640" calcext:value-type="float">
            <text:p>640</text:p>
          </table:table-cell>
          <table:table-cell table:style-name="ce105" table:formula="of:=RANK([.AH15];[.$AH$3:.$AH$27];0)" office:value-type="float" office:value="10" calcext:value-type="float">
            <text:p>10</text:p>
          </table:table-cell>
          <table:table-cell table:style-name="ce102" office:value-type="float" office:value="13" calcext:value-type="float">
            <text:p>13</text:p>
          </table:table-cell>
          <table:table-cell table:style-name="ce139" table:formula="of:=RANDBETWEEN(1;1000000)" office:value-type="float" office:value="928292" calcext:value-type="float">
            <text:p>928292</text:p>
          </table:table-cell>
          <table:table-cell table:style-name="ce139" office:value-type="string" calcext:value-type="string">
            <text:p>+</text:p>
          </table:table-cell>
          <table:table-cell table:style-name="ce141" office:value-type="float" office:value="100" calcext:value-type="float">
            <text:p>100</text:p>
          </table:table-cell>
          <table:table-cell table:style-name="ce139" office:value-type="string" calcext:value-type="string">
            <text:p>%</text:p>
          </table:table-cell>
          <table:table-cell table:style-name="ce139" table:formula="of:=COM.MICROSOFT.CONCAT([.AO15:.AQ15])" office:value-type="string" office:string-value="+100%" calcext:value-type="string">
            <text:p>+100%</text:p>
          </table:table-cell>
          <table:table-cell table:style-name="ce145" table:formula="of:=IF([.AO15]=&quot;+&quot;;1+[.AP15]/100;1-[.AP15]/100)" office:value-type="float" office:value="2" calcext:value-type="float">
            <text:p>2</text:p>
          </table:table-cell>
          <table:table-cell table:style-name="ce139" table:formula="of:=IF(RANDBETWEEN(1;2)=1;&quot;+&quot;;&quot;-&quot;)" office:value-type="string" office:string-value="+" calcext:value-type="string">
            <text:p>+</text:p>
          </table:table-cell>
          <table:table-cell table:style-name="ce141" table:formula="of:=10*RANDBETWEEN(1;9)" office:value-type="float" office:value="80" calcext:value-type="float">
            <text:p>80</text:p>
          </table:table-cell>
          <table:table-cell table:style-name="ce139" office:value-type="string" calcext:value-type="string">
            <text:p>%</text:p>
          </table:table-cell>
          <table:table-cell table:style-name="ce139" table:formula="of:=COM.MICROSOFT.CONCAT([.AT15:.AV15])" office:value-type="string" office:string-value="+80%" calcext:value-type="string">
            <text:p>+80%</text:p>
          </table:table-cell>
          <table:table-cell table:style-name="ce145" table:formula="of:=IF([.AT15]=&quot;+&quot;;1+[.AU15]/100;1-[.AU15]/100)" office:value-type="float" office:value="1.8" calcext:value-type="float">
            <text:p>1,8</text:p>
          </table:table-cell>
          <table:table-cell table:style-name="ce146" table:formula="of:=[.AX15]*[.AS15]" office:value-type="float" office:value="3.6" calcext:value-type="float">
            <text:p>3,6</text:p>
          </table:table-cell>
          <table:table-cell table:style-name="ce147" table:formula="of:=IF([.AY15]&lt;1;&quot;-&quot;;&quot;+&quot;)" office:value-type="string" office:string-value="+" calcext:value-type="string">
            <text:p>+</text:p>
          </table:table-cell>
          <table:table-cell table:style-name="ce146" table:formula="of:=ROUND(100*IF([.AY15]&gt;=1;[.AY15]-1;1-[.AY15]);0)" office:value-type="float" office:value="260" calcext:value-type="float">
            <text:p>260</text:p>
          </table:table-cell>
          <table:table-cell table:style-name="ce147" table:formula="of:=IF([.BA15]=0;&quot;0&quot;;COM.MICROSOFT.CONCAT([.AZ15:.BA15]))" office:value-type="string" office:string-value="+260" calcext:value-type="string">
            <text:p>+260</text:p>
          </table:table-cell>
          <table:table-cell table:style-name="ce139" table:formula="of:=RANK([.AN15];[.$AN$3:.$AN$30];0)" office:value-type="float" office:value="3" calcext:value-type="float">
            <text:p>3</text:p>
          </table:table-cell>
          <table:table-cell table:style-name="ce102" office:value-type="float" office:value="13" calcext:value-type="float">
            <text:p>13</text:p>
          </table:table-cell>
          <table:table-cell table:number-columns-repeated="968"/>
        </table:table-row>
        <table:table-row table:style-name="ro3">
          <table:table-cell table:style-name="ce102" office:value-type="float" office:value="14" calcext:value-type="float">
            <text:p>14</text:p>
          </table:table-cell>
          <table:table-cell table:style-name="ce106" table:formula="of:=RANDBETWEEN(1;1000000)" office:value-type="float" office:value="920066" calcext:value-type="float">
            <text:p>920066</text:p>
          </table:table-cell>
          <table:table-cell table:style-name="ce106" office:value-type="string" calcext:value-type="string">
            <text:p>-</text:p>
          </table:table-cell>
          <table:table-cell table:style-name="ce120" table:formula="of:=RANDBETWEEN(41;49)" office:value-type="float" office:value="48" calcext:value-type="float">
            <text:p>48</text:p>
          </table:table-cell>
          <table:table-cell table:style-name="ce106" office:value-type="string" calcext:value-type="string">
            <text:p>%</text:p>
          </table:table-cell>
          <table:table-cell table:style-name="ce106" table:formula="of:=COM.MICROSOFT.CONCAT([.C16:.E16])" office:value-type="string" office:string-value="-48%" calcext:value-type="string">
            <text:p>-48%</text:p>
          </table:table-cell>
          <table:table-cell table:style-name="ce125" table:formula="of:=1-[.D16]/100" office:value-type="float" office:value="0.52" calcext:value-type="float">
            <text:p>0,52</text:p>
          </table:table-cell>
          <table:table-cell table:style-name="ce106" table:formula="of:=RANK([.B16];[.$B$3:.$B$26];0)" office:value-type="float" office:value="3" calcext:value-type="float">
            <text:p>3</text:p>
          </table:table-cell>
          <table:table-cell table:style-name="ce106" table:formula="of:=RANDBETWEEN(1;1000000)" office:value-type="float" office:value="739482" calcext:value-type="float">
            <text:p>739482</text:p>
          </table:table-cell>
          <table:table-cell table:style-name="ce106" office:value-type="string" calcext:value-type="string">
            <text:p>+</text:p>
          </table:table-cell>
          <table:table-cell table:style-name="ce120" table:formula="of:=RANDBETWEEN(41;49)" office:value-type="float" office:value="47" calcext:value-type="float">
            <text:p>47</text:p>
          </table:table-cell>
          <table:table-cell table:style-name="ce106" office:value-type="string" calcext:value-type="string">
            <text:p>%</text:p>
          </table:table-cell>
          <table:table-cell table:style-name="ce106" table:formula="of:=COM.MICROSOFT.CONCAT([.J16:.L16])" office:value-type="string" office:string-value="+47%" calcext:value-type="string">
            <text:p>+47%</text:p>
          </table:table-cell>
          <table:table-cell table:style-name="ce125" table:formula="of:=1+[.K16]/100" office:value-type="float" office:value="1.47" calcext:value-type="float">
            <text:p>1,47</text:p>
          </table:table-cell>
          <table:table-cell table:style-name="ce106" table:formula="of:=RANK([.I16];[.$I$3:.$I$25];0)" office:value-type="float" office:value="11" calcext:value-type="float">
            <text:p>11</text:p>
          </table:table-cell>
          <table:table-cell table:style-name="ce102" office:value-type="float" office:value="14" calcext:value-type="float">
            <text:p>14</text:p>
          </table:table-cell>
          <table:table-cell table:style-name="ce125" table:formula="of:=RANDBETWEEN(1;1000000)" office:value-type="float" office:value="112745" calcext:value-type="float">
            <text:p>112745</text:p>
          </table:table-cell>
          <table:table-cell table:style-name="ce125" office:value-type="string" calcext:value-type="string">
            <text:p><text:s/>x </text:p>
          </table:table-cell>
          <table:table-cell table:style-name="ce125" table:formula="of:=1-RANDBETWEEN(41;49)/100" office:value-type="float" office:value="0.55" calcext:value-type="float">
            <text:p>0,55</text:p>
          </table:table-cell>
          <table:table-cell table:style-name="ce125" table:formula="of:=COM.MICROSOFT.CONCAT([.R16:.S16])" office:value-type="string" office:string-value=" x 0,55" calcext:value-type="string">
            <text:p><text:s/>x 0,55</text:p>
          </table:table-cell>
          <table:table-cell table:style-name="ce130" office:value-type="string" calcext:value-type="string">
            <text:p>-</text:p>
          </table:table-cell>
          <table:table-cell table:style-name="ce125" table:formula="of:=INT(100*(1-[.S16]))" office:value-type="float" office:value="45" calcext:value-type="float">
            <text:p>45</text:p>
          </table:table-cell>
          <table:table-cell table:style-name="ce130" table:formula="of:=COM.MICROSOFT.CONCAT([.U16:.V16])" office:value-type="string" office:string-value="-45" calcext:value-type="string">
            <text:p>-45</text:p>
          </table:table-cell>
          <table:table-cell table:style-name="ce125" table:formula="of:=RANK([.Q16];[.$Q$3:.$Q$26];0)" office:value-type="float" office:value="20" calcext:value-type="float">
            <text:p>20</text:p>
          </table:table-cell>
          <table:table-cell table:style-name="ce125" table:formula="of:=RANDBETWEEN(1;1000000)" office:value-type="float" office:value="789751" calcext:value-type="float">
            <text:p>789751</text:p>
          </table:table-cell>
          <table:table-cell table:style-name="ce125" office:value-type="string" calcext:value-type="string">
            <text:p><text:s/>x </text:p>
          </table:table-cell>
          <table:table-cell table:style-name="ce125" table:formula="of:=1+RANDBETWEEN(41;49)/100" office:value-type="float" office:value="1.47" calcext:value-type="float">
            <text:p>1,47</text:p>
          </table:table-cell>
          <table:table-cell table:style-name="ce125" table:formula="of:=COM.MICROSOFT.CONCAT([.Z16:.AA16])" office:value-type="string" office:string-value=" x 1,47" calcext:value-type="string">
            <text:p><text:s/>x 1,47</text:p>
          </table:table-cell>
          <table:table-cell table:style-name="ce130" office:value-type="string" calcext:value-type="string">
            <text:p>+</text:p>
          </table:table-cell>
          <table:table-cell table:style-name="ce125" table:formula="of:=INT(100*([.AA16]-1))" office:value-type="float" office:value="47" calcext:value-type="float">
            <text:p>47</text:p>
          </table:table-cell>
          <table:table-cell table:style-name="ce137" table:formula="of:=COM.MICROSOFT.CONCAT([.AC16:.AD16])" office:value-type="string" office:string-value="+47" calcext:value-type="string">
            <text:p>+47</text:p>
          </table:table-cell>
          <table:table-cell table:style-name="ce125" table:formula="of:=RANK([.Y16];[.$Y$3:.$Y$26];0)" office:value-type="float" office:value="5" calcext:value-type="float">
            <text:p>5</text:p>
          </table:table-cell>
          <table:table-cell table:style-name="ce102" office:value-type="float" office:value="14" calcext:value-type="float">
            <text:p>14</text:p>
          </table:table-cell>
          <table:table-cell table:style-name="ce105" table:formula="of:=RANDBETWEEN(1;1000000)" office:value-type="float" office:value="465955" calcext:value-type="float">
            <text:p>465955</text:p>
          </table:table-cell>
          <table:table-cell table:style-name="ce138" table:formula="of:=RANDBETWEEN(1;9)/10" office:value-type="percentage" office:value="0.9" calcext:value-type="percentage">
            <text:p>90%</text:p>
          </table:table-cell>
          <table:table-cell table:style-name="ce105" table:formula="of:=10*RANDBETWEEN(1;99)" office:value-type="float" office:value="550" calcext:value-type="float">
            <text:p>550</text:p>
          </table:table-cell>
          <table:table-cell table:style-name="ce124" table:formula="of:=[.AI16]*[.AJ16]" office:value-type="float" office:value="495" calcext:value-type="float">
            <text:p>495</text:p>
          </table:table-cell>
          <table:table-cell table:style-name="ce105" table:formula="of:=RANK([.AH16];[.$AH$3:.$AH$27];0)" office:value-type="float" office:value="15" calcext:value-type="float">
            <text:p>15</text:p>
          </table:table-cell>
          <table:table-cell table:style-name="ce102" office:value-type="float" office:value="14" calcext:value-type="float">
            <text:p>14</text:p>
          </table:table-cell>
          <table:table-cell table:style-name="ce139" table:formula="of:=RANDBETWEEN(1;1000000)" office:value-type="float" office:value="618942" calcext:value-type="float">
            <text:p>618942</text:p>
          </table:table-cell>
          <table:table-cell table:style-name="ce139" office:value-type="string" calcext:value-type="string">
            <text:p>+</text:p>
          </table:table-cell>
          <table:table-cell table:style-name="ce141" office:value-type="float" office:value="100" calcext:value-type="float">
            <text:p>100</text:p>
          </table:table-cell>
          <table:table-cell table:style-name="ce139" office:value-type="string" calcext:value-type="string">
            <text:p>%</text:p>
          </table:table-cell>
          <table:table-cell table:style-name="ce139" table:formula="of:=COM.MICROSOFT.CONCAT([.AO16:.AQ16])" office:value-type="string" office:string-value="+100%" calcext:value-type="string">
            <text:p>+100%</text:p>
          </table:table-cell>
          <table:table-cell table:style-name="ce145" table:formula="of:=IF([.AO16]=&quot;+&quot;;1+[.AP16]/100;1-[.AP16]/100)" office:value-type="float" office:value="2" calcext:value-type="float">
            <text:p>2</text:p>
          </table:table-cell>
          <table:table-cell table:style-name="ce139" table:formula="of:=IF(RANDBETWEEN(1;2)=1;&quot;+&quot;;&quot;-&quot;)" office:value-type="string" office:string-value="+" calcext:value-type="string">
            <text:p>+</text:p>
          </table:table-cell>
          <table:table-cell table:style-name="ce141" table:formula="of:=10*RANDBETWEEN(1;9)" office:value-type="float" office:value="50" calcext:value-type="float">
            <text:p>50</text:p>
          </table:table-cell>
          <table:table-cell table:style-name="ce139" office:value-type="string" calcext:value-type="string">
            <text:p>%</text:p>
          </table:table-cell>
          <table:table-cell table:style-name="ce139" table:formula="of:=COM.MICROSOFT.CONCAT([.AT16:.AV16])" office:value-type="string" office:string-value="+50%" calcext:value-type="string">
            <text:p>+50%</text:p>
          </table:table-cell>
          <table:table-cell table:style-name="ce145" table:formula="of:=IF([.AT16]=&quot;+&quot;;1+[.AU16]/100;1-[.AU16]/100)" office:value-type="float" office:value="1.5" calcext:value-type="float">
            <text:p>1,5</text:p>
          </table:table-cell>
          <table:table-cell table:style-name="ce146" table:formula="of:=[.AX16]*[.AS16]" office:value-type="float" office:value="3" calcext:value-type="float">
            <text:p>3</text:p>
          </table:table-cell>
          <table:table-cell table:style-name="ce147" table:formula="of:=IF([.AY16]&lt;1;&quot;-&quot;;&quot;+&quot;)" office:value-type="string" office:string-value="+" calcext:value-type="string">
            <text:p>+</text:p>
          </table:table-cell>
          <table:table-cell table:style-name="ce146" table:formula="of:=ROUND(100*IF([.AY16]&gt;=1;[.AY16]-1;1-[.AY16]);0)" office:value-type="float" office:value="200" calcext:value-type="float">
            <text:p>200</text:p>
          </table:table-cell>
          <table:table-cell table:style-name="ce147" table:formula="of:=IF([.BA16]=0;&quot;0&quot;;COM.MICROSOFT.CONCAT([.AZ16:.BA16]))" office:value-type="string" office:string-value="+200" calcext:value-type="string">
            <text:p>+200</text:p>
          </table:table-cell>
          <table:table-cell table:style-name="ce139" table:formula="of:=RANK([.AN16];[.$AN$3:.$AN$30];0)" office:value-type="float" office:value="11" calcext:value-type="float">
            <text:p>11</text:p>
          </table:table-cell>
          <table:table-cell table:style-name="ce102" office:value-type="float" office:value="14" calcext:value-type="float">
            <text:p>14</text:p>
          </table:table-cell>
          <table:table-cell table:number-columns-repeated="968"/>
        </table:table-row>
        <table:table-row table:style-name="ro3">
          <table:table-cell table:style-name="ce102" office:value-type="float" office:value="15" calcext:value-type="float">
            <text:p>15</text:p>
          </table:table-cell>
          <table:table-cell table:style-name="ce106" table:formula="of:=RANDBETWEEN(1;1000000)" office:value-type="float" office:value="105889" calcext:value-type="float">
            <text:p>105889</text:p>
          </table:table-cell>
          <table:table-cell table:style-name="ce106" office:value-type="string" calcext:value-type="string">
            <text:p>+</text:p>
          </table:table-cell>
          <table:table-cell table:style-name="ce120" table:formula="of:=RANDBETWEEN(51;59)" office:value-type="float" office:value="56" calcext:value-type="float">
            <text:p>56</text:p>
          </table:table-cell>
          <table:table-cell table:style-name="ce106" office:value-type="string" calcext:value-type="string">
            <text:p>%</text:p>
          </table:table-cell>
          <table:table-cell table:style-name="ce106" table:formula="of:=COM.MICROSOFT.CONCAT([.C17:.E17])" office:value-type="string" office:string-value="+56%" calcext:value-type="string">
            <text:p>+56%</text:p>
          </table:table-cell>
          <table:table-cell table:style-name="ce125" table:formula="of:=1+[.D17]/100" office:value-type="float" office:value="1.56" calcext:value-type="float">
            <text:p>1,56</text:p>
          </table:table-cell>
          <table:table-cell table:style-name="ce106" table:formula="of:=RANK([.B17];[.$B$3:.$B$26];0)" office:value-type="float" office:value="23" calcext:value-type="float">
            <text:p>23</text:p>
          </table:table-cell>
          <table:table-cell table:style-name="ce106" table:formula="of:=RANDBETWEEN(1;1000000)" office:value-type="float" office:value="992690" calcext:value-type="float">
            <text:p>992690</text:p>
          </table:table-cell>
          <table:table-cell table:style-name="ce106" office:value-type="string" calcext:value-type="string">
            <text:p>-</text:p>
          </table:table-cell>
          <table:table-cell table:style-name="ce120" table:formula="of:=RANDBETWEEN(51;59)" office:value-type="float" office:value="53" calcext:value-type="float">
            <text:p>53</text:p>
          </table:table-cell>
          <table:table-cell table:style-name="ce106" office:value-type="string" calcext:value-type="string">
            <text:p>%</text:p>
          </table:table-cell>
          <table:table-cell table:style-name="ce106" table:formula="of:=COM.MICROSOFT.CONCAT([.J17:.L17])" office:value-type="string" office:string-value="-53%" calcext:value-type="string">
            <text:p>-53%</text:p>
          </table:table-cell>
          <table:table-cell table:style-name="ce125" table:formula="of:=1-[.K17]/100" office:value-type="float" office:value="0.47" calcext:value-type="float">
            <text:p>0,47</text:p>
          </table:table-cell>
          <table:table-cell table:style-name="ce106" table:formula="of:=RANK([.I17];[.$I$3:.$I$25];0)" office:value-type="float" office:value="1" calcext:value-type="float">
            <text:p>1</text:p>
          </table:table-cell>
          <table:table-cell table:style-name="ce102" office:value-type="float" office:value="15" calcext:value-type="float">
            <text:p>15</text:p>
          </table:table-cell>
          <table:table-cell table:style-name="ce125" table:formula="of:=RANDBETWEEN(1;1000000)" office:value-type="float" office:value="431788" calcext:value-type="float">
            <text:p>431788</text:p>
          </table:table-cell>
          <table:table-cell table:style-name="ce125" office:value-type="string" calcext:value-type="string">
            <text:p><text:s/>x </text:p>
          </table:table-cell>
          <table:table-cell table:style-name="ce125" table:formula="of:=1+RANDBETWEEN(51;59)/100" office:value-type="float" office:value="1.51" calcext:value-type="float">
            <text:p>1,51</text:p>
          </table:table-cell>
          <table:table-cell table:style-name="ce125" table:formula="of:=COM.MICROSOFT.CONCAT([.R17:.S17])" office:value-type="string" office:string-value=" x 1,51" calcext:value-type="string">
            <text:p><text:s/>x 1,51</text:p>
          </table:table-cell>
          <table:table-cell table:style-name="ce130" office:value-type="string" calcext:value-type="string">
            <text:p>+</text:p>
          </table:table-cell>
          <table:table-cell table:style-name="ce125" table:formula="of:=INT(100*([.S17]-1))" office:value-type="float" office:value="51" calcext:value-type="float">
            <text:p>51</text:p>
          </table:table-cell>
          <table:table-cell table:style-name="ce130" table:formula="of:=COM.MICROSOFT.CONCAT([.U17:.V17])" office:value-type="string" office:string-value="+51" calcext:value-type="string">
            <text:p>+51</text:p>
          </table:table-cell>
          <table:table-cell table:style-name="ce125" table:formula="of:=RANK([.Q17];[.$Q$3:.$Q$26];0)" office:value-type="float" office:value="12" calcext:value-type="float">
            <text:p>12</text:p>
          </table:table-cell>
          <table:table-cell table:style-name="ce125" table:formula="of:=RANDBETWEEN(1;1000000)" office:value-type="float" office:value="20651" calcext:value-type="float">
            <text:p>20651</text:p>
          </table:table-cell>
          <table:table-cell table:style-name="ce125" office:value-type="string" calcext:value-type="string">
            <text:p><text:s/>x </text:p>
          </table:table-cell>
          <table:table-cell table:style-name="ce125" table:formula="of:=1-RANDBETWEEN(51;59)/100" office:value-type="float" office:value="0.45" calcext:value-type="float">
            <text:p>0,45</text:p>
          </table:table-cell>
          <table:table-cell table:style-name="ce125" table:formula="of:=COM.MICROSOFT.CONCAT([.Z17:.AA17])" office:value-type="string" office:string-value=" x 0,45" calcext:value-type="string">
            <text:p><text:s/>x 0,45</text:p>
          </table:table-cell>
          <table:table-cell table:style-name="ce130" office:value-type="string" calcext:value-type="string">
            <text:p>-</text:p>
          </table:table-cell>
          <table:table-cell table:style-name="ce125" table:formula="of:=INT(100*(1-[.AA17]))" office:value-type="float" office:value="55" calcext:value-type="float">
            <text:p>55</text:p>
          </table:table-cell>
          <table:table-cell table:style-name="ce137" table:formula="of:=COM.MICROSOFT.CONCAT([.AC17:.AD17])" office:value-type="string" office:string-value="-55" calcext:value-type="string">
            <text:p>-55</text:p>
          </table:table-cell>
          <table:table-cell table:style-name="ce125" table:formula="of:=RANK([.Y17];[.$Y$3:.$Y$26];0)" office:value-type="float" office:value="24" calcext:value-type="float">
            <text:p>24</text:p>
          </table:table-cell>
          <table:table-cell table:style-name="ce102" office:value-type="float" office:value="15" calcext:value-type="float">
            <text:p>15</text:p>
          </table:table-cell>
          <table:table-cell table:style-name="ce105" table:formula="of:=RANDBETWEEN(1;1000000)" office:value-type="float" office:value="838752" calcext:value-type="float">
            <text:p>838752</text:p>
          </table:table-cell>
          <table:table-cell table:style-name="ce138" table:formula="of:=RANDBETWEEN(1;9)/10" office:value-type="percentage" office:value="0.7" calcext:value-type="percentage">
            <text:p>70%</text:p>
          </table:table-cell>
          <table:table-cell table:style-name="ce105" table:formula="of:=10*RANDBETWEEN(1;99)" office:value-type="float" office:value="270" calcext:value-type="float">
            <text:p>270</text:p>
          </table:table-cell>
          <table:table-cell table:style-name="ce124" table:formula="of:=[.AI17]*[.AJ17]" office:value-type="float" office:value="189" calcext:value-type="float">
            <text:p>189</text:p>
          </table:table-cell>
          <table:table-cell table:style-name="ce105" table:formula="of:=RANK([.AH17];[.$AH$3:.$AH$27];0)" office:value-type="float" office:value="3" calcext:value-type="float">
            <text:p>3</text:p>
          </table:table-cell>
          <table:table-cell table:style-name="ce102" office:value-type="float" office:value="15" calcext:value-type="float">
            <text:p>15</text:p>
          </table:table-cell>
          <table:table-cell table:style-name="ce139" table:formula="of:=RANDBETWEEN(1;1000000)" office:value-type="float" office:value="985181" calcext:value-type="float">
            <text:p>985181</text:p>
          </table:table-cell>
          <table:table-cell table:style-name="ce139" office:value-type="string" calcext:value-type="string">
            <text:p>+</text:p>
          </table:table-cell>
          <table:table-cell table:style-name="ce141" office:value-type="float" office:value="100" calcext:value-type="float">
            <text:p>100</text:p>
          </table:table-cell>
          <table:table-cell table:style-name="ce139" office:value-type="string" calcext:value-type="string">
            <text:p>%</text:p>
          </table:table-cell>
          <table:table-cell table:style-name="ce139" table:formula="of:=COM.MICROSOFT.CONCAT([.AO17:.AQ17])" office:value-type="string" office:string-value="+100%" calcext:value-type="string">
            <text:p>+100%</text:p>
          </table:table-cell>
          <table:table-cell table:style-name="ce145" table:formula="of:=IF([.AO17]=&quot;+&quot;;1+[.AP17]/100;1-[.AP17]/100)" office:value-type="float" office:value="2" calcext:value-type="float">
            <text:p>2</text:p>
          </table:table-cell>
          <table:table-cell table:style-name="ce139" table:formula="of:=IF(RANDBETWEEN(1;2)=1;&quot;+&quot;;&quot;-&quot;)" office:value-type="string" office:string-value="-" calcext:value-type="string">
            <text:p>-</text:p>
          </table:table-cell>
          <table:table-cell table:style-name="ce141" table:formula="of:=10*RANDBETWEEN(1;9)" office:value-type="float" office:value="90" calcext:value-type="float">
            <text:p>90</text:p>
          </table:table-cell>
          <table:table-cell table:style-name="ce139" office:value-type="string" calcext:value-type="string">
            <text:p>%</text:p>
          </table:table-cell>
          <table:table-cell table:style-name="ce139" table:formula="of:=COM.MICROSOFT.CONCAT([.AT17:.AV17])" office:value-type="string" office:string-value="-90%" calcext:value-type="string">
            <text:p>-90%</text:p>
          </table:table-cell>
          <table:table-cell table:style-name="ce145" table:formula="of:=IF([.AT17]=&quot;+&quot;;1+[.AU17]/100;1-[.AU17]/100)" office:value-type="float" office:value="0.1" calcext:value-type="float">
            <text:p>0,1</text:p>
          </table:table-cell>
          <table:table-cell table:style-name="ce146" table:formula="of:=[.AX17]*[.AS17]" office:value-type="float" office:value="0.2" calcext:value-type="float">
            <text:p>0,2</text:p>
          </table:table-cell>
          <table:table-cell table:style-name="ce147" table:formula="of:=IF([.AY17]&lt;1;&quot;-&quot;;&quot;+&quot;)" office:value-type="string" office:string-value="-" calcext:value-type="string">
            <text:p>-</text:p>
          </table:table-cell>
          <table:table-cell table:style-name="ce146" table:formula="of:=ROUND(100*IF([.AY17]&gt;=1;[.AY17]-1;1-[.AY17]);0)" office:value-type="float" office:value="80" calcext:value-type="float">
            <text:p>80</text:p>
          </table:table-cell>
          <table:table-cell table:style-name="ce147" table:formula="of:=IF([.BA17]=0;&quot;0&quot;;COM.MICROSOFT.CONCAT([.AZ17:.BA17]))" office:value-type="string" office:string-value="-80" calcext:value-type="string">
            <text:p>-80</text:p>
          </table:table-cell>
          <table:table-cell table:style-name="ce139" table:formula="of:=RANK([.AN17];[.$AN$3:.$AN$30];0)" office:value-type="float" office:value="1" calcext:value-type="float">
            <text:p>1</text:p>
          </table:table-cell>
          <table:table-cell table:style-name="ce102" office:value-type="float" office:value="15" calcext:value-type="float">
            <text:p>15</text:p>
          </table:table-cell>
          <table:table-cell table:number-columns-repeated="968"/>
        </table:table-row>
        <table:table-row table:style-name="ro3">
          <table:table-cell table:style-name="ce102" office:value-type="float" office:value="16" calcext:value-type="float">
            <text:p>16</text:p>
          </table:table-cell>
          <table:table-cell table:style-name="ce106" table:formula="of:=RANDBETWEEN(1;1000000)" office:value-type="float" office:value="192785" calcext:value-type="float">
            <text:p>192785</text:p>
          </table:table-cell>
          <table:table-cell table:style-name="ce106" office:value-type="string" calcext:value-type="string">
            <text:p>-</text:p>
          </table:table-cell>
          <table:table-cell table:style-name="ce120" table:formula="of:=RANDBETWEEN(61;69)" office:value-type="float" office:value="69" calcext:value-type="float">
            <text:p>69</text:p>
          </table:table-cell>
          <table:table-cell table:style-name="ce106" office:value-type="string" calcext:value-type="string">
            <text:p>%</text:p>
          </table:table-cell>
          <table:table-cell table:style-name="ce106" table:formula="of:=COM.MICROSOFT.CONCAT([.C18:.E18])" office:value-type="string" office:string-value="-69%" calcext:value-type="string">
            <text:p>-69%</text:p>
          </table:table-cell>
          <table:table-cell table:style-name="ce125" table:formula="of:=1-[.D18]/100" office:value-type="float" office:value="0.31" calcext:value-type="float">
            <text:p>0,31</text:p>
          </table:table-cell>
          <table:table-cell table:style-name="ce106" table:formula="of:=RANK([.B18];[.$B$3:.$B$26];0)" office:value-type="float" office:value="22" calcext:value-type="float">
            <text:p>22</text:p>
          </table:table-cell>
          <table:table-cell table:style-name="ce106" table:formula="of:=RANDBETWEEN(1;1000000)" office:value-type="float" office:value="626026" calcext:value-type="float">
            <text:p>626026</text:p>
          </table:table-cell>
          <table:table-cell table:style-name="ce106" office:value-type="string" calcext:value-type="string">
            <text:p>+</text:p>
          </table:table-cell>
          <table:table-cell table:style-name="ce120" table:formula="of:=RANDBETWEEN(61;69)" office:value-type="float" office:value="64" calcext:value-type="float">
            <text:p>64</text:p>
          </table:table-cell>
          <table:table-cell table:style-name="ce106" office:value-type="string" calcext:value-type="string">
            <text:p>%</text:p>
          </table:table-cell>
          <table:table-cell table:style-name="ce106" table:formula="of:=COM.MICROSOFT.CONCAT([.J18:.L18])" office:value-type="string" office:string-value="+64%" calcext:value-type="string">
            <text:p>+64%</text:p>
          </table:table-cell>
          <table:table-cell table:style-name="ce125" table:formula="of:=1+[.K18]/100" office:value-type="float" office:value="1.64" calcext:value-type="float">
            <text:p>1,64</text:p>
          </table:table-cell>
          <table:table-cell table:style-name="ce106" table:formula="of:=RANK([.I18];[.$I$3:.$I$25];0)" office:value-type="float" office:value="14" calcext:value-type="float">
            <text:p>14</text:p>
          </table:table-cell>
          <table:table-cell table:style-name="ce102" office:value-type="float" office:value="16" calcext:value-type="float">
            <text:p>16</text:p>
          </table:table-cell>
          <table:table-cell table:style-name="ce125" table:formula="of:=RANDBETWEEN(1;1000000)" office:value-type="float" office:value="713267" calcext:value-type="float">
            <text:p>713267</text:p>
          </table:table-cell>
          <table:table-cell table:style-name="ce125" office:value-type="string" calcext:value-type="string">
            <text:p><text:s/>x </text:p>
          </table:table-cell>
          <table:table-cell table:style-name="ce125" table:formula="of:=1-RANDBETWEEN(61;69)/100" office:value-type="float" office:value="0.35" calcext:value-type="float">
            <text:p>0,35</text:p>
          </table:table-cell>
          <table:table-cell table:style-name="ce125" table:formula="of:=COM.MICROSOFT.CONCAT([.R18:.S18])" office:value-type="string" office:string-value=" x 0,35" calcext:value-type="string">
            <text:p><text:s/>x 0,35</text:p>
          </table:table-cell>
          <table:table-cell table:style-name="ce130" office:value-type="string" calcext:value-type="string">
            <text:p>-</text:p>
          </table:table-cell>
          <table:table-cell table:style-name="ce125" table:formula="of:=INT(100*(1-[.S18]))" office:value-type="float" office:value="65" calcext:value-type="float">
            <text:p>65</text:p>
          </table:table-cell>
          <table:table-cell table:style-name="ce130" table:formula="of:=COM.MICROSOFT.CONCAT([.U18:.V18])" office:value-type="string" office:string-value="-65" calcext:value-type="string">
            <text:p>-65</text:p>
          </table:table-cell>
          <table:table-cell table:style-name="ce125" table:formula="of:=RANK([.Q18];[.$Q$3:.$Q$26];0)" office:value-type="float" office:value="6" calcext:value-type="float">
            <text:p>6</text:p>
          </table:table-cell>
          <table:table-cell table:style-name="ce125" table:formula="of:=RANDBETWEEN(1;1000000)" office:value-type="float" office:value="88327" calcext:value-type="float">
            <text:p>88327</text:p>
          </table:table-cell>
          <table:table-cell table:style-name="ce125" office:value-type="string" calcext:value-type="string">
            <text:p><text:s/>x </text:p>
          </table:table-cell>
          <table:table-cell table:style-name="ce125" table:formula="of:=1+RANDBETWEEN(61;69)/100" office:value-type="float" office:value="1.61" calcext:value-type="float">
            <text:p>1,61</text:p>
          </table:table-cell>
          <table:table-cell table:style-name="ce125" table:formula="of:=COM.MICROSOFT.CONCAT([.Z18:.AA18])" office:value-type="string" office:string-value=" x 1,61" calcext:value-type="string">
            <text:p><text:s/>x 1,61</text:p>
          </table:table-cell>
          <table:table-cell table:style-name="ce130" office:value-type="string" calcext:value-type="string">
            <text:p>+</text:p>
          </table:table-cell>
          <table:table-cell table:style-name="ce125" table:formula="of:=INT(100*([.AA18]-1))" office:value-type="float" office:value="61" calcext:value-type="float">
            <text:p>61</text:p>
          </table:table-cell>
          <table:table-cell table:style-name="ce137" table:formula="of:=COM.MICROSOFT.CONCAT([.AC18:.AD18])" office:value-type="string" office:string-value="+61" calcext:value-type="string">
            <text:p>+61</text:p>
          </table:table-cell>
          <table:table-cell table:style-name="ce125" table:formula="of:=RANK([.Y18];[.$Y$3:.$Y$26];0)" office:value-type="float" office:value="21" calcext:value-type="float">
            <text:p>21</text:p>
          </table:table-cell>
          <table:table-cell table:style-name="ce102" office:value-type="float" office:value="16" calcext:value-type="float">
            <text:p>16</text:p>
          </table:table-cell>
          <table:table-cell table:style-name="ce105" table:formula="of:=RANDBETWEEN(1;1000000)" office:value-type="float" office:value="68909" calcext:value-type="float">
            <text:p>68909</text:p>
          </table:table-cell>
          <table:table-cell table:style-name="ce138" table:formula="of:=RANDBETWEEN(1;9)/10" office:value-type="percentage" office:value="0.3" calcext:value-type="percentage">
            <text:p>30%</text:p>
          </table:table-cell>
          <table:table-cell table:style-name="ce105" table:formula="of:=10*RANDBETWEEN(1;99)" office:value-type="float" office:value="820" calcext:value-type="float">
            <text:p>820</text:p>
          </table:table-cell>
          <table:table-cell table:style-name="ce124" table:formula="of:=[.AI18]*[.AJ18]" office:value-type="float" office:value="246" calcext:value-type="float">
            <text:p>246</text:p>
          </table:table-cell>
          <table:table-cell table:style-name="ce105" table:formula="of:=RANK([.AH18];[.$AH$3:.$AH$27];0)" office:value-type="float" office:value="25" calcext:value-type="float">
            <text:p>25</text:p>
          </table:table-cell>
          <table:table-cell table:style-name="ce102" office:value-type="float" office:value="16" calcext:value-type="float">
            <text:p>16</text:p>
          </table:table-cell>
          <table:table-cell table:style-name="ce105" table:formula="of:=RANDBETWEEN(1;1000000)" office:value-type="float" office:value="185549" calcext:value-type="float">
            <text:p>185549</text:p>
          </table:table-cell>
          <table:table-cell table:style-name="ce105" table:formula="of:=IF(RANDBETWEEN(1;2)=1;&quot;+&quot;;&quot;-&quot;)" office:value-type="string" office:string-value="-" calcext:value-type="string">
            <text:p>-</text:p>
          </table:table-cell>
          <table:table-cell table:style-name="ce119" table:formula="of:=10*RANDBETWEEN(1;9)" office:value-type="float" office:value="90" calcext:value-type="float">
            <text:p>9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AO18:.AQ18])" office:value-type="string" office:string-value="-90%" calcext:value-type="string">
            <text:p>-90%</text:p>
          </table:table-cell>
          <table:table-cell table:style-name="ce142" table:formula="of:=IF([.AO18]=&quot;+&quot;;1+[.AP18]/100;1-[.AP18]/100)" office:value-type="float" office:value="0.1" calcext:value-type="float">
            <text:p>0,1</text:p>
          </table:table-cell>
          <table:table-cell table:style-name="ce105" table:formula="of:=IF(RANDBETWEEN(1;2)=1;&quot;+&quot;;&quot;-&quot;)" office:value-type="string" office:string-value="-" calcext:value-type="string">
            <text:p>-</text:p>
          </table:table-cell>
          <table:table-cell table:style-name="ce119" table:formula="of:=10*RANDBETWEEN(1;9)" office:value-type="float" office:value="60" calcext:value-type="float">
            <text:p>6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AT18:.AV18])" office:value-type="string" office:string-value="-60%" calcext:value-type="string">
            <text:p>-60%</text:p>
          </table:table-cell>
          <table:table-cell table:style-name="ce142" table:formula="of:=IF([.AT18]=&quot;+&quot;;1+[.AU18]/100;1-[.AU18]/100)" office:value-type="float" office:value="0.4" calcext:value-type="float">
            <text:p>0,4</text:p>
          </table:table-cell>
          <table:table-cell table:style-name="ce124" table:formula="of:=[.AX18]*[.AS18]" office:value-type="float" office:value="0.04" calcext:value-type="float">
            <text:p>0,04</text:p>
          </table:table-cell>
          <table:table-cell table:style-name="ce129" table:formula="of:=IF([.AY18]&lt;1;&quot;-&quot;;&quot;+&quot;)" office:value-type="string" office:string-value="-" calcext:value-type="string">
            <text:p>-</text:p>
          </table:table-cell>
          <table:table-cell table:style-name="ce124" table:formula="of:=ROUND(100*IF([.AY18]&gt;=1;[.AY18]-1;1-[.AY18]);0)" office:value-type="float" office:value="96" calcext:value-type="float">
            <text:p>96</text:p>
          </table:table-cell>
          <table:table-cell table:style-name="ce129" table:formula="of:=IF([.BA18]=0;&quot;0&quot;;COM.MICROSOFT.CONCAT([.AZ18:.BA18]))" office:value-type="string" office:string-value="-96" calcext:value-type="string">
            <text:p>-96</text:p>
          </table:table-cell>
          <table:table-cell table:style-name="ce105" table:formula="of:=RANK([.AN18];[.$AN$3:.$AN$30];0)" office:value-type="float" office:value="24" calcext:value-type="float">
            <text:p>24</text:p>
          </table:table-cell>
          <table:table-cell table:style-name="ce102" office:value-type="float" office:value="16" calcext:value-type="float">
            <text:p>16</text:p>
          </table:table-cell>
          <table:table-cell table:number-columns-repeated="968"/>
        </table:table-row>
        <table:table-row table:style-name="ro3">
          <table:table-cell table:style-name="ce102" office:value-type="float" office:value="17" calcext:value-type="float">
            <text:p>17</text:p>
          </table:table-cell>
          <table:table-cell table:style-name="ce106" table:formula="of:=RANDBETWEEN(1;1000000)" office:value-type="float" office:value="240656" calcext:value-type="float">
            <text:p>240656</text:p>
          </table:table-cell>
          <table:table-cell table:style-name="ce106" office:value-type="string" calcext:value-type="string">
            <text:p>+</text:p>
          </table:table-cell>
          <table:table-cell table:style-name="ce120" table:formula="of:=RANDBETWEEN(71;79)" office:value-type="float" office:value="73" calcext:value-type="float">
            <text:p>73</text:p>
          </table:table-cell>
          <table:table-cell table:style-name="ce106" office:value-type="string" calcext:value-type="string">
            <text:p>%</text:p>
          </table:table-cell>
          <table:table-cell table:style-name="ce106" table:formula="of:=COM.MICROSOFT.CONCAT([.C19:.E19])" office:value-type="string" office:string-value="+73%" calcext:value-type="string">
            <text:p>+73%</text:p>
          </table:table-cell>
          <table:table-cell table:style-name="ce125" table:formula="of:=1+[.D19]/100" office:value-type="float" office:value="1.73" calcext:value-type="float">
            <text:p>1,73</text:p>
          </table:table-cell>
          <table:table-cell table:style-name="ce106" table:formula="of:=RANK([.B19];[.$B$3:.$B$26];0)" office:value-type="float" office:value="19" calcext:value-type="float">
            <text:p>19</text:p>
          </table:table-cell>
          <table:table-cell table:style-name="ce106" table:formula="of:=RANDBETWEEN(1;1000000)" office:value-type="float" office:value="2660" calcext:value-type="float">
            <text:p>2660</text:p>
          </table:table-cell>
          <table:table-cell table:style-name="ce106" office:value-type="string" calcext:value-type="string">
            <text:p>-</text:p>
          </table:table-cell>
          <table:table-cell table:style-name="ce120" table:formula="of:=RANDBETWEEN(71;79)" office:value-type="float" office:value="71" calcext:value-type="float">
            <text:p>71</text:p>
          </table:table-cell>
          <table:table-cell table:style-name="ce106" office:value-type="string" calcext:value-type="string">
            <text:p>%</text:p>
          </table:table-cell>
          <table:table-cell table:style-name="ce106" table:formula="of:=COM.MICROSOFT.CONCAT([.J19:.L19])" office:value-type="string" office:string-value="-71%" calcext:value-type="string">
            <text:p>-71%</text:p>
          </table:table-cell>
          <table:table-cell table:style-name="ce125" table:formula="of:=1-[.K19]/100" office:value-type="float" office:value="0.29" calcext:value-type="float">
            <text:p>0,29</text:p>
          </table:table-cell>
          <table:table-cell table:style-name="ce106" table:formula="of:=RANK([.I19];[.$I$3:.$I$25];0)" office:value-type="float" office:value="23" calcext:value-type="float">
            <text:p>23</text:p>
          </table:table-cell>
          <table:table-cell table:style-name="ce102" office:value-type="float" office:value="17" calcext:value-type="float">
            <text:p>17</text:p>
          </table:table-cell>
          <table:table-cell table:style-name="ce125" table:formula="of:=RANDBETWEEN(1;1000000)" office:value-type="float" office:value="773407" calcext:value-type="float">
            <text:p>773407</text:p>
          </table:table-cell>
          <table:table-cell table:style-name="ce125" office:value-type="string" calcext:value-type="string">
            <text:p><text:s/>x </text:p>
          </table:table-cell>
          <table:table-cell table:style-name="ce125" table:formula="of:=1+RANDBETWEEN(71;79)/100" office:value-type="float" office:value="1.77" calcext:value-type="float">
            <text:p>1,77</text:p>
          </table:table-cell>
          <table:table-cell table:style-name="ce125" table:formula="of:=COM.MICROSOFT.CONCAT([.R19:.S19])" office:value-type="string" office:string-value=" x 1,77" calcext:value-type="string">
            <text:p><text:s/>x 1,77</text:p>
          </table:table-cell>
          <table:table-cell table:style-name="ce130" office:value-type="string" calcext:value-type="string">
            <text:p>+</text:p>
          </table:table-cell>
          <table:table-cell table:style-name="ce125" table:formula="of:=INT(100*([.S19]-1))" office:value-type="float" office:value="77" calcext:value-type="float">
            <text:p>77</text:p>
          </table:table-cell>
          <table:table-cell table:style-name="ce130" table:formula="of:=COM.MICROSOFT.CONCAT([.U19:.V19])" office:value-type="string" office:string-value="+77" calcext:value-type="string">
            <text:p>+77</text:p>
          </table:table-cell>
          <table:table-cell table:style-name="ce125" table:formula="of:=RANK([.Q19];[.$Q$3:.$Q$26];0)" office:value-type="float" office:value="5" calcext:value-type="float">
            <text:p>5</text:p>
          </table:table-cell>
          <table:table-cell table:style-name="ce125" table:formula="of:=RANDBETWEEN(1;1000000)" office:value-type="float" office:value="932113" calcext:value-type="float">
            <text:p>932113</text:p>
          </table:table-cell>
          <table:table-cell table:style-name="ce125" office:value-type="string" calcext:value-type="string">
            <text:p><text:s/>x </text:p>
          </table:table-cell>
          <table:table-cell table:style-name="ce125" table:formula="of:=1-RANDBETWEEN(71;79)/100" office:value-type="float" office:value="0.21" calcext:value-type="float">
            <text:p>0,21</text:p>
          </table:table-cell>
          <table:table-cell table:style-name="ce125" table:formula="of:=COM.MICROSOFT.CONCAT([.Z19:.AA19])" office:value-type="string" office:string-value=" x 0,21" calcext:value-type="string">
            <text:p><text:s/>x 0,21</text:p>
          </table:table-cell>
          <table:table-cell table:style-name="ce130" office:value-type="string" calcext:value-type="string">
            <text:p>-</text:p>
          </table:table-cell>
          <table:table-cell table:style-name="ce125" table:formula="of:=INT(100*(1-[.AA19]))" office:value-type="float" office:value="79" calcext:value-type="float">
            <text:p>79</text:p>
          </table:table-cell>
          <table:table-cell table:style-name="ce137" table:formula="of:=COM.MICROSOFT.CONCAT([.AC19:.AD19])" office:value-type="string" office:string-value="-79" calcext:value-type="string">
            <text:p>-79</text:p>
          </table:table-cell>
          <table:table-cell table:style-name="ce125" table:formula="of:=RANK([.Y19];[.$Y$3:.$Y$26];0)" office:value-type="float" office:value="2" calcext:value-type="float">
            <text:p>2</text:p>
          </table:table-cell>
          <table:table-cell table:style-name="ce102" office:value-type="float" office:value="17" calcext:value-type="float">
            <text:p>17</text:p>
          </table:table-cell>
          <table:table-cell table:style-name="ce105" table:formula="of:=RANDBETWEEN(1;1000000)" office:value-type="float" office:value="931961" calcext:value-type="float">
            <text:p>931961</text:p>
          </table:table-cell>
          <table:table-cell table:style-name="ce138" table:formula="of:=RANDBETWEEN(1;9)/10" office:value-type="percentage" office:value="0.6" calcext:value-type="percentage">
            <text:p>60%</text:p>
          </table:table-cell>
          <table:table-cell table:style-name="ce105" table:formula="of:=10*RANDBETWEEN(1;99)" office:value-type="float" office:value="870" calcext:value-type="float">
            <text:p>870</text:p>
          </table:table-cell>
          <table:table-cell table:style-name="ce124" table:formula="of:=[.AI19]*[.AJ19]" office:value-type="float" office:value="522" calcext:value-type="float">
            <text:p>522</text:p>
          </table:table-cell>
          <table:table-cell table:style-name="ce105" table:formula="of:=RANK([.AH19];[.$AH$3:.$AH$27];0)" office:value-type="float" office:value="1" calcext:value-type="float">
            <text:p>1</text:p>
          </table:table-cell>
          <table:table-cell table:style-name="ce102" office:value-type="float" office:value="17" calcext:value-type="float">
            <text:p>17</text:p>
          </table:table-cell>
          <table:table-cell table:style-name="ce105" table:formula="of:=RANDBETWEEN(1;1000000)" office:value-type="float" office:value="598235" calcext:value-type="float">
            <text:p>598235</text:p>
          </table:table-cell>
          <table:table-cell table:style-name="ce105" table:formula="of:=IF(RANDBETWEEN(1;2)=1;&quot;+&quot;;&quot;-&quot;)" office:value-type="string" office:string-value="-" calcext:value-type="string">
            <text:p>-</text:p>
          </table:table-cell>
          <table:table-cell table:style-name="ce119" table:formula="of:=10*RANDBETWEEN(1;9)" office:value-type="float" office:value="30" calcext:value-type="float">
            <text:p>3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AO19:.AQ19])" office:value-type="string" office:string-value="-30%" calcext:value-type="string">
            <text:p>-30%</text:p>
          </table:table-cell>
          <table:table-cell table:style-name="ce142" table:formula="of:=IF([.AO19]=&quot;+&quot;;1+[.AP19]/100;1-[.AP19]/100)" office:value-type="float" office:value="0.7" calcext:value-type="float">
            <text:p>0,7</text:p>
          </table:table-cell>
          <table:table-cell table:style-name="ce105" table:formula="of:=IF(RANDBETWEEN(1;2)=1;&quot;+&quot;;&quot;-&quot;)" office:value-type="string" office:string-value="+" calcext:value-type="string">
            <text:p>+</text:p>
          </table:table-cell>
          <table:table-cell table:style-name="ce119" table:formula="of:=10*RANDBETWEEN(1;9)" office:value-type="float" office:value="20" calcext:value-type="float">
            <text:p>2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AT19:.AV19])" office:value-type="string" office:string-value="+20%" calcext:value-type="string">
            <text:p>+20%</text:p>
          </table:table-cell>
          <table:table-cell table:style-name="ce142" table:formula="of:=IF([.AT19]=&quot;+&quot;;1+[.AU19]/100;1-[.AU19]/100)" office:value-type="float" office:value="1.2" calcext:value-type="float">
            <text:p>1,2</text:p>
          </table:table-cell>
          <table:table-cell table:style-name="ce124" table:formula="of:=[.AX19]*[.AS19]" office:value-type="float" office:value="0.84" calcext:value-type="float">
            <text:p>0,84</text:p>
          </table:table-cell>
          <table:table-cell table:style-name="ce129" table:formula="of:=IF([.AY19]&lt;1;&quot;-&quot;;&quot;+&quot;)" office:value-type="string" office:string-value="-" calcext:value-type="string">
            <text:p>-</text:p>
          </table:table-cell>
          <table:table-cell table:style-name="ce124" table:formula="of:=ROUND(100*IF([.AY19]&gt;=1;[.AY19]-1;1-[.AY19]);0)" office:value-type="float" office:value="16" calcext:value-type="float">
            <text:p>16</text:p>
          </table:table-cell>
          <table:table-cell table:style-name="ce129" table:formula="of:=IF([.BA19]=0;&quot;0&quot;;COM.MICROSOFT.CONCAT([.AZ19:.BA19]))" office:value-type="string" office:string-value="-16" calcext:value-type="string">
            <text:p>-16</text:p>
          </table:table-cell>
          <table:table-cell table:style-name="ce105" table:formula="of:=RANK([.AN19];[.$AN$3:.$AN$30];0)" office:value-type="float" office:value="13" calcext:value-type="float">
            <text:p>13</text:p>
          </table:table-cell>
          <table:table-cell table:style-name="ce102" office:value-type="float" office:value="17" calcext:value-type="float">
            <text:p>17</text:p>
          </table:table-cell>
          <table:table-cell table:number-columns-repeated="968"/>
        </table:table-row>
        <table:table-row table:style-name="ro3">
          <table:table-cell table:style-name="ce102" office:value-type="float" office:value="18" calcext:value-type="float">
            <text:p>18</text:p>
          </table:table-cell>
          <table:table-cell table:style-name="ce106" table:formula="of:=RANDBETWEEN(1;1000000)" office:value-type="float" office:value="83328" calcext:value-type="float">
            <text:p>83328</text:p>
          </table:table-cell>
          <table:table-cell table:style-name="ce106" office:value-type="string" calcext:value-type="string">
            <text:p>-</text:p>
          </table:table-cell>
          <table:table-cell table:style-name="ce120" table:formula="of:=RANDBETWEEN(81;89)" office:value-type="float" office:value="87" calcext:value-type="float">
            <text:p>87</text:p>
          </table:table-cell>
          <table:table-cell table:style-name="ce106" office:value-type="string" calcext:value-type="string">
            <text:p>%</text:p>
          </table:table-cell>
          <table:table-cell table:style-name="ce106" table:formula="of:=COM.MICROSOFT.CONCAT([.C20:.E20])" office:value-type="string" office:string-value="-87%" calcext:value-type="string">
            <text:p>-87%</text:p>
          </table:table-cell>
          <table:table-cell table:style-name="ce125" table:formula="of:=1-[.D20]/100" office:value-type="float" office:value="0.13" calcext:value-type="float">
            <text:p>0,13</text:p>
          </table:table-cell>
          <table:table-cell table:style-name="ce106" table:formula="of:=RANK([.B20];[.$B$3:.$B$26];0)" office:value-type="float" office:value="24" calcext:value-type="float">
            <text:p>24</text:p>
          </table:table-cell>
          <table:table-cell table:style-name="ce106" table:formula="of:=RANDBETWEEN(1;1000000)" office:value-type="float" office:value="219309" calcext:value-type="float">
            <text:p>219309</text:p>
          </table:table-cell>
          <table:table-cell table:style-name="ce106" office:value-type="string" calcext:value-type="string">
            <text:p>+</text:p>
          </table:table-cell>
          <table:table-cell table:style-name="ce120" table:formula="of:=RANDBETWEEN(81;89)" office:value-type="float" office:value="87" calcext:value-type="float">
            <text:p>87</text:p>
          </table:table-cell>
          <table:table-cell table:style-name="ce106" office:value-type="string" calcext:value-type="string">
            <text:p>%</text:p>
          </table:table-cell>
          <table:table-cell table:style-name="ce106" table:formula="of:=COM.MICROSOFT.CONCAT([.J20:.L20])" office:value-type="string" office:string-value="+87%" calcext:value-type="string">
            <text:p>+87%</text:p>
          </table:table-cell>
          <table:table-cell table:style-name="ce125" table:formula="of:=1+[.K20]/100" office:value-type="float" office:value="1.87" calcext:value-type="float">
            <text:p>1,87</text:p>
          </table:table-cell>
          <table:table-cell table:style-name="ce106" table:formula="of:=RANK([.I20];[.$I$3:.$I$25];0)" office:value-type="float" office:value="20" calcext:value-type="float">
            <text:p>20</text:p>
          </table:table-cell>
          <table:table-cell table:style-name="ce102" office:value-type="float" office:value="18" calcext:value-type="float">
            <text:p>18</text:p>
          </table:table-cell>
          <table:table-cell table:style-name="ce125" table:formula="of:=RANDBETWEEN(1;1000000)" office:value-type="float" office:value="537613" calcext:value-type="float">
            <text:p>537613</text:p>
          </table:table-cell>
          <table:table-cell table:style-name="ce125" office:value-type="string" calcext:value-type="string">
            <text:p><text:s/>x </text:p>
          </table:table-cell>
          <table:table-cell table:style-name="ce125" table:formula="of:=1-RANDBETWEEN(81;89)/100" office:value-type="float" office:value="0.14" calcext:value-type="float">
            <text:p>0,14</text:p>
          </table:table-cell>
          <table:table-cell table:style-name="ce125" table:formula="of:=COM.MICROSOFT.CONCAT([.R20:.S20])" office:value-type="string" office:string-value=" x 0,14" calcext:value-type="string">
            <text:p><text:s/>x 0,14</text:p>
          </table:table-cell>
          <table:table-cell table:style-name="ce130" office:value-type="string" calcext:value-type="string">
            <text:p>-</text:p>
          </table:table-cell>
          <table:table-cell table:style-name="ce125" table:formula="of:=INT(100*(1-[.S20]))" office:value-type="float" office:value="86" calcext:value-type="float">
            <text:p>86</text:p>
          </table:table-cell>
          <table:table-cell table:style-name="ce130" table:formula="of:=COM.MICROSOFT.CONCAT([.U20:.V20])" office:value-type="string" office:string-value="-86" calcext:value-type="string">
            <text:p>-86</text:p>
          </table:table-cell>
          <table:table-cell table:style-name="ce125" table:formula="of:=RANK([.Q20];[.$Q$3:.$Q$26];0)" office:value-type="float" office:value="9" calcext:value-type="float">
            <text:p>9</text:p>
          </table:table-cell>
          <table:table-cell table:style-name="ce125" table:formula="of:=RANDBETWEEN(1;1000000)" office:value-type="float" office:value="847385" calcext:value-type="float">
            <text:p>847385</text:p>
          </table:table-cell>
          <table:table-cell table:style-name="ce125" office:value-type="string" calcext:value-type="string">
            <text:p><text:s/>x </text:p>
          </table:table-cell>
          <table:table-cell table:style-name="ce125" table:formula="of:=1+RANDBETWEEN(81;89)/100" office:value-type="float" office:value="1.86" calcext:value-type="float">
            <text:p>1,86</text:p>
          </table:table-cell>
          <table:table-cell table:style-name="ce125" table:formula="of:=COM.MICROSOFT.CONCAT([.Z20:.AA20])" office:value-type="string" office:string-value=" x 1,86" calcext:value-type="string">
            <text:p><text:s/>x 1,86</text:p>
          </table:table-cell>
          <table:table-cell table:style-name="ce130" office:value-type="string" calcext:value-type="string">
            <text:p>+</text:p>
          </table:table-cell>
          <table:table-cell table:style-name="ce125" table:formula="of:=INT(100*([.AA20]-1))" office:value-type="float" office:value="86" calcext:value-type="float">
            <text:p>86</text:p>
          </table:table-cell>
          <table:table-cell table:style-name="ce137" table:formula="of:=COM.MICROSOFT.CONCAT([.AC20:.AD20])" office:value-type="string" office:string-value="+86" calcext:value-type="string">
            <text:p>+86</text:p>
          </table:table-cell>
          <table:table-cell table:style-name="ce125" table:formula="of:=RANK([.Y20];[.$Y$3:.$Y$26];0)" office:value-type="float" office:value="3" calcext:value-type="float">
            <text:p>3</text:p>
          </table:table-cell>
          <table:table-cell table:style-name="ce102" office:value-type="float" office:value="18" calcext:value-type="float">
            <text:p>18</text:p>
          </table:table-cell>
          <table:table-cell table:style-name="ce105" table:formula="of:=RANDBETWEEN(1;1000000)" office:value-type="float" office:value="519821" calcext:value-type="float">
            <text:p>519821</text:p>
          </table:table-cell>
          <table:table-cell table:style-name="ce138" table:formula="of:=RANDBETWEEN(1;9)/10" office:value-type="percentage" office:value="0.5" calcext:value-type="percentage">
            <text:p>50%</text:p>
          </table:table-cell>
          <table:table-cell table:style-name="ce105" table:formula="of:=10*RANDBETWEEN(1;99)" office:value-type="float" office:value="420" calcext:value-type="float">
            <text:p>420</text:p>
          </table:table-cell>
          <table:table-cell table:style-name="ce124" table:formula="of:=[.AI20]*[.AJ20]" office:value-type="float" office:value="210" calcext:value-type="float">
            <text:p>210</text:p>
          </table:table-cell>
          <table:table-cell table:style-name="ce105" table:formula="of:=RANK([.AH20];[.$AH$3:.$AH$27];0)" office:value-type="float" office:value="12" calcext:value-type="float">
            <text:p>12</text:p>
          </table:table-cell>
          <table:table-cell table:style-name="ce102" office:value-type="float" office:value="18" calcext:value-type="float">
            <text:p>18</text:p>
          </table:table-cell>
          <table:table-cell table:style-name="ce105" table:formula="of:=RANDBETWEEN(1;1000000)" office:value-type="float" office:value="122687" calcext:value-type="float">
            <text:p>122687</text:p>
          </table:table-cell>
          <table:table-cell table:style-name="ce105" table:formula="of:=IF(RANDBETWEEN(1;2)=1;&quot;+&quot;;&quot;-&quot;)" office:value-type="string" office:string-value="-" calcext:value-type="string">
            <text:p>-</text:p>
          </table:table-cell>
          <table:table-cell table:style-name="ce119" table:formula="of:=10*RANDBETWEEN(1;9)" office:value-type="float" office:value="60" calcext:value-type="float">
            <text:p>6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AO20:.AQ20])" office:value-type="string" office:string-value="-60%" calcext:value-type="string">
            <text:p>-60%</text:p>
          </table:table-cell>
          <table:table-cell table:style-name="ce142" table:formula="of:=IF([.AO20]=&quot;+&quot;;1+[.AP20]/100;1-[.AP20]/100)" office:value-type="float" office:value="0.4" calcext:value-type="float">
            <text:p>0,4</text:p>
          </table:table-cell>
          <table:table-cell table:style-name="ce105" table:formula="of:=IF(RANDBETWEEN(1;2)=1;&quot;+&quot;;&quot;-&quot;)" office:value-type="string" office:string-value="+" calcext:value-type="string">
            <text:p>+</text:p>
          </table:table-cell>
          <table:table-cell table:style-name="ce119" table:formula="of:=10*RANDBETWEEN(1;9)" office:value-type="float" office:value="20" calcext:value-type="float">
            <text:p>2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AT20:.AV20])" office:value-type="string" office:string-value="+20%" calcext:value-type="string">
            <text:p>+20%</text:p>
          </table:table-cell>
          <table:table-cell table:style-name="ce142" table:formula="of:=IF([.AT20]=&quot;+&quot;;1+[.AU20]/100;1-[.AU20]/100)" office:value-type="float" office:value="1.2" calcext:value-type="float">
            <text:p>1,2</text:p>
          </table:table-cell>
          <table:table-cell table:style-name="ce124" table:formula="of:=[.AX20]*[.AS20]" office:value-type="float" office:value="0.48" calcext:value-type="float">
            <text:p>0,48</text:p>
          </table:table-cell>
          <table:table-cell table:style-name="ce129" table:formula="of:=IF([.AY20]&lt;1;&quot;-&quot;;&quot;+&quot;)" office:value-type="string" office:string-value="-" calcext:value-type="string">
            <text:p>-</text:p>
          </table:table-cell>
          <table:table-cell table:style-name="ce124" table:formula="of:=ROUND(100*IF([.AY20]&gt;=1;[.AY20]-1;1-[.AY20]);0)" office:value-type="float" office:value="52" calcext:value-type="float">
            <text:p>52</text:p>
          </table:table-cell>
          <table:table-cell table:style-name="ce129" table:formula="of:=IF([.BA20]=0;&quot;0&quot;;COM.MICROSOFT.CONCAT([.AZ20:.BA20]))" office:value-type="string" office:string-value="-52" calcext:value-type="string">
            <text:p>-52</text:p>
          </table:table-cell>
          <table:table-cell table:style-name="ce105" table:formula="of:=RANK([.AN20];[.$AN$3:.$AN$30];0)" office:value-type="float" office:value="25" calcext:value-type="float">
            <text:p>25</text:p>
          </table:table-cell>
          <table:table-cell table:style-name="ce102" office:value-type="float" office:value="18" calcext:value-type="float">
            <text:p>18</text:p>
          </table:table-cell>
          <table:table-cell table:number-columns-repeated="968"/>
        </table:table-row>
        <table:table-row table:style-name="ro3">
          <table:table-cell table:style-name="ce102" office:value-type="float" office:value="19" calcext:value-type="float">
            <text:p>19</text:p>
          </table:table-cell>
          <table:table-cell table:style-name="ce106" table:formula="of:=RANDBETWEEN(1;1000000)" office:value-type="float" office:value="697527" calcext:value-type="float">
            <text:p>697527</text:p>
          </table:table-cell>
          <table:table-cell table:style-name="ce106" office:value-type="string" calcext:value-type="string">
            <text:p>+</text:p>
          </table:table-cell>
          <table:table-cell table:style-name="ce120" table:formula="of:=RANDBETWEEN(91;99)" office:value-type="float" office:value="99" calcext:value-type="float">
            <text:p>99</text:p>
          </table:table-cell>
          <table:table-cell table:style-name="ce106" office:value-type="string" calcext:value-type="string">
            <text:p>%</text:p>
          </table:table-cell>
          <table:table-cell table:style-name="ce106" table:formula="of:=COM.MICROSOFT.CONCAT([.C21:.E21])" office:value-type="string" office:string-value="+99%" calcext:value-type="string">
            <text:p>+99%</text:p>
          </table:table-cell>
          <table:table-cell table:style-name="ce125" table:formula="of:=1+[.D21]/100" office:value-type="float" office:value="1.99" calcext:value-type="float">
            <text:p>1,99</text:p>
          </table:table-cell>
          <table:table-cell table:style-name="ce106" table:formula="of:=RANK([.B21];[.$B$3:.$B$26];0)" office:value-type="float" office:value="7" calcext:value-type="float">
            <text:p>7</text:p>
          </table:table-cell>
          <table:table-cell table:style-name="ce106" table:formula="of:=RANDBETWEEN(1;1000000)" office:value-type="float" office:value="864927" calcext:value-type="float">
            <text:p>864927</text:p>
          </table:table-cell>
          <table:table-cell table:style-name="ce106" office:value-type="string" calcext:value-type="string">
            <text:p>-</text:p>
          </table:table-cell>
          <table:table-cell table:style-name="ce120" table:formula="of:=RANDBETWEEN(91;99)" office:value-type="float" office:value="92" calcext:value-type="float">
            <text:p>92</text:p>
          </table:table-cell>
          <table:table-cell table:style-name="ce106" office:value-type="string" calcext:value-type="string">
            <text:p>%</text:p>
          </table:table-cell>
          <table:table-cell table:style-name="ce106" table:formula="of:=COM.MICROSOFT.CONCAT([.J21:.L21])" office:value-type="string" office:string-value="-92%" calcext:value-type="string">
            <text:p>-92%</text:p>
          </table:table-cell>
          <table:table-cell table:style-name="ce125" table:formula="of:=1-[.K21]/100" office:value-type="float" office:value="0.08" calcext:value-type="float">
            <text:p>0,08</text:p>
          </table:table-cell>
          <table:table-cell table:style-name="ce106" table:formula="of:=RANK([.I21];[.$I$3:.$I$25];0)" office:value-type="float" office:value="7" calcext:value-type="float">
            <text:p>7</text:p>
          </table:table-cell>
          <table:table-cell table:style-name="ce102" office:value-type="float" office:value="19" calcext:value-type="float">
            <text:p>19</text:p>
          </table:table-cell>
          <table:table-cell table:style-name="ce125" table:formula="of:=RANDBETWEEN(1;1000000)" office:value-type="float" office:value="841280" calcext:value-type="float">
            <text:p>841280</text:p>
          </table:table-cell>
          <table:table-cell table:style-name="ce125" office:value-type="string" calcext:value-type="string">
            <text:p><text:s/>x </text:p>
          </table:table-cell>
          <table:table-cell table:style-name="ce125" table:formula="of:=1+RANDBETWEEN(91;99)/100" office:value-type="float" office:value="1.93" calcext:value-type="float">
            <text:p>1,93</text:p>
          </table:table-cell>
          <table:table-cell table:style-name="ce125" table:formula="of:=COM.MICROSOFT.CONCAT([.R21:.S21])" office:value-type="string" office:string-value=" x 1,93" calcext:value-type="string">
            <text:p><text:s/>x 1,93</text:p>
          </table:table-cell>
          <table:table-cell table:style-name="ce130" office:value-type="string" calcext:value-type="string">
            <text:p>+</text:p>
          </table:table-cell>
          <table:table-cell table:style-name="ce125" table:formula="of:=INT(100*([.S21]-1))" office:value-type="float" office:value="93" calcext:value-type="float">
            <text:p>93</text:p>
          </table:table-cell>
          <table:table-cell table:style-name="ce130" table:formula="of:=COM.MICROSOFT.CONCAT([.U21:.V21])" office:value-type="string" office:string-value="+93" calcext:value-type="string">
            <text:p>+93</text:p>
          </table:table-cell>
          <table:table-cell table:style-name="ce125" table:formula="of:=RANK([.Q21];[.$Q$3:.$Q$26];0)" office:value-type="float" office:value="4" calcext:value-type="float">
            <text:p>4</text:p>
          </table:table-cell>
          <table:table-cell table:style-name="ce125" table:formula="of:=RANDBETWEEN(1;1000000)" office:value-type="float" office:value="363619" calcext:value-type="float">
            <text:p>363619</text:p>
          </table:table-cell>
          <table:table-cell table:style-name="ce125" office:value-type="string" calcext:value-type="string">
            <text:p><text:s/>x </text:p>
          </table:table-cell>
          <table:table-cell table:style-name="ce125" table:formula="of:=1-RANDBETWEEN(91;99)/100" office:value-type="float" office:value="0.02" calcext:value-type="float">
            <text:p>0,02</text:p>
          </table:table-cell>
          <table:table-cell table:style-name="ce125" table:formula="of:=COM.MICROSOFT.CONCAT([.Z21:.AA21])" office:value-type="string" office:string-value=" x 0,02" calcext:value-type="string">
            <text:p><text:s/>x 0,02</text:p>
          </table:table-cell>
          <table:table-cell table:style-name="ce130" office:value-type="string" calcext:value-type="string">
            <text:p>-</text:p>
          </table:table-cell>
          <table:table-cell table:style-name="ce125" table:formula="of:=INT(100*(1-[.AA21]))" office:value-type="float" office:value="98" calcext:value-type="float">
            <text:p>98</text:p>
          </table:table-cell>
          <table:table-cell table:style-name="ce137" table:formula="of:=COM.MICROSOFT.CONCAT([.AC21:.AD21])" office:value-type="string" office:string-value="-98" calcext:value-type="string">
            <text:p>-98</text:p>
          </table:table-cell>
          <table:table-cell table:style-name="ce125" table:formula="of:=RANK([.Y21];[.$Y$3:.$Y$26];0)" office:value-type="float" office:value="16" calcext:value-type="float">
            <text:p>16</text:p>
          </table:table-cell>
          <table:table-cell table:style-name="ce102" office:value-type="float" office:value="19" calcext:value-type="float">
            <text:p>19</text:p>
          </table:table-cell>
          <table:table-cell table:style-name="ce105" table:formula="of:=RANDBETWEEN(1;1000000)" office:value-type="float" office:value="175765" calcext:value-type="float">
            <text:p>175765</text:p>
          </table:table-cell>
          <table:table-cell table:style-name="ce138" table:formula="of:=RANDBETWEEN(1;9)/10" office:value-type="percentage" office:value="0.7" calcext:value-type="percentage">
            <text:p>70%</text:p>
          </table:table-cell>
          <table:table-cell table:style-name="ce105" table:formula="of:=10*RANDBETWEEN(1;99)" office:value-type="float" office:value="850" calcext:value-type="float">
            <text:p>850</text:p>
          </table:table-cell>
          <table:table-cell table:style-name="ce124" table:formula="of:=[.AI21]*[.AJ21]" office:value-type="float" office:value="595" calcext:value-type="float">
            <text:p>595</text:p>
          </table:table-cell>
          <table:table-cell table:style-name="ce105" table:formula="of:=RANK([.AH21];[.$AH$3:.$AH$27];0)" office:value-type="float" office:value="22" calcext:value-type="float">
            <text:p>22</text:p>
          </table:table-cell>
          <table:table-cell table:style-name="ce102" office:value-type="float" office:value="19" calcext:value-type="float">
            <text:p>19</text:p>
          </table:table-cell>
          <table:table-cell table:style-name="ce105" table:formula="of:=RANDBETWEEN(1;1000000)" office:value-type="float" office:value="55557" calcext:value-type="float">
            <text:p>55557</text:p>
          </table:table-cell>
          <table:table-cell table:style-name="ce105" table:formula="of:=IF(RANDBETWEEN(1;2)=1;&quot;+&quot;;&quot;-&quot;)" office:value-type="string" office:string-value="-" calcext:value-type="string">
            <text:p>-</text:p>
          </table:table-cell>
          <table:table-cell table:style-name="ce119" table:formula="of:=10*RANDBETWEEN(1;9)" office:value-type="float" office:value="40" calcext:value-type="float">
            <text:p>4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AO21:.AQ21])" office:value-type="string" office:string-value="-40%" calcext:value-type="string">
            <text:p>-40%</text:p>
          </table:table-cell>
          <table:table-cell table:style-name="ce142" table:formula="of:=IF([.AO21]=&quot;+&quot;;1+[.AP21]/100;1-[.AP21]/100)" office:value-type="float" office:value="0.6" calcext:value-type="float">
            <text:p>0,6</text:p>
          </table:table-cell>
          <table:table-cell table:style-name="ce105" table:formula="of:=IF(RANDBETWEEN(1;2)=1;&quot;+&quot;;&quot;-&quot;)" office:value-type="string" office:string-value="+" calcext:value-type="string">
            <text:p>+</text:p>
          </table:table-cell>
          <table:table-cell table:style-name="ce119" table:formula="of:=10*RANDBETWEEN(1;9)" office:value-type="float" office:value="10" calcext:value-type="float">
            <text:p>1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AT21:.AV21])" office:value-type="string" office:string-value="+10%" calcext:value-type="string">
            <text:p>+10%</text:p>
          </table:table-cell>
          <table:table-cell table:style-name="ce142" table:formula="of:=IF([.AT21]=&quot;+&quot;;1+[.AU21]/100;1-[.AU21]/100)" office:value-type="float" office:value="1.1" calcext:value-type="float">
            <text:p>1,1</text:p>
          </table:table-cell>
          <table:table-cell table:style-name="ce124" table:formula="of:=[.AX21]*[.AS21]" office:value-type="float" office:value="0.66" calcext:value-type="float">
            <text:p>0,66</text:p>
          </table:table-cell>
          <table:table-cell table:style-name="ce129" table:formula="of:=IF([.AY21]&lt;1;&quot;-&quot;;&quot;+&quot;)" office:value-type="string" office:string-value="-" calcext:value-type="string">
            <text:p>-</text:p>
          </table:table-cell>
          <table:table-cell table:style-name="ce124" table:formula="of:=ROUND(100*IF([.AY21]&gt;=1;[.AY21]-1;1-[.AY21]);0)" office:value-type="float" office:value="34" calcext:value-type="float">
            <text:p>34</text:p>
          </table:table-cell>
          <table:table-cell table:style-name="ce129" table:formula="of:=IF([.BA21]=0;&quot;0&quot;;COM.MICROSOFT.CONCAT([.AZ21:.BA21]))" office:value-type="string" office:string-value="-34" calcext:value-type="string">
            <text:p>-34</text:p>
          </table:table-cell>
          <table:table-cell table:style-name="ce105" table:formula="of:=RANK([.AN21];[.$AN$3:.$AN$30];0)" office:value-type="float" office:value="27" calcext:value-type="float">
            <text:p>27</text:p>
          </table:table-cell>
          <table:table-cell table:style-name="ce102" office:value-type="float" office:value="19" calcext:value-type="float">
            <text:p>19</text:p>
          </table:table-cell>
          <table:table-cell table:number-columns-repeated="968"/>
        </table:table-row>
        <table:table-row table:style-name="ro3">
          <table:table-cell table:style-name="ce102" office:value-type="float" office:value="20" calcext:value-type="float">
            <text:p>20</text:p>
          </table:table-cell>
          <table:table-cell table:style-name="ce107" table:formula="of:=RANDBETWEEN(1;1000000)" office:value-type="float" office:value="971531" calcext:value-type="float">
            <text:p>971531</text:p>
          </table:table-cell>
          <table:table-cell table:style-name="ce107" office:value-type="string" calcext:value-type="string">
            <text:p>+</text:p>
          </table:table-cell>
          <table:table-cell table:style-name="ce107" office:value-type="float" office:value="500" calcext:value-type="float">
            <text:p>500</text:p>
          </table:table-cell>
          <table:table-cell table:style-name="ce107" office:value-type="string" calcext:value-type="string">
            <text:p>%</text:p>
          </table:table-cell>
          <table:table-cell table:style-name="ce107" table:formula="of:=COM.MICROSOFT.CONCAT([.C22:.E22])" office:value-type="string" office:string-value="+500%" calcext:value-type="string">
            <text:p>+500%</text:p>
          </table:table-cell>
          <table:table-cell table:style-name="ce107" office:value-type="float" office:value="6" calcext:value-type="float">
            <text:p>6</text:p>
          </table:table-cell>
          <table:table-cell table:style-name="ce107" table:formula="of:=RANK([.B22];[.$B$3:.$B$26];0)" office:value-type="float" office:value="1" calcext:value-type="float">
            <text:p>1</text:p>
          </table:table-cell>
          <table:table-cell table:style-name="ce107" table:formula="of:=RANDBETWEEN(1;1000000)" office:value-type="float" office:value="989921" calcext:value-type="float">
            <text:p>989921</text:p>
          </table:table-cell>
          <table:table-cell table:style-name="ce107" office:value-type="string" calcext:value-type="string">
            <text:p>+</text:p>
          </table:table-cell>
          <table:table-cell table:style-name="ce107" office:value-type="float" office:value="100" calcext:value-type="float">
            <text:p>100</text:p>
          </table:table-cell>
          <table:table-cell table:style-name="ce107" office:value-type="string" calcext:value-type="string">
            <text:p>%</text:p>
          </table:table-cell>
          <table:table-cell table:style-name="ce107" table:formula="of:=COM.MICROSOFT.CONCAT([.J22:.L22])" office:value-type="string" office:string-value="+100%" calcext:value-type="string">
            <text:p>+100%</text:p>
          </table:table-cell>
          <table:table-cell table:style-name="ce107" office:value-type="float" office:value="2" calcext:value-type="float">
            <text:p>2</text:p>
          </table:table-cell>
          <table:table-cell table:style-name="ce107" table:formula="of:=RANK([.I22];[.$I$3:.$I$25];0)" office:value-type="float" office:value="2" calcext:value-type="float">
            <text:p>2</text:p>
          </table:table-cell>
          <table:table-cell table:style-name="ce102" office:value-type="float" office:value="20" calcext:value-type="float">
            <text:p>20</text:p>
          </table:table-cell>
          <table:table-cell table:style-name="ce126" table:formula="of:=RANDBETWEEN(1;1000000)" office:value-type="float" office:value="119644" calcext:value-type="float">
            <text:p>119644</text:p>
          </table:table-cell>
          <table:table-cell table:style-name="ce126" office:value-type="string" calcext:value-type="string">
            <text:p><text:s/>x </text:p>
          </table:table-cell>
          <table:table-cell table:style-name="ce126" office:value-type="float" office:value="6" calcext:value-type="float">
            <text:p>6</text:p>
          </table:table-cell>
          <table:table-cell table:style-name="ce126" table:formula="of:=COM.MICROSOFT.CONCAT([.R22:.S22])" office:value-type="string" office:string-value=" x 6" calcext:value-type="string">
            <text:p><text:s/>x 6</text:p>
          </table:table-cell>
          <table:table-cell table:style-name="ce133" office:value-type="string" calcext:value-type="string">
            <text:p>+</text:p>
          </table:table-cell>
          <table:table-cell table:style-name="ce133" office:value-type="float" office:value="500" calcext:value-type="float">
            <text:p>500</text:p>
          </table:table-cell>
          <table:table-cell table:style-name="ce133" table:formula="of:=COM.MICROSOFT.CONCAT([.U22:.V22])" office:value-type="string" office:string-value="+500" calcext:value-type="string">
            <text:p>+500</text:p>
          </table:table-cell>
          <table:table-cell table:style-name="ce107" table:formula="of:=RANK([.Q22];[.$Q$3:.$Q$26];0)" office:value-type="float" office:value="19" calcext:value-type="float">
            <text:p>19</text:p>
          </table:table-cell>
          <table:table-cell table:style-name="ce126" table:formula="of:=RANDBETWEEN(1;1000000)" office:value-type="float" office:value="304631" calcext:value-type="float">
            <text:p>304631</text:p>
          </table:table-cell>
          <table:table-cell table:style-name="ce126" office:value-type="string" calcext:value-type="string">
            <text:p><text:s/>x </text:p>
          </table:table-cell>
          <table:table-cell table:style-name="ce126" office:value-type="float" office:value="6" calcext:value-type="float">
            <text:p>6</text:p>
          </table:table-cell>
          <table:table-cell table:style-name="ce126" table:formula="of:=COM.MICROSOFT.CONCAT([.Z22:.AA22])" office:value-type="string" office:string-value=" x 6" calcext:value-type="string">
            <text:p><text:s/>x 6</text:p>
          </table:table-cell>
          <table:table-cell table:style-name="ce133" office:value-type="string" calcext:value-type="string">
            <text:p>+</text:p>
          </table:table-cell>
          <table:table-cell table:style-name="ce133" office:value-type="float" office:value="500" calcext:value-type="float">
            <text:p>500</text:p>
          </table:table-cell>
          <table:table-cell table:style-name="ce133" table:formula="of:=COM.MICROSOFT.CONCAT([.AC22:.AD22])" office:value-type="string" office:string-value="+500" calcext:value-type="string">
            <text:p>+500</text:p>
          </table:table-cell>
          <table:table-cell table:style-name="ce107" table:formula="of:=RANK([.Y22];[.$Y$3:.$Y$26];0)" office:value-type="float" office:value="17" calcext:value-type="float">
            <text:p>17</text:p>
          </table:table-cell>
          <table:table-cell table:style-name="ce102" office:value-type="float" office:value="20" calcext:value-type="float">
            <text:p>20</text:p>
          </table:table-cell>
          <table:table-cell table:style-name="ce105" table:formula="of:=RANDBETWEEN(1;1000000)" office:value-type="float" office:value="706409" calcext:value-type="float">
            <text:p>706409</text:p>
          </table:table-cell>
          <table:table-cell table:style-name="ce138" table:formula="of:=RANDBETWEEN(1;9)/10" office:value-type="percentage" office:value="0.7" calcext:value-type="percentage">
            <text:p>70%</text:p>
          </table:table-cell>
          <table:table-cell table:style-name="ce105" table:formula="of:=10*RANDBETWEEN(1;99)" office:value-type="float" office:value="740" calcext:value-type="float">
            <text:p>740</text:p>
          </table:table-cell>
          <table:table-cell table:style-name="ce124" table:formula="of:=[.AI22]*[.AJ22]" office:value-type="float" office:value="518" calcext:value-type="float">
            <text:p>518</text:p>
          </table:table-cell>
          <table:table-cell table:style-name="ce105" table:formula="of:=RANK([.AH22];[.$AH$3:.$AH$27];0)" office:value-type="float" office:value="8" calcext:value-type="float">
            <text:p>8</text:p>
          </table:table-cell>
          <table:table-cell table:style-name="ce102" office:value-type="float" office:value="20" calcext:value-type="float">
            <text:p>20</text:p>
          </table:table-cell>
          <table:table-cell table:style-name="ce105" table:formula="of:=RANDBETWEEN(1;1000000)" office:value-type="float" office:value="530069" calcext:value-type="float">
            <text:p>530069</text:p>
          </table:table-cell>
          <table:table-cell table:style-name="ce105" table:formula="of:=IF(RANDBETWEEN(1;2)=1;&quot;+&quot;;&quot;-&quot;)" office:value-type="string" office:string-value="-" calcext:value-type="string">
            <text:p>-</text:p>
          </table:table-cell>
          <table:table-cell table:style-name="ce119" table:formula="of:=10*RANDBETWEEN(1;9)" office:value-type="float" office:value="20" calcext:value-type="float">
            <text:p>2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AO22:.AQ22])" office:value-type="string" office:string-value="-20%" calcext:value-type="string">
            <text:p>-20%</text:p>
          </table:table-cell>
          <table:table-cell table:style-name="ce142" table:formula="of:=IF([.AO22]=&quot;+&quot;;1+[.AP22]/100;1-[.AP22]/100)" office:value-type="float" office:value="0.8" calcext:value-type="float">
            <text:p>0,8</text:p>
          </table:table-cell>
          <table:table-cell table:style-name="ce105" table:formula="of:=IF(RANDBETWEEN(1;2)=1;&quot;+&quot;;&quot;-&quot;)" office:value-type="string" office:string-value="+" calcext:value-type="string">
            <text:p>+</text:p>
          </table:table-cell>
          <table:table-cell table:style-name="ce119" table:formula="of:=10*RANDBETWEEN(1;9)" office:value-type="float" office:value="30" calcext:value-type="float">
            <text:p>3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AT22:.AV22])" office:value-type="string" office:string-value="+30%" calcext:value-type="string">
            <text:p>+30%</text:p>
          </table:table-cell>
          <table:table-cell table:style-name="ce142" table:formula="of:=IF([.AT22]=&quot;+&quot;;1+[.AU22]/100;1-[.AU22]/100)" office:value-type="float" office:value="1.3" calcext:value-type="float">
            <text:p>1,3</text:p>
          </table:table-cell>
          <table:table-cell table:style-name="ce124" table:formula="of:=[.AX22]*[.AS22]" office:value-type="float" office:value="1.04" calcext:value-type="float">
            <text:p>1,04</text:p>
          </table:table-cell>
          <table:table-cell table:style-name="ce129" table:formula="of:=IF([.AY22]&lt;1;&quot;-&quot;;&quot;+&quot;)" office:value-type="string" office:string-value="+" calcext:value-type="string">
            <text:p>+</text:p>
          </table:table-cell>
          <table:table-cell table:style-name="ce124" table:formula="of:=ROUND(100*IF([.AY22]&gt;=1;[.AY22]-1;1-[.AY22]);0)" office:value-type="float" office:value="4" calcext:value-type="float">
            <text:p>4</text:p>
          </table:table-cell>
          <table:table-cell table:style-name="ce129" table:formula="of:=IF([.BA22]=0;&quot;0&quot;;COM.MICROSOFT.CONCAT([.AZ22:.BA22]))" office:value-type="string" office:string-value="+4" calcext:value-type="string">
            <text:p>+4</text:p>
          </table:table-cell>
          <table:table-cell table:style-name="ce105" table:formula="of:=RANK([.AN22];[.$AN$3:.$AN$30];0)" office:value-type="float" office:value="17" calcext:value-type="float">
            <text:p>17</text:p>
          </table:table-cell>
          <table:table-cell table:style-name="ce102" office:value-type="float" office:value="20" calcext:value-type="float">
            <text:p>20</text:p>
          </table:table-cell>
          <table:table-cell table:number-columns-repeated="968"/>
        </table:table-row>
        <table:table-row table:style-name="ro3">
          <table:table-cell table:style-name="ce102" office:value-type="float" office:value="21" calcext:value-type="float">
            <text:p>21</text:p>
          </table:table-cell>
          <table:table-cell table:style-name="ce107" table:formula="of:=RANDBETWEEN(1;1000000)" office:value-type="float" office:value="735524" calcext:value-type="float">
            <text:p>735524</text:p>
          </table:table-cell>
          <table:table-cell table:style-name="ce107" office:value-type="string" calcext:value-type="string">
            <text:p>+</text:p>
          </table:table-cell>
          <table:table-cell table:style-name="ce107" office:value-type="float" office:value="600" calcext:value-type="float">
            <text:p>600</text:p>
          </table:table-cell>
          <table:table-cell table:style-name="ce107" office:value-type="string" calcext:value-type="string">
            <text:p>%</text:p>
          </table:table-cell>
          <table:table-cell table:style-name="ce107" table:formula="of:=COM.MICROSOFT.CONCAT([.C23:.E23])" office:value-type="string" office:string-value="+600%" calcext:value-type="string">
            <text:p>+600%</text:p>
          </table:table-cell>
          <table:table-cell table:style-name="ce107" office:value-type="float" office:value="7" calcext:value-type="float">
            <text:p>7</text:p>
          </table:table-cell>
          <table:table-cell table:style-name="ce107" table:formula="of:=RANK([.B23];[.$B$3:.$B$26];0)" office:value-type="float" office:value="6" calcext:value-type="float">
            <text:p>6</text:p>
          </table:table-cell>
          <table:table-cell table:style-name="ce107" table:formula="of:=RANDBETWEEN(1;1000000)" office:value-type="float" office:value="765087" calcext:value-type="float">
            <text:p>765087</text:p>
          </table:table-cell>
          <table:table-cell table:style-name="ce107" office:value-type="string" calcext:value-type="string">
            <text:p>+</text:p>
          </table:table-cell>
          <table:table-cell table:style-name="ce107" office:value-type="float" office:value="200" calcext:value-type="float">
            <text:p>200</text:p>
          </table:table-cell>
          <table:table-cell table:style-name="ce107" office:value-type="string" calcext:value-type="string">
            <text:p>%</text:p>
          </table:table-cell>
          <table:table-cell table:style-name="ce107" table:formula="of:=COM.MICROSOFT.CONCAT([.J23:.L23])" office:value-type="string" office:string-value="+200%" calcext:value-type="string">
            <text:p>+200%</text:p>
          </table:table-cell>
          <table:table-cell table:style-name="ce107" office:value-type="float" office:value="3" calcext:value-type="float">
            <text:p>3</text:p>
          </table:table-cell>
          <table:table-cell table:style-name="ce107" table:formula="of:=RANK([.I23];[.$I$3:.$I$25];0)" office:value-type="float" office:value="10" calcext:value-type="float">
            <text:p>10</text:p>
          </table:table-cell>
          <table:table-cell table:style-name="ce102" office:value-type="float" office:value="21" calcext:value-type="float">
            <text:p>21</text:p>
          </table:table-cell>
          <table:table-cell table:style-name="ce126" table:formula="of:=RANDBETWEEN(1;1000000)" office:value-type="float" office:value="62456" calcext:value-type="float">
            <text:p>62456</text:p>
          </table:table-cell>
          <table:table-cell table:style-name="ce126" office:value-type="string" calcext:value-type="string">
            <text:p><text:s/>x </text:p>
          </table:table-cell>
          <table:table-cell table:style-name="ce126" office:value-type="float" office:value="7" calcext:value-type="float">
            <text:p>7</text:p>
          </table:table-cell>
          <table:table-cell table:style-name="ce126" table:formula="of:=COM.MICROSOFT.CONCAT([.R23:.S23])" office:value-type="string" office:string-value=" x 7" calcext:value-type="string">
            <text:p><text:s/>x 7</text:p>
          </table:table-cell>
          <table:table-cell table:style-name="ce133" office:value-type="string" calcext:value-type="string">
            <text:p>+</text:p>
          </table:table-cell>
          <table:table-cell table:style-name="ce133" office:value-type="float" office:value="600" calcext:value-type="float">
            <text:p>600</text:p>
          </table:table-cell>
          <table:table-cell table:style-name="ce133" table:formula="of:=COM.MICROSOFT.CONCAT([.U23:.V23])" office:value-type="string" office:string-value="+600" calcext:value-type="string">
            <text:p>+600</text:p>
          </table:table-cell>
          <table:table-cell table:style-name="ce107" table:formula="of:=RANK([.Q23];[.$Q$3:.$Q$26];0)" office:value-type="float" office:value="22" calcext:value-type="float">
            <text:p>22</text:p>
          </table:table-cell>
          <table:table-cell table:style-name="ce126" table:formula="of:=RANDBETWEEN(1;1000000)" office:value-type="float" office:value="272653" calcext:value-type="float">
            <text:p>272653</text:p>
          </table:table-cell>
          <table:table-cell table:style-name="ce126" office:value-type="string" calcext:value-type="string">
            <text:p><text:s/>x </text:p>
          </table:table-cell>
          <table:table-cell table:style-name="ce126" office:value-type="float" office:value="7" calcext:value-type="float">
            <text:p>7</text:p>
          </table:table-cell>
          <table:table-cell table:style-name="ce126" table:formula="of:=COM.MICROSOFT.CONCAT([.Z23:.AA23])" office:value-type="string" office:string-value=" x 7" calcext:value-type="string">
            <text:p><text:s/>x 7</text:p>
          </table:table-cell>
          <table:table-cell table:style-name="ce133" office:value-type="string" calcext:value-type="string">
            <text:p>+</text:p>
          </table:table-cell>
          <table:table-cell table:style-name="ce133" office:value-type="float" office:value="600" calcext:value-type="float">
            <text:p>600</text:p>
          </table:table-cell>
          <table:table-cell table:style-name="ce133" table:formula="of:=COM.MICROSOFT.CONCAT([.AC23:.AD23])" office:value-type="string" office:string-value="+600" calcext:value-type="string">
            <text:p>+600</text:p>
          </table:table-cell>
          <table:table-cell table:style-name="ce107" table:formula="of:=RANK([.Y23];[.$Y$3:.$Y$26];0)" office:value-type="float" office:value="19" calcext:value-type="float">
            <text:p>19</text:p>
          </table:table-cell>
          <table:table-cell table:style-name="ce102" office:value-type="float" office:value="21" calcext:value-type="float">
            <text:p>21</text:p>
          </table:table-cell>
          <table:table-cell table:style-name="ce105" table:formula="of:=RANDBETWEEN(1;1000000)" office:value-type="float" office:value="752192" calcext:value-type="float">
            <text:p>752192</text:p>
          </table:table-cell>
          <table:table-cell table:style-name="ce138" table:formula="of:=RANDBETWEEN(1;9)/10" office:value-type="percentage" office:value="0.3" calcext:value-type="percentage">
            <text:p>30%</text:p>
          </table:table-cell>
          <table:table-cell table:style-name="ce105" table:formula="of:=10*RANDBETWEEN(1;99)" office:value-type="float" office:value="940" calcext:value-type="float">
            <text:p>940</text:p>
          </table:table-cell>
          <table:table-cell table:style-name="ce124" table:formula="of:=[.AI23]*[.AJ23]" office:value-type="float" office:value="282" calcext:value-type="float">
            <text:p>282</text:p>
          </table:table-cell>
          <table:table-cell table:style-name="ce105" table:formula="of:=RANK([.AH23];[.$AH$3:.$AH$27];0)" office:value-type="float" office:value="7" calcext:value-type="float">
            <text:p>7</text:p>
          </table:table-cell>
          <table:table-cell table:style-name="ce102" office:value-type="float" office:value="21" calcext:value-type="float">
            <text:p>21</text:p>
          </table:table-cell>
          <table:table-cell table:style-name="ce105" table:formula="of:=RANDBETWEEN(1;1000000)" office:value-type="float" office:value="94901" calcext:value-type="float">
            <text:p>94901</text:p>
          </table:table-cell>
          <table:table-cell table:style-name="ce105" table:formula="of:=IF(RANDBETWEEN(1;2)=1;&quot;+&quot;;&quot;-&quot;)" office:value-type="string" office:string-value="+" calcext:value-type="string">
            <text:p>+</text:p>
          </table:table-cell>
          <table:table-cell table:style-name="ce119" table:formula="of:=10*RANDBETWEEN(1;9)" office:value-type="float" office:value="80" calcext:value-type="float">
            <text:p>8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AO23:.AQ23])" office:value-type="string" office:string-value="+80%" calcext:value-type="string">
            <text:p>+80%</text:p>
          </table:table-cell>
          <table:table-cell table:style-name="ce142" table:formula="of:=IF([.AO23]=&quot;+&quot;;1+[.AP23]/100;1-[.AP23]/100)" office:value-type="float" office:value="1.8" calcext:value-type="float">
            <text:p>1,8</text:p>
          </table:table-cell>
          <table:table-cell table:style-name="ce105" table:formula="of:=IF(RANDBETWEEN(1;2)=1;&quot;+&quot;;&quot;-&quot;)" office:value-type="string" office:string-value="+" calcext:value-type="string">
            <text:p>+</text:p>
          </table:table-cell>
          <table:table-cell table:style-name="ce119" table:formula="of:=10*RANDBETWEEN(1;9)" office:value-type="float" office:value="70" calcext:value-type="float">
            <text:p>7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AT23:.AV23])" office:value-type="string" office:string-value="+70%" calcext:value-type="string">
            <text:p>+70%</text:p>
          </table:table-cell>
          <table:table-cell table:style-name="ce142" table:formula="of:=IF([.AT23]=&quot;+&quot;;1+[.AU23]/100;1-[.AU23]/100)" office:value-type="float" office:value="1.7" calcext:value-type="float">
            <text:p>1,7</text:p>
          </table:table-cell>
          <table:table-cell table:style-name="ce124" table:formula="of:=[.AX23]*[.AS23]" office:value-type="float" office:value="3.06" calcext:value-type="float">
            <text:p>3,06</text:p>
          </table:table-cell>
          <table:table-cell table:style-name="ce129" table:formula="of:=IF([.AY23]&lt;1;&quot;-&quot;;&quot;+&quot;)" office:value-type="string" office:string-value="+" calcext:value-type="string">
            <text:p>+</text:p>
          </table:table-cell>
          <table:table-cell table:style-name="ce124" table:formula="of:=ROUND(100*IF([.AY23]&gt;=1;[.AY23]-1;1-[.AY23]);0)" office:value-type="float" office:value="206" calcext:value-type="float">
            <text:p>206</text:p>
          </table:table-cell>
          <table:table-cell table:style-name="ce129" table:formula="of:=IF([.BA23]=0;&quot;0&quot;;COM.MICROSOFT.CONCAT([.AZ23:.BA23]))" office:value-type="string" office:string-value="+206" calcext:value-type="string">
            <text:p>+206</text:p>
          </table:table-cell>
          <table:table-cell table:style-name="ce105" table:formula="of:=RANK([.AN23];[.$AN$3:.$AN$30];0)" office:value-type="float" office:value="26" calcext:value-type="float">
            <text:p>26</text:p>
          </table:table-cell>
          <table:table-cell table:style-name="ce102" office:value-type="float" office:value="21" calcext:value-type="float">
            <text:p>21</text:p>
          </table:table-cell>
          <table:table-cell table:number-columns-repeated="968"/>
        </table:table-row>
        <table:table-row table:style-name="ro3">
          <table:table-cell table:style-name="ce102" office:value-type="float" office:value="22" calcext:value-type="float">
            <text:p>22</text:p>
          </table:table-cell>
          <table:table-cell table:style-name="ce107" table:formula="of:=RANDBETWEEN(1;1000000)" office:value-type="float" office:value="314640" calcext:value-type="float">
            <text:p>314640</text:p>
          </table:table-cell>
          <table:table-cell table:style-name="ce107" office:value-type="string" calcext:value-type="string">
            <text:p>+</text:p>
          </table:table-cell>
          <table:table-cell table:style-name="ce107" office:value-type="float" office:value="700" calcext:value-type="float">
            <text:p>700</text:p>
          </table:table-cell>
          <table:table-cell table:style-name="ce107" office:value-type="string" calcext:value-type="string">
            <text:p>%</text:p>
          </table:table-cell>
          <table:table-cell table:style-name="ce107" table:formula="of:=COM.MICROSOFT.CONCAT([.C24:.E24])" office:value-type="string" office:string-value="+700%" calcext:value-type="string">
            <text:p>+700%</text:p>
          </table:table-cell>
          <table:table-cell table:style-name="ce107" office:value-type="float" office:value="8" calcext:value-type="float">
            <text:p>8</text:p>
          </table:table-cell>
          <table:table-cell table:style-name="ce107" table:formula="of:=RANK([.B24];[.$B$3:.$B$26];0)" office:value-type="float" office:value="16" calcext:value-type="float">
            <text:p>16</text:p>
          </table:table-cell>
          <table:table-cell table:style-name="ce107" table:formula="of:=RANDBETWEEN(1;1000000)" office:value-type="float" office:value="681046" calcext:value-type="float">
            <text:p>681046</text:p>
          </table:table-cell>
          <table:table-cell table:style-name="ce107" office:value-type="string" calcext:value-type="string">
            <text:p>+</text:p>
          </table:table-cell>
          <table:table-cell table:style-name="ce107" office:value-type="float" office:value="300" calcext:value-type="float">
            <text:p>300</text:p>
          </table:table-cell>
          <table:table-cell table:style-name="ce107" office:value-type="string" calcext:value-type="string">
            <text:p>%</text:p>
          </table:table-cell>
          <table:table-cell table:style-name="ce107" table:formula="of:=COM.MICROSOFT.CONCAT([.J24:.L24])" office:value-type="string" office:string-value="+300%" calcext:value-type="string">
            <text:p>+300%</text:p>
          </table:table-cell>
          <table:table-cell table:style-name="ce107" office:value-type="float" office:value="4" calcext:value-type="float">
            <text:p>4</text:p>
          </table:table-cell>
          <table:table-cell table:style-name="ce107" table:formula="of:=RANK([.I24];[.$I$3:.$I$25];0)" office:value-type="float" office:value="12" calcext:value-type="float">
            <text:p>12</text:p>
          </table:table-cell>
          <table:table-cell table:style-name="ce102" office:value-type="float" office:value="22" calcext:value-type="float">
            <text:p>22</text:p>
          </table:table-cell>
          <table:table-cell table:style-name="ce126" table:formula="of:=RANDBETWEEN(1;1000000)" office:value-type="float" office:value="34066" calcext:value-type="float">
            <text:p>34066</text:p>
          </table:table-cell>
          <table:table-cell table:style-name="ce126" office:value-type="string" calcext:value-type="string">
            <text:p><text:s/>x </text:p>
          </table:table-cell>
          <table:table-cell table:style-name="ce126" office:value-type="float" office:value="8" calcext:value-type="float">
            <text:p>8</text:p>
          </table:table-cell>
          <table:table-cell table:style-name="ce126" table:formula="of:=COM.MICROSOFT.CONCAT([.R24:.S24])" office:value-type="string" office:string-value=" x 8" calcext:value-type="string">
            <text:p><text:s/>x 8</text:p>
          </table:table-cell>
          <table:table-cell table:style-name="ce133" office:value-type="string" calcext:value-type="string">
            <text:p>+</text:p>
          </table:table-cell>
          <table:table-cell table:style-name="ce133" office:value-type="float" office:value="700" calcext:value-type="float">
            <text:p>700</text:p>
          </table:table-cell>
          <table:table-cell table:style-name="ce133" table:formula="of:=COM.MICROSOFT.CONCAT([.U24:.V24])" office:value-type="string" office:string-value="+700" calcext:value-type="string">
            <text:p>+700</text:p>
          </table:table-cell>
          <table:table-cell table:style-name="ce107" table:formula="of:=RANK([.Q24];[.$Q$3:.$Q$26];0)" office:value-type="float" office:value="23" calcext:value-type="float">
            <text:p>23</text:p>
          </table:table-cell>
          <table:table-cell table:style-name="ce126" table:formula="of:=RANDBETWEEN(1;1000000)" office:value-type="float" office:value="795748" calcext:value-type="float">
            <text:p>795748</text:p>
          </table:table-cell>
          <table:table-cell table:style-name="ce126" office:value-type="string" calcext:value-type="string">
            <text:p><text:s/>x </text:p>
          </table:table-cell>
          <table:table-cell table:style-name="ce126" office:value-type="float" office:value="8" calcext:value-type="float">
            <text:p>8</text:p>
          </table:table-cell>
          <table:table-cell table:style-name="ce126" table:formula="of:=COM.MICROSOFT.CONCAT([.Z24:.AA24])" office:value-type="string" office:string-value=" x 8" calcext:value-type="string">
            <text:p><text:s/>x 8</text:p>
          </table:table-cell>
          <table:table-cell table:style-name="ce133" office:value-type="string" calcext:value-type="string">
            <text:p>+</text:p>
          </table:table-cell>
          <table:table-cell table:style-name="ce133" office:value-type="float" office:value="700" calcext:value-type="float">
            <text:p>700</text:p>
          </table:table-cell>
          <table:table-cell table:style-name="ce133" table:formula="of:=COM.MICROSOFT.CONCAT([.AC24:.AD24])" office:value-type="string" office:string-value="+700" calcext:value-type="string">
            <text:p>+700</text:p>
          </table:table-cell>
          <table:table-cell table:style-name="ce107" table:formula="of:=RANK([.Y24];[.$Y$3:.$Y$26];0)" office:value-type="float" office:value="4" calcext:value-type="float">
            <text:p>4</text:p>
          </table:table-cell>
          <table:table-cell table:style-name="ce102" office:value-type="float" office:value="22" calcext:value-type="float">
            <text:p>22</text:p>
          </table:table-cell>
          <table:table-cell table:style-name="ce105" table:formula="of:=RANDBETWEEN(1;1000000)" office:value-type="float" office:value="292670" calcext:value-type="float">
            <text:p>292670</text:p>
          </table:table-cell>
          <table:table-cell table:style-name="ce138" table:formula="of:=RANDBETWEEN(1;9)/10" office:value-type="percentage" office:value="0.2" calcext:value-type="percentage">
            <text:p>20%</text:p>
          </table:table-cell>
          <table:table-cell table:style-name="ce105" table:formula="of:=10*RANDBETWEEN(1;99)" office:value-type="float" office:value="310" calcext:value-type="float">
            <text:p>310</text:p>
          </table:table-cell>
          <table:table-cell table:style-name="ce124" table:formula="of:=[.AI24]*[.AJ24]" office:value-type="float" office:value="62" calcext:value-type="float">
            <text:p>62</text:p>
          </table:table-cell>
          <table:table-cell table:style-name="ce105" table:formula="of:=RANK([.AH24];[.$AH$3:.$AH$27];0)" office:value-type="float" office:value="21" calcext:value-type="float">
            <text:p>21</text:p>
          </table:table-cell>
          <table:table-cell table:style-name="ce102" office:value-type="float" office:value="22" calcext:value-type="float">
            <text:p>22</text:p>
          </table:table-cell>
          <table:table-cell table:style-name="ce105" table:formula="of:=RANDBETWEEN(1;1000000)" office:value-type="float" office:value="260702" calcext:value-type="float">
            <text:p>260702</text:p>
          </table:table-cell>
          <table:table-cell table:style-name="ce105" table:formula="of:=IF(RANDBETWEEN(1;2)=1;&quot;+&quot;;&quot;-&quot;)" office:value-type="string" office:string-value="+" calcext:value-type="string">
            <text:p>+</text:p>
          </table:table-cell>
          <table:table-cell table:style-name="ce119" table:formula="of:=10*RANDBETWEEN(1;9)" office:value-type="float" office:value="80" calcext:value-type="float">
            <text:p>8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AO24:.AQ24])" office:value-type="string" office:string-value="+80%" calcext:value-type="string">
            <text:p>+80%</text:p>
          </table:table-cell>
          <table:table-cell table:style-name="ce142" table:formula="of:=IF([.AO24]=&quot;+&quot;;1+[.AP24]/100;1-[.AP24]/100)" office:value-type="float" office:value="1.8" calcext:value-type="float">
            <text:p>1,8</text:p>
          </table:table-cell>
          <table:table-cell table:style-name="ce105" table:formula="of:=IF(RANDBETWEEN(1;2)=1;&quot;+&quot;;&quot;-&quot;)" office:value-type="string" office:string-value="+" calcext:value-type="string">
            <text:p>+</text:p>
          </table:table-cell>
          <table:table-cell table:style-name="ce119" table:formula="of:=10*RANDBETWEEN(1;9)" office:value-type="float" office:value="20" calcext:value-type="float">
            <text:p>2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AT24:.AV24])" office:value-type="string" office:string-value="+20%" calcext:value-type="string">
            <text:p>+20%</text:p>
          </table:table-cell>
          <table:table-cell table:style-name="ce142" table:formula="of:=IF([.AT24]=&quot;+&quot;;1+[.AU24]/100;1-[.AU24]/100)" office:value-type="float" office:value="1.2" calcext:value-type="float">
            <text:p>1,2</text:p>
          </table:table-cell>
          <table:table-cell table:style-name="ce124" table:formula="of:=[.AX24]*[.AS24]" office:value-type="float" office:value="2.16" calcext:value-type="float">
            <text:p>2,16</text:p>
          </table:table-cell>
          <table:table-cell table:style-name="ce129" table:formula="of:=IF([.AY24]&lt;1;&quot;-&quot;;&quot;+&quot;)" office:value-type="string" office:string-value="+" calcext:value-type="string">
            <text:p>+</text:p>
          </table:table-cell>
          <table:table-cell table:style-name="ce124" table:formula="of:=ROUND(100*IF([.AY24]&gt;=1;[.AY24]-1;1-[.AY24]);0)" office:value-type="float" office:value="116" calcext:value-type="float">
            <text:p>116</text:p>
          </table:table-cell>
          <table:table-cell table:style-name="ce129" table:formula="of:=IF([.BA24]=0;&quot;0&quot;;COM.MICROSOFT.CONCAT([.AZ24:.BA24]))" office:value-type="string" office:string-value="+116" calcext:value-type="string">
            <text:p>+116</text:p>
          </table:table-cell>
          <table:table-cell table:style-name="ce105" table:formula="of:=RANK([.AN24];[.$AN$3:.$AN$30];0)" office:value-type="float" office:value="23" calcext:value-type="float">
            <text:p>23</text:p>
          </table:table-cell>
          <table:table-cell table:style-name="ce102" office:value-type="float" office:value="22" calcext:value-type="float">
            <text:p>22</text:p>
          </table:table-cell>
          <table:table-cell table:number-columns-repeated="968"/>
        </table:table-row>
        <table:table-row table:style-name="ro3">
          <table:table-cell table:style-name="ce102" office:value-type="float" office:value="23" calcext:value-type="float">
            <text:p>23</text:p>
          </table:table-cell>
          <table:table-cell table:style-name="ce107" table:formula="of:=RANDBETWEEN(1;1000000)" office:value-type="float" office:value="403282" calcext:value-type="float">
            <text:p>403282</text:p>
          </table:table-cell>
          <table:table-cell table:style-name="ce107" office:value-type="string" calcext:value-type="string">
            <text:p>+</text:p>
          </table:table-cell>
          <table:table-cell table:style-name="ce107" office:value-type="float" office:value="800" calcext:value-type="float">
            <text:p>800</text:p>
          </table:table-cell>
          <table:table-cell table:style-name="ce107" office:value-type="string" calcext:value-type="string">
            <text:p>%</text:p>
          </table:table-cell>
          <table:table-cell table:style-name="ce107" table:formula="of:=COM.MICROSOFT.CONCAT([.C25:.E25])" office:value-type="string" office:string-value="+800%" calcext:value-type="string">
            <text:p>+800%</text:p>
          </table:table-cell>
          <table:table-cell table:style-name="ce107" office:value-type="float" office:value="9" calcext:value-type="float">
            <text:p>9</text:p>
          </table:table-cell>
          <table:table-cell table:style-name="ce107" table:formula="of:=RANK([.B25];[.$B$3:.$B$26];0)" office:value-type="float" office:value="14" calcext:value-type="float">
            <text:p>14</text:p>
          </table:table-cell>
          <table:table-cell table:style-name="ce107" table:formula="of:=RANDBETWEEN(1;1000000)" office:value-type="float" office:value="909733" calcext:value-type="float">
            <text:p>909733</text:p>
          </table:table-cell>
          <table:table-cell table:style-name="ce107" office:value-type="string" calcext:value-type="string">
            <text:p>+</text:p>
          </table:table-cell>
          <table:table-cell table:style-name="ce107" office:value-type="float" office:value="400" calcext:value-type="float">
            <text:p>400</text:p>
          </table:table-cell>
          <table:table-cell table:style-name="ce107" office:value-type="string" calcext:value-type="string">
            <text:p>%</text:p>
          </table:table-cell>
          <table:table-cell table:style-name="ce107" table:formula="of:=COM.MICROSOFT.CONCAT([.J25:.L25])" office:value-type="string" office:string-value="+400%" calcext:value-type="string">
            <text:p>+400%</text:p>
          </table:table-cell>
          <table:table-cell table:style-name="ce107" office:value-type="float" office:value="5" calcext:value-type="float">
            <text:p>5</text:p>
          </table:table-cell>
          <table:table-cell table:style-name="ce107" table:formula="of:=RANK([.I25];[.$I$3:.$I$25];0)" office:value-type="float" office:value="5" calcext:value-type="float">
            <text:p>5</text:p>
          </table:table-cell>
          <table:table-cell table:style-name="ce102" office:value-type="float" office:value="23" calcext:value-type="float">
            <text:p>23</text:p>
          </table:table-cell>
          <table:table-cell table:style-name="ce126" table:formula="of:=RANDBETWEEN(1;1000000)" office:value-type="float" office:value="132806" calcext:value-type="float">
            <text:p>132806</text:p>
          </table:table-cell>
          <table:table-cell table:style-name="ce126" office:value-type="string" calcext:value-type="string">
            <text:p><text:s/>x </text:p>
          </table:table-cell>
          <table:table-cell table:style-name="ce126" office:value-type="float" office:value="9" calcext:value-type="float">
            <text:p>9</text:p>
          </table:table-cell>
          <table:table-cell table:style-name="ce126" table:formula="of:=COM.MICROSOFT.CONCAT([.R25:.S25])" office:value-type="string" office:string-value=" x 9" calcext:value-type="string">
            <text:p><text:s/>x 9</text:p>
          </table:table-cell>
          <table:table-cell table:style-name="ce133" office:value-type="string" calcext:value-type="string">
            <text:p>+</text:p>
          </table:table-cell>
          <table:table-cell table:style-name="ce133" office:value-type="float" office:value="800" calcext:value-type="float">
            <text:p>800</text:p>
          </table:table-cell>
          <table:table-cell table:style-name="ce133" table:formula="of:=COM.MICROSOFT.CONCAT([.U25:.V25])" office:value-type="string" office:string-value="+800" calcext:value-type="string">
            <text:p>+800</text:p>
          </table:table-cell>
          <table:table-cell table:style-name="ce107" table:formula="of:=RANK([.Q25];[.$Q$3:.$Q$26];0)" office:value-type="float" office:value="18" calcext:value-type="float">
            <text:p>18</text:p>
          </table:table-cell>
          <table:table-cell table:style-name="ce126" table:formula="of:=RANDBETWEEN(1;1000000)" office:value-type="float" office:value="568297" calcext:value-type="float">
            <text:p>568297</text:p>
          </table:table-cell>
          <table:table-cell table:style-name="ce126" office:value-type="string" calcext:value-type="string">
            <text:p><text:s/>x </text:p>
          </table:table-cell>
          <table:table-cell table:style-name="ce126" office:value-type="float" office:value="9" calcext:value-type="float">
            <text:p>9</text:p>
          </table:table-cell>
          <table:table-cell table:style-name="ce126" table:formula="of:=COM.MICROSOFT.CONCAT([.Z25:.AA25])" office:value-type="string" office:string-value=" x 9" calcext:value-type="string">
            <text:p><text:s/>x 9</text:p>
          </table:table-cell>
          <table:table-cell table:style-name="ce133" office:value-type="string" calcext:value-type="string">
            <text:p>+</text:p>
          </table:table-cell>
          <table:table-cell table:style-name="ce133" office:value-type="float" office:value="800" calcext:value-type="float">
            <text:p>800</text:p>
          </table:table-cell>
          <table:table-cell table:style-name="ce133" table:formula="of:=COM.MICROSOFT.CONCAT([.AC25:.AD25])" office:value-type="string" office:string-value="+800" calcext:value-type="string">
            <text:p>+800</text:p>
          </table:table-cell>
          <table:table-cell table:style-name="ce107" table:formula="of:=RANK([.Y25];[.$Y$3:.$Y$26];0)" office:value-type="float" office:value="9" calcext:value-type="float">
            <text:p>9</text:p>
          </table:table-cell>
          <table:table-cell table:style-name="ce102" office:value-type="float" office:value="23" calcext:value-type="float">
            <text:p>23</text:p>
          </table:table-cell>
          <table:table-cell table:style-name="ce105" table:formula="of:=RANDBETWEEN(1;1000000)" office:value-type="float" office:value="497094" calcext:value-type="float">
            <text:p>497094</text:p>
          </table:table-cell>
          <table:table-cell table:style-name="ce138" table:formula="of:=RANDBETWEEN(1;9)/10" office:value-type="percentage" office:value="0.1" calcext:value-type="percentage">
            <text:p>10%</text:p>
          </table:table-cell>
          <table:table-cell table:style-name="ce105" table:formula="of:=10*RANDBETWEEN(1;99)" office:value-type="float" office:value="260" calcext:value-type="float">
            <text:p>260</text:p>
          </table:table-cell>
          <table:table-cell table:style-name="ce124" table:formula="of:=[.AI25]*[.AJ25]" office:value-type="float" office:value="26" calcext:value-type="float">
            <text:p>26</text:p>
          </table:table-cell>
          <table:table-cell table:style-name="ce105" table:formula="of:=RANK([.AH25];[.$AH$3:.$AH$27];0)" office:value-type="float" office:value="14" calcext:value-type="float">
            <text:p>14</text:p>
          </table:table-cell>
          <table:table-cell table:style-name="ce102" office:value-type="float" office:value="23" calcext:value-type="float">
            <text:p>23</text:p>
          </table:table-cell>
          <table:table-cell table:style-name="ce105" table:formula="of:=RANDBETWEEN(1;1000000)" office:value-type="float" office:value="267764" calcext:value-type="float">
            <text:p>267764</text:p>
          </table:table-cell>
          <table:table-cell table:style-name="ce105" table:formula="of:=IF(RANDBETWEEN(1;2)=1;&quot;+&quot;;&quot;-&quot;)" office:value-type="string" office:string-value="-" calcext:value-type="string">
            <text:p>-</text:p>
          </table:table-cell>
          <table:table-cell table:style-name="ce119" table:formula="of:=10*RANDBETWEEN(1;9)" office:value-type="float" office:value="40" calcext:value-type="float">
            <text:p>4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AO25:.AQ25])" office:value-type="string" office:string-value="-40%" calcext:value-type="string">
            <text:p>-40%</text:p>
          </table:table-cell>
          <table:table-cell table:style-name="ce142" table:formula="of:=IF([.AO25]=&quot;+&quot;;1+[.AP25]/100;1-[.AP25]/100)" office:value-type="float" office:value="0.6" calcext:value-type="float">
            <text:p>0,6</text:p>
          </table:table-cell>
          <table:table-cell table:style-name="ce105" table:formula="of:=IF(RANDBETWEEN(1;2)=1;&quot;+&quot;;&quot;-&quot;)" office:value-type="string" office:string-value="+" calcext:value-type="string">
            <text:p>+</text:p>
          </table:table-cell>
          <table:table-cell table:style-name="ce119" table:formula="of:=10*RANDBETWEEN(1;9)" office:value-type="float" office:value="70" calcext:value-type="float">
            <text:p>7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AT25:.AV25])" office:value-type="string" office:string-value="+70%" calcext:value-type="string">
            <text:p>+70%</text:p>
          </table:table-cell>
          <table:table-cell table:style-name="ce142" table:formula="of:=IF([.AT25]=&quot;+&quot;;1+[.AU25]/100;1-[.AU25]/100)" office:value-type="float" office:value="1.7" calcext:value-type="float">
            <text:p>1,7</text:p>
          </table:table-cell>
          <table:table-cell table:style-name="ce124" table:formula="of:=[.AX25]*[.AS25]" office:value-type="float" office:value="1.02" calcext:value-type="float">
            <text:p>1,02</text:p>
          </table:table-cell>
          <table:table-cell table:style-name="ce129" table:formula="of:=IF([.AY25]&lt;1;&quot;-&quot;;&quot;+&quot;)" office:value-type="string" office:string-value="+" calcext:value-type="string">
            <text:p>+</text:p>
          </table:table-cell>
          <table:table-cell table:style-name="ce124" table:formula="of:=ROUND(100*IF([.AY25]&gt;=1;[.AY25]-1;1-[.AY25]);0)" office:value-type="float" office:value="2" calcext:value-type="float">
            <text:p>2</text:p>
          </table:table-cell>
          <table:table-cell table:style-name="ce129" table:formula="of:=IF([.BA25]=0;&quot;0&quot;;COM.MICROSOFT.CONCAT([.AZ25:.BA25]))" office:value-type="string" office:string-value="+2" calcext:value-type="string">
            <text:p>+2</text:p>
          </table:table-cell>
          <table:table-cell table:style-name="ce105" table:formula="of:=RANK([.AN25];[.$AN$3:.$AN$30];0)" office:value-type="float" office:value="22" calcext:value-type="float">
            <text:p>22</text:p>
          </table:table-cell>
          <table:table-cell table:style-name="ce102" office:value-type="float" office:value="23" calcext:value-type="float">
            <text:p>23</text:p>
          </table:table-cell>
          <table:table-cell table:number-columns-repeated="968"/>
        </table:table-row>
        <table:table-row table:style-name="ro3">
          <table:table-cell table:style-name="ce102" office:value-type="float" office:value="24" calcext:value-type="float">
            <text:p>24</text:p>
          </table:table-cell>
          <table:table-cell table:style-name="ce107" table:formula="of:=RANDBETWEEN(1;1000000)" office:value-type="float" office:value="278234" calcext:value-type="float">
            <text:p>278234</text:p>
          </table:table-cell>
          <table:table-cell table:style-name="ce107" office:value-type="string" calcext:value-type="string">
            <text:p>+</text:p>
          </table:table-cell>
          <table:table-cell table:style-name="ce107" office:value-type="float" office:value="900" calcext:value-type="float">
            <text:p>900</text:p>
          </table:table-cell>
          <table:table-cell table:style-name="ce107" office:value-type="string" calcext:value-type="string">
            <text:p>%</text:p>
          </table:table-cell>
          <table:table-cell table:style-name="ce107" table:formula="of:=COM.MICROSOFT.CONCAT([.C26:.E26])" office:value-type="string" office:string-value="+900%" calcext:value-type="string">
            <text:p>+900%</text:p>
          </table:table-cell>
          <table:table-cell table:style-name="ce107" office:value-type="float" office:value="10" calcext:value-type="float">
            <text:p>10</text:p>
          </table:table-cell>
          <table:table-cell table:style-name="ce107" table:formula="of:=RANK([.B26];[.$B$3:.$B$26];0)" office:value-type="float" office:value="18" calcext:value-type="float">
            <text:p>18</text:p>
          </table:table-cell>
          <table:table-cell table:number-columns-repeated="7"/>
          <table:table-cell table:style-name="ce102" office:value-type="float" office:value="24" calcext:value-type="float">
            <text:p>24</text:p>
          </table:table-cell>
          <table:table-cell table:style-name="ce126" table:formula="of:=RANDBETWEEN(1;1000000)" office:value-type="float" office:value="166401" calcext:value-type="float">
            <text:p>166401</text:p>
          </table:table-cell>
          <table:table-cell table:style-name="ce126" office:value-type="string" calcext:value-type="string">
            <text:p><text:s/>x </text:p>
          </table:table-cell>
          <table:table-cell table:style-name="ce126" office:value-type="float" office:value="10" calcext:value-type="float">
            <text:p>10</text:p>
          </table:table-cell>
          <table:table-cell table:style-name="ce126" table:formula="of:=COM.MICROSOFT.CONCAT([.R26:.S26])" office:value-type="string" office:string-value=" x 10" calcext:value-type="string">
            <text:p><text:s/>x 10</text:p>
          </table:table-cell>
          <table:table-cell table:style-name="ce133" office:value-type="string" calcext:value-type="string">
            <text:p>+</text:p>
          </table:table-cell>
          <table:table-cell table:style-name="ce133" office:value-type="float" office:value="900" calcext:value-type="float">
            <text:p>900</text:p>
          </table:table-cell>
          <table:table-cell table:style-name="ce133" table:formula="of:=COM.MICROSOFT.CONCAT([.U26:.V26])" office:value-type="string" office:string-value="+900" calcext:value-type="string">
            <text:p>+900</text:p>
          </table:table-cell>
          <table:table-cell table:style-name="ce135" table:formula="of:=RANK([.Q26];[.$Q$3:.$Q$26];0)" office:value-type="float" office:value="17" calcext:value-type="float">
            <text:p>17</text:p>
          </table:table-cell>
          <table:table-cell table:style-name="ce126" table:formula="of:=RANDBETWEEN(1;1000000)" office:value-type="float" office:value="495682" calcext:value-type="float">
            <text:p>495682</text:p>
          </table:table-cell>
          <table:table-cell table:style-name="ce126" office:value-type="string" calcext:value-type="string">
            <text:p><text:s/>x </text:p>
          </table:table-cell>
          <table:table-cell table:style-name="ce126" office:value-type="float" office:value="10" calcext:value-type="float">
            <text:p>10</text:p>
          </table:table-cell>
          <table:table-cell table:style-name="ce126" table:formula="of:=COM.MICROSOFT.CONCAT([.Z26:.AA26])" office:value-type="string" office:string-value=" x 10" calcext:value-type="string">
            <text:p><text:s/>x 10</text:p>
          </table:table-cell>
          <table:table-cell table:style-name="ce133" office:value-type="string" calcext:value-type="string">
            <text:p>+</text:p>
          </table:table-cell>
          <table:table-cell table:style-name="ce133" office:value-type="float" office:value="900" calcext:value-type="float">
            <text:p>900</text:p>
          </table:table-cell>
          <table:table-cell table:style-name="ce133" table:formula="of:=COM.MICROSOFT.CONCAT([.AC26:.AD26])" office:value-type="string" office:string-value="+900" calcext:value-type="string">
            <text:p>+900</text:p>
          </table:table-cell>
          <table:table-cell table:style-name="ce135" table:formula="of:=RANK([.Y26];[.$Y$3:.$Y$26];0)" office:value-type="float" office:value="11" calcext:value-type="float">
            <text:p>11</text:p>
          </table:table-cell>
          <table:table-cell table:style-name="ce102" office:value-type="float" office:value="24" calcext:value-type="float">
            <text:p>24</text:p>
          </table:table-cell>
          <table:table-cell table:style-name="ce105" table:formula="of:=RANDBETWEEN(1;1000000)" office:value-type="float" office:value="161278" calcext:value-type="float">
            <text:p>161278</text:p>
          </table:table-cell>
          <table:table-cell table:style-name="ce138" table:formula="of:=RANDBETWEEN(1;9)/10" office:value-type="percentage" office:value="0.8" calcext:value-type="percentage">
            <text:p>80%</text:p>
          </table:table-cell>
          <table:table-cell table:style-name="ce105" table:formula="of:=10*RANDBETWEEN(1;99)" office:value-type="float" office:value="520" calcext:value-type="float">
            <text:p>520</text:p>
          </table:table-cell>
          <table:table-cell table:style-name="ce124" table:formula="of:=[.AI26]*[.AJ26]" office:value-type="float" office:value="416" calcext:value-type="float">
            <text:p>416</text:p>
          </table:table-cell>
          <table:table-cell table:style-name="ce105" table:formula="of:=RANK([.AH26];[.$AH$3:.$AH$27];0)" office:value-type="float" office:value="23" calcext:value-type="float">
            <text:p>23</text:p>
          </table:table-cell>
          <table:table-cell table:style-name="ce102" office:value-type="float" office:value="24" calcext:value-type="float">
            <text:p>24</text:p>
          </table:table-cell>
          <table:table-cell table:style-name="ce105" table:formula="of:=RANDBETWEEN(1;1000000)" office:value-type="float" office:value="43089" calcext:value-type="float">
            <text:p>43089</text:p>
          </table:table-cell>
          <table:table-cell table:style-name="ce105" table:formula="of:=IF(RANDBETWEEN(1;2)=1;&quot;+&quot;;&quot;-&quot;)" office:value-type="string" office:string-value="-" calcext:value-type="string">
            <text:p>-</text:p>
          </table:table-cell>
          <table:table-cell table:style-name="ce119" table:formula="of:=10*RANDBETWEEN(1;9)" office:value-type="float" office:value="50" calcext:value-type="float">
            <text:p>5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AO26:.AQ26])" office:value-type="string" office:string-value="-50%" calcext:value-type="string">
            <text:p>-50%</text:p>
          </table:table-cell>
          <table:table-cell table:style-name="ce142" table:formula="of:=IF([.AO26]=&quot;+&quot;;1+[.AP26]/100;1-[.AP26]/100)" office:value-type="float" office:value="0.5" calcext:value-type="float">
            <text:p>0,5</text:p>
          </table:table-cell>
          <table:table-cell table:style-name="ce105" table:formula="of:=IF(RANDBETWEEN(1;2)=1;&quot;+&quot;;&quot;-&quot;)" office:value-type="string" office:string-value="-" calcext:value-type="string">
            <text:p>-</text:p>
          </table:table-cell>
          <table:table-cell table:style-name="ce119" table:formula="of:=10*RANDBETWEEN(1;9)" office:value-type="float" office:value="90" calcext:value-type="float">
            <text:p>9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AT26:.AV26])" office:value-type="string" office:string-value="-90%" calcext:value-type="string">
            <text:p>-90%</text:p>
          </table:table-cell>
          <table:table-cell table:style-name="ce142" table:formula="of:=IF([.AT26]=&quot;+&quot;;1+[.AU26]/100;1-[.AU26]/100)" office:value-type="float" office:value="0.1" calcext:value-type="float">
            <text:p>0,1</text:p>
          </table:table-cell>
          <table:table-cell table:style-name="ce124" table:formula="of:=[.AX26]*[.AS26]" office:value-type="float" office:value="0.05" calcext:value-type="float">
            <text:p>0,05</text:p>
          </table:table-cell>
          <table:table-cell table:style-name="ce129" table:formula="of:=IF([.AY26]&lt;1;&quot;-&quot;;&quot;+&quot;)" office:value-type="string" office:string-value="-" calcext:value-type="string">
            <text:p>-</text:p>
          </table:table-cell>
          <table:table-cell table:style-name="ce124" table:formula="of:=ROUND(100*IF([.AY26]&gt;=1;[.AY26]-1;1-[.AY26]);0)" office:value-type="float" office:value="95" calcext:value-type="float">
            <text:p>95</text:p>
          </table:table-cell>
          <table:table-cell table:style-name="ce129" table:formula="of:=IF([.BA26]=0;&quot;0&quot;;COM.MICROSOFT.CONCAT([.AZ26:.BA26]))" office:value-type="string" office:string-value="-95" calcext:value-type="string">
            <text:p>-95</text:p>
          </table:table-cell>
          <table:table-cell table:style-name="ce105" table:formula="of:=RANK([.AN26];[.$AN$3:.$AN$30];0)" office:value-type="float" office:value="28" calcext:value-type="float">
            <text:p>28</text:p>
          </table:table-cell>
          <table:table-cell table:style-name="ce102" office:value-type="float" office:value="24" calcext:value-type="float">
            <text:p>24</text:p>
          </table:table-cell>
          <table:table-cell table:number-columns-repeated="968"/>
        </table:table-row>
        <table:table-row table:style-name="ro3">
          <table:table-cell table:style-name="ce102" office:value-type="float" office:value="25" calcext:value-type="float">
            <text:p>25</text:p>
          </table:table-cell>
          <table:table-cell table:number-columns-repeated="14"/>
          <table:table-cell table:style-name="ce102" office:value-type="float" office:value="25" calcext:value-type="float">
            <text:p>25</text:p>
          </table:table-cell>
          <table:table-cell table:number-columns-repeated="8"/>
          <table:table-cell table:style-name="ce95" table:number-columns-repeated="8"/>
          <table:table-cell table:style-name="ce102" office:value-type="float" office:value="25" calcext:value-type="float">
            <text:p>25</text:p>
          </table:table-cell>
          <table:table-cell table:style-name="ce105" table:formula="of:=RANDBETWEEN(1;1000000)" office:value-type="float" office:value="913839" calcext:value-type="float">
            <text:p>913839</text:p>
          </table:table-cell>
          <table:table-cell table:style-name="ce138" table:formula="of:=RANDBETWEEN(1;9)/10" office:value-type="percentage" office:value="0.9" calcext:value-type="percentage">
            <text:p>90%</text:p>
          </table:table-cell>
          <table:table-cell table:style-name="ce105" table:formula="of:=10*RANDBETWEEN(1;99)" office:value-type="float" office:value="980" calcext:value-type="float">
            <text:p>980</text:p>
          </table:table-cell>
          <table:table-cell table:style-name="ce124" table:formula="of:=[.AI27]*[.AJ27]" office:value-type="float" office:value="882" calcext:value-type="float">
            <text:p>882</text:p>
          </table:table-cell>
          <table:table-cell table:style-name="ce105" table:formula="of:=RANK([.AH27];[.$AH$3:.$AH$27];0)" office:value-type="float" office:value="2" calcext:value-type="float">
            <text:p>2</text:p>
          </table:table-cell>
          <table:table-cell table:style-name="ce102" office:value-type="float" office:value="25" calcext:value-type="float">
            <text:p>25</text:p>
          </table:table-cell>
          <table:table-cell table:style-name="ce105" table:formula="of:=RANDBETWEEN(1;1000000)" office:value-type="float" office:value="532294" calcext:value-type="float">
            <text:p>532294</text:p>
          </table:table-cell>
          <table:table-cell table:style-name="ce105" table:formula="of:=IF(RANDBETWEEN(1;2)=1;&quot;+&quot;;&quot;-&quot;)" office:value-type="string" office:string-value="-" calcext:value-type="string">
            <text:p>-</text:p>
          </table:table-cell>
          <table:table-cell table:style-name="ce119" table:formula="of:=10*RANDBETWEEN(1;9)" office:value-type="float" office:value="50" calcext:value-type="float">
            <text:p>5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AO27:.AQ27])" office:value-type="string" office:string-value="-50%" calcext:value-type="string">
            <text:p>-50%</text:p>
          </table:table-cell>
          <table:table-cell table:style-name="ce142" table:formula="of:=IF([.AO27]=&quot;+&quot;;1+[.AP27]/100;1-[.AP27]/100)" office:value-type="float" office:value="0.5" calcext:value-type="float">
            <text:p>0,5</text:p>
          </table:table-cell>
          <table:table-cell table:style-name="ce105" table:formula="of:=IF(RANDBETWEEN(1;2)=1;&quot;+&quot;;&quot;-&quot;)" office:value-type="string" office:string-value="-" calcext:value-type="string">
            <text:p>-</text:p>
          </table:table-cell>
          <table:table-cell table:style-name="ce119" table:formula="of:=10*RANDBETWEEN(1;9)" office:value-type="float" office:value="20" calcext:value-type="float">
            <text:p>2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AT27:.AV27])" office:value-type="string" office:string-value="-20%" calcext:value-type="string">
            <text:p>-20%</text:p>
          </table:table-cell>
          <table:table-cell table:style-name="ce142" table:formula="of:=IF([.AT27]=&quot;+&quot;;1+[.AU27]/100;1-[.AU27]/100)" office:value-type="float" office:value="0.8" calcext:value-type="float">
            <text:p>0,8</text:p>
          </table:table-cell>
          <table:table-cell table:style-name="ce124" table:formula="of:=[.AX27]*[.AS27]" office:value-type="float" office:value="0.4" calcext:value-type="float">
            <text:p>0,4</text:p>
          </table:table-cell>
          <table:table-cell table:style-name="ce129" table:formula="of:=IF([.AY27]&lt;1;&quot;-&quot;;&quot;+&quot;)" office:value-type="string" office:string-value="-" calcext:value-type="string">
            <text:p>-</text:p>
          </table:table-cell>
          <table:table-cell table:style-name="ce124" table:formula="of:=ROUND(100*IF([.AY27]&gt;=1;[.AY27]-1;1-[.AY27]);0)" office:value-type="float" office:value="60" calcext:value-type="float">
            <text:p>60</text:p>
          </table:table-cell>
          <table:table-cell table:style-name="ce129" table:formula="of:=IF([.BA27]=0;&quot;0&quot;;COM.MICROSOFT.CONCAT([.AZ27:.BA27]))" office:value-type="string" office:string-value="-60" calcext:value-type="string">
            <text:p>-60</text:p>
          </table:table-cell>
          <table:table-cell table:style-name="ce105" table:formula="of:=RANK([.AN27];[.$AN$3:.$AN$30];0)" office:value-type="float" office:value="16" calcext:value-type="float">
            <text:p>16</text:p>
          </table:table-cell>
          <table:table-cell table:style-name="ce102" office:value-type="float" office:value="25" calcext:value-type="float">
            <text:p>25</text:p>
          </table:table-cell>
          <table:table-cell table:number-columns-repeated="968"/>
        </table:table-row>
        <table:table-row table:style-name="ro3">
          <table:table-cell table:style-name="ce102" office:value-type="float" office:value="26" calcext:value-type="float">
            <text:p>26</text:p>
          </table:table-cell>
          <table:table-cell table:number-columns-repeated="14"/>
          <table:table-cell table:style-name="ce102" office:value-type="float" office:value="26" calcext:value-type="float">
            <text:p>26</text:p>
          </table:table-cell>
          <table:table-cell table:number-columns-repeated="8"/>
          <table:table-cell table:style-name="ce95" table:number-columns-repeated="8"/>
          <table:table-cell table:style-name="ce102" office:value-type="float" office:value="26" calcext:value-type="float">
            <text:p>26</text:p>
          </table:table-cell>
          <table:table-cell/>
          <table:table-cell table:style-name="ce122"/>
          <table:table-cell table:number-columns-repeated="2"/>
          <table:table-cell table:style-name="ce307"/>
          <table:table-cell table:style-name="ce102" office:value-type="float" office:value="26" calcext:value-type="float">
            <text:p>26</text:p>
          </table:table-cell>
          <table:table-cell table:style-name="ce105" table:formula="of:=RANDBETWEEN(1;1000000)" office:value-type="float" office:value="941251" calcext:value-type="float">
            <text:p>941251</text:p>
          </table:table-cell>
          <table:table-cell table:style-name="ce105" table:formula="of:=IF(RANDBETWEEN(1;2)=1;&quot;+&quot;;&quot;-&quot;)" office:value-type="string" office:string-value="+" calcext:value-type="string">
            <text:p>+</text:p>
          </table:table-cell>
          <table:table-cell table:style-name="ce119" table:formula="of:=10*RANDBETWEEN(1;9)" office:value-type="float" office:value="40" calcext:value-type="float">
            <text:p>4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AO28:.AQ28])" office:value-type="string" office:string-value="+40%" calcext:value-type="string">
            <text:p>+40%</text:p>
          </table:table-cell>
          <table:table-cell table:style-name="ce142" table:formula="of:=IF([.AO28]=&quot;+&quot;;1+[.AP28]/100;1-[.AP28]/100)" office:value-type="float" office:value="1.4" calcext:value-type="float">
            <text:p>1,4</text:p>
          </table:table-cell>
          <table:table-cell table:style-name="ce105" table:formula="of:=IF(RANDBETWEEN(1;2)=1;&quot;+&quot;;&quot;-&quot;)" office:value-type="string" office:string-value="+" calcext:value-type="string">
            <text:p>+</text:p>
          </table:table-cell>
          <table:table-cell table:style-name="ce119" table:formula="of:=10*RANDBETWEEN(1;9)" office:value-type="float" office:value="60" calcext:value-type="float">
            <text:p>6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AT28:.AV28])" office:value-type="string" office:string-value="+60%" calcext:value-type="string">
            <text:p>+60%</text:p>
          </table:table-cell>
          <table:table-cell table:style-name="ce142" table:formula="of:=IF([.AT28]=&quot;+&quot;;1+[.AU28]/100;1-[.AU28]/100)" office:value-type="float" office:value="1.6" calcext:value-type="float">
            <text:p>1,6</text:p>
          </table:table-cell>
          <table:table-cell table:style-name="ce124" table:formula="of:=[.AX28]*[.AS28]" office:value-type="float" office:value="2.24" calcext:value-type="float">
            <text:p>2,24</text:p>
          </table:table-cell>
          <table:table-cell table:style-name="ce129" table:formula="of:=IF([.AY28]&lt;1;&quot;-&quot;;&quot;+&quot;)" office:value-type="string" office:string-value="+" calcext:value-type="string">
            <text:p>+</text:p>
          </table:table-cell>
          <table:table-cell table:style-name="ce124" table:formula="of:=ROUND(100*IF([.AY28]&gt;=1;[.AY28]-1;1-[.AY28]);0)" office:value-type="float" office:value="124" calcext:value-type="float">
            <text:p>124</text:p>
          </table:table-cell>
          <table:table-cell table:style-name="ce129" table:formula="of:=IF([.BA28]=0;&quot;0&quot;;COM.MICROSOFT.CONCAT([.AZ28:.BA28]))" office:value-type="string" office:string-value="+124" calcext:value-type="string">
            <text:p>+124</text:p>
          </table:table-cell>
          <table:table-cell table:style-name="ce105" table:formula="of:=RANK([.AN28];[.$AN$3:.$AN$30];0)" office:value-type="float" office:value="2" calcext:value-type="float">
            <text:p>2</text:p>
          </table:table-cell>
          <table:table-cell table:style-name="ce102" office:value-type="float" office:value="26" calcext:value-type="float">
            <text:p>26</text:p>
          </table:table-cell>
          <table:table-cell table:number-columns-repeated="968"/>
        </table:table-row>
        <table:table-row table:style-name="ro3">
          <table:table-cell table:style-name="ce102" office:value-type="float" office:value="27" calcext:value-type="float">
            <text:p>27</text:p>
          </table:table-cell>
          <table:table-cell table:number-columns-repeated="14"/>
          <table:table-cell table:style-name="ce102" office:value-type="float" office:value="27" calcext:value-type="float">
            <text:p>27</text:p>
          </table:table-cell>
          <table:table-cell table:number-columns-repeated="8"/>
          <table:table-cell table:style-name="ce95" table:number-columns-repeated="8"/>
          <table:table-cell table:style-name="ce102" office:value-type="float" office:value="27" calcext:value-type="float">
            <text:p>27</text:p>
          </table:table-cell>
          <table:table-cell/>
          <table:table-cell table:style-name="ce122"/>
          <table:table-cell table:number-columns-repeated="2"/>
          <table:table-cell table:style-name="ce307"/>
          <table:table-cell table:style-name="ce102" office:value-type="float" office:value="27" calcext:value-type="float">
            <text:p>27</text:p>
          </table:table-cell>
          <table:table-cell table:style-name="ce105" table:formula="of:=RANDBETWEEN(1;1000000)" office:value-type="float" office:value="572174" calcext:value-type="float">
            <text:p>572174</text:p>
          </table:table-cell>
          <table:table-cell table:style-name="ce105" table:formula="of:=IF(RANDBETWEEN(1;2)=1;&quot;+&quot;;&quot;-&quot;)" office:value-type="string" office:string-value="-" calcext:value-type="string">
            <text:p>-</text:p>
          </table:table-cell>
          <table:table-cell table:style-name="ce119" table:formula="of:=10*RANDBETWEEN(1;9)" office:value-type="float" office:value="70" calcext:value-type="float">
            <text:p>7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AO29:.AQ29])" office:value-type="string" office:string-value="-70%" calcext:value-type="string">
            <text:p>-70%</text:p>
          </table:table-cell>
          <table:table-cell table:style-name="ce142" table:formula="of:=IF([.AO29]=&quot;+&quot;;1+[.AP29]/100;1-[.AP29]/100)" office:value-type="float" office:value="0.3" calcext:value-type="float">
            <text:p>0,3</text:p>
          </table:table-cell>
          <table:table-cell table:style-name="ce105" table:formula="of:=IF(RANDBETWEEN(1;2)=1;&quot;+&quot;;&quot;-&quot;)" office:value-type="string" office:string-value="-" calcext:value-type="string">
            <text:p>-</text:p>
          </table:table-cell>
          <table:table-cell table:style-name="ce119" table:formula="of:=10*RANDBETWEEN(1;9)" office:value-type="float" office:value="50" calcext:value-type="float">
            <text:p>5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AT29:.AV29])" office:value-type="string" office:string-value="-50%" calcext:value-type="string">
            <text:p>-50%</text:p>
          </table:table-cell>
          <table:table-cell table:style-name="ce142" table:formula="of:=IF([.AT29]=&quot;+&quot;;1+[.AU29]/100;1-[.AU29]/100)" office:value-type="float" office:value="0.5" calcext:value-type="float">
            <text:p>0,5</text:p>
          </table:table-cell>
          <table:table-cell table:style-name="ce124" table:formula="of:=[.AX29]*[.AS29]" office:value-type="float" office:value="0.15" calcext:value-type="float">
            <text:p>0,15</text:p>
          </table:table-cell>
          <table:table-cell table:style-name="ce129" table:formula="of:=IF([.AY29]&lt;1;&quot;-&quot;;&quot;+&quot;)" office:value-type="string" office:string-value="-" calcext:value-type="string">
            <text:p>-</text:p>
          </table:table-cell>
          <table:table-cell table:style-name="ce124" table:formula="of:=ROUND(100*IF([.AY29]&gt;=1;[.AY29]-1;1-[.AY29]);0)" office:value-type="float" office:value="85" calcext:value-type="float">
            <text:p>85</text:p>
          </table:table-cell>
          <table:table-cell table:style-name="ce129" table:formula="of:=IF([.BA29]=0;&quot;0&quot;;COM.MICROSOFT.CONCAT([.AZ29:.BA29]))" office:value-type="string" office:string-value="-85" calcext:value-type="string">
            <text:p>-85</text:p>
          </table:table-cell>
          <table:table-cell table:style-name="ce105" table:formula="of:=RANK([.AN29];[.$AN$3:.$AN$30];0)" office:value-type="float" office:value="14" calcext:value-type="float">
            <text:p>14</text:p>
          </table:table-cell>
          <table:table-cell table:style-name="ce102" office:value-type="float" office:value="27" calcext:value-type="float">
            <text:p>27</text:p>
          </table:table-cell>
          <table:table-cell table:number-columns-repeated="968"/>
        </table:table-row>
        <table:table-row table:style-name="ro3">
          <table:table-cell table:style-name="ce102" office:value-type="float" office:value="28" calcext:value-type="float">
            <text:p>28</text:p>
          </table:table-cell>
          <table:table-cell table:number-columns-repeated="7"/>
          <table:table-cell office:value-type="string" calcext:value-type="string">
            <text:p><text:s/></text:p>
          </table:table-cell>
          <table:table-cell table:number-columns-repeated="6"/>
          <table:table-cell table:style-name="ce102" office:value-type="float" office:value="28" calcext:value-type="float">
            <text:p>28</text:p>
          </table:table-cell>
          <table:table-cell table:number-columns-repeated="8"/>
          <table:table-cell table:style-name="ce95" table:number-columns-repeated="8"/>
          <table:table-cell table:style-name="ce102" office:value-type="float" office:value="28" calcext:value-type="float">
            <text:p>28</text:p>
          </table:table-cell>
          <table:table-cell/>
          <table:table-cell table:style-name="ce122"/>
          <table:table-cell table:number-columns-repeated="2"/>
          <table:table-cell table:style-name="ce307"/>
          <table:table-cell table:style-name="ce102" office:value-type="float" office:value="28" calcext:value-type="float">
            <text:p>28</text:p>
          </table:table-cell>
          <table:table-cell table:style-name="ce105" table:formula="of:=RANDBETWEEN(1;1000000)" office:value-type="float" office:value="556956" calcext:value-type="float">
            <text:p>556956</text:p>
          </table:table-cell>
          <table:table-cell table:style-name="ce105" table:formula="of:=IF(RANDBETWEEN(1;2)=1;&quot;+&quot;;&quot;-&quot;)" office:value-type="string" office:string-value="+" calcext:value-type="string">
            <text:p>+</text:p>
          </table:table-cell>
          <table:table-cell table:style-name="ce119" table:formula="of:=10*RANDBETWEEN(1;9)" office:value-type="float" office:value="20" calcext:value-type="float">
            <text:p>2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AO30:.AQ30])" office:value-type="string" office:string-value="+20%" calcext:value-type="string">
            <text:p>+20%</text:p>
          </table:table-cell>
          <table:table-cell table:style-name="ce142" table:formula="of:=IF([.AO30]=&quot;+&quot;;1+[.AP30]/100;1-[.AP30]/100)" office:value-type="float" office:value="1.2" calcext:value-type="float">
            <text:p>1,2</text:p>
          </table:table-cell>
          <table:table-cell table:style-name="ce105" table:formula="of:=IF(RANDBETWEEN(1;2)=1;&quot;+&quot;;&quot;-&quot;)" office:value-type="string" office:string-value="+" calcext:value-type="string">
            <text:p>+</text:p>
          </table:table-cell>
          <table:table-cell table:style-name="ce119" table:formula="of:=10*RANDBETWEEN(1;9)" office:value-type="float" office:value="10" calcext:value-type="float">
            <text:p>1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AT30:.AV30])" office:value-type="string" office:string-value="+10%" calcext:value-type="string">
            <text:p>+10%</text:p>
          </table:table-cell>
          <table:table-cell table:style-name="ce142" table:formula="of:=IF([.AT30]=&quot;+&quot;;1+[.AU30]/100;1-[.AU30]/100)" office:value-type="float" office:value="1.1" calcext:value-type="float">
            <text:p>1,1</text:p>
          </table:table-cell>
          <table:table-cell table:style-name="ce124" table:formula="of:=[.AX30]*[.AS30]" office:value-type="float" office:value="1.32" calcext:value-type="float">
            <text:p>1,32</text:p>
          </table:table-cell>
          <table:table-cell table:style-name="ce129" table:formula="of:=IF([.AY30]&lt;1;&quot;-&quot;;&quot;+&quot;)" office:value-type="string" office:string-value="+" calcext:value-type="string">
            <text:p>+</text:p>
          </table:table-cell>
          <table:table-cell table:style-name="ce124" table:formula="of:=ROUND(100*IF([.AY30]&gt;=1;[.AY30]-1;1-[.AY30]);0)" office:value-type="float" office:value="32" calcext:value-type="float">
            <text:p>32</text:p>
          </table:table-cell>
          <table:table-cell table:style-name="ce129" table:formula="of:=IF([.BA30]=0;&quot;0&quot;;COM.MICROSOFT.CONCAT([.AZ30:.BA30]))" office:value-type="string" office:string-value="+32" calcext:value-type="string">
            <text:p>+32</text:p>
          </table:table-cell>
          <table:table-cell table:style-name="ce105" table:formula="of:=RANK([.AN30];[.$AN$3:.$AN$30];0)" office:value-type="float" office:value="15" calcext:value-type="float">
            <text:p>15</text:p>
          </table:table-cell>
          <table:table-cell table:style-name="ce102" office:value-type="float" office:value="28" calcext:value-type="float">
            <text:p>28</text:p>
          </table:table-cell>
          <table:table-cell table:number-columns-repeated="968"/>
        </table:table-row>
        <table:table-row table:style-name="ro3">
          <table:table-cell table:style-name="ce102" office:value-type="float" office:value="29" calcext:value-type="float">
            <text:p>29</text:p>
          </table:table-cell>
          <table:table-cell table:number-columns-repeated="14"/>
          <table:table-cell table:style-name="ce102" office:value-type="float" office:value="29" calcext:value-type="float">
            <text:p>29</text:p>
          </table:table-cell>
          <table:table-cell table:number-columns-repeated="8"/>
          <table:table-cell table:style-name="ce95" table:number-columns-repeated="8"/>
          <table:table-cell table:style-name="ce102" office:value-type="float" office:value="29" calcext:value-type="float">
            <text:p>29</text:p>
          </table:table-cell>
          <table:table-cell/>
          <table:table-cell table:style-name="ce122"/>
          <table:table-cell table:number-columns-repeated="2"/>
          <table:table-cell table:style-name="ce307"/>
          <table:table-cell table:style-name="ce102" office:value-type="float" office:value="29" calcext:value-type="float">
            <text:p>29</text:p>
          </table:table-cell>
          <table:table-cell table:style-name="ce105" table:formula="of:=RANDBETWEEN(1;1000000)" office:value-type="float" office:value="531106" calcext:value-type="float">
            <text:p>531106</text:p>
          </table:table-cell>
          <table:table-cell table:style-name="ce105" table:formula="of:=IF(RANDBETWEEN(1;2)=1;&quot;+&quot;;&quot;-&quot;)" office:value-type="string" office:string-value="-" calcext:value-type="string">
            <text:p>-</text:p>
          </table:table-cell>
          <table:table-cell table:style-name="ce119" table:formula="of:=10*RANDBETWEEN(1;9)" office:value-type="float" office:value="50" calcext:value-type="float">
            <text:p>5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AO31:.AQ31])" office:value-type="string" office:string-value="-50%" calcext:value-type="string">
            <text:p>-50%</text:p>
          </table:table-cell>
          <table:table-cell table:style-name="ce142" table:formula="of:=IF([.AO31]=&quot;+&quot;;1+[.AP31]/100;1-[.AP31]/100)" office:value-type="float" office:value="0.5" calcext:value-type="float">
            <text:p>0,5</text:p>
          </table:table-cell>
          <table:table-cell table:style-name="ce105" table:formula="of:=IF(RANDBETWEEN(1;2)=1;&quot;+&quot;;&quot;-&quot;)" office:value-type="string" office:string-value="+" calcext:value-type="string">
            <text:p>+</text:p>
          </table:table-cell>
          <table:table-cell table:style-name="ce119" table:formula="of:=10*RANDBETWEEN(1;9)" office:value-type="float" office:value="80" calcext:value-type="float">
            <text:p>8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AT31:.AV31])" office:value-type="string" office:string-value="+80%" calcext:value-type="string">
            <text:p>+80%</text:p>
          </table:table-cell>
          <table:table-cell table:style-name="ce142" table:formula="of:=IF([.AT31]=&quot;+&quot;;1+[.AU31]/100;1-[.AU31]/100)" office:value-type="float" office:value="1.8" calcext:value-type="float">
            <text:p>1,8</text:p>
          </table:table-cell>
          <table:table-cell table:style-name="ce124" table:formula="of:=[.AX31]*[.AS31]" office:value-type="float" office:value="0.9" calcext:value-type="float">
            <text:p>0,9</text:p>
          </table:table-cell>
          <table:table-cell table:style-name="ce129" table:formula="of:=IF([.AY31]&lt;1;&quot;-&quot;;&quot;+&quot;)" office:value-type="string" office:string-value="-" calcext:value-type="string">
            <text:p>-</text:p>
          </table:table-cell>
          <table:table-cell table:style-name="ce124" table:formula="of:=ROUND(100*IF([.AY31]&gt;=1;[.AY31]-1;1-[.AY31]);0)" office:value-type="float" office:value="10" calcext:value-type="float">
            <text:p>10</text:p>
          </table:table-cell>
          <table:table-cell table:style-name="ce129" table:formula="of:=IF([.BA31]=0;&quot;0&quot;;COM.MICROSOFT.CONCAT([.AZ31:.BA31]))" office:value-type="string" office:string-value="-10" calcext:value-type="string">
            <text:p>-10</text:p>
          </table:table-cell>
          <table:table-cell table:style-name="ce105" table:formula="of:=RANK([.AN31];[.$AN$3:.$AN$30];0)" office:value-type="float" office:value="17" calcext:value-type="float">
            <text:p>17</text:p>
          </table:table-cell>
          <table:table-cell table:style-name="ce102" office:value-type="float" office:value="29" calcext:value-type="float">
            <text:p>29</text:p>
          </table:table-cell>
          <table:table-cell table:number-columns-repeated="968"/>
        </table:table-row>
        <table:table-row table:style-name="ro3">
          <table:table-cell table:style-name="ce102" office:value-type="float" office:value="30" calcext:value-type="float">
            <text:p>30</text:p>
          </table:table-cell>
          <table:table-cell table:number-columns-repeated="14"/>
          <table:table-cell table:style-name="ce102" office:value-type="float" office:value="30" calcext:value-type="float">
            <text:p>30</text:p>
          </table:table-cell>
          <table:table-cell table:number-columns-repeated="8"/>
          <table:table-cell table:style-name="ce95" table:number-columns-repeated="8"/>
          <table:table-cell table:style-name="ce102" office:value-type="float" office:value="30" calcext:value-type="float">
            <text:p>30</text:p>
          </table:table-cell>
          <table:table-cell/>
          <table:table-cell table:style-name="ce122"/>
          <table:table-cell table:number-columns-repeated="2"/>
          <table:table-cell table:style-name="ce307"/>
          <table:table-cell table:style-name="ce102" office:value-type="float" office:value="30" calcext:value-type="float">
            <text:p>30</text:p>
          </table:table-cell>
          <table:table-cell table:style-name="ce105" table:formula="of:=RANDBETWEEN(1;1000000)" office:value-type="float" office:value="455681" calcext:value-type="float">
            <text:p>455681</text:p>
          </table:table-cell>
          <table:table-cell table:style-name="ce105" table:formula="of:=IF(RANDBETWEEN(1;2)=1;&quot;+&quot;;&quot;-&quot;)" office:value-type="string" office:string-value="+" calcext:value-type="string">
            <text:p>+</text:p>
          </table:table-cell>
          <table:table-cell table:style-name="ce119" table:formula="of:=10*RANDBETWEEN(1;9)" office:value-type="float" office:value="30" calcext:value-type="float">
            <text:p>3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AO32:.AQ32])" office:value-type="string" office:string-value="+30%" calcext:value-type="string">
            <text:p>+30%</text:p>
          </table:table-cell>
          <table:table-cell table:style-name="ce142" table:formula="of:=IF([.AO32]=&quot;+&quot;;1+[.AP32]/100;1-[.AP32]/100)" office:value-type="float" office:value="1.3" calcext:value-type="float">
            <text:p>1,3</text:p>
          </table:table-cell>
          <table:table-cell table:style-name="ce105" table:formula="of:=IF(RANDBETWEEN(1;2)=1;&quot;+&quot;;&quot;-&quot;)" office:value-type="string" office:string-value="-" calcext:value-type="string">
            <text:p>-</text:p>
          </table:table-cell>
          <table:table-cell table:style-name="ce119" table:formula="of:=10*RANDBETWEEN(1;9)" office:value-type="float" office:value="60" calcext:value-type="float">
            <text:p>6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AT32:.AV32])" office:value-type="string" office:string-value="-60%" calcext:value-type="string">
            <text:p>-60%</text:p>
          </table:table-cell>
          <table:table-cell table:style-name="ce142" table:formula="of:=IF([.AT32]=&quot;+&quot;;1+[.AU32]/100;1-[.AU32]/100)" office:value-type="float" office:value="0.4" calcext:value-type="float">
            <text:p>0,4</text:p>
          </table:table-cell>
          <table:table-cell table:style-name="ce124" table:formula="of:=[.AX32]*[.AS32]" office:value-type="float" office:value="0.52" calcext:value-type="float">
            <text:p>0,52</text:p>
          </table:table-cell>
          <table:table-cell table:style-name="ce129" table:formula="of:=IF([.AY32]&lt;1;&quot;-&quot;;&quot;+&quot;)" office:value-type="string" office:string-value="-" calcext:value-type="string">
            <text:p>-</text:p>
          </table:table-cell>
          <table:table-cell table:style-name="ce124" table:formula="of:=ROUND(100*IF([.AY32]&gt;=1;[.AY32]-1;1-[.AY32]);0)" office:value-type="float" office:value="48" calcext:value-type="float">
            <text:p>48</text:p>
          </table:table-cell>
          <table:table-cell table:style-name="ce129" table:formula="of:=IF([.BA32]=0;&quot;0&quot;;COM.MICROSOFT.CONCAT([.AZ32:.BA32]))" office:value-type="string" office:string-value="-48" calcext:value-type="string">
            <text:p>-48</text:p>
          </table:table-cell>
          <table:table-cell table:style-name="ce105" table:formula="of:=RANK([.AN32];[.$AN$3:.$AN$30];0)" office:value-type="float" office:value="18" calcext:value-type="float">
            <text:p>18</text:p>
          </table:table-cell>
          <table:table-cell table:style-name="ce102" office:value-type="float" office:value="30" calcext:value-type="float">
            <text:p>30</text:p>
          </table:table-cell>
          <table:table-cell table:number-columns-repeated="968"/>
        </table:table-row>
        <table:table-row table:style-name="ro3">
          <table:table-cell table:number-columns-repeated="1024"/>
        </table:table-row>
        <table:table-row table:style-name="ro3" table:number-rows-repeated="31">
          <table:table-cell/>
          <table:table-cell table:style-name="ce95" table:number-columns-repeated="32"/>
          <table:table-cell table:number-columns-repeated="991"/>
        </table:table-row>
        <table:table-row table:style-name="ro3" table:number-rows-repeated="1048511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1" svg:font-family="Symbol" style:font-adornments="Normal" style:font-charset="x-symbol"/>
    <style:font-face style:name="Symbol" svg:font-family="Symbol"/>
    <style:font-face style:name="Times New Roman1" svg:font-family="'Times New Roman'" style:font-adornments="Normal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000000" draw:fill-color="#99ccf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">
      <number:number number:decimal-places="0" loext:min-decimal-places="0" number:min-integer-digits="0">
        <number:embedded-text number:position="1"> /</number:embedded-text>
      </number:number>
      <number:currency-symbol number:language="fr" number:country="FR">PI</number:currency-symbol>
    </number:currency-style>
    <number:currency-style style:name="N110">
      <number:number number:decimal-places="0" loext:min-decimal-places="0" number:min-integer-digits="0"/>
      <number:text> </number:text>
      <number:currency-symbol>/20</number:currency-symbol>
    </number:currency-style>
    <number:number-style style:name="N111">
      <number:fraction number:min-numerator-digits="1" loext:max-numerator-digits="1" number:min-denominator-digits="1" loext:max-denominator-value="9"/>
    </number:number-style>
    <number:number-style style:name="N112">
      <number:text>M</number:text>
      <number:number number:decimal-places="0" loext:min-decimal-places="0" number:min-integer-digits="0"/>
    </number:number-style>
    <number:number-style style:name="N113">
      <number:number number:decimal-places="10" loext:min-decimal-places="10" number:min-integer-digits="1"/>
    </number:number-style>
    <number:number-style style:name="N114">
      <number:number number:decimal-places="9" loext:min-decimal-places="9" number:min-integer-digits="1"/>
    </number:number-style>
    <number:number-style style:name="N115">
      <number:number number:decimal-places="8" loext:min-decimal-places="8" number:min-integer-digits="1"/>
    </number:number-style>
    <number:number-style style:name="N116">
      <number:number number:decimal-places="7" loext:min-decimal-places="7" number:min-integer-digits="1"/>
    </number:number-style>
    <number:number-style style:name="N117">
      <number:number number:decimal-places="6" loext:min-decimal-places="6" number:min-integer-digits="1"/>
    </number:number-style>
    <number:number-style style:name="N118">
      <number:number number:decimal-places="5" loext:min-decimal-places="5" number:min-integer-digits="1"/>
    </number:number-style>
    <number:number-style style:name="N119">
      <number:number number:decimal-places="4" loext:min-decimal-places="4" number:min-integer-digits="1"/>
    </number:number-style>
    <number:number-style style:name="N120">
      <number:number number:decimal-places="3" loext:min-decimal-places="3" number:min-integer-digits="1"/>
    </number:number-style>
    <number:number-style style:name="N121">
      <number:number number:decimal-places="1" loext:min-decimal-places="1" number:min-integer-digits="1"/>
    </number:number-style>
    <number:currency-style style:name="N123P0" style:volatile="true">
      <number:number number:decimal-places="0" loext:min-decimal-places="0" number:min-integer-digits="1"/>
      <number:text> </number:text>
      <number:currency-symbol>/20</number:currency-symbol>
    </number:currency-style>
    <number:currency-style style:name="N123">
      <number:text>-</number:text>
      <number:number number:decimal-places="0" loext:min-decimal-places="0" number:min-integer-digits="1"/>
      <number:text> </number:text>
      <number:currency-symbol>/20</number:currency-symbol>
      <style:map style:condition="value()&gt;=0" style:apply-style-name="N123P0"/>
    </number:currency-style>
    <number:number-style style:name="N124">
      <number:number number:decimal-places="0" loext:min-decimal-places="0" number:min-integer-digits="0"/>
      <number:text> / 3</number:text>
    </number:number-style>
    <number:percentage-style style:name="N125">
      <number:number number:decimal-places="0" loext:min-decimal-places="0" number:min-integer-digits="1"/>
      <number:text>%</number:text>
    </number:percentage-style>
    <number:number-style style:name="N126">
      <number:number number:decimal-places="1" loext:min-decimal-places="1" number:min-integer-digits="1" number:grouping="true"/>
    </number:number-style>
    <number:number-style style:name="N127">
      <number:number number:decimal-places="3" loext:min-decimal-places="3" number:min-integer-digits="1" number:grouping="true"/>
    </number:number-style>
    <number:number-style style:name="N128">
      <number:number number:decimal-places="4" loext:min-decimal-places="4" number:min-integer-digits="1" number:grouping="true"/>
    </number:number-style>
    <number:number-style style:name="N129">
      <number:scientific-number number:decimal-places="2" loext:min-decimal-places="0" number:min-integer-digits="1" number:min-exponent-digits="2" loext:exponent-interval="1" loext:forced-exponent-sign="true"/>
    </number:number-style>
    <number:number-style style:name="N130">
      <number:number number:decimal-places="9" loext:min-decimal-places="0" number:min-integer-digits="1" number:decimal-replacement="" number:grouping="true"/>
    </number:number-style>
    <number:number-style style:name="N131">
      <number:number number:decimal-places="2" loext:min-decimal-places="0" number:min-integer-digits="0" number:decimal-replacement="" number:grouping="true"/>
    </number:number-style>
    <number:number-style style:name="N132">
      <number:number number:decimal-places="2" loext:min-decimal-places="0" number:min-integer-digits="1" number:decimal-replacement="" number:grouping="true"/>
    </number:number-style>
    <number:number-style style:name="N133">
      <number:scientific-number number:decimal-places="2" loext:min-decimal-places="0" number:min-integer-digits="1" number:min-exponent-digits="1" loext:exponent-interval="1" loext:forced-exponent-sign="true"/>
    </number:number-style>
    <number:number-style style:name="N134">
      <number:number number:decimal-places="3" loext:min-decimal-places="0" number:min-integer-digits="0" number:decimal-replacement="" number:grouping="true"/>
    </number:number-style>
    <number:number-style style:name="N135">
      <number:number number:decimal-places="3" loext:min-decimal-places="0" number:min-integer-digits="1" number:decimal-replacement=""/>
    </number:number-style>
    <number:number-style style:name="N136">
      <number:number number:decimal-places="3" loext:min-decimal-places="0" number:min-integer-digits="1" number:decimal-replacement="" number:grouping="true"/>
    </number:number-style>
    <number:number-style style:name="N137">
      <number:number number:decimal-places="9" loext:min-decimal-places="0" number:min-integer-digits="4" number:decimal-replacement="" number:grouping="true"/>
    </number:number-style>
    <number:number-style style:name="N138">
      <number:scientific-number number:decimal-places="8" loext:min-decimal-places="0" number:min-integer-digits="1" number:min-exponent-digits="2" loext:exponent-interval="1" loext:forced-exponent-sign="true"/>
    </number:number-style>
    <number:number-style style:name="N139">
      <number:number number:decimal-places="12" loext:min-decimal-places="0" number:min-integer-digits="1" number:decimal-replacement=""/>
    </number:number-style>
    <number:number-style style:name="N140">
      <number:number number:decimal-places="12" loext:min-decimal-places="12" number:min-integer-digits="1" number:grouping="true"/>
    </number:number-style>
    <number:currency-style style:name="N142P0" style:volatile="true">
      <number:number number:decimal-places="1" loext:min-decimal-places="1" number:min-integer-digits="1"/>
      <number:text> </number:text>
      <number:currency-symbol>/20</number:currency-symbol>
    </number:currency-style>
    <number:currency-style style:name="N142">
      <number:text>-</number:text>
      <number:number number:decimal-places="1" loext:min-decimal-places="1" number:min-integer-digits="1"/>
      <number:text> </number:text>
      <number:currency-symbol>/20</number:currency-symbol>
      <style:map style:condition="value()&gt;=0" style:apply-style-name="N142P0"/>
    </number:currency-style>
    <number:currency-style style:name="N144P0" style:volatile="true">
      <number:number number:decimal-places="2" loext:min-decimal-places="2" number:min-integer-digits="1"/>
      <number:text> </number:text>
      <number:currency-symbol>/20</number:currency-symbol>
    </number:currency-style>
    <number:currency-style style:name="N144">
      <number:text>-</number:text>
      <number:number number:decimal-places="2" loext:min-decimal-places="2" number:min-integer-digits="1"/>
      <number:text> </number:text>
      <number:currency-symbol>/20</number:currency-symbol>
      <style:map style:condition="value()&gt;=0" style:apply-style-name="N144P0"/>
    </number:currency-style>
    <number:currency-style style:name="N146P0" style:volatile="true">
      <number:number number:decimal-places="0" loext:min-decimal-places="0" number:min-integer-digits="2"/>
      <number:text> </number:text>
      <number:currency-symbol>/20</number:currency-symbol>
    </number:currency-style>
    <number:currency-style style:name="N146">
      <number:text>-</number:text>
      <number:number number:decimal-places="0" loext:min-decimal-places="0" number:min-integer-digits="2"/>
      <number:text> </number:text>
      <number:currency-symbol>/20</number:currency-symbol>
      <style:map style:condition="value()&gt;=0" style:apply-style-name="N146P0"/>
    </number:currency-style>
    <number:currency-style style:name="N148P0" style:volatile="true">
      <number:number number:decimal-places="1" loext:min-decimal-places="1" number:min-integer-digits="2"/>
      <number:text> </number:text>
      <number:currency-symbol>/20</number:currency-symbol>
    </number:currency-style>
    <number:currency-style style:name="N148">
      <number:text>-</number:text>
      <number:number number:decimal-places="1" loext:min-decimal-places="1" number:min-integer-digits="2"/>
      <number:text> </number:text>
      <number:currency-symbol>/20</number:currency-symbol>
      <style:map style:condition="value()&gt;=0" style:apply-style-name="N148P0"/>
    </number:currency-style>
    <number:currency-style style:name="N150P0" style:volatile="true">
      <number:number number:decimal-places="1" loext:min-decimal-places="1" number:min-integer-digits="0"/>
      <number:text> </number:text>
      <number:currency-symbol>/20</number:currency-symbol>
    </number:currency-style>
    <number:currency-style style:name="N150">
      <number:text>-</number:text>
      <number:number number:decimal-places="1" loext:min-decimal-places="1" number:min-integer-digits="0"/>
      <number:text> </number:text>
      <number:currency-symbol>/20</number:currency-symbol>
      <style:map style:condition="value()&gt;=0" style:apply-style-name="N150P0"/>
    </number:currency-style>
    <number:currency-style style:name="N152P0" style:volatile="true">
      <number:number number:decimal-places="1" loext:min-decimal-places="0" number:min-integer-digits="0" number:decimal-replacement=""/>
      <number:text> </number:text>
      <number:currency-symbol>/20</number:currency-symbol>
    </number:currency-style>
    <number:currency-style style:name="N152">
      <number:text>-</number:text>
      <number:number number:decimal-places="1" loext:min-decimal-places="0" number:min-integer-digits="0" number:decimal-replacement=""/>
      <number:text> </number:text>
      <number:currency-symbol>/20</number:currency-symbol>
      <style:map style:condition="value()&gt;=0" style:apply-style-name="N152P0"/>
    </number:currency-style>
    <number:currency-style style:name="N153">
      <number:number number:decimal-places="1" loext:min-decimal-places="0" number:min-integer-digits="1" number:decimal-replacement=""/>
      <number:text> </number:text>
      <number:currency-symbol>/20</number:currency-symbol>
    </number:currency-style>
    <number:currency-style style:name="N154P0" style:volatile="true">
      <number:number number:decimal-places="1" loext:min-decimal-places="0" number:min-integer-digits="1" number:decimal-replacement=""/>
      <number:text> </number:text>
      <number:currency-symbol>/20</number:currency-symbol>
    </number:currency-style>
    <number:currency-style style:name="N154">
      <number:text>-</number:text>
      <number:number number:decimal-places="1" loext:min-decimal-places="0" number:min-integer-digits="1" number:decimal-replacement=""/>
      <number:text> </number:text>
      <number:currency-symbol>/20</number:currency-symbol>
      <style:map style:condition="value()&gt;=0" style:apply-style-name="N154P0"/>
    </number:currency-style>
    <number:number-style style:name="N155">
      <number:number number:decimal-places="0" loext:min-decimal-places="0" number:min-integer-digits="0"/>
    </number:number-style>
    <number:number-style style:name="N156">
      <number:number number:decimal-places="1" loext:min-decimal-places="1" number:min-integer-digits="0"/>
    </number:number-style>
    <number:number-style style:name="N157">
      <number:number number:decimal-places="1" loext:min-decimal-places="0" number:min-integer-digits="1" number:decimal-replacement=""/>
    </number:number-style>
    <number:number-style style:name="N158">
      <number:fraction number:min-integer-digits="0" number:min-numerator-digits="1" loext:max-numerator-digits="1" number:min-denominator-digits="1" loext:max-denominator-value="9"/>
    </number:number-style>
    <number:number-style style:name="N159">
      <number:number number:decimal-places="6" loext:min-decimal-places="0" number:min-integer-digits="1" number:decimal-replacement=""/>
    </number:number-style>
    <number:number-style style:name="N160">
      <number:number number:decimal-places="14" loext:min-decimal-places="14" number:min-integer-digits="1"/>
    </number:number-style>
    <number:number-style style:name="N161">
      <number:number number:decimal-places="13" loext:min-decimal-places="13" number:min-integer-digits="1"/>
    </number:number-style>
    <number:number-style style:name="N162">
      <number:number number:decimal-places="12" loext:min-decimal-places="12" number:min-integer-digits="1"/>
    </number:number-style>
    <number:number-style style:name="N163">
      <number:number number:decimal-places="11" loext:min-decimal-places="1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FAUX" style:family="table-cell" style:parent-style-name="Default">
      <style:text-properties fo:color="#ff0000"/>
    </style:style>
    <style:style style:name="VRAI" style:family="table-cell" style:parent-style-name="Default">
      <style:text-properties fo:color="#009900"/>
    </style:style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Rounded_20_short_20_Arrow" draw:display-name="Rounded short Arrow" svg:viewBox="0 0 1013 1130" svg:d="M1009 1050l-449-1008-22-30-29-12-34 12-21 26-449 1012-5 13v8l5 21 12 21 17 13 21 4h903l21-4 21-13 9-21 4-21v-8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04">00/00/0000</text:date>, <text:time style:data-style-name="N2" text:time-value="13:23:17.31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27T08:27:02.57</meta:creation-date>
    <dc:date>2018-11-04T13:23:45.771000000</dc:date>
    <meta:editing-duration>P1DT15H43M29S</meta:editing-duration>
    <meta:editing-cycles>428</meta:editing-cycles>
    <meta:generator>LibreOffice/6.0.6.2$Windows_X86_64 LibreOffice_project/0c292870b25a325b5ed35f6b45599d2ea4458e77</meta:generator>
    <meta:document-statistic meta:table-count="6" meta:cell-count="1821" meta:object-count="15"/>
  </office:meta>
</office:document-meta>
</file>